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10000010000000337EA5CF0A7.png" manifest:media-type="image/png"/>
  <manifest:file-entry manifest:full-path="Pictures/1000000000000400000004004834155F.jpg" manifest:media-type="image/jpeg"/>
  <manifest:file-entry manifest:full-path="Pictures/100000010000016E00000147D01ED805.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1000000C4000000F13F12737A.png" manifest:media-type="image/png"/>
  <manifest:file-entry manifest:full-path="Pictures/10000001000002C3000002C3F5E0745E.png" manifest:media-type="image/pn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260000002009D4EA61F.png" manifest:media-type="image/png"/>
  <manifest:file-entry manifest:full-path="Pictures/10000001000000160000007EDC6C60E4.png" manifest:media-type="image/png"/>
  <manifest:file-entry manifest:full-path="Pictures/1000056A000052C9000052C93CFA6ADB.svg" manifest:media-type="image/svg+xml"/>
  <manifest:file-entry manifest:full-path="Pictures/1000000000000500000002D053724C9B.jpg" manifest:media-type="image/jpeg"/>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1000001190000025D79BA7939.png" manifest:media-type="image/pn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 style:family="graphic">
      <style:graphic-properties loext:decorative="false"/>
    </style:style>
    <style:style style:name="gr10"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1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13"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16"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17"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18" style:family="graphic">
      <style:graphic-properties style:writing-mode="lr-tb" loext:decorative="false"/>
    </style:style>
    <style:style style:name="gr19"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20"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21"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22"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23"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25"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26"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29"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30"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31"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3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33"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36"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37"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39"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4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42"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43"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44"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45"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48"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49"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50"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51"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2"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55"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56"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59" style:family="graphic" style:parent-style-name="standard">
      <style:graphic-properties draw:stroke="none" draw:textarea-vertical-align="middle" loext:decorative="false"/>
    </style:style>
    <style:style style:name="gr60" style:family="graphic" style:parent-style-name="standard">
      <style:graphic-properties draw:stroke="none" draw:fill-color="#ee6677" draw:textarea-vertical-align="middle" loext:decorative="false"/>
    </style:style>
    <style:style style:name="gr61"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2"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63"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64" style:family="graphic" style:parent-style-name="objectwithoutfill">
      <style:graphic-properties draw:fill="none" draw:textarea-vertical-align="middle" loext:decorative="false"/>
    </style:style>
    <style:style style:name="gr65" style:family="graphic" style:parent-style-name="standard">
      <style:graphic-properties draw:stroke="none" draw:opacity="75%" draw:textarea-vertical-align="middle" loext:decorative="false"/>
    </style:style>
    <style:style style:name="gr66" style:family="graphic" style:parent-style-name="standard">
      <style:graphic-properties draw:stroke="none" draw:fill-color="#ee6677" draw:opacity="75%" draw:textarea-vertical-align="middle" loext:decorative="false"/>
    </style:style>
    <style:style style:name="gr67"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68"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7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72"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73"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74"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75"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76"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77"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78"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9" style:family="graphic" style:parent-style-name="Default_20_Drawing_20_Style_5f_2">
      <style:graphic-properties draw:stroke="none" dr3d:vertical-segments="14" dr3d:close-front="true" dr3d:close-back="true" loext:decorative="false"/>
    </style:style>
    <style:style style:name="gr80" style:family="graphic" style:parent-style-name="Default_20_Drawing_20_Style_5f_2">
      <style:graphic-properties draw:stroke="none" loext:decorative="false"/>
    </style:style>
    <style:style style:name="gr81"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82"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83"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84"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85"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8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7" style:family="graphic" style:parent-style-name="standard">
      <style:graphic-properties draw:stroke="none" draw:fill-color="#888888"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89"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90"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91"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92"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9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4" style:family="graphic" style:parent-style-name="standard">
      <style:graphic-properties draw:stroke="none" draw:fill-color="#4477aa" loext:decorative="false"/>
    </style:style>
    <style:style style:name="gr95"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97"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9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9" style:family="graphic" style:parent-style-name="standard">
      <style:graphic-properties draw:stroke="none" draw:fill-color="#ee6677" dr3d:vertical-segments="14" dr3d:close-front="true" dr3d:close-back="true" loext:decorative="false"/>
    </style:style>
    <style:style style:name="gr100"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1"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02"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03"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04"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05"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06"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07"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08"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0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10"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1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1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1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14"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1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1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17"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1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19"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20"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21"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24"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5"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26"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27"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28"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29"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0"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31"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32"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33"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34"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35"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36"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37"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38"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39"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40"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41"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42"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45"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46"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47"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48"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49"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50"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51"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52"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53"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54"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55"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58"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59"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60"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61"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62"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63"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64"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66"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16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68"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169"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170"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171"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172"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73"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174"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17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176"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7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78"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79"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180"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1"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83"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85"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87"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88"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89"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90"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91"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92"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93"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94"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95"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96"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97"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98"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99"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00"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01"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03"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04"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05"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06"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07"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08"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09"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10"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11"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12"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13"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14"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15"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16"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1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18"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19"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20"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22"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23"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24"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5"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26"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27"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28"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29"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30"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31"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32"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3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34"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3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3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37"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38"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39"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40"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41"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42"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43"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44"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45"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46"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47"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48"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9"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50"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51" style:family="graphic" style:parent-style-name="Default_20_Drawing_20_Style_5f_2">
      <style:graphic-properties draw:fill-color="#aa3377" draw:opacity="50%" draw:textarea-vertical-align="middle" loext:decorative="false"/>
    </style:style>
    <style:style style:name="gr25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5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5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5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5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5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5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59"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61"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62"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63"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26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65"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66"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267" style:family="graphic" style:parent-style-name="Default_20_Drawing_20_Style_5f_2">
      <style:graphic-properties svg:stroke-color="#888888" svg:stroke-opacity="67%" draw:fill-color="#888888" draw:opacity="67%" draw:textarea-vertical-align="middle" loext:decorative="false"/>
    </style:style>
    <style:style style:name="gr268"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9" style:family="graphic" style:parent-style-name="standard">
      <style:graphic-properties draw:stroke="none" svg:stroke-color="#000000" draw:fill="none" draw:fill-color="#ffffff" draw:textarea-horizontal-align="left" draw:auto-grow-height="true" draw:auto-grow-width="false" fo:min-height="2.534cm" fo:min-width="0cm" loext:decorative="false"/>
      <style:paragraph-properties style:writing-mode="lr-tb"/>
    </style:style>
    <style:style style:name="gr270"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271"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272"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273"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274"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275"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276" style:family="graphic" style:parent-style-name="Default_20_Drawing_20_Style_5f_2">
      <style:graphic-properties draw:fill-color="#ee6677" draw:opacity="50%" draw:textarea-vertical-align="middle" loext:decorative="false"/>
    </style:style>
    <style:style style:name="gr277" style:family="graphic" style:parent-style-name="Default_20_Drawing_20_Style_5f_2">
      <style:graphic-properties draw:fill-color="#ee6677" draw:opacity="75%" draw:textarea-vertical-align="middle" loext:decorative="false"/>
    </style:style>
    <style:style style:name="gr278" style:family="graphic" style:parent-style-name="Default_20_Drawing_20_Style_5f_2">
      <style:graphic-properties draw:fill-color="#aa3377" draw:opacity="75%" draw:textarea-vertical-align="middle" loext:decorative="false"/>
    </style:style>
    <style:style style:name="gr279"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28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8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8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8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8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87" style:family="graphic" style:parent-style-name="Default_20_Drawing_20_Style_5f_2">
      <style:graphic-properties draw:stroke="none" draw:fill-color="#aa3377" draw:opacity="50%" draw:textarea-vertical-align="middle" loext:decorative="false"/>
    </style:style>
    <style:style style:name="gr28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9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9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9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9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94"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95"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96"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97"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9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9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0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0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02"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03"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05"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06"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07"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08"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0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10"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12"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13"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15"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16"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17"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18"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19"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20"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21"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22"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24"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25"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31"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32"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33"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34"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35"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36"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37"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38"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39"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40"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41"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42"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43"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44"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45"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46"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47"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48"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49"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50"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51"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52"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53"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54"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55"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56"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57"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58"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59"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60"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61"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62"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63"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64"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65" style:family="graphic" style:parent-style-name="Default_20_Drawing_20_Style_5f_2">
      <style:graphic-properties draw:stroke="none" draw:fill="none" fo:min-height="1.411cm" fo:min-width="1.412cm" loext:decorative="false"/>
      <style:paragraph-properties style:writing-mode="lr-tb"/>
    </style:style>
    <style:style style:name="gr366"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67"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368"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369"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70"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71"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72"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373"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74"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375"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76"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77"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7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7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80"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81"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82"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83"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84"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8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86"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87"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8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89"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90"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91"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92"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93"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94"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95"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96"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97"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98"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9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00"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01"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02"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03"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05"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06"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07"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08"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09"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1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1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1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1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1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15"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16"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1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18"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19"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20"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21"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22"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23"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24"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25"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26"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2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2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29"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30"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31"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32"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33"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34"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3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3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37"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38"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39"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41"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2"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44"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45"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46"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47"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48"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49"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51"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52"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453"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54"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55"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56"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57"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58"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59"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60"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61"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62"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63"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64"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65"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66"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467"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468"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469"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70"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71"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72"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73"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74"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75"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76"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77"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78"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79"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80"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81"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82"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83"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84"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85"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86"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87"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88"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89"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90"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91"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92"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93"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94"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95" style:family="graphic" style:parent-style-name="standard">
      <style:graphic-properties draw:textarea-horizontal-align="justify" draw:textarea-vertical-align="middle" draw:auto-grow-height="false" fo:min-height="0.438cm" fo:min-width="7.288cm" loext:decorative="false"/>
    </style:style>
    <style:style style:name="gr496"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97"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98"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99" style:family="graphic" style:parent-style-name="standard">
      <style:graphic-properties draw:textarea-horizontal-align="justify" draw:textarea-vertical-align="middle" draw:auto-grow-height="false" fo:min-height="0.417cm" fo:min-width="7.051cm" loext:decorative="false"/>
    </style:style>
    <style:style style:name="gr500"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0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0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0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0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0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0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0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08"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09"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10"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11"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12"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13"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14"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15"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16"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17"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18"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19"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20"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21"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22"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2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2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2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2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2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2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2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3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3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3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3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3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3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3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3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3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3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4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42"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43"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44"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45"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46"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47"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48"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49" style:family="graphic" style:parent-style-name="standard">
      <style:graphic-properties svg:stroke-color="#777777" svg:stroke-opacity="50%" draw:fill-color="#bbbbbb" draw:opacity="50%" draw:textarea-vertical-align="middle" loext:decorative="false"/>
    </style:style>
    <style:style style:name="gr550" style:family="graphic" style:parent-style-name="standard">
      <style:graphic-properties draw:stroke="none" draw:fill="none" fo:min-height="1.695cm" fo:min-width="1.695cm" loext:decorative="false"/>
      <style:paragraph-properties style:writing-mode="lr-tb"/>
    </style:style>
    <style:style style:name="gr5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5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53"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54"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55"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5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5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58"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59"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60"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61"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62"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6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6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6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6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6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6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70"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5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7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7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7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7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77"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78"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79"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80"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81"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82"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83"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84"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85"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86"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88"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8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9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91"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92"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93"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94"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95"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96"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97"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98"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99"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00"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02"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03"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04"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05"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06"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07"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09"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10"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11"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12"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13"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14"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15"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16"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17"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1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19"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20"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21"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22"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2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2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25"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26"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27"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28"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29"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30"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31"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32"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33"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34"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35"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36"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37"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38"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39"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40"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41" style:family="graphic" style:parent-style-name="Default_20_Drawing_20_Style_5f_4">
      <style:graphic-properties draw:stroke="none" draw:fill="none" fo:min-height="1.18cm" fo:min-width="1.049cm" loext:decorative="false"/>
      <style:paragraph-properties style:writing-mode="lr-tb"/>
    </style:style>
    <style:style style:name="gr642"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43"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44"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45"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color="#4477aa" loext:opacity="100%" style:font-name="Palatino LT Std1" fo:font-style="normal" style:font-style-asian="normal" style:font-style-complex="normal"/>
    </style:style>
    <style:style style:name="P5" style:family="paragraph">
      <loext:graphic-properties draw:fill="none" draw:fill-color="#ffffff"/>
      <style:text-properties fo:color="#aa3377" loext:opacity="100%" style:font-name="Palatino LT Std1" fo:font-style="normal" style:font-style-asian="normal" style:font-style-complex="normal"/>
    </style:style>
    <style:style style:name="P6" style:family="paragraph">
      <loext:graphic-properties draw:fill-color="#4477aa"/>
      <style:paragraph-properties fo:text-align="center"/>
    </style:style>
    <style:style style:name="P7" style:family="paragraph">
      <loext:graphic-properties draw:fill="bitmap" draw:fill-image-name="Ice_20_light"/>
      <style:paragraph-properties fo:text-align="center"/>
    </style:style>
    <style:style style:name="P8" style:family="paragraph">
      <loext:graphic-properties draw:fill="none"/>
      <style:paragraph-properties fo:text-align="center"/>
      <style:text-properties fo:color="#4477aa" loext:opacity="100%"/>
    </style:style>
    <style:style style:name="P9" style:family="paragraph">
      <loext:graphic-properties draw:fill="none" draw:fill-color="#ffffff"/>
      <style:text-properties fo:color="#555555" loext:opacity="100%" style:font-name="Palatino LT Std1" fo:font-size="72pt" fo:font-style="italic" style:font-size-asian="60pt" style:font-style-asian="italic" style:font-size-complex="60pt" style:font-style-complex="italic"/>
    </style:style>
    <style:style style:name="P10"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1" style:family="paragraph">
      <loext:graphic-properties draw:fill-color="#555555"/>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eabf"/>
      <style:paragraph-properties fo:text-align="center"/>
    </style:style>
    <style:style style:name="P14" style:family="paragraph">
      <loext:graphic-properties draw:fill="none" draw:fill-color="#ffffff"/>
      <style:text-properties fo:color="#555555" loext:opacity="100%" style:font-name="Palatino LT Std1" fo:font-size="54pt" fo:font-style="italic" style:font-size-asian="44pt" style:font-style-asian="italic" style:font-size-complex="44pt" style:font-style-complex="italic"/>
    </style:style>
    <style:style style:name="P1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text-properties fo:color="#4477aa" loext:opacity="100%" fo:font-size="48pt" style:font-size-asian="42pt" style:font-size-complex="42pt"/>
    </style:style>
    <style:style style:name="P18" style:family="paragraph">
      <loext:graphic-properties draw:fill="solid" draw:fill-color="#bbbbbb" draw:opacity="100%"/>
      <style:paragraph-properties fo:text-align="center"/>
      <style:text-properties fo:color="#bbbbbb" loext:opacity="100%"/>
    </style:style>
    <style:style style:name="P19"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20" style:family="paragraph">
      <loext:graphic-properties draw:fill="none" draw:fill-color="#ffffff"/>
      <style:text-properties fo:color="#777777" loext:opacity="100%" style:font-name="Palatino LT Std1" fo:font-size="28pt" fo:font-style="italic" style:font-size-asian="24pt" style:font-style-asian="italic" style:font-size-complex="24pt" style:font-style-complex="italic"/>
    </style:style>
    <style:style style:name="P21" style:family="paragraph">
      <loext:graphic-properties draw:fill="bitmap" draw:fill-image-name="Ice_20_light" draw:opacity="75%"/>
      <style:paragraph-properties fo:text-align="center"/>
    </style:style>
    <style:style style:name="P22"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4" style:family="paragraph">
      <loext:graphic-properties draw:fill="none" draw:fill-color="#ffffff"/>
      <style:text-properties fo:color="#4477aa" loext:opacity="100%" style:font-name="Palatino LT Std1" fo:font-size="28pt" fo:font-style="normal" style:font-size-asian="24pt" style:font-style-asian="normal" style:font-size-complex="24pt" style:font-style-complex="normal"/>
    </style:style>
    <style:style style:name="P25" style:family="paragraph">
      <loext:graphic-properties draw:fill="bitmap" draw:fill-image-name="Painted_20_White" draw:opacity="75%"/>
      <style:paragraph-properties fo:text-align="center"/>
    </style:style>
    <style:style style:name="P26" style:family="paragraph">
      <loext:graphic-properties draw:fill="solid" draw:fill-color="#ccbb44" draw:opacity="100%"/>
      <style:paragraph-properties fo:text-align="center"/>
    </style:style>
    <style:style style:name="P27" style:family="paragraph">
      <loext:graphic-properties draw:fill="none" draw:fill-color="#ffffff"/>
      <style:text-properties fo:color="#228833" loext:opacity="100%" style:font-name="Palatino LT Std1" fo:font-size="28pt" fo:font-style="normal" style:font-size-asian="24pt" style:font-style-asian="normal" style:font-size-complex="24pt" style:font-style-complex="normal"/>
    </style:style>
    <style:style style:name="P28" style:family="paragraph">
      <loext:graphic-properties draw:fill="none"/>
      <style:paragraph-properties fo:text-align="center"/>
      <style:text-properties fo:color="#ee6677" loext:opacity="100%"/>
    </style:style>
    <style:style style:name="P29" style:family="paragraph">
      <loext:graphic-properties draw:fill="none" draw:fill-color="#ffffff"/>
      <style:text-properties fo:color="#228833" loext:opacity="100%" fo:font-size="28pt" style:font-size-asian="24pt" style:font-size-complex="24pt"/>
    </style:style>
    <style:style style:name="P30" style:family="paragraph">
      <loext:graphic-properties draw:fill="none" draw:fill-color="#ffffff"/>
      <style:text-properties fo:color="#4477aa" loext:opacity="100%" fo:font-size="28pt" style:font-size-asian="24pt" style:font-size-complex="24pt"/>
    </style:style>
    <style:style style:name="P31" style:family="paragraph">
      <loext:graphic-properties draw:fill="none" draw:fill-color="#ffffff"/>
      <style:text-properties fo:color="#aa3377" loext:opacity="100%" fo:font-size="28pt" style:font-size-asian="24pt" style:font-size-complex="24pt"/>
    </style:style>
    <style:style style:name="P32" style:family="paragraph">
      <loext:graphic-properties draw:fill="none" draw:fill-color="#ffffff"/>
      <style:text-properties fo:color="#ee6677" loext:opacity="100%" fo:font-size="28pt" style:font-size-asian="24pt" style:font-size-complex="24pt"/>
    </style:style>
    <style:style style:name="P33" style:family="paragraph">
      <loext:graphic-properties draw:fill="none" draw:fill-color="#ffffff"/>
      <style:text-properties fo:color="#000000" loext:opacity="100%" style:font-name="Palatino LT Std1" fo:font-size="28pt" fo:font-style="italic" style:font-size-asian="24pt" style:font-style-asian="italic" style:font-size-complex="24pt" style:font-style-complex="italic"/>
    </style:style>
    <style:style style:name="P34" style:family="paragraph">
      <loext:graphic-properties draw:fill-color="#4477aa"/>
      <style:paragraph-properties fo:text-align="center"/>
      <style:text-properties fo:color="#ee6677" loext:opacity="100%"/>
    </style:style>
    <style:style style:name="P35" style:family="paragraph">
      <style:paragraph-properties fo:text-align="end"/>
    </style:style>
    <style:style style:name="P3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3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3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39"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0" style:family="paragraph">
      <style:paragraph-properties fo:text-align="center"/>
    </style:style>
    <style:style style:name="P41" style:family="paragraph">
      <loext:graphic-properties draw:fill-color="#ee6677"/>
      <style:paragraph-properties fo:text-align="center"/>
    </style:style>
    <style:style style:name="P42"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43" style:family="paragraph">
      <loext:graphic-properties draw:opacity="75%"/>
      <style:paragraph-properties fo:text-align="center"/>
    </style:style>
    <style:style style:name="P44" style:family="paragraph">
      <loext:graphic-properties draw:fill-color="#ee6677" draw:opacity="75%"/>
      <style:paragraph-properties fo:text-align="center"/>
    </style:style>
    <style:style style:name="P45" style:family="paragraph">
      <loext:graphic-properties draw:fill="solid" draw:fill-color="#4477aa"/>
      <style:paragraph-properties fo:text-align="center"/>
    </style:style>
    <style:style style:name="P46" style:family="paragraph">
      <loext:graphic-properties draw:fill="solid" draw:fill-color="#228833"/>
      <style:paragraph-properties fo:text-align="center"/>
    </style:style>
    <style:style style:name="P47" style:family="paragraph">
      <loext:graphic-properties draw:fill="none" draw:fill-color="#ffffff"/>
      <style:paragraph-properties fo:text-align="center"/>
      <style:text-properties fo:color="#4477aa" loext:opacity="100%" fo:font-size="26pt" style:font-size-asian="22pt" style:font-size-complex="22pt"/>
    </style:style>
    <style:style style:name="P48" style:family="paragraph">
      <loext:graphic-properties draw:fill="solid" draw:fill-color="#ee6677"/>
      <style:paragraph-properties fo:text-align="center"/>
      <style:text-properties fo:color="#ee6677" loext:opacity="100%"/>
    </style:style>
    <style:style style:name="P49" style:family="paragraph">
      <loext:graphic-properties draw:fill="solid" draw:fill-color="#ee6677"/>
      <style:paragraph-properties fo:text-align="center"/>
    </style:style>
    <style:style style:name="P50" style:family="paragraph">
      <loext:graphic-properties draw:fill="none" draw:fill-color="#ffffff"/>
      <style:paragraph-properties fo:text-align="center"/>
      <style:text-properties fo:color="#ee6677" loext:opacity="100%" fo:font-size="26pt" style:font-size-asian="22pt" style:font-size-complex="22pt"/>
    </style:style>
    <style:style style:name="P51" style:family="paragraph">
      <loext:graphic-properties draw:fill-color="#777777"/>
      <style:paragraph-properties fo:text-align="center"/>
    </style:style>
    <style:style style:name="P52" style:family="paragraph">
      <loext:graphic-properties draw:fill-color="#ccbb44" draw:opacity="33%"/>
      <style:paragraph-properties fo:text-align="center"/>
    </style:style>
    <style:style style:name="P53" style:family="paragraph">
      <loext:graphic-properties draw:fill="solid" draw:fill-color="#000000"/>
      <style:paragraph-properties fo:text-align="center"/>
    </style:style>
    <style:style style:name="P54" style:family="paragraph">
      <loext:graphic-properties draw:fill-color="#ffffff"/>
      <style:text-properties fo:font-size="20pt"/>
    </style:style>
    <style:style style:name="P55"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56" style:family="paragraph">
      <loext:graphic-properties draw:fill="bitmap" draw:fill-image-name="Concrete"/>
      <style:paragraph-properties fo:text-align="center"/>
    </style:style>
    <style:style style:name="P57"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58"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59" style:family="paragraph">
      <loext:graphic-properties draw:fill="solid" draw:fill-color="#ccbb44"/>
      <style:paragraph-properties fo:text-align="center"/>
    </style:style>
    <style:style style:name="P60" style:family="paragraph">
      <loext:graphic-properties draw:fill="none" draw:fill-color="#ffffff"/>
      <style:text-properties fo:color="#555555" loext:opacity="100%" style:font-name="Palatino LT Std1" fo:font-style="italic" style:font-style-asian="italic" style:font-style-complex="italic"/>
    </style:style>
    <style:style style:name="P61" style:family="paragraph">
      <loext:graphic-properties draw:fill="solid" draw:fill-color="#555555"/>
      <style:paragraph-properties fo:text-align="center"/>
    </style:style>
    <style:style style:name="P62" style:family="paragraph">
      <loext:graphic-properties draw:fill="solid" draw:fill-color="#ffffff"/>
      <style:paragraph-properties fo:text-align="center"/>
    </style:style>
    <style:style style:name="P63" style:family="paragraph">
      <loext:graphic-properties draw:fill="solid" draw:fill-color="#555555"/>
      <style:paragraph-properties fo:text-align="center"/>
      <style:text-properties fo:color="#555555" loext:opacity="100%"/>
    </style:style>
    <style:style style:name="P64" style:family="paragraph">
      <loext:graphic-properties draw:fill="none"/>
      <style:paragraph-properties fo:text-align="center"/>
      <style:text-properties fo:color="#c9211e" loext:opacity="100%"/>
    </style:style>
    <style:style style:name="P65" style:family="paragraph">
      <loext:graphic-properties draw:fill="solid" draw:fill-color="#888888" draw:opacity="100%"/>
      <style:paragraph-properties fo:text-align="center"/>
    </style:style>
    <style:style style:name="P66" style:family="paragraph">
      <loext:graphic-properties draw:fill="none" draw:fill-color="#ffffff"/>
      <style:text-properties fo:color="#ffffff" loext:opacity="100%"/>
    </style:style>
    <style:style style:name="P67" style:family="paragraph">
      <loext:graphic-properties draw:fill="none" draw:fill-color="#ffffff"/>
      <style:paragraph-properties fo:text-align="center"/>
      <style:text-properties fo:color="#000000" loext:opacity="100%"/>
    </style:style>
    <style:style style:name="P68" style:family="paragraph">
      <loext:graphic-properties draw:fill-color="#000000"/>
      <style:paragraph-properties fo:text-align="center"/>
    </style:style>
    <style:style style:name="P69" style:family="paragraph">
      <loext:graphic-properties draw:fill="bitmap" draw:fill-color="#555555" draw:fill-image-name="Studio"/>
      <style:paragraph-properties fo:text-align="center"/>
    </style:style>
    <style:style style:name="P70" style:family="paragraph">
      <loext:graphic-properties draw:fill="none"/>
      <style:paragraph-properties fo:text-align="center"/>
      <style:text-properties fo:font-size="24pt" style:font-size-asian="21pt" style:font-size-complex="21pt"/>
    </style:style>
    <style:style style:name="P71" style:family="paragraph">
      <loext:graphic-properties draw:fill="none" draw:fill-color="#ffffff"/>
      <style:text-properties style:font-name="Palatino LT Std1" fo:font-size="26pt" style:font-size-asian="22pt" style:font-size-complex="22pt"/>
    </style:style>
    <style:style style:name="P72" style:family="paragraph">
      <style:paragraph-properties fo:text-align="center"/>
      <style:text-properties fo:color="#228833" loext:opacity="100%" fo:font-weight="bold" style:font-weight-asian="bold" style:font-weight-complex="bold"/>
    </style:style>
    <style:style style:name="P73" style:family="paragraph">
      <loext:graphic-properties draw:fill="none"/>
      <style:paragraph-properties fo:text-align="center" style:writing-mode="lr-tb"/>
      <style:text-properties fo:color="#228833" loext:opacity="100%" fo:font-weight="bold" style:font-weight-asian="bold" style:font-weight-complex="bold"/>
    </style:style>
    <style:style style:name="P74" style:family="paragraph">
      <style:paragraph-properties fo:text-align="center"/>
      <style:text-properties fo:color="#66ccee" loext:opacity="100%" fo:font-weight="bold" style:font-weight-asian="bold" style:font-weight-complex="bold"/>
    </style:style>
    <style:style style:name="P75" style:family="paragraph">
      <loext:graphic-properties draw:fill="none"/>
      <style:paragraph-properties fo:text-align="center" style:writing-mode="lr-tb"/>
      <style:text-properties fo:color="#66ccee" loext:opacity="100%" fo:font-weight="bold" style:font-weight-asian="bold" style:font-weight-complex="bold"/>
    </style:style>
    <style:style style:name="P76" style:family="paragraph">
      <style:paragraph-properties fo:text-align="center"/>
      <style:text-properties fo:color="#ee6677" loext:opacity="100%" fo:font-weight="bold" style:font-weight-asian="bold" style:font-weight-complex="bold"/>
    </style:style>
    <style:style style:name="P77" style:family="paragraph">
      <loext:graphic-properties draw:fill="none"/>
      <style:paragraph-properties fo:text-align="center" style:writing-mode="lr-tb"/>
      <style:text-properties fo:color="#ee6677" loext:opacity="100%" fo:font-weight="bold" style:font-weight-asian="bold" style:font-weight-complex="bold"/>
    </style:style>
    <style:style style:name="P78" style:family="paragraph">
      <loext:graphic-properties draw:fill="none" draw:fill-color="#ffffff"/>
      <style:paragraph-properties fo:text-align="center"/>
      <style:text-properties fo:font-size="13pt" style:font-size-asian="11pt" style:font-size-complex="11pt"/>
    </style:style>
    <style:style style:name="P79"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80"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81"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82" style:family="paragraph">
      <loext:graphic-properties draw:fill="solid" draw:fill-color="#66ccee"/>
      <style:paragraph-properties fo:text-align="center"/>
    </style:style>
    <style:style style:name="P83" style:family="paragraph">
      <loext:graphic-properties draw:fill="none" draw:fill-color="#ffffff"/>
      <style:paragraph-properties fo:text-align="center"/>
      <style:text-properties fo:font-size="16pt" style:font-size-asian="14pt" style:font-size-complex="14pt"/>
    </style:style>
    <style:style style:name="P84" style:family="paragraph">
      <loext:graphic-properties draw:fill="solid" draw:fill-color="#aa3377"/>
      <style:paragraph-properties fo:text-align="center"/>
      <style:text-properties fo:color="#aa3377" loext:opacity="100%"/>
    </style:style>
    <style:style style:name="P85" style:family="paragraph">
      <loext:graphic-properties draw:fill="none" draw:fill-color="#ffffff"/>
      <style:text-properties fo:color="#228833" loext:opacity="100%" fo:font-weight="bold" style:font-weight-asian="bold" style:font-weight-complex="bold"/>
    </style:style>
    <style:style style:name="P86" style:family="paragraph">
      <loext:graphic-properties draw:fill-color="#888888"/>
      <style:paragraph-properties fo:text-align="center"/>
    </style:style>
    <style:style style:name="P87" style:family="paragraph">
      <loext:graphic-properties draw:fill-color="#555555" draw:opacity="100%"/>
      <style:paragraph-properties fo:text-align="center"/>
    </style:style>
    <style:style style:name="P88" style:family="paragraph">
      <loext:graphic-properties draw:fill-color="#888888" draw:opacity="100%"/>
      <style:paragraph-properties fo:text-align="center"/>
    </style:style>
    <style:style style:name="P89" style:family="paragraph">
      <loext:graphic-properties draw:fill="none" draw:fill-color="#555555"/>
      <style:paragraph-properties fo:text-align="center"/>
    </style:style>
    <style:style style:name="P90" style:family="paragraph">
      <style:paragraph-properties fo:margin-left="0cm" fo:margin-right="0cm" fo:margin-top="0cm" fo:margin-bottom="0cm" fo:line-height="100%" fo:text-align="center" fo:text-indent="0cm"/>
    </style:style>
    <style:style style:name="P9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9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93" style:family="paragraph">
      <loext:graphic-properties draw:fill="none" draw:fill-color="#ffffff"/>
      <style:text-properties fo:color="#aa3377" loext:opacity="100%" fo:font-style="italic" style:font-style-asian="italic" style:font-style-complex="italic"/>
    </style:style>
    <style:style style:name="P9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none"/>
      <style:paragraph-properties fo:text-align="center"/>
      <style:text-properties fo:color="#228833" loext:opacity="100%"/>
    </style:style>
    <style:style style:name="P96"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97"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98"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99" style:family="paragraph">
      <loext:graphic-properties draw:fill-color="#ffffff"/>
      <style:paragraph-properties fo:text-align="center"/>
      <style:text-properties fo:color="#228833" loext:opacity="100%"/>
    </style:style>
    <style:style style:name="P100" style:family="paragraph">
      <loext:graphic-properties draw:fill="none" draw:fill-color="#ffffff"/>
      <style:text-properties style:font-name="Palatino LT Std1" fo:font-size="54pt" style:font-size-asian="44pt" style:font-size-complex="44pt"/>
    </style:style>
    <style:style style:name="P101" style:family="paragraph">
      <loext:graphic-properties draw:fill="none" draw:fill-color="#ffffff"/>
      <style:text-properties fo:color="#228833" loext:opacity="100%" style:font-name="Palatino LT Std1" fo:font-size="32pt" fo:font-style="normal" style:font-size-asian="26pt" style:font-size-complex="26pt"/>
    </style:style>
    <style:style style:name="P102" style:family="paragraph">
      <loext:graphic-properties draw:fill="none" draw:fill-color="#ffffff"/>
      <style:text-properties fo:color="#228833" loext:opacity="100%" style:font-name="Palatino LT Std1" fo:font-size="22pt" fo:font-style="normal" style:font-size-asian="20pt" style:font-size-complex="20pt"/>
    </style:style>
    <style:style style:name="P103" style:family="paragraph">
      <loext:graphic-properties draw:fill="none" draw:fill-color="#ffffff"/>
      <style:text-properties style:font-name="Palatino LT Std1" fo:font-size="24pt" fo:font-style="normal" style:font-size-asian="21pt" style:font-size-complex="21pt"/>
    </style:style>
    <style:style style:name="P104"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05" style:family="paragraph">
      <loext:graphic-properties draw:fill-color="#bbbbbb"/>
      <style:paragraph-properties fo:text-align="center"/>
    </style:style>
    <style:style style:name="P106" style:family="paragraph">
      <loext:graphic-properties draw:fill="none" draw:fill-color="#ffffff"/>
      <style:text-properties fo:color="#228833" loext:opacity="100%" style:font-name="Palatino LT Std1"/>
    </style:style>
    <style:style style:name="P107" style:family="paragraph">
      <loext:graphic-properties draw:fill-color="#bbbbbb" draw:opacity="25%"/>
      <style:paragraph-properties fo:text-align="center"/>
    </style:style>
    <style:style style:name="P108" style:family="paragraph">
      <style:paragraph-properties fo:text-align="center"/>
      <style:text-properties fo:color="#bbbbbb" loext:opacity="100%"/>
    </style:style>
    <style:style style:name="P109"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10"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11" style:family="paragraph">
      <loext:graphic-properties draw:fill-color="#66ccee" draw:opacity="50%"/>
      <style:paragraph-properties fo:text-align="center"/>
    </style:style>
    <style:style style:name="P112" style:family="paragraph">
      <style:paragraph-properties fo:margin-left="0cm" fo:margin-right="0cm" fo:margin-top="0cm" fo:margin-bottom="0cm" fo:line-height="115%" fo:text-align="center" fo:text-indent="0cm"/>
    </style:style>
    <style:style style:name="P113"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114" style:family="paragraph">
      <loext:graphic-properties draw:fill-color="#bbbbbb" draw:opacity="50%"/>
      <style:paragraph-properties fo:text-align="center"/>
    </style:style>
    <style:style style:name="P115" style:family="paragraph">
      <loext:graphic-properties draw:fill-color="#228833" draw:opacity="50%"/>
      <style:paragraph-properties fo:text-align="center"/>
    </style:style>
    <style:style style:name="P116" style:family="paragraph">
      <loext:graphic-properties draw:fill="hatch" draw:fill-color="#ee6677" draw:fill-hatch-name="Red_20_-45_20_Degrees_20_Triple" draw:opacity="50%"/>
      <style:paragraph-properties fo:text-align="center"/>
    </style:style>
    <style:style style:name="P117" style:family="paragraph">
      <loext:graphic-properties draw:fill="hatch" draw:fill-hatch-name="Green_20_90_20_Degrees_20_Triple"/>
      <style:paragraph-properties fo:text-align="center"/>
    </style:style>
    <style:style style:name="P118" style:family="paragraph">
      <loext:graphic-properties draw:fill="solid" draw:fill-color="#aa3377"/>
      <style:paragraph-properties fo:text-align="center"/>
    </style:style>
    <style:style style:name="P119" style:family="paragraph">
      <style:paragraph-properties fo:text-align="center"/>
      <style:text-properties fo:color="#555555" loext:opacity="100%"/>
    </style:style>
    <style:style style:name="P120" style:family="paragraph">
      <loext:graphic-properties draw:fill-color="#aa3377" draw:opacity="50%"/>
      <style:paragraph-properties fo:text-align="center"/>
    </style:style>
    <style:style style:name="P121" style:family="paragraph">
      <loext:graphic-properties draw:fill="none" draw:fill-color="#ffffff"/>
      <style:text-properties fo:color="#4477aa" loext:opacity="100%" fo:font-size="15pt" style:font-size-asian="13pt" style:font-size-complex="13pt"/>
    </style:style>
    <style:style style:name="P122" style:family="paragraph">
      <loext:graphic-properties draw:fill="none" draw:fill-color="#ffffff"/>
      <style:text-properties style:font-name="Palatino LT Std1"/>
    </style:style>
    <style:style style:name="P123" style:family="paragraph">
      <style:paragraph-properties fo:line-height="100%" fo:text-align="center"/>
    </style:style>
    <style:style style:name="P12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25" style:family="paragraph">
      <loext:graphic-properties draw:fill="none" draw:fill-color="#ffffff"/>
      <style:text-properties fo:color="#aa3377" loext:opacity="100%" fo:font-size="15pt" style:font-size-asian="13pt" style:font-size-complex="13pt"/>
    </style:style>
    <style:style style:name="P126"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27" style:family="paragraph">
      <loext:graphic-properties draw:fill-color="#4477aa"/>
      <style:paragraph-properties fo:text-align="center"/>
      <style:text-properties fo:color="#aa3377" loext:opacity="100%"/>
    </style:style>
    <style:style style:name="P128" style:family="paragraph">
      <style:text-properties fo:color="#aa3377" loext:opacity="100%"/>
    </style:style>
    <style:style style:name="P129" style:family="paragraph">
      <loext:graphic-properties draw:fill="none" draw:fill-color="#ffffff"/>
      <style:text-properties fo:color="#aa3377" loext:opacity="100%"/>
    </style:style>
    <style:style style:name="P130" style:family="paragraph">
      <loext:graphic-properties draw:fill="none" draw:fill-color="#ffffff"/>
      <style:text-properties style:font-name="Palatino LT Std1" fo:font-size="28pt" style:font-size-asian="24pt" style:font-size-complex="24pt"/>
    </style:style>
    <style:style style:name="P131" style:family="paragraph">
      <loext:graphic-properties draw:fill-color="#888888" draw:opacity="67%"/>
      <style:paragraph-properties fo:text-align="center"/>
    </style:style>
    <style:style style:name="P132" style:family="paragraph">
      <loext:graphic-properties draw:fill="none" draw:fill-color="#ffffff"/>
      <style:text-properties fo:color="#aa3377" loext:opacity="100%" fo:font-size="13pt" style:font-size-asian="11pt" style:font-size-complex="11pt"/>
    </style:style>
    <style:style style:name="P133" style:family="paragraph">
      <loext:graphic-properties draw:fill="none" draw:fill-color="#ffffff"/>
      <style:paragraph-properties fo:text-align="center"/>
      <style:text-properties style:font-name="Palatino LT Std1" fo:font-size="28pt" style:font-size-asian="24pt" style:font-size-complex="24pt"/>
    </style:style>
    <style:style style:name="P134" style:family="paragraph">
      <loext:graphic-properties draw:fill-color="#ee6677" draw:opacity="50%"/>
      <style:paragraph-properties fo:text-align="center"/>
    </style:style>
    <style:style style:name="P135" style:family="paragraph">
      <loext:graphic-properties draw:fill-color="#aa3377" draw:opacity="75%"/>
      <style:paragraph-properties fo:text-align="center"/>
    </style:style>
    <style:style style:name="P136"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3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4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41"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4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43"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44" style:family="paragraph">
      <loext:graphic-properties draw:fill="hatch" draw:fill-hatch-name="Green_20_30_20_Degrees"/>
      <style:paragraph-properties fo:text-align="center"/>
    </style:style>
    <style:style style:name="P145" style:family="paragraph">
      <loext:graphic-properties draw:fill="solid" draw:fill-color="#66ccee" draw:opacity="50%"/>
      <style:paragraph-properties fo:text-align="center"/>
    </style:style>
    <style:style style:name="P146" style:family="paragraph">
      <loext:graphic-properties draw:fill="solid" draw:fill-color="#66ccee" draw:opacity="25%"/>
      <style:paragraph-properties fo:text-align="center"/>
    </style:style>
    <style:style style:name="P147" style:family="paragraph">
      <loext:graphic-properties draw:fill="none" draw:fill-color="#ffffff"/>
      <style:text-properties fo:color="#ccbb44" loext:opacity="100%" fo:font-size="42pt" style:font-size-asian="36pt" style:font-size-complex="36pt"/>
    </style:style>
    <style:style style:name="P148" style:family="paragraph">
      <loext:graphic-properties draw:fill="none" draw:fill-color="#ffffff"/>
      <style:text-properties fo:color="#ccbb44" loext:opacity="100%" fo:font-size="36pt" style:font-size-asian="28pt" style:font-size-complex="28pt"/>
    </style:style>
    <style:style style:name="P14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50" style:family="paragraph">
      <loext:graphic-properties draw:fill="none" draw:fill-color="#ffffff"/>
      <style:text-properties fo:color="#777777" loext:opacity="100%" fo:font-style="italic" style:font-style-asian="italic" style:font-style-complex="italic"/>
    </style:style>
    <style:style style:name="P151" style:family="paragraph">
      <loext:graphic-properties draw:fill="none" draw:fill-color="#ffffff"/>
      <style:text-properties fo:color="#000000" loext:opacity="100%" fo:font-style="italic" style:font-style-asian="italic" style:font-style-complex="italic"/>
    </style:style>
    <style:style style:name="P152" style:family="paragraph">
      <loext:graphic-properties draw:fill="none" draw:fill-color="#ffffff"/>
      <style:text-properties fo:color="#ee6677" loext:opacity="100%" fo:font-style="italic" style:font-style-asian="italic" style:font-style-complex="italic"/>
    </style:style>
    <style:style style:name="P153" style:family="paragraph">
      <loext:graphic-properties draw:fill="none" draw:fill-color="#ffffff"/>
      <style:text-properties fo:color="#4477aa" loext:opacity="100%" fo:font-style="italic" style:font-style-asian="italic" style:font-style-complex="italic"/>
    </style:style>
    <style:style style:name="P154" style:family="paragraph">
      <loext:graphic-properties draw:fill="solid" draw:fill-color="#e7fdff"/>
      <style:paragraph-properties fo:text-align="center"/>
    </style:style>
    <style:style style:name="P155" style:family="paragraph">
      <loext:graphic-properties draw:fill="bitmap" draw:fill-color="#66ccee" draw:fill-image-name="Pool" draw:opacity="25%"/>
      <style:paragraph-properties fo:text-align="center"/>
    </style:style>
    <style:style style:name="P156" style:family="paragraph">
      <loext:graphic-properties draw:fill="solid" draw:fill-color="#228833"/>
      <style:paragraph-properties fo:text-align="center"/>
      <style:text-properties fo:color="#228833" loext:opacity="100%"/>
    </style:style>
    <style:style style:name="P157" style:family="paragraph">
      <loext:graphic-properties draw:fill="none"/>
      <style:text-properties fo:color="#228833" loext:opacity="100%"/>
    </style:style>
    <style:style style:name="P158" style:family="paragraph">
      <loext:graphic-properties draw:fill="none"/>
      <style:text-properties fo:color="#aa3377" loext:opacity="100%"/>
    </style:style>
    <style:style style:name="P159" style:family="paragraph">
      <loext:graphic-properties draw:fill="solid" draw:fill-color="#555555" draw:opacity="25%"/>
      <style:paragraph-properties fo:text-align="center"/>
    </style:style>
    <style:style style:name="P160" style:family="paragraph">
      <loext:graphic-properties draw:fill="solid" draw:fill-color="#bbbbbb" draw:opacity="25%"/>
      <style:paragraph-properties fo:text-align="center"/>
    </style:style>
    <style:style style:name="P161" style:family="paragraph">
      <loext:graphic-properties draw:fill="none" draw:fill-color="#ffffff"/>
      <style:text-properties fo:color="#aa3377" loext:opacity="100%" style:font-name="Palatino LT Std1"/>
    </style:style>
    <style:style style:name="P162" style:family="paragraph">
      <style:paragraph-properties fo:text-align="center"/>
      <style:text-properties fo:color="#4477aa" loext:opacity="100%"/>
    </style:style>
    <style:style style:name="P163" style:family="paragraph">
      <loext:graphic-properties draw:fill-color="#ccbb44" draw:opacity="80%"/>
      <style:paragraph-properties fo:text-align="center" style:writing-mode="lr-tb"/>
    </style:style>
    <style:style style:name="P164" style:family="paragraph">
      <loext:graphic-properties draw:fill="none" draw:fill-color="#ffffff"/>
      <style:text-properties fo:color="#4477aa" loext:opacity="100%" style:font-name="Palatino LT Std1" fo:font-weight="bold" style:font-weight-asian="bold" style:font-weight-complex="bold"/>
    </style:style>
    <style:style style:name="P165" style:family="paragraph">
      <loext:graphic-properties draw:fill-color="#aa3377"/>
      <style:paragraph-properties fo:text-align="center"/>
    </style:style>
    <style:style style:name="P166" style:family="paragraph">
      <loext:graphic-properties draw:fill="none" draw:fill-color="#ffffff"/>
      <style:text-properties fo:color="#aa3377" loext:opacity="100%" style:font-name="Palatino LT Std1" fo:font-weight="bold" style:font-weight-asian="bold" style:font-weight-complex="bold"/>
    </style:style>
    <style:style style:name="P167" style:family="paragraph">
      <loext:graphic-properties draw:fill="none" draw:fill-color="#ffffff"/>
      <style:text-properties fo:color="#aa3377" loext:opacity="100%" style:font-name="Palatino LT Std1" fo:font-size="21pt"/>
    </style:style>
    <style:style style:name="P168" style:family="paragraph">
      <loext:graphic-properties draw:fill="none" draw:fill-color="#ffffff"/>
      <style:paragraph-properties fo:text-align="center"/>
      <style:text-properties fo:color="#777777" loext:opacity="100%" style:font-name="Palatino LT Std1"/>
    </style:style>
    <style:style style:name="P169" style:family="paragraph">
      <style:paragraph-properties fo:text-align="center"/>
      <style:text-properties fo:color="#66ccee" loext:opacity="100%"/>
    </style:style>
    <style:style style:name="P170" style:family="paragraph">
      <loext:graphic-properties draw:fill="none" draw:fill-color="#ffffff"/>
      <style:text-properties fo:color="#66ccee" loext:opacity="100%" style:font-name="Palatino LT Std1" fo:font-size="22pt" style:font-size-asian="20pt" style:font-size-complex="20pt"/>
    </style:style>
    <style:style style:name="P171" style:family="paragraph">
      <loext:graphic-properties draw:fill="none" draw:fill-color="#ffffff"/>
      <style:text-properties fo:color="#4477aa" loext:opacity="100%" style:font-name="Palatino LT Std1" fo:font-size="22pt" style:font-size-asian="20pt" style:font-size-complex="20pt"/>
    </style:style>
    <style:style style:name="P172" style:family="paragraph">
      <loext:graphic-properties draw:fill-color="#aa3377"/>
      <style:paragraph-properties fo:text-align="center"/>
      <style:text-properties fo:color="#66ccee" loext:opacity="100%"/>
    </style:style>
    <style:style style:name="P173" style:family="paragraph">
      <loext:graphic-properties draw:fill="none" draw:fill-color="#ffffff"/>
      <style:text-properties fo:color="#aa3377" loext:opacity="100%" style:font-name="Palatino LT Std1" fo:font-size="22pt" style:font-size-asian="20pt" style:font-size-complex="20pt"/>
    </style:style>
    <style:style style:name="P174" style:family="paragraph">
      <loext:graphic-properties draw:fill="solid" draw:fill-color="#555555" draw:opacity="50%"/>
      <style:paragraph-properties fo:text-align="center"/>
    </style:style>
    <style:style style:name="P17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7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77" style:family="paragraph">
      <loext:graphic-properties draw:fill="none" draw:fill-color="#ffffff"/>
      <style:text-properties fo:color="#4477aa" loext:opacity="100%"/>
    </style:style>
    <style:style style:name="P178" style:family="paragraph">
      <loext:graphic-properties draw:fill="none" draw:fill-color="#ffffff"/>
      <style:text-properties fo:color="#4477aa" loext:opacity="100%" style:font-name="Palatino LT Std1" fo:font-size="24pt" style:font-size-asian="21pt" style:font-size-complex="21pt"/>
    </style:style>
    <style:style style:name="P179" style:family="paragraph">
      <loext:graphic-properties draw:fill="none" draw:fill-color="#ffffff"/>
      <style:text-properties fo:color="#aa3377" loext:opacity="100%" style:font-name="Palatino LT Std1" fo:font-size="24pt" style:font-size-asian="21pt" style:font-size-complex="21pt"/>
    </style:style>
    <style:style style:name="P180" style:family="paragraph">
      <loext:graphic-properties draw:fill="solid" draw:fill-color="#aa3377" draw:opacity="100%"/>
      <style:paragraph-properties fo:text-align="center"/>
    </style:style>
    <style:style style:name="P181" style:family="paragraph">
      <loext:graphic-properties draw:fill="none" draw:fill-color="#ffffff"/>
      <style:text-properties fo:color="#66ccee" loext:opacity="100%" style:font-name="Palatino LT Std1" fo:font-style="normal" style:font-style-asian="normal" style:font-style-complex="normal"/>
    </style:style>
    <style:style style:name="P182" style:family="paragraph">
      <loext:graphic-properties draw:fill="none" draw:fill-color="#ffffff"/>
      <style:text-properties fo:color="#ee6677" loext:opacity="100%" style:font-name="Palatino LT Std1" fo:font-style="normal" style:font-style-asian="normal" style:font-style-complex="normal"/>
    </style:style>
    <style:style style:name="P183" style:family="paragraph">
      <loext:graphic-properties draw:fill="none"/>
      <style:paragraph-properties fo:text-align="center"/>
      <style:text-properties fo:font-size="20pt" style:font-size-asian="16pt" style:font-size-complex="16pt"/>
    </style:style>
    <style:style style:name="P184" style:family="paragraph">
      <loext:graphic-properties draw:fill="solid" draw:fill-color="#aa3377" draw:opacity="100%"/>
      <style:paragraph-properties fo:text-align="center"/>
      <style:text-properties fo:font-size="20pt" style:font-size-asian="16pt" style:font-size-complex="16pt"/>
    </style:style>
    <style:style style:name="P18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8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8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8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8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text-properties style:font-name="Palatino LT Std1" fo:font-size="28pt" style:font-size-asian="28pt" style:font-size-complex="28pt"/>
    </style:style>
    <style:style style:name="P192" style:family="paragraph">
      <loext:graphic-properties draw:fill="none" draw:fill-color="#ffffff"/>
      <style:text-properties fo:color="#4477aa" loext:opacity="100%" style:font-name="Palatino LT Std1" fo:font-size="21pt" fo:font-weight="bold" style:font-weight-asian="bold" style:font-weight-complex="bold"/>
    </style:style>
    <style:style style:name="P193" style:family="paragraph">
      <loext:graphic-properties draw:fill="none" draw:fill-color="#bbbbbb" draw:opacity="25%"/>
      <style:paragraph-properties fo:text-align="center"/>
    </style:style>
    <style:style style:name="P194" style:family="paragraph">
      <loext:graphic-properties draw:fill-color="#aa3377" draw:opacity="95%"/>
      <style:paragraph-properties fo:text-align="center"/>
    </style:style>
    <style:style style:name="P195" style:family="paragraph">
      <loext:graphic-properties draw:fill-color="#4477aa" draw:opacity="95%"/>
      <style:paragraph-properties fo:text-align="center"/>
    </style:style>
    <style:style style:name="P196" style:family="paragraph">
      <loext:graphic-properties draw:fill-color="#404042"/>
      <style:paragraph-properties fo:text-align="center"/>
    </style:style>
    <style:style style:name="P197" style:family="paragraph">
      <loext:graphic-properties draw:fill="none"/>
      <style:paragraph-properties fo:text-align="center"/>
      <style:text-properties fo:font-weight="bold"/>
    </style:style>
    <style:style style:name="P198" style:family="paragraph">
      <loext:graphic-properties draw:fill-color="#404042"/>
      <style:paragraph-properties fo:text-align="center"/>
      <style:text-properties fo:font-weight="bold"/>
    </style:style>
    <style:style style:name="P199" style:family="paragraph">
      <loext:graphic-properties draw:fill-color="#ee6677"/>
      <style:paragraph-properties fo:text-align="center"/>
      <style:text-properties fo:font-weight="bold"/>
    </style:style>
    <style:style style:name="P200" style:family="paragraph">
      <loext:graphic-properties draw:fill-color="#4477aa"/>
      <style:paragraph-properties fo:text-align="center"/>
      <style:text-properties fo:font-weight="bold"/>
    </style:style>
    <style:style style:name="P201" style:family="paragraph">
      <loext:graphic-properties draw:fill-color="#4477aa" draw:opacity="80%"/>
      <style:paragraph-properties fo:text-align="center"/>
    </style:style>
    <style:style style:name="P202" style:family="paragraph">
      <loext:graphic-properties draw:opacity="25%"/>
      <style:paragraph-properties fo:text-align="center"/>
    </style:style>
    <style:style style:name="P203" style:family="paragraph">
      <loext:graphic-properties draw:fill-color="#aa3377" draw:opacity="25%"/>
      <style:paragraph-properties fo:text-align="center"/>
    </style:style>
    <style:style style:name="P204"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205" style:family="paragraph">
      <loext:graphic-properties draw:fill-color="#4477aa" draw:opacity="100%"/>
      <style:paragraph-properties fo:text-align="center"/>
    </style:style>
    <style:style style:name="P206" style:family="paragraph">
      <loext:graphic-properties draw:fill-color="#aa3377" draw:opacity="100%"/>
      <style:paragraph-properties fo:text-align="center"/>
    </style:style>
    <style:style style:name="P207"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208" style:family="paragraph">
      <style:paragraph-properties fo:text-align="center"/>
      <style:text-properties fo:color="#777777" loext:opacity="100%"/>
    </style:style>
    <style:style style:name="P209"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210" style:family="paragraph">
      <loext:graphic-properties draw:fill="none" draw:fill-color="#4477aa"/>
      <style:paragraph-properties fo:text-align="center"/>
    </style:style>
    <style:style style:name="P211" style:family="paragraph">
      <loext:graphic-properties draw:fill-color="#4477aa" draw:opacity="100%"/>
      <style:paragraph-properties fo:text-align="center" style:writing-mode="lr-tb"/>
    </style:style>
    <style:style style:name="P212" style:family="paragraph">
      <loext:graphic-properties draw:fill-color="#66ccee" draw:opacity="100%"/>
      <style:paragraph-properties fo:text-align="center" style:writing-mode="lr-tb"/>
    </style:style>
    <style:style style:name="P213" style:family="paragraph">
      <loext:graphic-properties draw:fill-color="#ccbb44" draw:opacity="100%"/>
      <style:paragraph-properties fo:text-align="center" style:writing-mode="lr-tb"/>
    </style:style>
    <style:style style:name="P214" style:family="paragraph">
      <style:paragraph-properties fo:margin-left="0cm" fo:margin-right="0cm" fo:margin-top="0cm" fo:margin-bottom="0cm" fo:line-height="100%" fo:text-indent="0cm"/>
    </style:style>
    <style:style style:name="P215"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16" style:family="paragraph">
      <loext:graphic-properties draw:fill="none"/>
      <style:text-properties fo:color="#777777" loext:opacity="50%" fo:font-size="80pt" style:font-size-asian="66pt" style:font-size-complex="66pt"/>
    </style:style>
    <style:style style:name="P217"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21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1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20" style:family="paragraph">
      <loext:graphic-properties draw:fill-color="#228833" draw:opacity="100%"/>
      <style:paragraph-properties fo:text-align="center" style:writing-mode="lr-tb"/>
    </style:style>
    <style:style style:name="P221"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22" style:family="paragraph">
      <loext:graphic-properties draw:fill="none"/>
      <style:paragraph-properties fo:text-align="center"/>
      <style:text-properties fo:font-style="italic" style:font-style-asian="italic" style:font-style-complex="italic"/>
    </style:style>
    <style:style style:name="P223"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2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6"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27" style:family="paragraph">
      <style:paragraph-properties fo:text-align="center"/>
      <style:text-properties fo:color="#ffffff" loext:opacity="100%" fo:font-style="italic" style:font-style-asian="italic" style:font-style-complex="italic"/>
    </style:style>
    <style:style style:name="P228"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29" style:family="paragraph">
      <loext:graphic-properties draw:fill="none" draw:fill-color="#ffffff"/>
      <style:text-properties fo:color="#228833" loext:opacity="100%" fo:font-style="italic" style:font-style-asian="italic" style:font-style-complex="italic"/>
    </style:style>
    <style:style style:name="P230"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31" style:family="paragraph">
      <loext:graphic-properties draw:fill="none" draw:fill-color="#ffffff"/>
      <style:paragraph-properties fo:text-align="center"/>
      <style:text-properties fo:color="#228833" loext:opacity="100%"/>
    </style:style>
    <style:style style:name="P232" style:family="paragraph">
      <loext:graphic-properties draw:fill="none" draw:fill-color="#ffffff"/>
      <style:paragraph-properties fo:text-align="center"/>
      <style:text-properties fo:color="#4477aa" loext:opacity="100%" fo:font-size="18pt" style:font-size-asian="15pt" style:font-size-complex="15pt"/>
    </style:style>
    <style:style style:name="P233" style:family="paragraph">
      <loext:graphic-properties draw:fill="none" draw:fill-color="#ffffff"/>
      <style:paragraph-properties fo:text-align="center"/>
      <style:text-properties fo:color="#aa3377" loext:opacity="100%" fo:font-size="18pt" style:font-size-asian="15pt" style:font-size-complex="15pt"/>
    </style:style>
    <style:style style:name="P234" style:family="paragraph">
      <loext:graphic-properties draw:fill="solid" draw:fill-color="#bbbbbb" draw:opacity="25%"/>
      <style:paragraph-properties fo:text-align="center"/>
      <style:text-properties fo:font-size="22pt" style:font-size-asian="20pt" style:font-size-complex="20pt"/>
    </style:style>
    <style:style style:name="P235" style:family="paragraph">
      <loext:graphic-properties draw:fill="none" draw:fill-color="#bbbbbb" draw:opacity="25%"/>
      <style:paragraph-properties fo:text-align="center"/>
      <style:text-properties fo:font-size="22pt" style:font-size-asian="20pt" style:font-size-complex="20pt"/>
    </style:style>
    <style:style style:name="P236" style:family="paragraph">
      <loext:graphic-properties draw:fill-color="#4477aa"/>
      <style:paragraph-properties fo:text-align="center"/>
      <style:text-properties fo:font-size="22pt" style:font-size-asian="20pt" style:font-size-complex="20pt"/>
    </style:style>
    <style:style style:name="P237"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38" style:family="paragraph">
      <style:paragraph-properties fo:line-height="115%" fo:text-align="center"/>
    </style:style>
    <style:style style:name="P239" style:family="paragraph">
      <loext:graphic-properties draw:fill="none" draw:fill-color="#ffffff"/>
      <style:paragraph-properties fo:text-align="center"/>
      <style:text-properties fo:color="#4477aa" loext:opacity="100%" fo:font-size="36pt" style:font-size-asian="28pt" style:font-size-complex="28pt"/>
    </style:style>
    <style:style style:name="P240" style:family="paragraph">
      <loext:graphic-properties draw:fill="none" draw:fill-color="#ffffff"/>
      <style:text-properties fo:color="#4477aa" loext:opacity="100%" fo:font-size="36pt" style:font-size-asian="28pt" style:font-size-complex="28pt"/>
    </style:style>
    <style:style style:name="P241" style:family="paragraph">
      <loext:graphic-properties draw:fill="none" draw:fill-color="#ffffff"/>
      <style:paragraph-properties fo:text-align="center"/>
      <style:text-properties fo:color="#aa3377" loext:opacity="100%" fo:font-size="36pt" style:font-size-asian="28pt" style:font-size-complex="28pt"/>
    </style:style>
    <style:style style:name="P242" style:family="paragraph">
      <loext:graphic-properties draw:fill="none" draw:fill-color="#ffffff"/>
      <style:text-properties fo:color="#aa3377" loext:opacity="100%" fo:font-size="36pt" style:font-size-asian="28pt" style:font-size-complex="28pt"/>
    </style:style>
    <style:style style:name="P243" style:family="paragraph">
      <loext:graphic-properties draw:fill="none" draw:fill-color="#ffffff"/>
      <style:paragraph-properties fo:text-align="center"/>
      <style:text-properties fo:color="#ccbb44" loext:opacity="100%" fo:font-size="36pt" style:font-size-asian="28pt" style:font-size-complex="28pt"/>
    </style:style>
    <style:style style:name="P244" style:family="paragraph">
      <loext:graphic-properties draw:fill="none" draw:fill-color="#ffffff"/>
      <style:text-properties fo:color="#228833" loext:opacity="100%" fo:font-size="36pt" style:font-size-asian="28pt" style:font-size-complex="28pt"/>
    </style:style>
    <style:style style:name="P245" style:family="paragraph">
      <loext:graphic-properties draw:fill="none" draw:fill-color="#ffffff"/>
      <style:paragraph-properties fo:text-align="center"/>
      <style:text-properties fo:color="#228833" loext:opacity="100%" fo:font-size="36pt" style:font-size-asian="28pt" style:font-size-complex="28pt"/>
    </style:style>
    <style:style style:name="P246" style:family="paragraph">
      <loext:graphic-properties draw:fill="none" draw:fill-color="#ffffff"/>
      <style:paragraph-properties fo:text-align="center"/>
      <style:text-properties fo:color="#228833" loext:opacity="100%" fo:font-size="48pt" style:font-size-asian="42pt" style:font-size-complex="42pt"/>
    </style:style>
    <style:style style:name="P247" style:family="paragraph">
      <loext:graphic-properties draw:fill="none" draw:fill-color="#ffffff"/>
      <style:paragraph-properties fo:text-align="center"/>
      <style:text-properties fo:color="#aa3377" loext:opacity="100%" fo:font-size="48pt" style:font-size-asian="42pt" style:font-size-complex="42pt"/>
    </style:style>
    <style:style style:name="P248" style:family="paragraph">
      <loext:graphic-properties draw:fill="solid" draw:fill-color="#729fcf"/>
      <style:paragraph-properties fo:text-align="center"/>
    </style:style>
    <style:style style:name="P249" style:family="paragraph">
      <loext:graphic-properties draw:fill="none" draw:fill-color="#ffffff"/>
      <style:paragraph-properties fo:margin-left="0cm" fo:margin-right="0cm" fo:margin-top="0cm" fo:margin-bottom="0cm" fo:line-height="100%" fo:text-indent="0cm"/>
      <style:text-properties fo:font-size="21pt"/>
    </style:style>
    <style:style style:name="P250" style:family="paragraph">
      <loext:graphic-properties draw:fill="none"/>
    </style:style>
    <style:style style:name="P251"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4477aa" loext:opacity="100%" style:font-name="Palatino LT Std1" fo:font-size="36pt" fo:font-style="normal" style:font-size-asian="28pt" style:font-style-asian="normal" style:font-size-complex="28pt" style:font-style-complex="normal"/>
    </style:style>
    <style:style style:name="T2" style:family="text">
      <style:text-properties fo:color="#aa3377" loext:opacity="100%" style:font-name="Palatino LT Std1" fo:font-size="36pt" fo:font-style="normal" style:font-size-asian="28pt" style:font-style-asian="normal" style:font-size-complex="28pt" style:font-style-complex="normal"/>
    </style:style>
    <style:style style:name="T3" style:family="text">
      <style:text-properties fo:color="#555555" loext:opacity="100%" style:font-name="Palatino LT Std1" fo:font-size="72pt" fo:font-style="italic" style:font-size-asian="60pt" style:font-style-asian="italic" style:font-size-complex="60pt" style:font-style-complex="italic"/>
    </style:style>
    <style:style style:name="T4" style:family="text">
      <style:text-properties fo:color="#555555" loext:opacity="100%" style:font-name="Palatino LT Std1" fo:font-size="54pt" fo:font-style="italic" style:font-size-asian="44pt" style:font-style-asian="italic" style:font-size-complex="44pt" style:font-style-complex="italic"/>
    </style:style>
    <style:style style:name="T5" style:family="text">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4477aa" loext:opacity="100%" fo:font-size="48pt" fo:font-style="italic" style:font-size-asian="42pt" style:font-style-asian="italic" style:font-size-complex="42pt" style:font-style-complex="italic"/>
    </style:style>
    <style:style style:name="T7" style:family="text">
      <style:text-properties fo:color="#4477aa" loext:opacity="100%" style:text-position="-8% 58%" fo:font-size="48pt" style:font-size-asian="42pt" style:font-size-complex="42pt"/>
    </style:style>
    <style:style style:name="T8" style:family="text">
      <style:text-properties fo:color="#555555" loext:opacity="100%" style:text-position="-8% 58%" style:font-name="Palatino LT Std1" fo:font-size="54pt" fo:font-style="normal" style:font-size-asian="44pt" style:font-style-asian="normal" style:font-size-complex="44pt" style:font-style-complex="normal"/>
    </style:style>
    <style:style style:name="T9" style:family="text">
      <style:text-properties fo:color="#777777" loext:opacity="100%" style:font-name="Palatino LT Std1" fo:font-size="28pt" fo:font-style="italic" style:font-size-asian="24pt" style:font-style-asian="italic" style:font-size-complex="24pt" style:font-style-complex="italic"/>
    </style:style>
    <style:style style:name="T10" style:family="text">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1" style:family="text">
      <style:text-properties fo:color="#4477aa" loext:opacity="100%" style:font-name="Palatino LT Std1" fo:font-size="22pt" fo:font-style="normal" style:font-size-asian="20pt" style:font-style-asian="normal" style:font-size-complex="20pt" style:font-style-complex="normal"/>
    </style:style>
    <style:style style:name="T12" style:family="text">
      <style:text-properties fo:color="#4477aa" loext:opacity="100%" style:font-name="Palatino LT Std1" fo:font-size="26pt" fo:font-style="normal" style:font-size-asian="22pt" style:font-style-asian="normal" style:font-size-complex="22pt" style:font-style-complex="normal"/>
    </style:style>
    <style:style style:name="T13" style:family="text">
      <style:text-properties fo:color="#228833" loext:opacity="100%" style:font-name="Palatino LT Std1" fo:font-size="22pt" fo:font-style="normal" style:font-size-asian="20pt" style:font-style-asian="normal" style:font-size-complex="20pt" style:font-style-complex="normal"/>
    </style:style>
    <style:style style:name="T14" style:family="text">
      <style:text-properties fo:color="#228833" loext:opacity="100%" style:font-name="Palatino LT Std1" fo:font-size="26pt" fo:font-style="normal" style:font-size-asian="22pt" style:font-style-asian="normal" style:font-size-complex="22pt" style:font-style-complex="normal"/>
    </style:style>
    <style:style style:name="T15" style:family="text">
      <style:text-properties fo:color="#228833" loext:opacity="100%" fo:font-size="28pt" fo:font-style="italic" style:font-size-asian="24pt" style:font-style-asian="italic" style:font-size-complex="24pt" style:font-style-complex="italic"/>
    </style:style>
    <style:style style:name="T16" style:family="text">
      <style:text-properties fo:color="#228833" loext:opacity="100%" style:text-position="-8% 58%" fo:font-size="28pt" style:font-size-asian="24pt" style:font-size-complex="24pt"/>
    </style:style>
    <style:style style:name="T17" style:family="text">
      <style:text-properties fo:color="#4477aa" loext:opacity="100%" fo:font-size="28pt" fo:font-style="italic" style:font-size-asian="24pt" style:font-style-asian="italic" style:font-size-complex="24pt" style:font-style-complex="italic"/>
    </style:style>
    <style:style style:name="T18" style:family="text">
      <style:text-properties fo:color="#4477aa" loext:opacity="100%" style:text-position="-8% 58%" fo:font-size="28pt" style:font-size-asian="24pt" style:font-size-complex="24pt"/>
    </style:style>
    <style:style style:name="T19" style:family="text">
      <style:text-properties fo:color="#aa3377" loext:opacity="100%" fo:font-size="28pt" fo:font-style="italic" style:font-size-asian="24pt" style:font-style-asian="italic" style:font-size-complex="24pt" style:font-style-complex="italic"/>
    </style:style>
    <style:style style:name="T20" style:family="text">
      <style:text-properties fo:color="#aa3377" loext:opacity="100%" style:text-position="-8% 58%" fo:font-size="28pt" style:font-size-asian="24pt" style:font-size-complex="24pt"/>
    </style:style>
    <style:style style:name="T21" style:family="text">
      <style:text-properties fo:color="#ee6677" loext:opacity="100%" fo:font-size="28pt" fo:font-style="italic" style:font-size-asian="24pt" style:font-style-asian="italic" style:font-size-complex="24pt" style:font-style-complex="italic"/>
    </style:style>
    <style:style style:name="T22" style:family="text">
      <style:text-properties fo:color="#ee6677" loext:opacity="100%" style:text-position="-8% 58%" fo:font-size="28pt" style:font-size-asian="24pt" style:font-size-complex="24pt"/>
    </style:style>
    <style:style style:name="T23" style:family="text">
      <style:text-properties fo:color="#000000" loext:opacity="100%" style:font-name="Palatino LT Std1" fo:font-size="28pt" fo:font-style="italic" style:font-size-asian="24pt" style:font-style-asian="italic" style:font-size-complex="24pt" style:font-style-complex="italic"/>
    </style:style>
    <style:style style:name="T24" style:family="text">
      <style:text-properties fo:color="#aa3377" loext:opacity="100%" style:font-name="Palatino LT Std1" fo:font-size="40pt" style:font-size-asian="32pt" style:font-size-complex="32pt"/>
    </style:style>
    <style:style style:name="T25" style:family="text">
      <style:text-properties fo:color="#aa3377" loext:opacity="100%" style:font-name="Palatino LT Std1" fo:font-size="40pt" fo:font-style="italic" style:font-size-asian="32pt" style:font-style-asian="italic" style:font-size-complex="32pt" style:font-style-complex="italic"/>
    </style:style>
    <style:style style:name="T26" style:family="text">
      <style:text-properties fo:color="#66ccee" loext:opacity="100%" fo:font-size="44pt" fo:font-style="italic" style:font-size-asian="40pt" style:font-style-asian="italic" style:font-size-complex="40pt" style:font-style-complex="italic"/>
    </style:style>
    <style:style style:name="T27" style:family="text">
      <style:text-properties fo:color="#66ccee" loext:opacity="100%" style:text-position="-8% 58%" fo:font-size="44pt" fo:font-style="italic" style:font-size-asian="40pt" style:font-style-asian="italic" style:font-size-complex="40pt" style:font-style-complex="italic"/>
    </style:style>
    <style:style style:name="T28" style:family="text">
      <style:text-properties fo:color="#555555" loext:opacity="100%" fo:font-size="32pt" fo:font-style="italic" style:font-size-asian="26pt" style:font-style-asian="italic" style:font-size-complex="26pt" style:font-style-complex="italic"/>
    </style:style>
    <style:style style:name="T29" style:family="text">
      <style:text-properties fo:color="#ccbb44" loext:opacity="100%" fo:font-size="44pt" fo:font-style="italic" style:font-size-asian="40pt" style:font-style-asian="italic" style:font-size-complex="40pt" style:font-style-complex="italic"/>
    </style:style>
    <style:style style:name="T30" style:family="text">
      <style:text-properties fo:color="#ccbb44" loext:opacity="100%" style:text-position="-8% 58%" fo:font-size="44pt" fo:font-style="italic" style:font-size-asian="40pt" style:font-style-asian="italic" style:font-size-complex="40pt" style:font-style-complex="italic"/>
    </style:style>
    <style:style style:name="T31" style:family="text">
      <style:text-properties fo:color="#4477aa" loext:opacity="100%" fo:font-size="26pt" fo:font-style="italic" style:font-size-asian="22pt" style:font-style-asian="italic" style:font-size-complex="22pt" style:font-style-complex="italic"/>
    </style:style>
    <style:style style:name="T32" style:family="text">
      <style:text-properties fo:color="#4477aa" loext:opacity="100%" fo:font-size="26pt" style:font-size-asian="22pt" style:font-size-complex="22pt"/>
    </style:style>
    <style:style style:name="T33" style:family="text">
      <style:text-properties fo:color="#ee6677" loext:opacity="100%" fo:font-size="26pt" fo:font-style="italic" style:font-size-asian="22pt" style:font-style-asian="italic" style:font-size-complex="22pt" style:font-style-complex="italic"/>
    </style:style>
    <style:style style:name="T34" style:family="text">
      <style:text-properties fo:color="#ee6677" loext:opacity="100%" fo:font-size="26pt" style:font-size-asian="22pt" style:font-size-complex="22pt"/>
    </style:style>
    <style:style style:name="T35" style:family="text">
      <style:text-properties fo:color="#c9211e" loext:opacity="100%" fo:font-style="italic" fo:font-weight="900" style:font-style-asian="italic" style:font-weight-asian="bold" style:font-style-complex="italic" style:font-weight-complex="bold"/>
    </style:style>
    <style:style style:name="T36" style:family="text">
      <style:text-properties fo:color="#c9211e" loext:opacity="100%" fo:font-style="italic" fo:font-weight="normal" style:font-style-asian="italic" style:font-weight-asian="normal" style:font-style-complex="italic" style:font-weight-complex="normal"/>
    </style:style>
    <style:style style:name="T37" style:family="text">
      <style:text-properties fo:color="#ccbb44" loext:opacity="100%" fo:font-style="italic" fo:font-weight="normal" style:font-style-asian="italic" style:font-weight-asian="normal" style:font-style-complex="italic" style:font-weight-complex="normal"/>
    </style:style>
    <style:style style:name="T38" style:family="text">
      <style:text-properties fo:color="#555555" loext:opacity="100%" style:font-name="Palatino LT Std1" fo:font-style="italic" style:font-style-asian="italic" style:font-style-complex="italic"/>
    </style:style>
    <style:style style:name="T39" style:family="text">
      <style:text-properties fo:color="#555555" loext:opacity="100%" style:font-name="Palatino LT Std1" fo:font-style="normal" style:font-style-asian="normal" style:font-style-complex="normal"/>
    </style:style>
    <style:style style:name="T40" style:family="text">
      <style:text-properties fo:font-size="14pt" style:font-size-asian="12pt" style:font-size-complex="12pt"/>
    </style:style>
    <style:style style:name="T41" style:family="text">
      <style:text-properties fo:color="#ffffff" loext:opacity="100%"/>
    </style:style>
    <style:style style:name="T42" style:family="text">
      <style:text-properties fo:color="#000000" loext:opacity="100%"/>
    </style:style>
    <style:style style:name="T43" style:family="text">
      <style:text-properties style:font-name="Palatino LT Std1" fo:font-size="26pt" style:font-size-asian="22pt" style:font-size-complex="22pt"/>
    </style:style>
    <style:style style:name="T44" style:family="text">
      <style:text-properties fo:color="#228833" loext:opacity="100%" fo:font-size="24pt" fo:font-weight="bold" style:font-size-asian="21pt" style:font-weight-asian="bold" style:font-size-complex="21pt" style:font-weight-complex="bold"/>
    </style:style>
    <style:style style:name="T45" style:family="text">
      <style:text-properties fo:color="#66ccee" loext:opacity="100%" fo:font-size="24pt" fo:font-weight="bold" style:font-size-asian="21pt" style:font-weight-asian="bold" style:font-size-complex="21pt" style:font-weight-complex="bold"/>
    </style:style>
    <style:style style:name="T46" style:family="text">
      <style:text-properties fo:color="#ee6677" loext:opacity="100%" fo:font-size="24pt" fo:font-weight="bold" style:font-size-asian="21pt" style:font-weight-asian="bold" style:font-size-complex="21pt" style:font-weight-complex="bold"/>
    </style:style>
    <style:style style:name="T47" style:family="text">
      <style:text-properties fo:font-size="13pt" style:font-size-asian="11pt" style:font-size-complex="11pt"/>
    </style:style>
    <style:style style:name="T48" style:family="text">
      <style:text-properties fo:color="#aa3377" loext:opacity="100%" style:font-name="Palatino LT Std1" fo:font-size="16pt" fo:font-style="normal" style:font-size-asian="14pt" style:font-style-asian="normal" style:font-size-complex="14pt" style:font-style-complex="normal"/>
    </style:style>
    <style:style style:name="T49" style:family="text">
      <style:text-properties fo:color="#aa3377" loext:opacity="100%" style:font-name="Palatino LT Std1" fo:font-size="16pt" fo:font-style="italic" style:font-size-asian="14pt" style:font-style-asian="italic" style:font-size-complex="14pt" style:font-style-complex="italic"/>
    </style:style>
    <style:style style:name="T50" style:family="text">
      <style:text-properties fo:color="#aa3377" loext:opacity="100%" style:font-name="Palatino LT Std1" fo:font-size="16pt" style:font-size-asian="14pt" style:font-size-complex="14pt"/>
    </style:style>
    <style:style style:name="T51" style:family="text">
      <style:text-properties fo:color="#ee6677" loext:opacity="100%" style:font-name="Palatino LT Std1" fo:font-size="16pt" fo:font-style="italic" style:font-size-asian="14pt" style:font-style-asian="italic" style:font-size-complex="14pt" style:font-style-complex="italic"/>
    </style:style>
    <style:style style:name="T52" style:family="text">
      <style:text-properties fo:color="#ee6677" loext:opacity="100%" style:text-position="-8% 58%" style:font-name="Palatino LT Std1" fo:font-size="16pt" style:font-size-asian="14pt" style:font-size-complex="14pt"/>
    </style:style>
    <style:style style:name="T53" style:family="text">
      <style:text-properties fo:color="#ee6677" loext:opacity="100%" style:font-name="Palatino LT Std1" fo:font-size="16pt" style:font-size-asian="14pt" style:font-size-complex="14pt"/>
    </style:style>
    <style:style style:name="T54" style:family="text">
      <style:text-properties fo:color="#555555" loext:opacity="100%" style:font-name="Palatino LT Std1" fo:font-size="28pt" fo:font-style="italic" style:font-size-asian="24pt" style:font-style-asian="italic" style:font-size-complex="24pt" style:font-style-complex="italic"/>
    </style:style>
    <style:style style:name="T55" style:family="text">
      <style:text-properties fo:font-size="16pt" style:font-size-asian="14pt" style:font-size-complex="14pt"/>
    </style:style>
    <style:style style:name="T56" style:family="text">
      <style:text-properties fo:font-size="42pt" fo:font-style="italic" style:font-size-asian="36pt" style:font-style-asian="italic" style:font-size-complex="36pt" style:font-style-complex="italic"/>
    </style:style>
    <style:style style:name="T57" style:family="text">
      <style:text-properties style:text-position="-8% 58%" fo:font-size="42pt" style:font-size-asian="36pt" style:font-size-complex="36pt"/>
    </style:style>
    <style:style style:name="T5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59" style:family="text">
      <style:text-properties fo:color="#000000" loext:opacity="100%" fo:font-size="54pt" style:font-size-asian="44pt" style:font-size-complex="44pt"/>
    </style:style>
    <style:style style:name="T60" style:family="text">
      <style:text-properties fo:color="#ffffff" loext:opacity="100%" fo:font-size="54pt" style:font-size-asian="44pt" style:font-size-complex="44pt"/>
    </style:style>
    <style:style style:name="T61" style:family="text">
      <style:text-properties fo:color="#aa3377" loext:opacity="100%" fo:font-size="80pt" fo:font-style="italic" style:font-size-asian="66pt" style:font-style-asian="italic" style:font-size-complex="66pt" style:font-style-complex="italic"/>
    </style:style>
    <style:style style:name="T62"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63"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64"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65"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66"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67"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68" style:family="text">
      <style:text-properties style:font-name="Palatino LT Std1" fo:font-size="54pt" fo:font-style="italic" style:font-size-asian="44pt" style:font-style-asian="italic" style:font-size-complex="44pt" style:font-style-complex="italic"/>
    </style:style>
    <style:style style:name="T69" style:family="text">
      <style:text-properties style:text-position="-8% 58%" style:font-name="Palatino LT Std1" fo:font-size="54pt" style:font-size-asian="44pt" style:font-size-complex="44pt"/>
    </style:style>
    <style:style style:name="T70" style:family="text">
      <style:text-properties fo:color="#228833" loext:opacity="100%" style:font-name="Palatino LT Std1" fo:font-size="22pt" fo:font-style="normal" style:font-size-asian="20pt" style:font-style-asian="italic" style:font-size-complex="20pt" style:font-style-complex="italic"/>
    </style:style>
    <style:style style:name="T71" style:family="text">
      <style:text-properties fo:color="#228833" loext:opacity="100%" style:font-name="Palatino LT Std1" fo:font-size="22pt" fo:font-style="italic" style:font-size-asian="20pt" style:font-style-asian="italic" style:font-size-complex="20pt" style:font-style-complex="italic"/>
    </style:style>
    <style:style style:name="T72"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73" style:family="text">
      <style:text-properties style:font-name="Palatino LT Std1" fo:font-size="24pt" fo:font-style="normal" style:font-size-asian="21pt" style:font-style-asian="italic" style:font-size-complex="21pt" style:font-style-complex="italic"/>
    </style:style>
    <style:style style:name="T74" style:family="text">
      <style:text-properties style:font-name="Palatino LT Std1" fo:font-size="24pt" fo:font-style="italic" style:font-size-asian="21pt" style:font-style-asian="italic" style:font-size-complex="21pt" style:font-style-complex="italic"/>
    </style:style>
    <style:style style:name="T75" style:family="text">
      <style:text-properties style:text-position="-8% 58%" style:font-name="Palatino LT Std1" fo:font-size="24pt" fo:font-style="normal" style:font-size-asian="21pt" style:font-style-asian="italic" style:font-size-complex="21pt" style:font-style-complex="italic"/>
    </style:style>
    <style:style style:name="T76" style:family="text">
      <style:text-properties fo:color="#228833" loext:opacity="100%" style:font-name="Palatino LT Std1" fo:font-size="40pt" fo:font-style="italic" style:font-size-asian="32pt" style:font-style-asian="italic" style:font-size-complex="32pt" style:font-style-complex="italic"/>
    </style:style>
    <style:style style:name="T77" style:family="text">
      <style:text-properties fo:color="#228833" loext:opacity="100%" style:text-position="-8% 58%" style:font-name="Palatino LT Std1" fo:font-size="40pt" style:font-size-asian="32pt" style:font-size-complex="32pt"/>
    </style:style>
    <style:style style:name="T78" style:family="text">
      <style:text-properties fo:color="#bbbbbb" loext:opacity="100%" style:font-name="Palatino LT Std1" fo:font-size="28pt" fo:font-style="italic" style:font-size-asian="24pt" style:font-style-asian="italic" style:font-size-complex="24pt" style:font-style-complex="italic"/>
    </style:style>
    <style:style style:name="T79" style:family="text">
      <style:text-properties fo:color="#777777" loext:opacity="100%" style:font-name="Palatino LT Std1" fo:font-size="16pt" style:font-size-asian="14pt" style:font-size-complex="14pt"/>
    </style:style>
    <style:style style:name="T80" style:family="text">
      <style:text-properties fo:color="#ee6677" loext:opacity="100%" style:font-name="Palatino LT Std1" fo:font-size="20pt" style:text-underline-style="none" style:font-size-asian="16pt" style:font-size-complex="16pt"/>
    </style:style>
    <style:style style:name="T81" style:family="text">
      <style:text-properties fo:color="#4477aa" loext:opacity="100%" fo:font-size="15pt" style:font-size-asian="13pt" style:font-size-complex="13pt"/>
    </style:style>
    <style:style style:name="T82" style:family="text">
      <style:text-properties style:font-name="Palatino LT Std1" fo:font-style="italic" style:font-style-asian="italic" style:font-style-complex="italic"/>
    </style:style>
    <style:style style:name="T83" style:family="text">
      <style:text-properties style:font-name="Palatino LT Std1"/>
    </style:style>
    <style:style style:name="T84" style:family="text">
      <style:text-properties fo:color="#4477aa" loext:opacity="100%" fo:font-size="13pt" fo:font-style="italic" style:font-size-asian="11pt" style:font-style-asian="italic" style:font-size-complex="11pt" style:font-style-complex="italic"/>
    </style:style>
    <style:style style:name="T85" style:family="text">
      <style:text-properties fo:color="#aa3377" loext:opacity="100%" fo:font-size="15pt" style:font-size-asian="13pt" style:font-size-complex="13pt"/>
    </style:style>
    <style:style style:name="T86" style:family="text">
      <style:text-properties fo:color="#aa3377" loext:opacity="100%" fo:font-size="13pt" fo:font-style="italic" style:font-size-asian="11pt" style:font-style-asian="italic" style:font-size-complex="11pt" style:font-style-complex="italic"/>
    </style:style>
    <style:style style:name="T87" style:family="text">
      <style:text-properties fo:font-size="187.199996948242pt" style:font-size-asian="154.699996948242pt" style:font-size-complex="154.699996948242pt"/>
    </style:style>
    <style:style style:name="T88" style:family="text">
      <style:text-properties style:font-name="Palatino LT Std1" fo:font-size="28pt" fo:font-style="italic" style:font-size-asian="24pt" style:font-style-asian="italic" style:font-size-complex="24pt" style:font-style-complex="italic"/>
    </style:style>
    <style:style style:name="T89" style:family="text">
      <style:text-properties style:font-name="Palatino LT Std1" fo:font-size="28pt" style:font-size-asian="24pt" style:font-size-complex="24pt"/>
    </style:style>
    <style:style style:name="T90" style:family="text">
      <style:text-properties fo:font-size="99.4000015258789pt" style:font-size-asian="88pt" style:font-size-complex="88pt"/>
    </style:style>
    <style:style style:name="T91" style:family="text">
      <style:text-properties style:font-name="Palatino LT Std1" fo:font-size="21pt" fo:font-style="normal" fo:font-weight="normal" style:font-size-asian="18pt" style:font-style-asian="normal" style:font-weight-asian="normal" style:font-size-complex="18pt" style:font-style-complex="normal" style:font-weight-complex="normal"/>
    </style:style>
    <style:style style:name="T92" style:family="text">
      <style:text-properties style:font-name="Palatino LT Std1" fo:font-size="21pt" fo:font-style="normal" style:font-size-asian="18pt" style:font-style-asian="normal" style:font-size-complex="18pt" style:font-style-complex="normal"/>
    </style:style>
    <style:style style:name="T93" style:family="text">
      <style:text-properties fo:color="#777777" loext:opacity="100%" style:font-name="Palatino LT Std1" fo:font-size="40pt" style:font-size-asian="32pt" style:font-size-complex="32pt"/>
    </style:style>
    <style:style style:name="T94" style:family="text">
      <style:text-properties fo:color="#777777" loext:opacity="100%" style:font-name="Palatino LT Std1" fo:font-size="40pt" fo:font-style="italic" style:font-size-asian="32pt" style:font-style-asian="italic" style:font-size-complex="32pt" style:font-style-complex="italic"/>
    </style:style>
    <style:style style:name="T95"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97"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98" style:family="text">
      <style:text-properties fo:color="#4477aa" loext:opacity="100%" style:font-name="Palatino LT Std1" fo:font-size="40pt" style:font-size-asian="32pt" style:font-size-complex="32pt"/>
    </style:style>
    <style:style style:name="T99" style:family="text">
      <style:text-properties fo:color="#4477aa" loext:opacity="100%" style:font-name="Palatino LT Std1" fo:font-size="40pt" fo:font-style="italic" style:font-size-asian="32pt" style:font-style-asian="italic" style:font-size-complex="32pt" style:font-style-complex="italic"/>
    </style:style>
    <style:style style:name="T100" style:family="text">
      <style:text-properties fo:color="#ee6677" loext:opacity="100%" fo:font-size="44pt" fo:font-style="italic" style:font-size-asian="40pt" style:font-style-asian="italic" style:font-size-complex="40pt" style:font-style-complex="italic"/>
    </style:style>
    <style:style style:name="T101" style:family="text">
      <style:text-properties fo:color="#ee6677" loext:opacity="100%" style:text-position="-8% 58%" fo:font-size="44pt" fo:font-style="italic" style:font-size-asian="40pt" style:font-style-asian="italic" style:font-size-complex="40pt" style:font-style-complex="italic"/>
    </style:style>
    <style:style style:name="T102" style:family="text">
      <style:text-properties fo:color="#ccbb44" loext:opacity="100%" style:font-name="Palatino LT Std1" fo:font-size="40pt" fo:font-style="italic" style:font-size-asian="32pt" style:font-style-asian="italic" style:font-size-complex="32pt" style:font-style-complex="italic"/>
    </style:style>
    <style:style style:name="T103" style:family="text">
      <style:text-properties fo:color="#66ccee" loext:opacity="100%" style:text-position="0% 100%" fo:font-size="44pt" fo:font-style="italic" style:font-size-asian="40pt" style:font-style-asian="italic" style:font-size-complex="40pt" style:font-style-complex="italic"/>
    </style:style>
    <style:style style:name="T104"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05" style:family="text">
      <style:text-properties fo:font-size="40pt" fo:font-style="italic" style:font-size-asian="32pt" style:font-style-asian="italic" style:font-size-complex="32pt" style:font-style-complex="italic"/>
    </style:style>
    <style:style style:name="T106" style:family="text">
      <style:text-properties style:text-position="-8% 58%" fo:font-size="40pt" style:font-size-asian="32pt" style:font-size-complex="32pt"/>
    </style:style>
    <style:style style:name="T107" style:family="text">
      <style:text-properties fo:color="#ccbb44" loext:opacity="100%" fo:font-size="42pt" fo:font-style="italic" style:font-size-asian="36pt" style:font-style-asian="italic" style:font-size-complex="36pt" style:font-style-complex="italic"/>
    </style:style>
    <style:style style:name="T108" style:family="text">
      <style:text-properties fo:color="#ccbb44" loext:opacity="100%" style:text-position="-8% 58%" fo:font-size="42pt" style:font-size-asian="36pt" style:font-size-complex="36pt"/>
    </style:style>
    <style:style style:name="T109" style:family="text">
      <style:text-properties fo:color="#ccbb44" loext:opacity="100%" style:font-name="TeX Gyre Pagella Math" fo:font-size="42pt" fo:font-style="normal" style:font-size-asian="36pt" style:font-style-asian="normal" style:font-size-complex="36pt" style:font-style-complex="normal"/>
    </style:style>
    <style:style style:name="T110" style:family="text">
      <style:text-properties fo:color="#ccbb44" loext:opacity="100%" fo:font-size="36pt" fo:font-style="italic" style:font-size-asian="28pt" style:font-style-asian="italic" style:font-size-complex="28pt" style:font-style-complex="italic"/>
    </style:style>
    <style:style style:name="T111"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12" style:family="text">
      <style:text-properties fo:color="#777777" loext:opacity="100%" fo:font-style="italic" style:font-style-asian="italic" style:font-style-complex="italic"/>
    </style:style>
    <style:style style:name="T113" style:family="text">
      <style:text-properties fo:color="#000000" loext:opacity="100%" fo:font-style="italic" style:font-style-asian="italic" style:font-style-complex="italic"/>
    </style:style>
    <style:style style:name="T114" style:family="text">
      <style:text-properties fo:color="#000000" loext:opacity="100%" style:text-position="-8% 58%" fo:font-size="26pt" fo:font-style="italic" style:font-size-asian="22pt" style:font-style-asian="italic" style:font-size-complex="22pt" style:font-style-complex="italic"/>
    </style:style>
    <style:style style:name="T115" style:family="text">
      <style:text-properties fo:color="#ee6677" loext:opacity="100%" fo:font-style="italic" style:font-style-asian="italic" style:font-style-complex="italic"/>
    </style:style>
    <style:style style:name="T116" style:family="text">
      <style:text-properties fo:color="#ee6677" loext:opacity="100%" style:text-position="-8% 58%" fo:font-size="26pt" fo:font-style="italic" style:font-size-asian="22pt" style:font-style-asian="italic" style:font-size-complex="22pt" style:font-style-complex="italic"/>
    </style:style>
    <style:style style:name="T117" style:family="text">
      <style:text-properties fo:color="#4477aa" loext:opacity="100%" fo:font-style="italic" style:font-style-asian="italic" style:font-style-complex="italic"/>
    </style:style>
    <style:style style:name="T118" style:family="text">
      <style:text-properties style:font-name="Palatino LT Std1" fo:font-size="40pt" style:font-size-asian="32pt" style:font-size-complex="32pt"/>
    </style:style>
    <style:style style:name="T119"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20"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21" style:family="text">
      <style:text-properties fo:color="#aa3377" loext:opacity="100%" style:font-name="Palatino LT Std1" fo:font-size="66pt" style:font-size-asian="54pt" style:font-size-complex="54pt"/>
    </style:style>
    <style:style style:name="T122" style:family="text">
      <style:text-properties fo:color="#4477aa" loext:opacity="100%" style:font-name="Palatino LT Std1" fo:font-weight="bold" style:font-weight-asian="bold" style:font-weight-complex="bold"/>
    </style:style>
    <style:style style:name="T123" style:family="text">
      <style:text-properties fo:color="#aa3377" loext:opacity="100%" style:font-name="Palatino LT Std1" fo:font-weight="bold" style:font-weight-asian="bold" style:font-weight-complex="bold"/>
    </style:style>
    <style:style style:name="T124" style:family="text">
      <style:text-properties fo:color="#66ccee" loext:opacity="100%" style:font-name="Palatino LT Std1" fo:font-size="22pt" style:font-size-asian="20pt" style:font-size-complex="20pt"/>
    </style:style>
    <style:style style:name="T125" style:family="text">
      <style:text-properties fo:color="#4477aa" loext:opacity="100%" style:font-name="Palatino LT Std1" fo:font-size="22pt" style:font-size-asian="20pt" style:font-size-complex="20pt"/>
    </style:style>
    <style:style style:name="T126" style:family="text">
      <style:text-properties fo:color="#aa3377" loext:opacity="100%" style:font-name="Palatino LT Std1" fo:font-size="22pt" style:font-size-asian="20pt" style:font-size-complex="20pt"/>
    </style:style>
    <style:style style:name="T127" style:family="text">
      <style:text-properties fo:color="#bbbbbb" loext:opacity="100%" style:font-name="Palatino LT Std1" fo:font-size="16pt" fo:font-style="italic" style:font-size-asian="14pt" style:font-style-asian="italic" style:font-size-complex="14pt" style:font-style-complex="italic"/>
    </style:style>
    <style:style style:name="T128" style:family="text">
      <style:text-properties fo:color="#555555" loext:opacity="100%" style:font-name="Palatino LT Std1" fo:font-size="20pt" fo:font-style="italic" style:font-size-asian="16pt" style:font-style-asian="italic" style:font-size-complex="16pt" style:font-style-complex="italic"/>
    </style:style>
    <style:style style:name="T129" style:family="text">
      <style:text-properties fo:color="#4477aa" loext:opacity="100%"/>
    </style:style>
    <style:style style:name="T130" style:family="text">
      <style:text-properties fo:color="#aa3377" loext:opacity="100%"/>
    </style:style>
    <style:style style:name="T131" style:family="text">
      <style:text-properties fo:color="#4477aa" loext:opacity="100%" style:font-name="Palatino LT Std1" fo:font-size="24pt" style:font-size-asian="21pt" style:font-size-complex="21pt"/>
    </style:style>
    <style:style style:name="T132" style:family="text">
      <style:text-properties fo:color="#aa3377" loext:opacity="100%" style:font-name="Palatino LT Std1" fo:font-size="24pt" style:font-size-asian="21pt" style:font-size-complex="21pt"/>
    </style:style>
    <style:style style:name="T133" style:family="text">
      <style:text-properties fo:color="#66ccee" loext:opacity="100%" style:font-name="Palatino LT Std1" fo:font-size="36pt" fo:font-style="normal" style:font-size-asian="28pt" style:font-style-asian="normal" style:font-size-complex="28pt" style:font-style-complex="normal"/>
    </style:style>
    <style:style style:name="T134" style:family="text">
      <style:text-properties fo:color="#ee6677" loext:opacity="100%" style:font-name="Palatino LT Std1" fo:font-size="36pt" fo:font-style="normal" style:font-size-asian="28pt" style:font-style-asian="normal" style:font-size-complex="28pt" style:font-style-complex="normal"/>
    </style:style>
    <style:style style:name="T135" style:family="text">
      <style:text-properties fo:color="#4477aa" loext:opacity="100%" style:font-name="Palatino LT Std1" fo:font-size="32pt" fo:font-style="normal" style:font-size-asian="26pt" style:font-style-asian="normal" style:font-size-complex="26pt" style:font-style-complex="normal"/>
    </style:style>
    <style:style style:name="T136" style:family="text">
      <style:text-properties fo:color="#66ccee" loext:opacity="100%" style:font-name="Palatino LT Std1" fo:font-size="32pt" fo:font-style="normal" style:font-size-asian="26pt" style:font-style-asian="normal" style:font-size-complex="26pt" style:font-style-complex="normal"/>
    </style:style>
    <style:style style:name="T137" style:family="text">
      <style:text-properties fo:color="#aa3377" loext:opacity="100%" style:font-name="Palatino LT Std1" fo:font-size="32pt" fo:font-style="normal" style:font-size-asian="26pt" style:font-style-asian="normal" style:font-size-complex="26pt" style:font-style-complex="normal"/>
    </style:style>
    <style:style style:name="T138" style:family="text">
      <style:text-properties fo:color="#ee6677" loext:opacity="100%" style:font-name="Palatino LT Std1" fo:font-size="32pt" fo:font-style="normal" style:font-size-asian="26pt" style:font-style-asian="normal" style:font-size-complex="26pt" style:font-style-complex="normal"/>
    </style:style>
    <style:style style:name="T139"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41" style:family="text">
      <style:text-properties style:font-name="Palatino LT Std1" fo:font-size="28pt" style:font-size-asian="28pt" style:font-size-complex="28pt"/>
    </style:style>
    <style:style style:name="T142" style:family="text">
      <style:text-properties fo:color="#4477aa" loext:opacity="100%" style:font-name="Palatino LT Std1" fo:font-size="21pt" fo:font-weight="bold" style:font-weight-asian="bold" style:font-weight-complex="bold"/>
    </style:style>
    <style:style style:name="T143" style:family="text">
      <style:text-properties style:font-name="Palatino LT Std1" fo:font-size="42pt" fo:font-style="italic" style:font-size-asian="36pt" style:font-style-asian="italic" style:font-size-complex="36pt" style:font-style-complex="italic"/>
    </style:style>
    <style:style style:name="T144" style:family="text">
      <style:text-properties style:font-name="Palatino LT Std1" fo:font-size="32pt" fo:font-style="italic" style:font-size-asian="26pt" style:font-style-asian="italic" style:font-size-complex="26pt" style:font-style-complex="italic"/>
    </style:style>
    <style:style style:name="T145" style:family="text">
      <style:text-properties fo:color="#777777" loext:opacity="100%" style:font-name="Palatino LT Std1" fo:font-size="32pt" fo:font-style="italic" style:font-size-asian="26pt" style:font-style-asian="italic" style:font-size-complex="26pt" style:font-style-complex="italic"/>
    </style:style>
    <style:style style:name="T146" style:family="text">
      <style:text-properties fo:color="#000000" loext:opacity="100%" style:font-name="Palatino LT Std1" fo:font-size="18pt" fo:font-weight="bold" fo:background-color="#bbbbbb" style:font-size-asian="18pt" style:font-size-complex="18pt"/>
    </style:style>
    <style:style style:name="T147"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48" style:family="text">
      <style:text-properties fo:color="#555555" loext:opacity="100%" style:font-name="Palatino LT Std1" fo:font-size="32pt" fo:font-style="italic" style:font-size-asian="26pt" style:font-style-asian="italic" style:font-size-complex="26pt" style:font-style-complex="italic"/>
    </style:style>
    <style:style style:name="T149"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51"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52"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53"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54"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55"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56"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57"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58"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59"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60"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61" style:family="text">
      <style:text-properties fo:color="#ffffff" loext:opacity="100%" fo:font-size="36pt" fo:font-style="italic" style:font-size-asian="28pt" style:font-style-asian="italic" style:font-size-complex="28pt" style:font-style-complex="italic"/>
    </style:style>
    <style:style style:name="T162" style:family="text">
      <style:text-properties fo:color="#ffffff" loext:opacity="100%" fo:font-size="32pt" fo:font-style="italic" style:font-size-asian="26pt" style:font-style-asian="italic" style:font-size-complex="26pt" style:font-style-complex="italic"/>
    </style:style>
    <style:style style:name="T163" style:family="text">
      <style:text-properties fo:color="#228833" loext:opacity="100%" style:text-position="-8% 58%" fo:font-size="42pt" fo:font-style="italic" style:font-size-asian="36pt" style:font-style-asian="italic" style:font-size-complex="36pt" style:font-style-complex="italic"/>
    </style:style>
    <style:style style:name="T164"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65" style:family="text">
      <style:text-properties fo:color="#555555" loext:opacity="100%" style:font-name="Palatino LT Std1" fo:font-size="20pt" fo:font-style="normal" style:font-size-asian="16pt" style:font-style-asian="normal" style:font-size-complex="16pt" style:font-style-complex="normal"/>
    </style:style>
    <style:style style:name="T166" style:family="text">
      <style:text-properties fo:color="#228833" loext:opacity="100%"/>
    </style:style>
    <style:style style:name="T167" style:family="text">
      <style:text-properties fo:color="#4477aa" loext:opacity="100%" fo:font-size="18pt" style:font-size-asian="15pt" style:font-size-complex="15pt"/>
    </style:style>
    <style:style style:name="T168" style:family="text">
      <style:text-properties fo:color="#aa3377" loext:opacity="100%" fo:font-size="18pt" style:font-size-asian="15pt" style:font-size-complex="15pt"/>
    </style:style>
    <style:style style:name="T169" style:family="text">
      <style:text-properties fo:color="#228833" loext:opacity="100%" fo:font-weight="900" style:font-weight-asian="bold" style:font-weight-complex="bold"/>
    </style:style>
    <style:style style:name="T170" style:family="text">
      <style:text-properties fo:color="#4477aa" loext:opacity="100%" fo:font-size="32pt" style:font-size-asian="26pt" style:font-size-complex="26pt"/>
    </style:style>
    <style:style style:name="T171" style:family="text">
      <style:text-properties fo:color="#aa3377" loext:opacity="100%" fo:font-size="32pt" style:font-size-asian="26pt" style:font-size-complex="26pt"/>
    </style:style>
    <style:style style:name="T172" style:family="text">
      <style:text-properties fo:color="#ccbb44" loext:opacity="100%" fo:font-size="18pt" style:font-size-asian="15pt" style:font-size-complex="15pt"/>
    </style:style>
    <style:style style:name="T173" style:family="text">
      <style:text-properties fo:color="#ccbb44" loext:opacity="100%" fo:font-size="32pt" style:font-size-asian="26pt" style:font-size-complex="26pt"/>
    </style:style>
    <style:style style:name="T174" style:family="text">
      <style:text-properties fo:color="#228833" loext:opacity="100%" fo:font-size="32pt" style:font-size-asian="26pt" style:font-size-complex="26pt"/>
    </style:style>
    <style:style style:name="T175" style:family="text">
      <style:text-properties fo:color="#228833" loext:opacity="100%" fo:font-size="18pt" style:font-size-asian="15pt" style:font-size-complex="15pt"/>
    </style:style>
    <style:style style:name="T176" style:family="text">
      <style:text-properties fo:color="#228833" loext:opacity="100%" fo:font-size="40pt" style:font-size-asian="32pt" style:font-size-complex="32pt"/>
    </style:style>
    <style:style style:name="T177" style:family="text">
      <style:text-properties fo:color="#aa3377" loext:opacity="100%" fo:font-size="40pt" style:font-size-asian="32pt" style:font-size-complex="32pt"/>
    </style:style>
    <style:style style:name="T178" style:family="text">
      <style:text-properties fo:font-size="21pt" fo:font-weight="normal" style:font-weight-asian="normal" style:font-weight-complex="normal"/>
    </style:style>
    <style:style style:name="T179" style:family="text">
      <style:text-properties fo:font-size="21pt"/>
    </style:style>
    <style:style style:name="T180" style:family="text">
      <style:text-properties fo:color="#555555" loext:opacity="100%" style:font-name="Symbola1" fo:font-size="24pt" style:font-size-asian="21pt" style:font-size-complex="21pt"/>
    </style:style>
    <style:style style:name="T181"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8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83"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84"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2" draw:layer="layout" svg:width="1.78cm" svg:height="0.992cm" svg:x="0.834cm" svg:y="0.501cm">
          <draw:text-box>
            <text:p>flux</text:p>
          </draw:text-box>
        </draw:frame>
        <draw:line draw:style-name="gr3" draw:text-style-name="P3" draw:layer="layout" svg:x1="10.296cm" svg:y1="7.592cm" svg:x2="8.448cm" svg:y2="0.695cm">
          <text:p/>
        </draw:line>
        <draw:line draw:style-name="gr3" draw:text-style-name="P3" draw:layer="layout" svg:x1="4.209cm" svg:y1="8.985cm" svg:x2="2.361cm" svg:y2="2.088cm">
          <text:p/>
        </draw:line>
        <draw:line draw:style-name="gr3" draw:text-style-name="P3" draw:layer="layout" svg:x1="17.54cm" svg:y1="7.391cm" svg:x2="15.692cm" svg:y2="0.494cm">
          <text:p/>
        </draw:line>
        <draw:frame draw:style-name="gr4" draw:text-style-name="P4" draw:layer="layout" svg:width="1.907cm" svg:height="1.521cm" svg:x="16.563cm" svg:y="2.282cm">
          <draw:text-box>
            <text:p><text:span text:style-name="T1">+5</text:span></text:p>
          </draw:text-box>
        </draw:frame>
        <draw:frame draw:style-name="gr5" draw:text-style-name="P5" draw:layer="layout" svg:width="1.772cm" svg:height="1.521cm" svg:x="14.609cm" svg:y="3.971cm">
          <draw:text-box>
            <text:p><text:span text:style-name="T2">–</text:span><text:span text:style-name="T2">5</text:span></text:p>
          </draw:text-box>
        </draw:frame>
        <draw:path draw:style-name="gr6" draw:text-style-name="P6" draw:layer="layout" svg:width="4.129cm" svg:height="0.473cm" draw:transform="rotate (0.261799387799149) translate (7.2147100785097cm 4.44355356275116cm)" svg:viewBox="0 0 4130 474" svg:d="M0 237c872-5 680-241 1382-237 628-4 701 474 1396 474 680 0 488-216 1352-227">
          <text:p/>
        </draw:path>
        <draw:path draw:style-name="gr7" draw:text-style-name="P6" draw:layer="layout" svg:width="4.129cm" svg:height="0.473cm" draw:transform="rotate (-2.87979326579064) translate (5.24228992149031cm 5.23544643724881cm)" svg:viewBox="0 0 4130 474" svg:d="M0 237c872-5 680-241 1382-237 628-4 701 474 1396 474 680 0 488-216 1352-227">
          <text:p/>
        </draw:path>
        <draw:frame draw:style-name="gr5" draw:text-style-name="P5" draw:layer="layout" svg:width="1.772cm" svg:height="1.521cm" svg:x="2.59cm" svg:y="5.687cm">
          <draw:text-box>
            <text:p><text:span text:style-name="T2">–</text:span><text:span text:style-name="T2">5</text:span></text:p>
          </draw:text-box>
        </draw:frame>
        <draw:frame draw:style-name="gr4" draw:text-style-name="P4" draw:layer="layout" svg:width="1.907cm" svg:height="1.521cm" svg:x="8.219cm" svg:y="2.583cm">
          <draw:text-box>
            <text:p><text:span text:style-name="T1">+5</text:span></text:p>
          </draw:text-box>
        </draw:frame>
        <draw:line draw:style-name="gr3" draw:text-style-name="P3" draw:layer="layout" svg:x1="6.442cm" svg:y1="18.593cm" svg:x2="4.594cm" svg:y2="11.696cm">
          <text:p/>
        </draw:line>
        <draw:path draw:style-name="gr8" draw:text-style-name="P6" draw:layer="layout" svg:width="2.738cm" svg:height="0.313cm" draw:transform="rotate (0.261799387799149) translate (3.52636011468316cm 13.0647202606719cm)" svg:viewBox="0 0 2739 314" svg:d="M0 157c578-3 451-160 916-157 417-3 465 314 926 314 451 0 324-143 897-150">
          <text:p/>
        </draw:path>
        <draw:line draw:style-name="gr3" draw:text-style-name="P3" draw:layer="layout" svg:x1="14.172cm" svg:y1="18.594cm" svg:x2="12.324cm" svg:y2="11.697cm">
          <text:p/>
        </draw:line>
        <draw:path draw:style-name="gr8" draw:text-style-name="P6" draw:layer="layout" svg:width="2.738cm" svg:height="0.313cm" draw:transform="rotate (0.261799387799149) translate (11.2563601146832cm 13.0657202606719cm)" svg:viewBox="0 0 2739 314" svg:d="M0 157c578-3 451-160 916-157 417-3 465 314 926 314 451 0 324-143 897-150">
          <text:p/>
        </draw:path>
        <draw:path draw:style-name="gr8" draw:text-style-name="P6" draw:layer="layout" svg:width="2.738cm" svg:height="0.313cm" draw:transform="rotate (0.261799387799149) translate (12.6003601146832cm 18.0257202606719cm)" svg:viewBox="0 0 2739 314" svg:d="M0 157c578-3 451-160 916-157 417-3 465 314 926 314 451 0 324-143 897-150">
          <text:p/>
        </draw:path>
        <draw:line draw:style-name="gr3" draw:text-style-name="P3" draw:layer="layout" svg:x1="21.616cm" svg:y1="18.595cm" svg:x2="19.768cm" svg:y2="11.698cm">
          <text:p/>
        </draw:line>
        <draw:g draw:style-name="gr9">
          <draw:line draw:style-name="gr10" draw:text-style-name="P3" draw:layer="layout" svg:x1="19.175cm" svg:y1="12.366cm" svg:x2="20.664cm" svg:y2="12.549cm">
            <text:p/>
          </draw:line>
          <draw:line draw:style-name="gr10" draw:text-style-name="P3" draw:layer="layout" svg:x1="19.491cm" svg:y1="13.483cm" svg:x2="20.665cm" svg:y2="12.549cm">
            <text:p/>
          </draw:line>
        </draw:g>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line draw:style-name="gr11" draw:text-style-name="P3" draw:layer="layout" svg:x1="9.96cm" svg:y1="14.229cm" svg:x2="19.925cm" svg:y2="14.229cm">
          <text:p/>
        </draw:line>
        <draw:line draw:style-name="gr11" draw:text-style-name="P3" draw:layer="layout" svg:x1="9.96cm" svg:y1="11.629cm" svg:x2="19.925cm" svg:y2="11.629cm">
          <text:p/>
        </draw:line>
        <draw:line draw:style-name="gr11" draw:text-style-name="P3" draw:layer="layout" svg:x1="19.822cm" svg:y1="14.327cm" svg:x2="19.822cm" svg:y2="11.524cm">
          <text:p/>
        </draw:line>
        <draw:line draw:style-name="gr11" draw:text-style-name="P3" draw:layer="layout" svg:x1="9.922cm" svg:y1="14.335cm" svg:x2="9.922cm" svg:y2="11.525cm">
          <text:p/>
        </draw:line>
        <draw:custom-shape draw:style-name="gr12" draw:text-style-name="P7" draw:layer="layout" svg:width="10.465cm" svg:height="3.194cm" svg:x="9.677cm" svg:y="6.34cm">
          <text:p/>
          <draw:enhanced-geometry svg:viewBox="0 0 21600 21600" draw:type="rectangle" draw:enhanced-path="M 0 0 L 21600 0 21600 21600 0 21600 0 0 Z N"/>
        </draw:custom-shape>
        <draw:line draw:style-name="gr13" draw:text-style-name="P8" draw:layer="layout" svg:x1="9.869cm" svg:y1="7.937cm" svg:x2="11.869cm" svg:y2="7.937cm">
          <text:p/>
        </draw:line>
        <draw:line draw:style-name="gr13" draw:text-style-name="P8" draw:layer="layout" svg:x1="19.949cm" svg:y1="7.937cm" svg:x2="17.949cm" svg:y2="7.937cm">
          <text:p/>
        </draw:line>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14" draw:text-style-name="P3"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15" draw:text-style-name="P9" draw:layer="layout" svg:width="1.628cm" svg:height="2.791cm" svg:x="16.075cm" svg:y="15.247cm">
          <draw:text-box>
            <text:p><text:span text:style-name="T3">z</text:span></text:p>
          </draw:text-box>
        </draw:frame>
        <draw:measure draw:style-name="gr16" draw:text-style-name="P10" draw:layer="layout" svg:x1="15.246cm" svg:y1="14.378cm" svg:x2="15.246cm" svg:y2="18.827cm">
          <text:p/>
        </draw:measure>
        <draw:custom-shape draw:style-name="gr17" draw:text-style-name="P11"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g draw:style-name="gr18">
          <draw:frame draw:style-name="gr14" draw:text-style-name="P3" draw:layer="layout" svg:width="9.681cm" svg:height="9.575cm" svg:x="0.864cm" svg:y="0.6cm">
            <draw:image xlink:href="Pictures/100000010000016E0000016A969E4650.png" xlink:type="simple" xlink:show="embed" xlink:actuate="onLoad" draw:mime-type="image/png">
              <text:p/>
            </draw:image>
          </draw:frame>
          <draw:custom-shape draw:style-name="gr19" draw:text-style-name="P12" draw:layer="layout" svg:width="2.622cm" svg:height="1.907cm" svg:x="3.375cm" svg:y="2.789cm">
            <text:p/>
            <draw:enhanced-geometry svg:viewBox="0 0 21600 21600" draw:type="rectangle" draw:enhanced-path="M 0 0 L 21600 0 21600 21600 0 21600 0 0 Z N"/>
          </draw:custom-shape>
          <draw:custom-shape draw:style-name="gr20" draw:text-style-name="P13" draw:layer="layout" svg:width="1.182cm" svg:height="0.933cm" svg:x="8.042cm" svg:y="6.122cm">
            <text:p/>
            <draw:enhanced-geometry svg:viewBox="0 0 21600 21600" draw:type="rectangle" draw:enhanced-path="M 0 0 L 21600 0 21600 21600 0 21600 0 0 Z N"/>
          </draw:custom-shape>
        </draw:g>
        <draw:g draw:style-name="gr18">
          <draw:frame draw:style-name="gr14" draw:text-style-name="P3" draw:layer="layout" svg:width="9.681cm" svg:height="8.649cm" svg:x="14.964cm" svg:y="12.163cm">
            <draw:image xlink:href="Pictures/100000010000016E00000147D01ED805.png" xlink:type="simple" xlink:show="embed" xlink:actuate="onLoad" draw:mime-type="image/png">
              <text:p/>
            </draw:image>
          </draw:frame>
          <draw:custom-shape draw:style-name="gr19" draw:text-style-name="P12" draw:layer="layout" svg:width="2.622cm" svg:height="1.907cm" svg:x="17.575cm" svg:y="13.389cm">
            <text:p/>
            <draw:enhanced-geometry svg:viewBox="0 0 21600 21600" draw:type="rectangle" draw:enhanced-path="M 0 0 L 21600 0 21600 21600 0 21600 0 0 Z N"/>
          </draw:custom-shape>
          <draw:custom-shape draw:style-name="gr20" draw:text-style-name="P13" draw:layer="layout" svg:width="1.182cm" svg:height="0.933cm" svg:x="22.042cm" svg:y="16.722cm">
            <text:p/>
            <draw:enhanced-geometry svg:viewBox="0 0 21600 21600" draw:type="rectangle" draw:enhanced-path="M 0 0 L 21600 0 21600 21600 0 21600 0 0 Z N"/>
          </draw:custom-shape>
          <draw:custom-shape draw:style-name="gr21" draw:text-style-name="P12" draw:layer="layout" svg:width="3.428cm" svg:height="1.231cm" svg:x="14.731cm" svg:y="16.685cm">
            <text:p/>
            <draw:enhanced-geometry svg:viewBox="0 0 21600 21600" draw:type="rectangle" draw:enhanced-path="M 0 0 L 21600 0 21600 21600 0 21600 0 0 Z N"/>
          </draw:custom-shape>
          <draw:custom-shape draw:style-name="gr22" draw:text-style-name="P12" draw:layer="layout" svg:width="0.624cm" svg:height="0.591cm" svg:x="17.487cm" svg:y="18.325cm">
            <text:p/>
            <draw:enhanced-geometry svg:viewBox="0 0 21600 21600" draw:type="rectangle" draw:enhanced-path="M 0 0 L 21600 0 21600 21600 0 21600 0 0 Z N"/>
          </draw:custom-shape>
        </draw:g>
        <draw:custom-shape draw:style-name="gr23" draw:text-style-name="P11" draw:layer="layout" svg:width="11.912cm" svg:height="0.603cm" svg:x="0.748cm" svg:y="9.64cm">
          <text:p/>
          <draw:enhanced-geometry svg:viewBox="0 0 21600 21600" draw:type="rectangle" draw:enhanced-path="M 0 0 L 21600 0 21600 21600 0 21600 0 0 Z N"/>
        </draw:custom-shape>
        <draw:custom-shape draw:style-name="gr23" draw:text-style-name="P11" draw:layer="layout" svg:width="11.912cm" svg:height="0.603cm" svg:x="12.948cm" svg:y="20.26cm">
          <text:p/>
          <draw:enhanced-geometry svg:viewBox="0 0 21600 21600" draw:type="rectangle" draw:enhanced-path="M 0 0 L 21600 0 21600 21600 0 21600 0 0 Z N"/>
        </draw:custom-shape>
        <draw:frame draw:style-name="gr24" draw:text-style-name="P14" draw:layer="layout" svg:width="1.349cm" svg:height="2.156cm" svg:x="21.887cm" svg:y="1.174cm">
          <draw:text-box>
            <text:p><text:span text:style-name="T4">z</text:span></text:p>
          </draw:text-box>
        </draw:frame>
        <draw:measure draw:style-name="gr25" draw:text-style-name="P16" draw:layer="layout" svg:x1="10.686cm" svg:y1="1.74cm" svg:x2="10.686cm" svg:y2="8.986cm">
          <text:p text:style-name="P15"/>
          <text:p text:style-name="P15"><text:span text:style-name="T5">1 m</text:span></text:p>
        </draw:measure>
        <draw:line draw:style-name="gr26" draw:text-style-name="P3" draw:layer="layout" svg:x1="23.94cm" svg:y1="11.898cm" svg:x2="26.592cm" svg:y2="11.898cm">
          <text:p/>
        </draw:line>
        <draw:line draw:style-name="gr26" draw:text-style-name="P3" draw:layer="layout" svg:x1="17.425cm" svg:y1="17.598cm" svg:x2="13.307cm" svg:y2="17.598cm">
          <text:p/>
        </draw:line>
        <draw:frame draw:style-name="gr27" draw:text-style-name="P17" draw:layer="layout" svg:width="2.987cm" svg:height="1.945cm" svg:x="14.45cm" svg:y="15.671cm">
          <draw:text-box>
            <text:p><text:span text:style-name="T6">v</text:span><text:span text:style-name="T7">cart</text:span></text:p>
          </draw:text-box>
        </draw:frame>
        <draw:frame draw:style-name="gr28" draw:text-style-name="P17" draw:layer="layout" svg:width="3.686cm" svg:height="1.945cm" svg:x="23.799cm" svg:y="9.945cm">
          <draw:text-box>
            <text:p><text:span text:style-name="T6">v</text:span><text:span text:style-name="T7">ramp</text:span></text:p>
          </draw:text-box>
        </draw:frame>
        <draw:path draw:style-name="gr29" draw:text-style-name="P18" draw:layer="layout" svg:width="3.014cm" svg:height="0.43cm" svg:x="13.227cm" svg:y="8.727cm" svg:viewBox="0 0 3015 431" svg:d="M0 246v-31-30h2442v30 31zM2447 386l26-53 18-59 4-61-6-61-18-57-25-52-33-43 602 215-602 216z">
          <text:p/>
        </draw:path>
        <draw:path draw:style-name="gr30" draw:text-style-name="P18" draw:layer="layout" svg:width="0.43cm" svg:height="3.014cm" svg:x="13.011cm" svg:y="5.927cm" svg:viewBox="0 0 431 3015" svg:d="M246 3015h-31-30v-2442h30 31zM386 568l-53-26-59-17-61-5-61 6-57 18-52 26-43 32 215-602 216 602z">
          <text:p/>
        </draw:path>
        <draw:path draw:style-name="gr31" draw:text-style-name="P19"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2" draw:text-style-name="P19"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29" draw:text-style-name="P18" draw:layer="layout" svg:width="3.014cm" svg:height="0.43cm" svg:x="25.454cm" svg:y="19.347cm" svg:viewBox="0 0 3015 431" svg:d="M0 246v-31-30h2442v30 31zM2447 386l26-53 18-59 4-61-6-61-18-57-25-52-33-43 602 215-602 216z">
          <text:p/>
        </draw:path>
        <draw:path draw:style-name="gr30" draw:text-style-name="P18" draw:layer="layout" svg:width="0.43cm" svg:height="3.014cm" svg:x="25.238cm" svg:y="16.547cm" svg:viewBox="0 0 431 3015" svg:d="M246 3015h-31-30v-2442h30 31zM386 568l-53-26-59-17-61-5-61 6-57 18-52 26-43 32 215-602 216 602z">
          <text:p/>
        </draw:path>
        <draw:path draw:style-name="gr31" draw:text-style-name="P19"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2" draw:text-style-name="P19"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33" draw:text-style-name="P3" draw:layer="layout" svg:x1="21.475cm" svg:y1="15.358cm" svg:x2="23.398cm" svg:y2="13.067cm">
          <text:p/>
        </draw:line>
        <draw:line draw:style-name="gr33" draw:text-style-name="P3" draw:layer="layout" svg:x1="21.564cm" svg:y1="14.661cm" svg:x2="22.901cm" svg:y2="13.068cm">
          <text:p/>
        </draw:line>
        <draw:line draw:style-name="gr33" draw:text-style-name="P3" draw:layer="layout" svg:x1="21.705cm" svg:y1="13.905cm" svg:x2="22.407cm" svg:y2="13.068cm">
          <text:p/>
        </draw:line>
        <draw:line draw:style-name="gr33" draw:text-style-name="P3" draw:layer="layout" svg:x1="17.528cm" svg:y1="18.067cm" svg:x2="17.528cm" svg:y2="19.195cm">
          <text:p/>
        </draw:line>
        <draw:line draw:style-name="gr33" draw:text-style-name="P3" draw:layer="layout" svg:x1="17.751cm" svg:y1="18.067cm" svg:x2="17.751cm" svg:y2="18.851cm">
          <text:p/>
        </draw:line>
        <draw:line draw:style-name="gr33" draw:text-style-name="P3" draw:layer="layout" svg:x1="17.972cm" svg:y1="18.067cm" svg:x2="17.972cm" svg:y2="18.479cm">
          <text:p/>
        </draw:line>
        <draw:frame draw:style-name="gr34" draw:text-style-name="P14" draw:layer="layout" svg:width="1.692cm" svg:height="2.156cm" svg:x="0.864cm" svg:y="1.64cm">
          <draw:text-box>
            <text:p><text:span text:style-name="T4">t</text:span><text:span text:style-name="T8">0</text:span></text:p>
          </draw:text-box>
        </draw:frame>
        <draw:frame draw:style-name="gr34" draw:text-style-name="P14" draw:layer="layout" svg:width="1.692cm" svg:height="2.156cm" svg:x="12.993cm" svg:y="12.24cm">
          <draw:text-box>
            <text:p><text:span text:style-name="T4">t</text:span><text:span text:style-name="T8">1</text:span></text:p>
          </draw:text-box>
        </draw:fram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35" draw:text-style-name="P20" draw:layer="layout" svg:width="0.938cm" svg:height="1.237cm" svg:x="10.535cm" svg:y="15.457cm">
          <draw:text-box>
            <text:p><text:span text:style-name="T9">z</text:span></text:p>
          </draw:text-box>
        </draw:frame>
        <draw:custom-shape draw:style-name="gr36" draw:text-style-name="P21" draw:layer="layout" svg:width="4.5cm" svg:height="7.073cm" svg:x="12.142cm" svg:y="12.537cm">
          <text:p/>
          <draw:enhanced-geometry svg:viewBox="0 0 21600 21600" draw:type="rectangle" draw:enhanced-path="M 0 0 L 21600 0 21600 21600 0 21600 0 0 Z N"/>
        </draw:custom-shape>
        <draw:measure draw:style-name="gr37" draw:text-style-name="P23" draw:layer="layout" svg:x1="17.306cm" svg:y1="1.692cm" svg:x2="17.306cm" svg:y2="19.545cm">
          <text:p text:style-name="P22"><text:span text:style-name="T10">L</text:span></text:p>
        </draw:measure>
        <draw:frame draw:style-name="gr38" draw:text-style-name="P24" draw:layer="layout" svg:width="2.563cm" svg:height="1.237cm" svg:x="13.111cm" svg:y="16.658cm">
          <draw:text-box>
            <text:p><text:span text:style-name="T11">gas</text:span><text:span text:style-name="T12"> A</text:span></text:p>
          </draw:text-box>
        </draw:frame>
        <draw:custom-shape draw:style-name="gr39" draw:text-style-name="P25" draw:layer="layout" svg:width="4.5cm" svg:height="10.917cm" svg:x="12.142cm" svg:y="1.62cm">
          <text:p/>
          <draw:enhanced-geometry svg:viewBox="0 0 21600 21600" draw:type="rectangle" draw:enhanced-path="M 0 0 L 21600 0 21600 21600 0 21600 0 0 Z N"/>
        </draw:custom-shape>
        <draw:custom-shape draw:style-name="gr40" draw:text-style-name="P26" draw:layer="layout" svg:width="4.299cm" svg:height="1.097cm" svg:x="12.243cm" svg:y="11.994cm">
          <text:p/>
          <draw:enhanced-geometry svg:viewBox="0 0 21600 21600" draw:type="rectangle" draw:enhanced-path="M 0 0 L 21600 0 21600 21600 0 21600 0 0 Z N"/>
        </draw:custom-shape>
        <draw:frame draw:style-name="gr41" draw:text-style-name="P27" draw:layer="layout" svg:width="2.445cm" svg:height="1.237cm" svg:x="13.17cm" svg:y="5.559cm">
          <draw:text-box>
            <text:p><text:span text:style-name="T13">gas</text:span><text:span text:style-name="T14"> B</text:span></text:p>
          </draw:text-box>
        </draw:frame>
        <draw:line draw:style-name="gr42" draw:text-style-name="P28" draw:layer="layout" svg:x1="15.635cm" svg:y1="11.923cm" svg:x2="15.635cm" svg:y2="9.244cm">
          <text:p/>
        </draw:line>
        <draw:frame draw:style-name="gr43" draw:text-style-name="P29" draw:layer="layout" svg:width="2.436cm" svg:height="1.237cm" svg:x="13.307cm" svg:y="10.779cm">
          <draw:text-box>
            <text:p><text:span text:style-name="T15">F</text:span><text:span text:style-name="T16">pis_B</text:span></text:p>
          </draw:text-box>
        </draw:frame>
        <draw:line draw:style-name="gr44" draw:text-style-name="P28" draw:layer="layout" svg:x1="13.035cm" svg:y1="13.14cm" svg:x2="13.035cm" svg:y2="16.346cm">
          <text:p/>
        </draw:line>
        <draw:frame draw:style-name="gr45" draw:text-style-name="P30" draw:layer="layout" svg:width="2.534cm" svg:height="1.237cm" svg:x="13.035cm" svg:y="13.008cm">
          <draw:text-box>
            <text:p><text:span text:style-name="T17">F</text:span><text:span text:style-name="T18">pis_A</text:span></text:p>
          </draw:text-box>
        </draw:frame>
        <draw:frame draw:style-name="gr46" draw:text-style-name="P31" draw:layer="layout" svg:width="1.713cm" svg:height="1.237cm" svg:x="13.235cm" svg:y="18.241cm">
          <draw:text-box>
            <text:p><text:span text:style-name="T19">Q</text:span><text:span text:style-name="T20">A</text:span></text:p>
          </draw:text-box>
        </draw:frame>
        <draw:frame draw:style-name="gr47" draw:text-style-name="P32" draw:layer="layout" svg:width="1.615cm" svg:height="1.237cm" svg:x="13.455cm" svg:y="1.828cm">
          <draw:text-box>
            <text:p><text:span text:style-name="T21">Q</text:span><text:span text:style-name="T22">B</text:span></text:p>
          </draw:text-box>
        </draw:frame>
        <draw:frame draw:style-name="gr35" draw:text-style-name="P33" draw:layer="layout" svg:width="0.938cm" svg:height="1.237cm" svg:x="12.243cm" svg:y="11.682cm">
          <draw:text-box>
            <text:p><text:span text:style-name="T23">a</text:span></text:p>
          </draw:text-box>
        </draw:frame>
        <draw:path draw:style-name="gr48" draw:text-style-name="P6" draw:layer="layout" svg:width="1.85cm" svg:height="0.212cm" draw:transform="rotate (1.5707963267949) translate (14.742448086225cm 20.5352543117696cm)" svg:viewBox="0 0 1851 213" svg:d="M0 106c391-2 304-108 619-106 282-1 314 213 626 213 305 0 219-97 606-102">
          <text:p/>
        </draw:path>
        <draw:path draw:style-name="gr49" draw:text-style-name="P34" draw:layer="layout" svg:width="1.85cm" svg:height="0.212cm" draw:transform="rotate (1.5707963267949) translate (14.962448086225cm 2.5527456882304cm)" svg:viewBox="0 0 1851 213" svg:d="M1851 106c-391-2-304-108-619-106-282-1-314 213-626 213-305 0-219-97-606-102">
          <text:p/>
        </draw:path>
        <draw:line draw:style-name="gr50" draw:text-style-name="P3" draw:layer="layout" svg:x1="11.343cm" svg:y1="19.54cm" svg:x2="11.343cm" svg:y2="12.513cm">
          <text:p/>
        </draw:lin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3d:scene draw:style-name="gr51"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frame draw:style-name="gr53" draw:text-style-name="P36" draw:layer="layout" svg:width="4.494cm" svg:height="1.661cm" svg:x="24.419cm" svg:y="21.317cm">
          <draw:text-box>
            <text:p text:style-name="P35"><text:span text:style-name="T24">area </text:span><text:span text:style-name="T25">A</text:span></text:p>
          </draw:text-box>
        </draw:frame>
        <draw:frame draw:style-name="gr54" draw:text-style-name="P37" draw:layer="layout" svg:width="1.734cm" svg:height="1.805cm" svg:x="28.138cm" svg:y="9.223cm">
          <draw:text-box>
            <text:p><text:span text:style-name="T26">v</text:span><text:span text:style-name="T27">x</text:span></text:p>
          </draw:text-box>
        </draw:frame>
        <draw:g draw:style-name="gr9">
          <draw:line draw:style-name="gr55" draw:text-style-name="P3" draw:layer="layout" svg:x1="2.633cm" svg:y1="18.657cm" svg:x2="0.942cm" svg:y2="13.822cm">
            <text:p/>
          </draw:line>
          <draw:line draw:style-name="gr55" draw:text-style-name="P3" draw:layer="layout" svg:x1="2.634cm" svg:y1="18.657cm" svg:x2="7.44cm" svg:y2="19.425cm">
            <text:p/>
          </draw:line>
          <draw:line draw:style-name="gr55" draw:text-style-name="P3" draw:layer="layout" svg:x1="2.634cm" svg:y1="18.657cm" svg:x2="5.386cm" svg:y2="16.169cm">
            <text:p/>
          </draw:line>
          <draw:frame draw:style-name="gr56" draw:text-style-name="P38" draw:layer="layout" svg:width="0.692cm" svg:height="1.381cm" svg:x="6.797cm" svg:y="18.259cm">
            <draw:text-box>
              <text:p><text:span text:style-name="T28">x</text:span></text:p>
            </draw:text-box>
          </draw:frame>
          <draw:frame draw:style-name="gr56" draw:text-style-name="P38" draw:layer="layout" svg:width="0.692cm" svg:height="1.381cm" svg:x="5.214cm" svg:y="15.761cm">
            <draw:text-box>
              <text:p><text:span text:style-name="T28">y</text:span></text:p>
            </draw:text-box>
          </draw:frame>
          <draw:frame draw:style-name="gr57" draw:text-style-name="P38" draw:layer="layout" svg:width="0.65cm" svg:height="1.381cm" svg:x="1.023cm" svg:y="13.293cm">
            <draw:text-box>
              <text:p><text:span text:style-name="T28">z</text:span></text:p>
            </draw:text-box>
          </draw:frame>
        </draw:g>
        <draw:frame draw:style-name="gr58" draw:text-style-name="P39" draw:layer="layout" svg:width="1.471cm" svg:height="1.805cm" svg:x="27.451cm" svg:y="3.752cm">
          <draw:text-box>
            <text:p><text:span text:style-name="T29">J</text:span><text:span text:style-name="T30">x</text:span></text:p>
          </draw:text-box>
        </draw:frame>
        <draw:polygon draw:style-name="gr59" draw:text-style-name="P40" draw:layer="layout" svg:width="5.378cm" svg:height="11.902cm" svg:x="15.35cm" svg:y="8.17cm" svg:viewBox="0 0 5379 11903" draw:points="0,3069 4212,0 5379,7312 2027,11903">
          <text:p/>
        </draw:polygon>
        <draw:polygon draw:style-name="gr60" draw:text-style-name="P41" draw:layer="layout" svg:width="12.095cm" svg:height="3.306cm" svg:x="7.354cm" svg:y="8.17cm" svg:viewBox="0 0 12096 3307" draw:points="0,3307 5160,590 12096,0 7996,3045">
          <text:p/>
        </draw:polygon>
        <draw:line draw:style-name="gr61" draw:text-style-name="P3" draw:layer="layout" svg:x1="22.674cm" svg:y1="14.658cm" svg:x2="26.816cm" svg:y2="10.059cm">
          <text:p/>
        </draw:line>
        <draw:g draw:style-name="gr9">
          <draw:path draw:style-name="gr55" draw:text-style-name="P3" draw:layer="layout" svg:width="4.155cm" svg:height="0cm" draw:transform="skewX (0.00052359877559833) rotate (1.9074703395046) translate (22.684982373473cm 14.6658879581152cm)" svg:viewBox="0 0 4156 1" svg:d="M0 0c1385 0 2771 1 4156 1">
            <text:p/>
          </draw:path>
          <draw:path draw:style-name="gr55" draw:text-style-name="P3" draw:layer="layout" svg:width="3.948cm" svg:height="0cm" draw:transform="rotate (-0.158301363155886) translate (22.6857937172775cm 14.6658879581152cm)" svg:viewBox="0 0 3949 1" svg:d="M0 0c1316 0 2633 0 3949 1">
            <text:p/>
          </draw:path>
          <draw:path draw:style-name="gr55" draw:text-style-name="P3" draw:layer="layout" svg:width="3.009cm" svg:height="0cm" draw:transform="rotate (0.735307213865211) translate (22.6857937172775cm 14.6658879581152cm)" svg:viewBox="0 0 3010 1" svg:d="M0 0c1003 0 2007 0 3010 1">
            <text:p/>
          </draw:path>
          <draw:path draw:style-name="gr62" draw:text-style-name="P42"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62" draw:text-style-name="P42"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63" draw:text-style-name="P42"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64" draw:text-style-name="P3" draw:layer="layout" svg:x1="21.762cm" svg:y1="11.87cm" svg:x2="26.816cm" svg:y2="10.059cm">
          <text:p/>
        </draw:line>
        <draw:line draw:style-name="gr61" draw:text-style-name="P3" draw:layer="layout" svg:x1="3.714cm" svg:y1="8.659cm" svg:x2="4.386cm" svg:y2="3.589cm">
          <text:p/>
        </draw:line>
        <draw:g draw:style-name="gr9">
          <draw:line draw:style-name="gr55" draw:text-style-name="P3" draw:layer="layout" svg:x1="3.713cm" svg:y1="8.659cm" svg:x2="2.022cm" svg:y2="3.824cm">
            <text:p/>
          </draw:line>
          <draw:line draw:style-name="gr55" draw:text-style-name="P3" draw:layer="layout" svg:x1="3.714cm" svg:y1="8.659cm" svg:x2="8.52cm" svg:y2="9.427cm">
            <text:p/>
          </draw:line>
          <draw:line draw:style-name="gr55" draw:text-style-name="P3" draw:layer="layout" svg:x1="3.714cm" svg:y1="8.659cm" svg:x2="6.466cm" svg:y2="6.171cm">
            <text:p/>
          </draw:line>
          <draw:frame draw:style-name="gr56" draw:text-style-name="P38" draw:layer="layout" svg:width="0.692cm" svg:height="1.381cm" svg:x="7.877cm" svg:y="8.261cm">
            <draw:text-box>
              <text:p><text:span text:style-name="T28">x</text:span></text:p>
            </draw:text-box>
          </draw:frame>
          <draw:frame draw:style-name="gr56" draw:text-style-name="P38" draw:layer="layout" svg:width="0.692cm" svg:height="1.381cm" svg:x="6.294cm" svg:y="5.763cm">
            <draw:text-box>
              <text:p><text:span text:style-name="T28">y</text:span></text:p>
            </draw:text-box>
          </draw:frame>
          <draw:frame draw:style-name="gr57" draw:text-style-name="P38" draw:layer="layout" svg:width="0.65cm" svg:height="1.381cm" svg:x="2.103cm" svg:y="3.295cm">
            <draw:text-box>
              <text:p><text:span text:style-name="T28">z</text:span></text:p>
            </draw:text-box>
          </draw:frame>
        </draw:g>
        <draw:line draw:style-name="gr64" draw:text-style-name="P3" draw:layer="layout" svg:x1="5.315cm" svg:y1="7.133cm" svg:x2="4.386cm" svg:y2="3.589cm">
          <text:p/>
        </draw:line>
        <draw:line draw:style-name="gr61" draw:text-style-name="P3" draw:layer="layout" svg:x1="11.846cm" svg:y1="9.388cm" svg:x2="11.918cm" svg:y2="2.384cm">
          <text:p/>
        </draw:line>
        <draw:g draw:style-name="gr9">
          <draw:path draw:style-name="gr55" draw:text-style-name="P3" draw:layer="layout" svg:width="4.155cm" svg:height="0cm" draw:transform="skewX (0.000523598775598358) rotate (1.99735479598231) translate (11.857348094591cm 9.39463233910924cm)" svg:viewBox="0 0 4156 1" svg:d="M0 0c1385 0 2771 1 4156 1">
            <text:p/>
          </draw:path>
          <draw:path draw:style-name="gr55" draw:text-style-name="P3" draw:layer="layout" svg:width="3.948cm" svg:height="0cm" draw:transform="rotate (-0.0684169066781773) translate (11.8581561630908cm 9.39455951007178cm)" svg:viewBox="0 0 3949 1" svg:d="M0 0c1316 0 2633 0 3949 1">
            <text:p/>
          </draw:path>
          <draw:path draw:style-name="gr55" draw:text-style-name="P3" draw:layer="layout" svg:width="3.009cm" svg:height="0cm" draw:transform="rotate (0.825191670342919) translate (11.8581561630908cm 9.39455951007178cm)" svg:viewBox="0 0 3010 1" svg:d="M0 0c1003 0 2007 0 3010 1">
            <text:p/>
          </draw:path>
          <draw:path draw:style-name="gr62" draw:text-style-name="P42"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62" draw:text-style-name="P42"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63" draw:text-style-name="P42"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64" draw:text-style-name="P3" draw:layer="layout" svg:x1="13.706cm" svg:y1="7.389cm" svg:x2="11.918cm" svg:y2="2.384cm">
          <text:p/>
        </draw:lin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g draw:style-name="gr9">
          <draw:line draw:style-name="gr55" draw:text-style-name="P3" draw:layer="layout" svg:x1="7.633cm" svg:y1="19.357cm" svg:x2="5.942cm" svg:y2="14.522cm">
            <text:p/>
          </draw:line>
          <draw:line draw:style-name="gr55" draw:text-style-name="P3" draw:layer="layout" svg:x1="7.634cm" svg:y1="19.357cm" svg:x2="12.44cm" svg:y2="20.125cm">
            <text:p/>
          </draw:line>
          <draw:line draw:style-name="gr55" draw:text-style-name="P3" draw:layer="layout" svg:x1="7.634cm" svg:y1="19.357cm" svg:x2="10.386cm" svg:y2="16.869cm">
            <text:p/>
          </draw:line>
          <draw:frame draw:style-name="gr56" draw:text-style-name="P38" draw:layer="layout" svg:width="0.692cm" svg:height="1.381cm" svg:x="11.797cm" svg:y="18.959cm">
            <draw:text-box>
              <text:p><text:span text:style-name="T28">x</text:span></text:p>
            </draw:text-box>
          </draw:frame>
          <draw:frame draw:style-name="gr56" draw:text-style-name="P38" draw:layer="layout" svg:width="0.692cm" svg:height="1.381cm" svg:x="10.214cm" svg:y="16.461cm">
            <draw:text-box>
              <text:p><text:span text:style-name="T28">y</text:span></text:p>
            </draw:text-box>
          </draw:frame>
          <draw:frame draw:style-name="gr57" draw:text-style-name="P38" draw:layer="layout" svg:width="0.65cm" svg:height="1.381cm" svg:x="6.023cm" svg:y="13.993cm">
            <draw:text-box>
              <text:p><text:span text:style-name="T28">z</text:span></text:p>
            </draw:text-box>
          </draw:frame>
        </draw:g>
        <draw:polygon draw:style-name="gr65" draw:text-style-name="P43" draw:layer="layout" svg:width="5.378cm" svg:height="11.902cm" svg:x="12.35cm" svg:y="5.17cm" svg:viewBox="0 0 5379 11903" draw:points="0,3069 4212,0 5379,7312 2027,11903">
          <text:p/>
        </draw:polygon>
        <draw:polygon draw:style-name="gr66" draw:text-style-name="P44" draw:layer="layout" svg:width="12.205cm" svg:height="3.306cm" svg:x="4.354cm" svg:y="5.17cm" svg:viewBox="0 0 12206 3307" draw:points="0,3307 5160,590 12206,0 7996,3068">
          <text:p/>
        </draw:polygon>
        <draw:g draw:style-name="gr9">
          <svg:title>TexMaths</svg:title>
          <svg:desc>28§latex§\yF
= 
\begin{bmatrix}
7 \\ -1 \\ \bm{2}
\end{bmatrix}
\unit{N}§svg§600§TRUE§</svg:desc>
          <draw:path draw:style-name="gr67" draw:text-style-name="P45"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67" draw:text-style-name="P45" draw:layer="layout" svg:width="0.688cm" svg:height="0.346cm" svg:x="18.004cm" svg:y="14.562cm" svg:viewBox="0 0 689 347" svg:d="M0 77c230 0 459 0 689 0 0-26 0-51 0-77-230 0-459 0-689 0 0 26 0 51 0 77zM0 347c230 0 459 0 689 0 0-25 0-49 0-73-230 0-459 0-689 0 0 24 0 48 0 73z">
            <text:p/>
          </draw:path>
          <draw:path draw:style-name="gr67" draw:text-style-name="P45" draw:layer="layout" svg:width="0.323cm" svg:height="0.831cm" svg:x="19.371cm" svg:y="12.33cm" svg:viewBox="0 0 324 832" svg:d="M324 69c0-23 0-46 0-69-108 0-216 0-324 0 0 277 0 554 0 832 35 0 70 0 106 0 0-236 0-472 0-708 0-33 25-55 58-55 53 0 107 0 160 0z">
            <text:p/>
          </draw:path>
          <draw:path draw:style-name="gr67" draw:text-style-name="P45" draw:layer="layout" svg:width="0.105cm" svg:height="0.867cm" svg:x="19.371cm" svg:y="13.092cm" svg:viewBox="0 0 106 868" svg:d="M106 868c0-289 0-579 0-868-36 0-71 0-106 0 0 289 0 579 0 868 35 0 70 0 106 0z">
            <text:p/>
          </draw:path>
          <draw:path draw:style-name="gr67" draw:text-style-name="P45" draw:layer="layout" svg:width="0.105cm" svg:height="0.867cm" svg:x="19.371cm" svg:y="13.902cm" svg:viewBox="0 0 106 868" svg:d="M106 868c0-289 0-579 0-868-36 0-71 0-106 0 0 289 0 579 0 868 35 0 70 0 106 0z">
            <text:p/>
          </draw:path>
          <draw:path draw:style-name="gr67" draw:text-style-name="P45" draw:layer="layout" svg:width="0.105cm" svg:height="0.863cm" svg:x="19.371cm" svg:y="14.712cm" svg:viewBox="0 0 106 864" svg:d="M106 864c0-288 0-576 0-864-36 0-71 0-106 0 0 288 0 576 0 864 35 0 70 0 106 0z">
            <text:p/>
          </draw:path>
          <draw:path draw:style-name="gr67" draw:text-style-name="P45" draw:layer="layout" svg:width="0.105cm" svg:height="0.863cm" svg:x="19.371cm" svg:y="15.522cm" svg:viewBox="0 0 106 864" svg:d="M106 864c0-288 0-576 0-864-36 0-71 0-106 0 0 288 0 576 0 864 35 0 70 0 106 0z">
            <text:p/>
          </draw:path>
          <draw:path draw:style-name="gr67" draw:text-style-name="P45" draw:layer="layout" svg:width="0.323cm" svg:height="0.831cm" svg:x="19.371cm" svg:y="16.35cm" svg:viewBox="0 0 324 832" svg:d="M324 832c0-23 0-47 0-70-53 0-107 0-160 0-33 0-58-22-58-54 0-236 0-472 0-708-36 0-71 0-106 0 0 277 0 554 0 832 108 0 216 0 324 0z">
            <text:p/>
          </draw:path>
          <draw:path draw:style-name="gr67" draw:text-style-name="P45"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67" draw:text-style-name="P45" draw:layer="layout" svg:width="0.688cm" svg:height="0.076cm" svg:x="19.827cm" svg:y="14.708cm" svg:viewBox="0 0 689 77" svg:d="M689 77c0-26 0-51 0-77-230 0-459 0-689 0 0 26 0 51 0 77 230 0 459 0 689 0z">
            <text:p/>
          </draw:path>
          <draw:path draw:style-name="gr67" draw:text-style-name="P45"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68" draw:text-style-name="P46"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67" draw:text-style-name="P45" draw:layer="layout" svg:width="0.32cm" svg:height="0.831cm" svg:x="21.288cm" svg:y="12.33cm" svg:viewBox="0 0 321 832" svg:d="M321 832c0-278 0-555 0-832-107 0-214 0-321 0 0 23 0 46 0 69 52 0 104 0 157 0 33 0 62 22 62 55 0 236 0 472 0 708 34 0 68 0 102 0z">
            <text:p/>
          </draw:path>
          <draw:path draw:style-name="gr67" draw:text-style-name="P45" draw:layer="layout" svg:width="0.101cm" svg:height="0.863cm" svg:x="21.507cm" svg:y="13.092cm" svg:viewBox="0 0 102 864" svg:d="M102 864c0-288 0-576 0-864-34 0-68 0-102 0 0 288 0 576 0 864 34 0 68 0 102 0z">
            <text:p/>
          </draw:path>
          <draw:path draw:style-name="gr67" draw:text-style-name="P45" draw:layer="layout" svg:width="0.101cm" svg:height="0.863cm" svg:x="21.507cm" svg:y="13.902cm" svg:viewBox="0 0 102 864" svg:d="M102 864c0-288 0-576 0-864-34 0-68 0-102 0 0 288 0 576 0 864 34 0 68 0 102 0z">
            <text:p/>
          </draw:path>
          <draw:path draw:style-name="gr67" draw:text-style-name="P45" draw:layer="layout" svg:width="0.101cm" svg:height="0.863cm" svg:x="21.507cm" svg:y="14.712cm" svg:viewBox="0 0 102 864" svg:d="M102 864c0-288 0-576 0-864-34 0-68 0-102 0 0 288 0 576 0 864 34 0 68 0 102 0z">
            <text:p/>
          </draw:path>
          <draw:path draw:style-name="gr67" draw:text-style-name="P45" draw:layer="layout" svg:width="0.101cm" svg:height="0.863cm" svg:x="21.507cm" svg:y="15.522cm" svg:viewBox="0 0 102 864" svg:d="M102 864c0-288 0-576 0-864-34 0-68 0-102 0 0 288 0 576 0 864 34 0 68 0 102 0z">
            <text:p/>
          </draw:path>
          <draw:path draw:style-name="gr67" draw:text-style-name="P45" draw:layer="layout" svg:width="0.32cm" svg:height="0.831cm" svg:x="21.288cm" svg:y="16.35cm" svg:viewBox="0 0 321 832" svg:d="M321 832c0-278 0-555 0-832-34 0-68 0-102 0 0 236 0 472 0 708 0 32-29 54-62 54-53 0-105 0-157 0 0 23 0 47 0 70 107 0 214 0 321 0z">
            <text:p/>
          </draw:path>
          <draw:path draw:style-name="gr67" draw:text-style-name="P45"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69" draw:text-style-name="P47" draw:layer="layout" svg:width="3.528cm" svg:height="1.17cm" svg:x="15.28cm" svg:y="15.247cm">
          <draw:text-box>
            <text:p text:style-name="P40"><text:span text:style-name="T31">x</text:span><text:span text:style-name="T32">-cross.</text:span></text:p>
          </draw:text-box>
        </draw:frame>
        <draw:g draw:style-name="gr9">
          <svg:title>TexMaths</svg:title>
          <svg:desc>28§latex§\yF
= 
\begin{bmatrix}
\bm{2} \\ 0 \\  -3
\end{bmatrix}
\unit{N}§svg§600§TRUE§</svg:desc>
          <draw:path draw:style-name="gr70" draw:text-style-name="P48"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70" draw:text-style-name="P49" draw:layer="layout" svg:width="0.663cm" svg:height="0.333cm" svg:x="12.661cm" svg:y="2.528cm" svg:viewBox="0 0 664 334" svg:d="M0 74c221 0 443 0 664 0 0-25 0-49 0-74-221 0-443 0-664 0 0 25 0 49 0 74zM0 334c221 0 443 0 664 0 0-24 0-47 0-70-221 0-443 0-664 0 0 23 0 46 0 70z">
            <text:p/>
          </draw:path>
          <draw:path draw:style-name="gr70" draw:text-style-name="P49" draw:layer="layout" svg:width="0.312cm" svg:height="0.8cm" svg:x="13.979cm" svg:y="0.377cm" svg:viewBox="0 0 313 801" svg:d="M313 67c0-22 0-45 0-67-104 0-209 0-313 0 0 267 0 534 0 801 34 0 68 0 102 0 0-227 0-454 0-682 0-31 25-52 56-52 52 0 103 0 155 0z">
            <text:p/>
          </draw:path>
          <draw:path draw:style-name="gr70" draw:text-style-name="P49" draw:layer="layout" svg:width="0.101cm" svg:height="0.835cm" svg:x="13.979cm" svg:y="1.111cm" svg:viewBox="0 0 102 836" svg:d="M102 836c0-278 0-557 0-836-34 0-68 0-102 0 0 279 0 558 0 836 34 0 68 0 102 0z">
            <text:p/>
          </draw:path>
          <draw:path draw:style-name="gr70" draw:text-style-name="P49" draw:layer="layout" svg:width="0.101cm" svg:height="0.835cm" svg:x="13.979cm" svg:y="1.891cm" svg:viewBox="0 0 102 836" svg:d="M102 836c0-278 0-557 0-836-34 0-68 0-102 0 0 279 0 558 0 836 34 0 68 0 102 0z">
            <text:p/>
          </draw:path>
          <draw:path draw:style-name="gr70" draw:text-style-name="P49" draw:layer="layout" svg:width="0.101cm" svg:height="0.832cm" svg:x="13.979cm" svg:y="2.672cm" svg:viewBox="0 0 102 833" svg:d="M102 833c0-278 0-555 0-833-34 0-68 0-102 0 0 278 0 555 0 833 34 0 68 0 102 0z">
            <text:p/>
          </draw:path>
          <draw:path draw:style-name="gr70" draw:text-style-name="P49" draw:layer="layout" svg:width="0.101cm" svg:height="0.832cm" svg:x="13.979cm" svg:y="3.452cm" svg:viewBox="0 0 102 833" svg:d="M102 833c0-278 0-555 0-833-34 0-68 0-102 0 0 278 0 555 0 833 34 0 68 0 102 0z">
            <text:p/>
          </draw:path>
          <draw:path draw:style-name="gr70" draw:text-style-name="P49" draw:layer="layout" svg:width="0.312cm" svg:height="0.8cm" svg:x="13.979cm" svg:y="4.25cm" svg:viewBox="0 0 313 801" svg:d="M313 801c0-22 0-44 0-66-52 0-103 0-155 0-31 0-56-22-56-53 0-227 0-455 0-682-34 0-68 0-102 0 0 267 0 534 0 801 104 0 209 0 313 0z">
            <text:p/>
          </draw:path>
          <draw:path draw:style-name="gr68" draw:text-style-name="P46"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70" draw:text-style-name="P49"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70" draw:text-style-name="P49" draw:layer="layout" svg:width="0.663cm" svg:height="0.073cm" svg:x="14.418cm" svg:y="4.295cm" svg:viewBox="0 0 664 74" svg:d="M664 74c0-25 0-49 0-74-221 0-443 0-664 0 0 25 0 49 0 74 221 0 443 0 664 0z">
            <text:p/>
          </draw:path>
          <draw:path draw:style-name="gr70" draw:text-style-name="P49"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70" draw:text-style-name="P49" draw:layer="layout" svg:width="0.308cm" svg:height="0.8cm" svg:x="15.828cm" svg:y="0.377cm" svg:viewBox="0 0 309 801" svg:d="M309 801c0-267 0-534 0-801-103 0-206 0-309 0 0 22 0 45 0 67 50 0 101 0 151 0 32 0 60 21 60 52 0 228 0 455 0 682 33 0 66 0 98 0z">
            <text:p/>
          </draw:path>
          <draw:path draw:style-name="gr70" draw:text-style-name="P49" draw:layer="layout" svg:width="0.097cm" svg:height="0.832cm" svg:x="16.039cm" svg:y="1.111cm" svg:viewBox="0 0 98 833" svg:d="M98 833c0-278 0-555 0-833-32 0-65 0-98 0 0 278 0 555 0 833 33 0 66 0 98 0z">
            <text:p/>
          </draw:path>
          <draw:path draw:style-name="gr70" draw:text-style-name="P49" draw:layer="layout" svg:width="0.097cm" svg:height="0.832cm" svg:x="16.039cm" svg:y="1.891cm" svg:viewBox="0 0 98 833" svg:d="M98 833c0-278 0-555 0-833-32 0-65 0-98 0 0 278 0 555 0 833 33 0 66 0 98 0z">
            <text:p/>
          </draw:path>
          <draw:path draw:style-name="gr70" draw:text-style-name="P49" draw:layer="layout" svg:width="0.097cm" svg:height="0.832cm" svg:x="16.039cm" svg:y="2.672cm" svg:viewBox="0 0 98 833" svg:d="M98 833c0-278 0-555 0-833-32 0-65 0-98 0 0 278 0 555 0 833 33 0 66 0 98 0z">
            <text:p/>
          </draw:path>
          <draw:path draw:style-name="gr70" draw:text-style-name="P49" draw:layer="layout" svg:width="0.097cm" svg:height="0.832cm" svg:x="16.039cm" svg:y="3.452cm" svg:viewBox="0 0 98 833" svg:d="M98 833c0-278 0-555 0-833-32 0-65 0-98 0 0 278 0 555 0 833 33 0 66 0 98 0z">
            <text:p/>
          </draw:path>
          <draw:path draw:style-name="gr70" draw:text-style-name="P49" draw:layer="layout" svg:width="0.308cm" svg:height="0.8cm" svg:x="15.828cm" svg:y="4.25cm" svg:viewBox="0 0 309 801" svg:d="M309 801c0-267 0-534 0-801-32 0-65 0-98 0 0 227 0 455 0 682 0 31-28 53-60 53-50 0-101 0-151 0 0 22 0 44 0 66 103 0 206 0 309 0z">
            <text:p/>
          </draw:path>
          <draw:path draw:style-name="gr70" draw:text-style-name="P49"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71" draw:text-style-name="P50" draw:layer="layout" svg:width="3.473cm" svg:height="1.17cm" svg:x="9.881cm" svg:y="3.247cm">
          <draw:text-box>
            <text:p text:style-name="P40"><text:span text:style-name="T33">z</text:span><text:span text:style-name="T34">-cross.</text:span></text:p>
          </draw:text-box>
        </draw:frame>
        <draw:custom-shape draw:style-name="gr72" draw:text-style-name="P51"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3" draw:text-style-name="P6" draw:layer="layout" svg:width="1.28cm" svg:height="0.214cm" svg:x="14.708cm" svg:y="11.571cm" svg:viewBox="0 0 1281 215" svg:d="M1281 215c-644 0-462-205-1281-215">
          <text:p/>
        </draw:path>
        <draw:path draw:style-name="gr74" draw:text-style-name="P6" draw:layer="layout" svg:width="2.631cm" svg:height="0.448cm" svg:x="16.105cm" svg:y="11.337cm" svg:viewBox="0 0 2632 449" svg:d="M2632 224c-826-4-644-228-1309-224-596-4-665 449-1323 449">
          <text:p/>
        </draw:path>
        <draw:path draw:style-name="gr73" draw:text-style-name="P6" draw:layer="layout" svg:width="1.28cm" svg:height="0.214cm" draw:transform="rotate (1.68371912939893) translate (9.86498630304442cm 7.99703391154555cm)" svg:viewBox="0 0 1281 215" svg:d="M1281 215c-644 0-462-205-1281-215">
          <text:p/>
        </draw:path>
        <draw:path draw:style-name="gr74" draw:text-style-name="P6" draw:layer="layout" svg:width="2.631cm" svg:height="0.448cm" draw:transform="rotate (1.68371912939893) translate (9.47489893652814cm 6.63484297984228cm)" svg:viewBox="0 0 2632 449" svg:d="M2632 224c-826-4-644-228-1309-224-596-4-665 449-1323 449">
          <text:p/>
        </draw:path>
        <draw:custom-shape draw:style-name="gr75" draw:text-style-name="P52"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2"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path draw:style-name="gr77" draw:text-style-name="P3" draw:layer="layout" svg:width="19.072cm" svg:height="7.967cm" draw:transform="skewX (-1.22559245552108E-017) rotate (0.11065387457644) translate (3.50977234999903cm 4.63276420119389cm)" svg:viewBox="0 0 19073 7968" svg:d="M0 6169c5941 0 3406-751 5666-3460s4104-3015 5453-2504c1348 511-315 3415 1942 5520 2257 2104 6012 2243 6012 2243">
          <text:p/>
        </draw:path>
        <dr3d:scene draw:style-name="gr78"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9" draw:layer="layout" svg:viewBox="0 -5000 2500 10000" svg:d="M0 5000l125-500 125-500 250-1000 500-2000 500-2000 500-2000 500-2000h-500-500-500-500-250-250z"/>
        </dr3d:scene>
        <dr3d:scene draw:style-name="gr78"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0" draw:layer="layout"/>
        </dr3d:scene>
        <dr3d:scene draw:style-name="gr78"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9">
          <svg:title>TexMaths</svg:title>
          <svg:desc>28§display§t_{1}§svg§600§TRUE§</svg:desc>
          <draw:path draw:style-name="gr81" draw:text-style-name="P53"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81" draw:text-style-name="P53"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9">
          <svg:title>TexMaths</svg:title>
          <svg:desc>28§display§t_{2}§svg§600§TRUE§</svg:desc>
          <draw:path draw:style-name="gr81" draw:text-style-name="P53"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81" draw:text-style-name="P53"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9" presentation:class="page"/>
          <draw:frame presentation:style-name="pr1" draw:text-style-name="P54"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line draw:style-name="gr82" draw:text-style-name="P3" draw:layer="layout" svg:x1="16.351cm" svg:y1="13.015cm" svg:x2="16.351cm" svg:y2="8.414cm">
          <text:p/>
        </draw:line>
        <draw:custom-shape draw:style-name="gr83" draw:text-style-name="P3"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3"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 draw:text-style-name="P3" draw:layer="layout" svg:x1="22.492cm" svg:y1="6.865cm" svg:x2="19.884cm" svg:y2="4.743cm">
          <text:p/>
        </draw:line>
        <dr3d:scene draw:style-name="gr86"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7" draw:layer="layout"/>
        </dr3d:scene>
        <draw:frame draw:style-name="gr88" draw:text-style-name="P55" draw:layer="layout" svg:width="0.9cm" svg:height="0.992cm" svg:x="19.884cm" svg:y="4.028cm">
          <draw:text-box>
            <text:p><text:span text:style-name="T35">v</text:span></text:p>
          </draw:text-box>
        </draw:frame>
        <draw:line draw:style-name="gr89" draw:text-style-name="P3" draw:layer="layout" svg:x1="16.351cm" svg:y1="14.612cm" svg:x2="16.351cm" svg:y2="13.115cm">
          <text:p/>
        </draw:line>
        <draw:line draw:style-name="gr90" draw:text-style-name="P3" draw:layer="layout" svg:x1="22.382cm" svg:y1="7.175cm" svg:x2="16.352cm" svg:y2="8.414cm">
          <text:p/>
        </draw:lin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91" draw:text-style-name="P56"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92" draw:text-style-name="P3" draw:layer="layout" svg:x1="14.489cm" svg:y1="14.156cm" svg:x2="14.489cm" svg:y2="1.238cm">
          <text:p/>
        </draw:line>
        <dr3d:scene draw:style-name="gr93"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4" draw:layer="layout"/>
        </dr3d:scene>
        <draw:frame draw:style-name="gr88" draw:text-style-name="P55" draw:layer="layout" svg:width="0.9cm" svg:height="0.992cm" svg:x="18.799cm" svg:y="6.952cm">
          <draw:text-box>
            <text:p><text:span text:style-name="T35">v</text:span></text:p>
          </draw:text-box>
        </draw:frame>
        <draw:line draw:style-name="gr90" draw:text-style-name="P3" draw:layer="layout" svg:x1="21.989cm" svg:y1="5.599cm" svg:x2="14.504cm" svg:y2="1.023cm">
          <text:p/>
        </draw:line>
        <draw:line draw:style-name="gr95" draw:text-style-name="P3" draw:layer="layout" svg:x1="22.389cm" svg:y1="6.109cm" svg:x2="22.389cm" svg:y2="12.013cm">
          <text:p/>
        </draw:line>
        <draw:frame draw:style-name="gr88" draw:text-style-name="P57" draw:layer="layout" svg:width="0.9cm" svg:height="0.992cm" svg:x="22.33cm" svg:y="8.261cm">
          <draw:text-box>
            <text:p><text:span text:style-name="T36">z</text:span></text:p>
          </draw:text-box>
        </draw:frame>
        <draw:frame draw:style-name="gr96" draw:text-style-name="P58" draw:layer="layout" svg:width="0.913cm" svg:height="0.992cm" svg:x="18.53cm" svg:y="2.761cm">
          <draw:text-box>
            <text:p><text:span text:style-name="T37">L</text:span></text:p>
          </draw:text-box>
        </draw:frame>
        <draw:g draw:style-name="gr9">
          <draw:line draw:style-name="gr97" draw:text-style-name="P3" draw:layer="layout" svg:x1="22.089cm" svg:y1="5.98cm" svg:x2="19.253cm" svg:y2="7.985cm">
            <text:p/>
          </draw:line>
          <dr3d:scene draw:style-name="gr98"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9" draw:layer="layout" svg:viewBox="0 -5000 2500 10000" svg:d="M0 5000l125-500 125-500 250-1000 500-2000 500-2000 500-2000 500-2000h-500-500-500-500-250-250z"/>
          </dr3d:scene>
        </draw:g>
        <draw:line draw:style-name="gr90" draw:text-style-name="P3" draw:layer="layout" svg:x1="14.504cm" svg:y1="9.796cm" svg:x2="14.504cm" svg:y2="1.023cm">
          <text:p/>
        </draw:lin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14" draw:text-style-name="P3" draw:layer="layout" svg:width="8.993cm" svg:height="14.999cm" svg:x="3.453cm" svg:y="1.172cm">
          <draw:image xlink:href="Pictures/10000001000001540000023774712B8F.png" xlink:type="simple" xlink:show="embed" xlink:actuate="onLoad" draw:mime-type="image/png">
            <text:p/>
          </draw:image>
        </draw:frame>
        <draw:custom-shape draw:style-name="gr100" draw:text-style-name="P56" draw:layer="layout" svg:width="4.947cm" svg:height="6.152cm" svg:x="5.498cm" svg:y="12.383cm">
          <text:p/>
          <draw:enhanced-geometry svg:viewBox="0 0 21600 21600" draw:type="rectangle" draw:enhanced-path="M 0 0 L 21600 0 21600 21600 0 21600 0 0 Z N"/>
        </draw:custom-shape>
        <draw:path draw:style-name="gr29" draw:text-style-name="P18" draw:layer="layout" svg:width="3.014cm" svg:height="0.43cm" svg:x="1.246cm" svg:y="18.902cm" svg:viewBox="0 0 3015 431" svg:d="M0 246v-31-30h2442v30 31zM2447 386l26-53 18-59 4-61-6-61-18-57-25-52-33-43 602 215-602 216z">
          <text:p/>
        </draw:path>
        <draw:path draw:style-name="gr30" draw:text-style-name="P18" draw:layer="layout" svg:width="0.43cm" svg:height="3.014cm" svg:x="1.03cm" svg:y="16.102cm" svg:viewBox="0 0 431 3015" svg:d="M246 3015h-31-30v-2442h30 31zM386 568l-53-26-59-17-61-5-61 6-57 18-52 26-43 32 215-602 216 602z">
          <text:p/>
        </draw:path>
        <draw:path draw:style-name="gr31" draw:text-style-name="P19"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2" draw:text-style-name="P19"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14" draw:text-style-name="P3" draw:layer="layout" svg:width="8.993cm" svg:height="14.999cm" svg:x="18.453cm" svg:y="0.473cm">
          <draw:image xlink:href="Pictures/10000001000001540000023774712B8F.png" xlink:type="simple" xlink:show="embed" xlink:actuate="onLoad" draw:mime-type="image/png">
            <text:p/>
          </draw:image>
        </draw:frame>
        <draw:custom-shape draw:style-name="gr100" draw:text-style-name="P56" draw:layer="layout" svg:width="4.947cm" svg:height="6.152cm" svg:x="20.498cm" svg:y="11.684cm">
          <text:p/>
          <draw:enhanced-geometry svg:viewBox="0 0 21600 21600" draw:type="rectangle" draw:enhanced-path="M 0 0 L 21600 0 21600 21600 0 21600 0 0 Z N"/>
        </draw:custom-shape>
        <draw:path draw:style-name="gr29" draw:text-style-name="P18" draw:layer="layout" svg:width="3.014cm" svg:height="0.43cm" svg:x="19.141cm" svg:y="19.203cm" svg:viewBox="0 0 3015 431" svg:d="M0 246v-31-30h2442v30 31zM2447 386l26-53 18-59 4-61-6-61-18-57-25-52-33-43 602 215-602 216z">
          <text:p/>
        </draw:path>
        <draw:path draw:style-name="gr30" draw:text-style-name="P18" draw:layer="layout" svg:width="0.43cm" svg:height="3.014cm" svg:x="18.925cm" svg:y="16.403cm" svg:viewBox="0 0 431 3015" svg:d="M246 3015h-31-30v-2442h30 31zM386 568l-53-26-59-17-61-5-61 6-57 18-52 26-43 32 215-602 216 602z">
          <text:p/>
        </draw:path>
        <draw:path draw:style-name="gr31" draw:text-style-name="P19"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2" draw:text-style-name="P19"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14" draw:text-style-name="P3" draw:layer="layout" svg:width="8.993cm" svg:height="14.999cm" svg:x="3.453cm" svg:y="1.172cm">
          <draw:image xlink:href="Pictures/10000001000001540000023774712B8F.png" xlink:type="simple" xlink:show="embed" xlink:actuate="onLoad" draw:mime-type="image/png">
            <text:p/>
          </draw:image>
        </draw:frame>
        <draw:custom-shape draw:style-name="gr100" draw:text-style-name="P56" draw:layer="layout" svg:width="4.947cm" svg:height="6.152cm" svg:x="5.498cm" svg:y="12.383cm">
          <text:p/>
          <draw:enhanced-geometry svg:viewBox="0 0 21600 21600" draw:type="rectangle" draw:enhanced-path="M 0 0 L 21600 0 21600 21600 0 21600 0 0 Z N"/>
        </draw:custom-shape>
        <draw:path draw:style-name="gr29" draw:text-style-name="P18" draw:layer="layout" svg:width="3.014cm" svg:height="0.43cm" svg:x="1.246cm" svg:y="18.902cm" svg:viewBox="0 0 3015 431" svg:d="M0 246v-31-30h2442v30 31zM2447 386l26-53 18-59 4-61-6-61-18-57-25-52-33-43 602 215-602 216z">
          <text:p/>
        </draw:path>
        <draw:path draw:style-name="gr30" draw:text-style-name="P18" draw:layer="layout" svg:width="0.43cm" svg:height="3.014cm" svg:x="1.03cm" svg:y="16.102cm" svg:viewBox="0 0 431 3015" svg:d="M246 3015h-31-30v-2442h30 31zM386 568l-53-26-59-17-61-5-61 6-57 18-52 26-43 32 215-602 216 602z">
          <text:p/>
        </draw:path>
        <draw:path draw:style-name="gr31" draw:text-style-name="P19"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2" draw:text-style-name="P19"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14" draw:text-style-name="P3" draw:layer="layout" svg:width="8.993cm" svg:height="14.999cm" svg:x="18.453cm" svg:y="0.473cm">
          <draw:image xlink:href="Pictures/10000001000001540000023774712B8F.png" xlink:type="simple" xlink:show="embed" xlink:actuate="onLoad" draw:mime-type="image/png">
            <text:p/>
          </draw:image>
        </draw:frame>
        <draw:custom-shape draw:style-name="gr100" draw:text-style-name="P56" draw:layer="layout" svg:width="4.947cm" svg:height="6.152cm" svg:x="20.498cm" svg:y="11.684cm">
          <text:p/>
          <draw:enhanced-geometry svg:viewBox="0 0 21600 21600" draw:type="rectangle" draw:enhanced-path="M 0 0 L 21600 0 21600 21600 0 21600 0 0 Z N"/>
        </draw:custom-shape>
        <draw:path draw:style-name="gr29" draw:text-style-name="P18" draw:layer="layout" svg:width="3.014cm" svg:height="0.43cm" svg:x="16.56cm" svg:y="16.105cm" svg:viewBox="0 0 3015 431" svg:d="M0 246v-31-30h2442v30 31zM2447 386l26-53 18-59 4-61-6-61-18-57-25-52-33-43 602 215-602 216z">
          <text:p/>
        </draw:path>
        <draw:path draw:style-name="gr30" draw:text-style-name="P18" draw:layer="layout" svg:width="0.43cm" svg:height="3.014cm" svg:x="16.344cm" svg:y="13.305cm" svg:viewBox="0 0 431 3015" svg:d="M246 3015h-31-30v-2442h30 31zM386 568l-53-26-59-17-61-5-61 6-57 18-52 26-43 32 215-602 216 602z">
          <text:p/>
        </draw:path>
        <draw:path draw:style-name="gr31" draw:text-style-name="P19"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2" draw:text-style-name="P19"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01" draw:text-style-name="P11" draw:layer="layout" svg:width="10.743cm" svg:height="2.036cm" svg:x="17.484cm" svg:y="17.873cm">
          <text:p/>
          <draw:enhanced-geometry svg:viewBox="0 0 21600 21600" draw:type="rectangle" draw:enhanced-path="M 0 0 L 21600 0 21600 21600 0 21600 0 0 Z N"/>
        </draw:custom-shape>
        <draw:line draw:style-name="gr102" draw:text-style-name="P3" draw:layer="layout" svg:x1="20.498cm" svg:y1="17.854cm" svg:x2="25.445cm" svg:y2="17.854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14" draw:text-style-name="P3" draw:layer="layout" svg:width="5.364cm" svg:height="13.385cm" svg:x="11.153cm" svg:y="1.873cm">
          <draw:image xlink:href="Pictures/1000000000000063000000F74942FFCF.png" xlink:type="simple" xlink:show="embed" xlink:actuate="onLoad" draw:mime-type="image/png">
            <text:p/>
          </draw:image>
        </draw:frame>
        <draw:g draw:style-name="gr9">
          <draw:path draw:style-name="gr29" draw:text-style-name="P18" draw:layer="layout" svg:width="2.338cm" svg:height="0.333cm" svg:x="10.159cm" svg:y="8.867cm" svg:viewBox="0 0 2339 334" svg:d="M0 191v-24-23h1895v23 24zM1898 299l21-41 14-45 3-48-5-47-14-44-19-41-26-33 467 167-467 167z">
            <text:p/>
          </draw:path>
          <draw:path draw:style-name="gr30" draw:text-style-name="P18" draw:layer="layout" svg:width="0.333cm" svg:height="2.338cm" svg:x="9.991cm" svg:y="6.694cm" svg:viewBox="0 0 334 2339" svg:d="M191 2339h-24-23v-1894h23 24zM299 441l-41-20-45-14-48-4-47 5-44 14-41 20-33 25 167-467 167 467z">
            <text:p/>
          </draw:path>
          <draw:path draw:style-name="gr31" draw:text-style-name="P19"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32" draw:text-style-name="P19"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03" draw:text-style-name="P11" draw:layer="layout" svg:width="9.142cm" svg:height="0.777cm" svg:x="8.938cm" svg:y="15.313cm">
          <text:p/>
          <draw:enhanced-geometry svg:viewBox="0 0 21600 21600" draw:type="rectangle" draw:enhanced-path="M 0 0 L 21600 0 21600 21600 0 21600 0 0 Z N"/>
        </draw:custom-shape>
        <draw:line draw:style-name="gr104" draw:text-style-name="P3" draw:layer="layout" svg:x1="11.485cm" svg:y1="15.294cm" svg:x2="12.702cm" svg:y2="15.294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100" draw:text-style-name="P56" draw:layer="layout" svg:width="4.947cm" svg:height="6.152cm" svg:x="12.086cm" svg:y="4.479cm">
          <text:p/>
          <draw:enhanced-geometry svg:viewBox="0 0 21600 21600" draw:type="rectangle" draw:enhanced-path="M 0 0 L 21600 0 21600 21600 0 21600 0 0 Z N"/>
        </draw:custom-shape>
        <draw:path draw:style-name="gr30" draw:text-style-name="P18" draw:layer="layout" svg:width="0.43cm" svg:height="3.014cm" svg:x="9.676cm" svg:y="5.724cm" svg:viewBox="0 0 431 3015" svg:d="M246 3015h-31-30v-2442h30 31zM386 568l-53-26-59-17-61-5-61 6-57 18-52 26-43 32 215-602 216 602z">
          <text:p/>
        </draw:path>
        <draw:path draw:style-name="gr31" draw:text-style-name="P19"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05" draw:text-style-name="P3" draw:layer="layout" svg:width="2.628cm" svg:height="4.82cm" draw:transform="rotate (0.770737397680696) translate (7.884cm 15cm)" svg:viewBox="0 0 2629 4821" svg:d="M0 0c0 0 1743 1693 2361 2293 648 814-85 2528-85 2528">
          <text:p/>
        </draw:path>
        <draw:line draw:style-name="gr106" draw:text-style-name="P3" draw:layer="layout" svg:x1="19.079cm" svg:y1="8.738cm" svg:x2="17.914cm" svg:y2="8.738cm">
          <text:p/>
        </draw:line>
        <draw:line draw:style-name="gr106" draw:text-style-name="P3" draw:layer="layout" svg:x1="17.027cm" svg:y1="10.813cm" svg:x2="15.507cm" svg:y2="10.813cm">
          <text:p/>
        </draw:line>
        <draw:path draw:style-name="gr106" draw:text-style-name="P3" draw:layer="layout" svg:width="2.257cm" svg:height="0.285cm" draw:transform="skewX (0.478394747971646) rotate (-1.97431644985599) translate (18.0168475820177cm 8.86264265922793cm)" svg:viewBox="0 0 2258 286" svg:d="M2258 145c-473-500-1724 495-2258-2">
          <text:p/>
        </draw:path>
        <draw:line draw:style-name="gr106" draw:text-style-name="P3" draw:layer="layout" svg:x1="10.107cm" svg:y1="8.739cm" svg:x2="11.272cm" svg:y2="8.739cm">
          <text:p/>
        </draw:line>
        <draw:line draw:style-name="gr106" draw:text-style-name="P3" draw:layer="layout" svg:x1="12.159cm" svg:y1="10.814cm" svg:x2="15.507cm" svg:y2="10.814cm">
          <text:p/>
        </draw:line>
        <draw:path draw:style-name="gr106" draw:text-style-name="P3"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14" draw:text-style-name="P3" draw:layer="layout" svg:width="9.61cm" svg:height="12cm" svg:x="2.811cm" svg:y="4.27cm">
          <draw:image xlink:href="Pictures/100000000000007900000097F58C74D6.png" xlink:type="simple" xlink:show="embed" xlink:actuate="onLoad" draw:mime-type="image/png">
            <text:p/>
          </draw:image>
        </draw:frame>
        <draw:custom-shape draw:style-name="gr107" draw:text-style-name="P56" draw:layer="layout" svg:width="14.42cm" svg:height="12cm" svg:x="12.469cm" svg:y="4.27cm">
          <text:p/>
          <draw:enhanced-geometry svg:viewBox="0 0 21600 21600" draw:type="rectangle" draw:enhanced-path="M 0 0 L 21600 0 21600 21600 0 21600 0 0 Z N"/>
        </draw:custom-shape>
        <draw:custom-shape draw:style-name="gr108" draw:text-style-name="P11"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109" draw:text-style-name="P7" draw:layer="layout" svg:width="2.392cm" svg:height="7.864cm" svg:x="20.638cm" svg:y="7.942cm">
          <text:p/>
          <draw:enhanced-geometry svg:viewBox="0 0 21600 21600" draw:type="rectangle" draw:enhanced-path="M 0 0 L 21600 0 21600 21600 0 21600 0 0 Z N"/>
        </draw:custom-shape>
        <draw:custom-shape draw:style-name="gr110" draw:text-style-name="P7" draw:layer="layout" svg:width="4.72cm" svg:height="3.091cm" svg:x="3.933cm" svg:y="10.235cm">
          <text:p/>
          <draw:enhanced-geometry svg:viewBox="0 0 21600 21600" draw:type="rectangle" draw:enhanced-path="M 0 0 L 21600 0 21600 21600 0 21600 0 0 Z N"/>
        </draw:custom-shape>
        <draw:custom-shape draw:style-name="gr111" draw:text-style-name="P26" draw:layer="layout" svg:width="2.501cm" svg:height="1.493cm" svg:x="20.584cm" svg:y="6.464cm">
          <text:p/>
          <draw:enhanced-geometry svg:viewBox="0 0 21600 21600" draw:type="rectangle" draw:enhanced-path="M 0 0 L 21600 0 21600 21600 0 21600 0 0 Z N"/>
        </draw:custom-shape>
        <draw:line draw:style-name="gr11" draw:text-style-name="P3" draw:layer="layout" svg:x1="20.532cm" svg:y1="5.944cm" svg:x2="20.532cm" svg:y2="15.909cm">
          <text:p/>
        </draw:line>
        <draw:line draw:style-name="gr11" draw:text-style-name="P3" draw:layer="layout" svg:x1="23.132cm" svg:y1="5.944cm" svg:x2="23.132cm" svg:y2="15.909cm">
          <text:p/>
        </draw:line>
        <draw:line draw:style-name="gr11" draw:text-style-name="P3" draw:layer="layout" svg:x1="20.433cm" svg:y1="15.806cm" svg:x2="23.236cm" svg:y2="15.806cm">
          <text:p/>
        </draw:line>
        <draw:g draw:style-name="gr9">
          <svg:title>TexMaths</svg:title>
          <svg:desc>28§latex§$$A$$§svg§600§TRUE§</svg:desc>
          <draw:path draw:style-name="gr112" draw:text-style-name="P59"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13" draw:text-style-name="P28" draw:layer="layout" svg:x1="21.799cm" svg:y1="4.301cm" svg:x2="21.799cm" svg:y2="1.975cm">
          <text:p/>
        </draw:line>
        <draw:g draw:style-name="gr9">
          <svg:title>TexMaths</svg:title>
          <svg:desc>28§latex§$$\yv$$§svg§600§TRUE§</svg:desc>
          <draw:path draw:style-name="gr112" draw:text-style-name="P59"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14" draw:text-style-name="P60" draw:layer="layout" svg:width="1.57cm" svg:height="1.103cm" svg:x="24.309cm" svg:y="11.186cm">
          <draw:text-box>
            <text:p><text:span text:style-name="T38">z</text:span><text:span text:style-name="T39">(</text:span><text:span text:style-name="T38">t</text:span><text:span text:style-name="T39">)</text:span></text:p>
          </draw:text-box>
        </draw:frame>
        <draw:measure draw:style-name="gr115" draw:text-style-name="P10" draw:layer="layout" svg:x1="23.675cm" svg:y1="7.938cm" svg:x2="23.681cm" svg:y2="15.74cm">
          <text:p/>
        </draw:measure>
        <draw:g draw:style-name="gr9">
          <svg:title>TexMaths</svg:title>
          <svg:desc>28§latex§$$V(t)$$§svg§600§TRUE§</svg:desc>
          <draw:path draw:style-name="gr116" draw:text-style-name="P53"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116" draw:text-style-name="P53" draw:layer="layout" svg:width="0.248cm" svg:height="0.943cm" svg:x="21.743cm" svg:y="11.02cm" svg:viewBox="0 0 249 944" svg:d="M238 0c-149 98-238 263-238 472 0 193 92 374 235 472 4-5 9-11 14-17-137-117-160-231-160-458 0-226 26-346 160-452-4-6-8-11-11-17z">
            <text:p/>
          </draw:path>
          <draw:path draw:style-name="gr116" draw:text-style-name="P53"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116" draw:text-style-name="P53" draw:layer="layout" svg:width="0.248cm" svg:height="0.943cm" svg:x="22.45cm" svg:y="11.02cm" svg:viewBox="0 0 249 944" svg:d="M11 0c-4 6-7 11-11 17 134 106 159 226 159 452 0 227-22 341-159 458 5 6 9 12 14 17 143-98 235-279 235-472 0-209-90-374-238-472z">
            <text:p/>
          </draw:path>
        </draw:g>
        <draw:g draw:style-name="gr9">
          <svg:title>TexMaths</svg:title>
          <svg:desc>28§latex§$$\yM$$§svg§600§TRUE§</svg:desc>
          <draw:path draw:style-name="gr117" draw:text-style-name="P61"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18" draw:text-style-name="P26" draw:layer="layout" svg:width="4.717cm" svg:height="2.816cm" svg:x="3.935cm" svg:y="7.447cm">
          <text:p/>
          <draw:enhanced-geometry svg:viewBox="0 0 21600 21600" draw:type="rectangle" draw:enhanced-path="M 0 0 L 21600 0 21600 21600 0 21600 0 0 Z N"/>
        </draw:custom-shape>
        <draw:line draw:style-name="gr119" draw:text-style-name="P28" draw:layer="layout" svg:x1="7.145cm" svg:y1="7.549cm" svg:x2="7.145cm" svg:y2="9.528cm">
          <text:p/>
        </draw:line>
        <draw:line draw:style-name="gr120" draw:text-style-name="P28" draw:layer="layout" svg:x1="5.445cm" svg:y1="10.161cm" svg:x2="5.445cm" svg:y2="8.501cm">
          <text:p/>
        </draw:line>
        <draw:g draw:style-name="gr9">
          <svg:title>TexMaths</svg:title>
          <svg:desc>28§latex§$$F_{\text{atm}}$$§svg§600§TRUE§</svg:desc>
          <draw:path draw:style-name="gr116" draw:text-style-name="P53"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116" draw:text-style-name="P53"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116" draw:text-style-name="P53"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116" draw:text-style-name="P53"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9">
          <svg:title>TexMaths</svg:title>
          <svg:desc>28§latex§$$F_{\text{pg}}$$§svg§600§TRUE§</svg:desc>
          <draw:path draw:style-name="gr116" draw:text-style-name="P53"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116" draw:text-style-name="P53"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116" draw:text-style-name="P53"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9">
          <svg:title>TexMaths</svg:title>
          <svg:desc>28§latex§$$F_{\text{gp}}$$§svg§600§TRUE§</svg:desc>
          <draw:path draw:style-name="gr116" draw:text-style-name="P53"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116" draw:text-style-name="P53"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116" draw:text-style-name="P53"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20" draw:text-style-name="P28" draw:layer="layout" svg:x1="5.445cm" svg:y1="10.36cm" svg:x2="5.445cm" svg:y2="12.02cm">
          <text:p/>
        </draw:line>
        <draw:path draw:style-name="gr121" draw:text-style-name="P62" draw:layer="layout" svg:width="4.719cm" svg:height="1.094cm" svg:x="3.933cm" svg:y="12.331cm" svg:viewBox="0 0 4720 1095" svg:d="M0 1095v-855c0 0 759-220 1537-239 795-21 894 470 1612 449 803-18 575-257 1571-287v8 924z">
          <text:p/>
        </draw:path>
        <draw:frame draw:style-name="gr122" draw:text-style-name="P2" draw:layer="layout" svg:width="1.874cm" svg:height="0.746cm" svg:x="3.935cm" svg:y="7.447cm">
          <draw:text-box>
            <text:p><text:span text:style-name="T40">piston</text:span></text:p>
          </draw:text-box>
        </draw:frame>
        <draw:frame draw:style-name="gr123" draw:text-style-name="P2" draw:layer="layout" svg:width="1.239cm" svg:height="0.746cm" svg:x="7.427cm" svg:y="11.696cm">
          <draw:text-box>
            <text:p><text:span text:style-name="T40">gas</text:span></text:p>
          </draw:text-box>
        </draw:frame>
        <draw:custom-shape draw:style-name="gr109" draw:text-style-name="P7" draw:layer="layout" svg:width="2.392cm" svg:height="7.864cm" svg:x="13.745cm" svg:y="9.941cm">
          <text:p/>
          <draw:enhanced-geometry svg:viewBox="0 0 21600 21600" draw:type="rectangle" draw:enhanced-path="M 0 0 L 21600 0 21600 21600 0 21600 0 0 Z N"/>
        </draw:custom-shape>
        <draw:line draw:style-name="gr124" draw:text-style-name="P3" draw:layer="layout" svg:x1="13.54cm" svg:y1="9.805cm" svg:x2="16.343cm" svg:y2="9.805cm">
          <text:p/>
        </draw:line>
        <draw:line draw:style-name="gr11" draw:text-style-name="P3" draw:layer="layout" svg:x1="13.638cm" svg:y1="7.943cm" svg:x2="13.638cm" svg:y2="17.908cm">
          <text:p/>
        </draw:line>
        <draw:line draw:style-name="gr11" draw:text-style-name="P3" draw:layer="layout" svg:x1="16.238cm" svg:y1="7.943cm" svg:x2="16.238cm" svg:y2="17.908cm">
          <text:p/>
        </draw:line>
        <draw:line draw:style-name="gr11" draw:text-style-name="P3" draw:layer="layout" svg:x1="13.54cm" svg:y1="17.805cm" svg:x2="16.343cm" svg:y2="17.805cm">
          <text:p/>
        </draw:line>
        <draw:g draw:style-name="gr9">
          <svg:title>TexMaths</svg:title>
          <svg:desc>28§latex§$$V$$§svg§600§TRUE§</svg:desc>
          <draw:path draw:style-name="gr117" draw:text-style-name="P63"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25" draw:text-style-name="P8" draw:layer="layout" svg:x1="16.083cm" svg:y1="14.077cm" svg:x2="14.873cm" svg:y2="14.077cm">
          <text:p/>
        </draw:line>
        <draw:line draw:style-name="gr125" draw:text-style-name="P8" draw:layer="layout" svg:x1="13.807cm" svg:y1="13.577cm" svg:x2="15.017cm" svg:y2="13.577cm">
          <text:p/>
        </draw:line>
        <draw:line draw:style-name="gr125" draw:text-style-name="P8" draw:layer="layout" svg:x1="14.841cm" svg:y1="9.952cm" svg:x2="14.841cm" svg:y2="11.162cm">
          <text:p/>
        </draw:line>
        <draw:line draw:style-name="gr125" draw:text-style-name="P8" draw:layer="layout" svg:x1="15.041cm" svg:y1="17.642cm" svg:x2="15.041cm" svg:y2="16.432cm">
          <text:p/>
        </draw:lin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126" draw:text-style-name="P7" draw:layer="layout" svg:width="5cm" svg:height="10cm" svg:x="21.747cm" svg:y="7.052cm">
          <text:p/>
          <draw:enhanced-geometry svg:viewBox="0 0 21600 21600" draw:type="rectangle" draw:enhanced-path="M 0 0 L 21600 0 21600 21600 0 21600 0 0 Z N"/>
        </draw:custom-shape>
        <draw:line draw:style-name="gr127" draw:text-style-name="P3" draw:layer="layout" svg:x1="21.642cm" svg:y1="7.105cm" svg:x2="26.852cm" svg:y2="7.105cm">
          <text:p/>
        </draw:line>
        <draw:custom-shape draw:style-name="gr109" draw:text-style-name="P7" draw:layer="layout" svg:width="2.392cm" svg:height="7.864cm" svg:x="0.746cm" svg:y="9.942cm">
          <text:p/>
          <draw:enhanced-geometry svg:viewBox="0 0 21600 21600" draw:type="rectangle" draw:enhanced-path="M 0 0 L 21600 0 21600 21600 0 21600 0 0 Z N"/>
        </draw:custom-shape>
        <draw:line draw:style-name="gr124" draw:text-style-name="P3" draw:layer="layout" svg:x1="0.541cm" svg:y1="9.806cm" svg:x2="3.344cm" svg:y2="9.806cm">
          <text:p/>
        </draw:line>
        <draw:line draw:style-name="gr11" draw:text-style-name="P3" draw:layer="layout" svg:x1="0.639cm" svg:y1="7.944cm" svg:x2="0.639cm" svg:y2="17.909cm">
          <text:p/>
        </draw:line>
        <draw:line draw:style-name="gr11" draw:text-style-name="P3" draw:layer="layout" svg:x1="3.239cm" svg:y1="7.944cm" svg:x2="3.239cm" svg:y2="17.909cm">
          <text:p/>
        </draw:line>
        <draw:line draw:style-name="gr11" draw:text-style-name="P3" draw:layer="layout" svg:x1="0.541cm" svg:y1="17.806cm" svg:x2="3.344cm" svg:y2="17.806cm">
          <text:p/>
        </draw:line>
        <draw:g draw:style-name="gr9">
          <svg:title>TexMaths</svg:title>
          <svg:desc>28§latex§$$V$$§svg§600§TRUE§</svg:desc>
          <draw:path draw:style-name="gr117" draw:text-style-name="P63"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25" draw:text-style-name="P8" draw:layer="layout" svg:x1="3.084cm" svg:y1="14.078cm" svg:x2="1.874cm" svg:y2="14.078cm">
          <text:p/>
        </draw:line>
        <draw:line draw:style-name="gr125" draw:text-style-name="P8" draw:layer="layout" svg:x1="0.808cm" svg:y1="13.578cm" svg:x2="2.018cm" svg:y2="13.578cm">
          <text:p/>
        </draw:line>
        <draw:line draw:style-name="gr125" draw:text-style-name="P8" draw:layer="layout" svg:x1="1.842cm" svg:y1="9.953cm" svg:x2="1.842cm" svg:y2="11.163cm">
          <text:p/>
        </draw:line>
        <draw:line draw:style-name="gr125" draw:text-style-name="P8" draw:layer="layout" svg:x1="2.042cm" svg:y1="17.643cm" svg:x2="2.042cm" svg:y2="16.433cm">
          <text:p/>
        </draw:line>
        <draw:custom-shape draw:style-name="gr128" draw:text-style-name="P7" draw:layer="layout" svg:width="5cm" svg:height="10cm" svg:x="13.747cm" svg:y="7.052cm">
          <text:p/>
          <draw:enhanced-geometry svg:viewBox="0 0 21600 21600" draw:type="rectangle" draw:enhanced-path="M 0 0 L 21600 0 21600 21600 0 21600 0 0 Z N"/>
        </draw:custom-shape>
        <draw:line draw:style-name="gr127" draw:text-style-name="P3" draw:layer="layout" svg:x1="13.642cm" svg:y1="17.052cm" svg:x2="18.852cm" svg:y2="17.052cm">
          <text:p/>
        </draw:line>
        <draw:ellipse draw:style-name="gr129" draw:text-style-name="P6" draw:layer="layout" svg:width="4.397cm" svg:height="0.947cm" draw:transform="skewX (-0.20315632493214) rotate (-1.5707963267949) translate (3.796cm 1.191cm)" draw:kind="arc" draw:start-angle="218.6" draw:end-angle="318.08">
          <text:p/>
        </draw:ellipse>
        <draw:path draw:style-name="gr130" draw:text-style-name="P3" draw:layer="layout" svg:width="4.646cm" svg:height="0.235cm" draw:transform="rotate (1.5707963267949) translate (15.995cm 7.744cm)" svg:viewBox="0 0 4647 236" svg:d="M0 236c1520 0 3184 0 4647-236">
          <text:p/>
        </draw:path>
        <draw:path draw:style-name="gr130" draw:text-style-name="P3" draw:layer="layout" svg:width="4.646cm" svg:height="0.235cm" draw:transform="rotate (1.5707963267949) translate (15.295cm 7.758cm)" svg:viewBox="0 0 4647 236" svg:d="M0 236c1520 0 3184 0 4647-236">
          <text:p/>
        </draw:path>
        <draw:path draw:style-name="gr130" draw:text-style-name="P3" draw:layer="layout" svg:width="4.646cm" svg:height="0.235cm" draw:transform="rotate (1.5707963267949) translate (16.695cm 7.758cm)" svg:viewBox="0 0 4647 236" svg:d="M0 236c1520 0 3184 0 4647-236">
          <text:p/>
        </draw:path>
        <draw:line draw:style-name="gr131" draw:text-style-name="P3" draw:layer="layout" svg:x1="16.996cm" svg:y1="2.257cm" svg:x2="18.783cm" svg:y2="7.151cm">
          <text:p/>
        </draw:line>
        <draw:line draw:style-name="gr132" draw:text-style-name="P3" draw:layer="layout" svg:x1="13.642cm" svg:y1="9.552cm" svg:x2="18.812cm" svg:y2="9.552cm">
          <text:p/>
        </draw:line>
        <draw:line draw:style-name="gr133" draw:text-style-name="P64" draw:layer="layout" svg:x1="17.08cm" svg:y1="9.353cm" svg:x2="17.08cm" svg:y2="8.143cm">
          <text:p/>
        </draw:line>
        <draw:line draw:style-name="gr127" draw:text-style-name="P3" draw:layer="layout" svg:x1="21.642cm" svg:y1="17.052cm" svg:x2="26.852cm" svg:y2="17.052cm">
          <text:p/>
        </draw:line>
        <draw:line draw:style-name="gr132" draw:text-style-name="P3" draw:layer="layout" svg:x1="21.642cm" svg:y1="9.579cm" svg:x2="26.812cm" svg:y2="9.579cm">
          <text:p/>
        </draw:line>
        <draw:line draw:style-name="gr133" draw:text-style-name="P64" draw:layer="layout" svg:x1="23.414cm" svg:y1="7.372cm" svg:x2="23.414cm" svg:y2="8.582cm">
          <text:p/>
        </draw:line>
        <draw:line draw:style-name="gr132" draw:text-style-name="P3" draw:layer="layout" svg:x1="21.642cm" svg:y1="7.174cm" svg:x2="26.812cm" svg:y2="7.174cm">
          <text:p/>
        </draw:line>
        <draw:line draw:style-name="gr133" draw:text-style-name="P64" draw:layer="layout" svg:x1="25.08cm" svg:y1="9.364cm" svg:x2="25.08cm" svg:y2="8.154cm">
          <text:p/>
        </draw:line>
        <draw:line draw:style-name="gr132" draw:text-style-name="P3" draw:layer="layout" svg:x1="13.662cm" svg:y1="7.174cm" svg:x2="18.832cm" svg:y2="7.174cm">
          <text:p/>
        </draw:line>
        <draw:line draw:style-name="gr127" draw:text-style-name="P3" draw:layer="layout" svg:x1="18.747cm" svg:y1="7.03cm" svg:x2="18.747cm" svg:y2="17.03cm">
          <text:p/>
        </draw:line>
        <draw:line draw:style-name="gr127" draw:text-style-name="P3" draw:layer="layout" svg:x1="13.747cm" svg:y1="7.03cm" svg:x2="13.747cm" svg:y2="17.03cm">
          <text:p/>
        </draw:line>
        <draw:line draw:style-name="gr127" draw:text-style-name="P3" draw:layer="layout" svg:x1="21.747cm" svg:y1="7.03cm" svg:x2="21.747cm" svg:y2="17.03cm">
          <text:p/>
        </draw:line>
        <draw:line draw:style-name="gr127" draw:text-style-name="P3" draw:layer="layout" svg:x1="26.747cm" svg:y1="7.03cm" svg:x2="26.747cm" svg:y2="17.03cm">
          <text:p/>
        </draw:line>
        <draw:custom-shape draw:style-name="gr128" draw:text-style-name="P7" draw:layer="layout" svg:width="5cm" svg:height="10cm" svg:x="6.747cm" svg:y="7.052cm">
          <text:p/>
          <draw:enhanced-geometry svg:viewBox="0 0 21600 21600" draw:type="rectangle" draw:enhanced-path="M 0 0 L 21600 0 21600 21600 0 21600 0 0 Z N"/>
        </draw:custom-shape>
        <draw:line draw:style-name="gr127" draw:text-style-name="P3" draw:layer="layout" svg:x1="6.642cm" svg:y1="17.052cm" svg:x2="11.852cm" svg:y2="17.052cm">
          <text:p/>
        </draw:line>
        <draw:path draw:style-name="gr130" draw:text-style-name="P3" draw:layer="layout" svg:width="4.646cm" svg:height="0.235cm" draw:transform="rotate (1.5707963267949) translate (8.995cm 7.744cm)" svg:viewBox="0 0 4647 236" svg:d="M0 236c1520 0 3184 0 4647-236">
          <text:p/>
        </draw:path>
        <draw:path draw:style-name="gr130" draw:text-style-name="P3" draw:layer="layout" svg:width="4.646cm" svg:height="0.235cm" draw:transform="rotate (1.5707963267949) translate (8.295cm 7.758cm)" svg:viewBox="0 0 4647 236" svg:d="M0 236c1520 0 3184 0 4647-236">
          <text:p/>
        </draw:path>
        <draw:path draw:style-name="gr130" draw:text-style-name="P3" draw:layer="layout" svg:width="4.646cm" svg:height="0.235cm" draw:transform="rotate (1.5707963267949) translate (9.695cm 7.758cm)" svg:viewBox="0 0 4647 236" svg:d="M0 236c1520 0 3184 0 4647-236">
          <text:p/>
        </draw:path>
        <draw:line draw:style-name="gr131" draw:text-style-name="P3" draw:layer="layout" svg:x1="9.996cm" svg:y1="2.257cm" svg:x2="11.783cm" svg:y2="7.151cm">
          <text:p/>
        </draw:line>
        <draw:line draw:style-name="gr132" draw:text-style-name="P3" draw:layer="layout" svg:x1="6.642cm" svg:y1="9.552cm" svg:x2="11.812cm" svg:y2="9.552cm">
          <text:p/>
        </draw:line>
        <draw:line draw:style-name="gr132" draw:text-style-name="P3" draw:layer="layout" svg:x1="6.662cm" svg:y1="7.174cm" svg:x2="11.832cm" svg:y2="7.174cm">
          <text:p/>
        </draw:line>
        <draw:line draw:style-name="gr127" draw:text-style-name="P3" draw:layer="layout" svg:x1="11.747cm" svg:y1="7.03cm" svg:x2="11.747cm" svg:y2="17.03cm">
          <text:p/>
        </draw:line>
        <draw:line draw:style-name="gr127" draw:text-style-name="P3" draw:layer="layout" svg:x1="6.747cm" svg:y1="7.03cm" svg:x2="6.747cm" svg:y2="17.03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polygon draw:style-name="gr134" draw:text-style-name="P65" draw:layer="layout" svg:width="2.999cm" svg:height="2.999cm" svg:x="9.741cm" svg:y="1.053cm" svg:viewBox="0 0 3000 3000" draw:points="0,3000 0,1500 0,0 3000,0 3000,1500 3000,3000">
          <text:p/>
        </draw:polygon>
        <draw:custom-shape draw:style-name="gr135" draw:text-style-name="P7" draw:layer="layout" svg:width="5.249cm" svg:height="11.186cm" svg:x="19.532cm" svg:y="4.861cm">
          <text:p/>
          <draw:enhanced-geometry svg:viewBox="0 0 21600 21600" draw:type="rectangle" draw:enhanced-path="M 0 0 L 21600 0 21600 21600 0 21600 0 0 Z N"/>
        </draw:custom-shape>
        <draw:line draw:style-name="gr13" draw:text-style-name="P64" draw:layer="layout" svg:x1="22.974cm" svg:y1="7.627cm" svg:x2="22.974cm" svg:y2="6.417cm">
          <text:p/>
        </draw:line>
        <draw:polygon draw:style-name="gr134" draw:text-style-name="P65" draw:layer="layout" svg:width="11.199cm" svg:height="1.999cm" svg:x="16.539cm" svg:y="3.086cm" svg:viewBox="0 0 11200 2000" draw:points="0,2000 0,1000 0,0 11200,0 11200,1000 11200,2000">
          <text:p/>
        </draw:polygon>
        <draw:line draw:style-name="gr132" draw:text-style-name="P3" draw:layer="layout" svg:x1="19.643cm" svg:y1="7.774cm" svg:x2="24.641cm" svg:y2="7.774cm">
          <text:p/>
        </draw:line>
        <draw:line draw:style-name="gr132" draw:text-style-name="P3" draw:layer="layout" svg:x1="19.643cm" svg:y1="10.472cm" svg:x2="24.641cm" svg:y2="10.472cm">
          <text:p/>
        </draw:line>
        <draw:polygon draw:style-name="gr134" draw:text-style-name="P65" draw:layer="layout" svg:width="2.999cm" svg:height="10.879cm" svg:x="16.541cm" svg:y="5.03cm" svg:viewBox="0 0 3000 10880" draw:points="0,0 1500,0 3000,0 3000,10880 1500,10880 0,10880">
          <text:p/>
        </draw:polygon>
        <draw:polygon draw:style-name="gr134" draw:text-style-name="P65" draw:layer="layout" svg:width="11.202cm" svg:height="1.999cm" svg:x="16.542cm" svg:y="15.831cm" svg:viewBox="0 0 11203 2000" draw:points="0,2000 0,1000 0,0 11203,0 11203,1000 11203,2000">
          <text:p/>
        </draw:polygon>
        <draw:line draw:style-name="gr132" draw:text-style-name="P3" draw:layer="layout" svg:x1="19.643cm" svg:y1="15.854cm" svg:x2="24.641cm" svg:y2="15.854cm">
          <text:p/>
        </draw:line>
        <draw:line draw:style-name="gr132" draw:text-style-name="P3" draw:layer="layout" svg:x1="19.643cm" svg:y1="13.171cm" svg:x2="24.641cm" svg:y2="13.171cm">
          <text:p/>
        </draw:line>
        <draw:line draw:style-name="gr136" draw:text-style-name="P3" draw:layer="layout" svg:x1="16.542cm" svg:y1="7.774cm" svg:x2="19.542cm" svg:y2="7.774cm">
          <text:p/>
        </draw:line>
        <draw:line draw:style-name="gr136" draw:text-style-name="P3" draw:layer="layout" svg:x1="16.542cm" svg:y1="10.472cm" svg:x2="19.542cm" svg:y2="10.472cm">
          <text:p/>
        </draw:line>
        <draw:line draw:style-name="gr136" draw:text-style-name="P3" draw:layer="layout" svg:x1="16.542cm" svg:y1="15.854cm" svg:x2="19.542cm" svg:y2="15.854cm">
          <text:p/>
        </draw:line>
        <draw:line draw:style-name="gr136" draw:text-style-name="P3" draw:layer="layout" svg:x1="16.542cm" svg:y1="13.171cm" svg:x2="19.542cm" svg:y2="13.171cm">
          <text:p/>
        </draw:line>
        <draw:line draw:style-name="gr13" draw:text-style-name="P64" draw:layer="layout" svg:x1="22.974cm" svg:y1="10.328cm" svg:x2="22.974cm" svg:y2="9.118cm">
          <text:p/>
        </draw:line>
        <draw:line draw:style-name="gr13" draw:text-style-name="P64" draw:layer="layout" svg:x1="21.308cm" svg:y1="7.911cm" svg:x2="21.308cm" svg:y2="9.121cm">
          <text:p/>
        </draw:line>
        <draw:line draw:style-name="gr13" draw:text-style-name="P64" draw:layer="layout" svg:x1="22.974cm" svg:y1="13.029cm" svg:x2="22.974cm" svg:y2="11.819cm">
          <text:p/>
        </draw:line>
        <draw:line draw:style-name="gr13" draw:text-style-name="P64" draw:layer="layout" svg:x1="21.308cm" svg:y1="10.612cm" svg:x2="21.308cm" svg:y2="11.822cm">
          <text:p/>
        </draw:line>
        <draw:line draw:style-name="gr13" draw:text-style-name="P64" draw:layer="layout" svg:x1="22.974cm" svg:y1="15.73cm" svg:x2="22.974cm" svg:y2="14.52cm">
          <text:p/>
        </draw:line>
        <draw:line draw:style-name="gr13" draw:text-style-name="P64" draw:layer="layout" svg:x1="21.308cm" svg:y1="13.313cm" svg:x2="21.308cm" svg:y2="14.523cm">
          <text:p/>
        </draw:line>
        <draw:line draw:style-name="gr137" draw:text-style-name="P64" draw:layer="layout" svg:x1="18.674cm" svg:y1="16.121cm" svg:x2="18.674cm" svg:y2="14.911cm">
          <text:p/>
        </draw:line>
        <draw:line draw:style-name="gr137" draw:text-style-name="P64" draw:layer="layout" svg:x1="18.674cm" svg:y1="13.432cm" svg:x2="18.674cm" svg:y2="12.222cm">
          <text:p/>
        </draw:line>
        <draw:line draw:style-name="gr137" draw:text-style-name="P64" draw:layer="layout" svg:x1="18.674cm" svg:y1="10.743cm" svg:x2="18.674cm" svg:y2="9.533cm">
          <text:p/>
        </draw:line>
        <draw:line draw:style-name="gr137" draw:text-style-name="P64" draw:layer="layout" svg:x1="18.674cm" svg:y1="8.054cm" svg:x2="18.674cm" svg:y2="6.844cm">
          <text:p/>
        </draw:line>
        <draw:line draw:style-name="gr13" draw:text-style-name="P64" draw:layer="layout" svg:x1="21.308cm" svg:y1="16.044cm" svg:x2="21.308cm" svg:y2="17.254cm">
          <text:p/>
        </draw:line>
        <draw:polygon draw:style-name="gr138" draw:text-style-name="P65" draw:layer="layout" svg:width="2.999cm" svg:height="10.879cm" svg:x="24.741cm" svg:y="5.03cm" svg:viewBox="0 0 3000 10880" draw:points="0,0 1500,0 3000,0 3000,10880 1500,10880 0,10880">
          <text:p/>
        </draw:polygon>
        <draw:line draw:style-name="gr13" draw:text-style-name="P64" draw:layer="layout" svg:x1="21.308cm" svg:y1="5.21cm" svg:x2="21.308cm" svg:y2="6.42cm">
          <text:p/>
        </draw:line>
        <draw:line draw:style-name="gr132" draw:text-style-name="P3" draw:layer="layout" svg:x1="19.643cm" svg:y1="5.075cm" svg:x2="24.641cm" svg:y2="5.075cm">
          <text:p/>
        </draw:line>
        <draw:line draw:style-name="gr136" draw:text-style-name="P3" draw:layer="layout" svg:x1="16.542cm" svg:y1="5.075cm" svg:x2="19.542cm" svg:y2="5.075cm">
          <text:p/>
        </draw:line>
        <draw:line draw:style-name="gr13" draw:text-style-name="P64" draw:layer="layout" svg:x1="22.974cm" svg:y1="4.919cm" svg:x2="22.974cm" svg:y2="3.709cm">
          <text:p/>
        </draw:line>
        <draw:line draw:style-name="gr137" draw:text-style-name="P64" draw:layer="layout" svg:x1="18.674cm" svg:y1="5.365cm" svg:x2="18.674cm" svg:y2="4.155cm">
          <text:p/>
        </draw:line>
        <draw:line draw:style-name="gr136" draw:text-style-name="P3" draw:layer="layout" svg:x1="24.741cm" svg:y1="7.774cm" svg:x2="27.741cm" svg:y2="7.774cm">
          <text:p/>
        </draw:line>
        <draw:line draw:style-name="gr136" draw:text-style-name="P3" draw:layer="layout" svg:x1="24.741cm" svg:y1="10.472cm" svg:x2="27.741cm" svg:y2="10.472cm">
          <text:p/>
        </draw:line>
        <draw:line draw:style-name="gr136" draw:text-style-name="P3" draw:layer="layout" svg:x1="24.741cm" svg:y1="15.854cm" svg:x2="27.741cm" svg:y2="15.854cm">
          <text:p/>
        </draw:line>
        <draw:line draw:style-name="gr136" draw:text-style-name="P3" draw:layer="layout" svg:x1="24.741cm" svg:y1="13.171cm" svg:x2="27.741cm" svg:y2="13.171cm">
          <text:p/>
        </draw:line>
        <draw:line draw:style-name="gr137" draw:text-style-name="P64" draw:layer="layout" svg:x1="25.674cm" svg:y1="7.55cm" svg:x2="25.674cm" svg:y2="8.76cm">
          <text:p/>
        </draw:line>
        <draw:line draw:style-name="gr137" draw:text-style-name="P64" draw:layer="layout" svg:x1="25.674cm" svg:y1="10.242cm" svg:x2="25.674cm" svg:y2="11.452cm">
          <text:p/>
        </draw:line>
        <draw:line draw:style-name="gr137" draw:text-style-name="P64" draw:layer="layout" svg:x1="25.674cm" svg:y1="12.933cm" svg:x2="25.674cm" svg:y2="14.143cm">
          <text:p/>
        </draw:line>
        <draw:line draw:style-name="gr137" draw:text-style-name="P64" draw:layer="layout" svg:x1="25.674cm" svg:y1="15.625cm" svg:x2="25.674cm" svg:y2="16.835cm">
          <text:p/>
        </draw:line>
        <draw:line draw:style-name="gr136" draw:text-style-name="P3" draw:layer="layout" svg:x1="24.741cm" svg:y1="5.075cm" svg:x2="27.741cm" svg:y2="5.075cm">
          <text:p/>
        </draw:line>
        <draw:line draw:style-name="gr137" draw:text-style-name="P64" draw:layer="layout" svg:x1="25.674cm" svg:y1="4.858cm" svg:x2="25.674cm" svg:y2="6.068cm">
          <text:p/>
        </draw:line>
        <draw:line draw:style-name="gr137" draw:text-style-name="P64" draw:layer="layout" svg:x1="17.374cm" svg:y1="7.544cm" svg:x2="17.374cm" svg:y2="8.754cm">
          <text:p/>
        </draw:line>
        <draw:line draw:style-name="gr137" draw:text-style-name="P64" draw:layer="layout" svg:x1="17.374cm" svg:y1="10.233cm" svg:x2="17.374cm" svg:y2="11.443cm">
          <text:p/>
        </draw:line>
        <draw:line draw:style-name="gr137" draw:text-style-name="P64" draw:layer="layout" svg:x1="17.374cm" svg:y1="12.922cm" svg:x2="17.374cm" svg:y2="14.132cm">
          <text:p/>
        </draw:line>
        <draw:line draw:style-name="gr137" draw:text-style-name="P64" draw:layer="layout" svg:x1="17.374cm" svg:y1="15.611cm" svg:x2="17.374cm" svg:y2="16.821cm">
          <text:p/>
        </draw:line>
        <draw:line draw:style-name="gr137" draw:text-style-name="P64" draw:layer="layout" svg:x1="17.374cm" svg:y1="4.855cm" svg:x2="17.374cm" svg:y2="6.065cm">
          <text:p/>
        </draw:line>
        <draw:line draw:style-name="gr137" draw:text-style-name="P64" draw:layer="layout" svg:x1="26.774cm" svg:y1="16.08cm" svg:x2="26.774cm" svg:y2="14.87cm">
          <text:p/>
        </draw:line>
        <draw:line draw:style-name="gr137" draw:text-style-name="P64" draw:layer="layout" svg:x1="26.774cm" svg:y1="13.394cm" svg:x2="26.774cm" svg:y2="12.184cm">
          <text:p/>
        </draw:line>
        <draw:line draw:style-name="gr137" draw:text-style-name="P64" draw:layer="layout" svg:x1="26.774cm" svg:y1="10.707cm" svg:x2="26.774cm" svg:y2="9.497cm">
          <text:p/>
        </draw:line>
        <draw:line draw:style-name="gr137" draw:text-style-name="P64" draw:layer="layout" svg:x1="26.774cm" svg:y1="8.021cm" svg:x2="26.774cm" svg:y2="6.811cm">
          <text:p/>
        </draw:line>
        <draw:line draw:style-name="gr137" draw:text-style-name="P64" draw:layer="layout" svg:x1="26.774cm" svg:y1="5.334cm" svg:x2="26.774cm" svg:y2="4.124cm">
          <text:p/>
        </draw:line>
        <draw:custom-shape draw:style-name="gr139" draw:text-style-name="P7" draw:layer="layout" svg:width="6cm" svg:height="6cm" svg:x="3.741cm" svg:y="4.053cm">
          <text:p/>
          <draw:enhanced-geometry svg:viewBox="0 0 21600 21600" draw:type="rectangle" draw:enhanced-path="M 0 0 L 21600 0 21600 21600 0 21600 0 0 Z N"/>
        </draw:custom-shape>
        <draw:polygon draw:style-name="gr134" draw:text-style-name="P65" draw:layer="layout" svg:width="5.999cm" svg:height="2.999cm" svg:x="3.741cm" svg:y="1.053cm" svg:viewBox="0 0 6000 3000" draw:points="0,3000 0,1500 0,0 6000,0 6000,1500 6000,3000">
          <text:p/>
        </draw:polygon>
        <draw:line draw:style-name="gr132" draw:text-style-name="P3" draw:layer="layout" svg:x1="3.741cm" svg:y1="10.053cm" svg:x2="9.741cm" svg:y2="10.053cm">
          <text:p/>
        </draw:line>
        <draw:line draw:style-name="gr140" draw:text-style-name="P64" draw:layer="layout" svg:x1="6.741cm" svg:y1="9.855cm" svg:x2="6.741cm" svg:y2="8.645cm">
          <text:p/>
        </draw:line>
        <draw:polygon draw:style-name="gr138" draw:text-style-name="P65" draw:layer="layout" svg:width="2.999cm" svg:height="5.999cm" svg:x="9.741cm" svg:y="4.053cm" svg:viewBox="0 0 3000 6000" draw:points="0,0 1500,0 3000,0 3000,6000 1500,6000 0,6000">
          <text:p/>
        </draw:polygon>
        <draw:line draw:style-name="gr140" draw:text-style-name="P64" draw:layer="layout" svg:x1="6.741cm" svg:y1="4.244cm" svg:x2="6.741cm" svg:y2="5.454cm">
          <text:p/>
        </draw:line>
        <draw:line draw:style-name="gr132" draw:text-style-name="P3" draw:layer="layout" svg:x1="3.741cm" svg:y1="4.053cm" svg:x2="9.741cm" svg:y2="4.053cm">
          <text:p/>
        </draw:line>
        <draw:line draw:style-name="gr140" draw:text-style-name="P64" draw:layer="layout" svg:x1="6.741cm" svg:y1="3.843cm" svg:x2="6.741cm" svg:y2="2.633cm">
          <text:p/>
        </draw:line>
        <draw:line draw:style-name="gr136" draw:text-style-name="P3" draw:layer="layout" svg:x1="9.741cm" svg:y1="10.053cm" svg:x2="12.741cm" svg:y2="10.053cm">
          <text:p/>
        </draw:line>
        <draw:line draw:style-name="gr136" draw:text-style-name="P3" draw:layer="layout" svg:x1="9.741cm" svg:y1="4.076cm" svg:x2="12.741cm" svg:y2="4.076cm">
          <text:p/>
        </draw:line>
        <draw:line draw:style-name="gr141" draw:text-style-name="P64" draw:layer="layout" svg:x1="11.771cm" svg:y1="9.589cm" svg:x2="10.561cm" svg:y2="9.589cm">
          <text:p/>
        </draw:line>
        <draw:line draw:style-name="gr141" draw:text-style-name="P64" draw:layer="layout" svg:x1="11.373cm" svg:y1="4.416cm" svg:x2="10.517cm" svg:y2="3.56cm">
          <text:p/>
        </draw:line>
        <draw:line draw:style-name="gr136" draw:text-style-name="P3" draw:layer="layout" svg:x1="9.741cm" svg:y1="4.053cm" svg:x2="9.741cm" svg:y2="1.053cm">
          <text:p/>
        </draw:line>
        <draw:line draw:style-name="gr132" draw:text-style-name="P3" draw:layer="layout" svg:x1="9.741cm" svg:y1="10.053cm" svg:x2="9.741cm" svg:y2="4.053cm">
          <text:p/>
        </draw:line>
        <draw:line draw:style-name="gr132" draw:text-style-name="P3" draw:layer="layout" svg:x1="3.741cm" svg:y1="10.053cm" svg:x2="3.741cm" svg:y2="4.053cm">
          <text:p/>
        </draw:line>
        <draw:line draw:style-name="gr136" draw:text-style-name="P3" draw:layer="layout" svg:x1="3.741cm" svg:y1="4.053cm" svg:x2="3.741cm" svg:y2="1.053cm">
          <text:p/>
        </draw:line>
        <draw:line draw:style-name="gr140" draw:text-style-name="P64" draw:layer="layout" svg:x1="9.535cm" svg:y1="7.053cm" svg:x2="8.325cm" svg:y2="7.053cm">
          <text:p/>
        </draw:line>
        <draw:line draw:style-name="gr140" draw:text-style-name="P64" draw:layer="layout" svg:x1="3.928cm" svg:y1="7.053cm" svg:x2="5.138cm" svg:y2="7.053cm">
          <text:p/>
        </draw:line>
        <draw:line draw:style-name="gr140" draw:text-style-name="P64" draw:layer="layout" svg:x1="9.959cm" svg:y1="7.053cm" svg:x2="11.169cm" svg:y2="7.053cm">
          <text:p/>
        </draw:line>
        <draw:line draw:style-name="gr141" draw:text-style-name="P64" draw:layer="layout" svg:x1="9.389cm" svg:y1="2.516cm" svg:x2="10.245cm" svg:y2="3.372cm">
          <text:p/>
        </draw:line>
        <draw:line draw:style-name="gr141" draw:text-style-name="P64" draw:layer="layout" svg:x1="11.371cm" svg:y1="3.76cm" svg:x2="12.227cm" svg:y2="4.616cm">
          <text:p/>
        </draw:line>
        <draw:line draw:style-name="gr141" draw:text-style-name="P64" draw:layer="layout" svg:x1="10.045cm" svg:y1="2.451cm" svg:x2="9.189cm" svg:y2="1.595cm">
          <text:p/>
        </draw:line>
        <draw:line draw:style-name="gr141" draw:text-style-name="P64" draw:layer="layout" svg:x1="4.092cm" svg:y1="1.984cm" svg:x2="4.092cm" svg:y2="3.194cm">
          <text:p/>
        </draw:line>
        <draw:custom-shape draw:style-name="gr139" draw:text-style-name="P7" draw:layer="layout" svg:width="6cm" svg:height="6cm" svg:x="3.741cm" svg:y="12.053cm">
          <text:p/>
          <draw:enhanced-geometry svg:viewBox="0 0 21600 21600" draw:type="rectangle" draw:enhanced-path="M 0 0 L 21600 0 21600 21600 0 21600 0 0 Z N"/>
        </draw:custom-shape>
        <draw:line draw:style-name="gr132" draw:text-style-name="P3" draw:layer="layout" svg:x1="3.741cm" svg:y1="18.053cm" svg:x2="9.741cm" svg:y2="18.053cm">
          <text:p/>
        </draw:line>
        <draw:line draw:style-name="gr140" draw:text-style-name="P64" draw:layer="layout" svg:x1="6.741cm" svg:y1="17.855cm" svg:x2="6.741cm" svg:y2="16.645cm">
          <text:p/>
        </draw:line>
        <draw:line draw:style-name="gr140" draw:text-style-name="P64" draw:layer="layout" svg:x1="6.741cm" svg:y1="12.244cm" svg:x2="6.741cm" svg:y2="13.454cm">
          <text:p/>
        </draw:line>
        <draw:line draw:style-name="gr132" draw:text-style-name="P3" draw:layer="layout" svg:x1="3.741cm" svg:y1="12.053cm" svg:x2="9.741cm" svg:y2="12.053cm">
          <text:p/>
        </draw:line>
        <draw:line draw:style-name="gr132" draw:text-style-name="P3" draw:layer="layout" svg:x1="9.741cm" svg:y1="18.053cm" svg:x2="9.741cm" svg:y2="12.053cm">
          <text:p/>
        </draw:line>
        <draw:line draw:style-name="gr132" draw:text-style-name="P3" draw:layer="layout" svg:x1="3.741cm" svg:y1="18.053cm" svg:x2="3.741cm" svg:y2="12.053cm">
          <text:p/>
        </draw:line>
        <draw:line draw:style-name="gr140" draw:text-style-name="P64" draw:layer="layout" svg:x1="9.535cm" svg:y1="15.053cm" svg:x2="8.325cm" svg:y2="15.053cm">
          <text:p/>
        </draw:line>
        <draw:line draw:style-name="gr140" draw:text-style-name="P64" draw:layer="layout" svg:x1="3.928cm" svg:y1="15.053cm" svg:x2="5.138cm" svg:y2="15.053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olygon draw:style-name="gr134" draw:text-style-name="P65" draw:layer="layout" svg:width="2.999cm" svg:height="2.999cm" svg:x="13.841cm" svg:y="0.453cm" svg:viewBox="0 0 3000 3000" draw:points="0,3000 0,1500 0,0 3000,0 3000,1500 3000,3000">
          <text:p/>
        </draw:polygon>
        <draw:custom-shape draw:style-name="gr139" draw:text-style-name="P7" draw:layer="layout" svg:width="6cm" svg:height="6cm" svg:x="7.841cm" svg:y="3.453cm">
          <text:p/>
          <draw:enhanced-geometry svg:viewBox="0 0 21600 21600" draw:type="rectangle" draw:enhanced-path="M 0 0 L 21600 0 21600 21600 0 21600 0 0 Z N"/>
        </draw:custom-shape>
        <draw:polygon draw:style-name="gr134" draw:text-style-name="P65" draw:layer="layout" svg:width="5.999cm" svg:height="2.999cm" svg:x="7.841cm" svg:y="0.453cm" svg:viewBox="0 0 6000 3000" draw:points="0,3000 0,1500 0,0 6000,0 6000,1500 6000,3000">
          <text:p/>
        </draw:polygon>
        <draw:line draw:style-name="gr132" draw:text-style-name="P3" draw:layer="layout" svg:x1="7.841cm" svg:y1="9.453cm" svg:x2="13.841cm" svg:y2="9.453cm">
          <text:p/>
        </draw:line>
        <draw:line draw:style-name="gr140" draw:text-style-name="P64" draw:layer="layout" svg:x1="10.841cm" svg:y1="9.255cm" svg:x2="10.841cm" svg:y2="8.045cm">
          <text:p/>
        </draw:line>
        <draw:polygon draw:style-name="gr138" draw:text-style-name="P65" draw:layer="layout" svg:width="2.999cm" svg:height="5.999cm" svg:x="13.841cm" svg:y="3.453cm" svg:viewBox="0 0 3000 6000" draw:points="0,0 1500,0 3000,0 3000,6000 1500,6000 0,6000">
          <text:p/>
        </draw:polygon>
        <draw:line draw:style-name="gr140" draw:text-style-name="P64" draw:layer="layout" svg:x1="10.841cm" svg:y1="3.644cm" svg:x2="10.841cm" svg:y2="4.854cm">
          <text:p/>
        </draw:line>
        <draw:line draw:style-name="gr132" draw:text-style-name="P3" draw:layer="layout" svg:x1="7.841cm" svg:y1="3.453cm" svg:x2="13.841cm" svg:y2="3.453cm">
          <text:p/>
        </draw:line>
        <draw:line draw:style-name="gr140" draw:text-style-name="P64" draw:layer="layout" svg:x1="10.841cm" svg:y1="3.243cm" svg:x2="10.841cm" svg:y2="2.033cm">
          <text:p/>
        </draw:line>
        <draw:line draw:style-name="gr136" draw:text-style-name="P3" draw:layer="layout" svg:x1="13.841cm" svg:y1="9.453cm" svg:x2="16.841cm" svg:y2="9.453cm">
          <text:p/>
        </draw:line>
        <draw:line draw:style-name="gr136" draw:text-style-name="P3" draw:layer="layout" svg:x1="13.841cm" svg:y1="3.476cm" svg:x2="16.841cm" svg:y2="3.476cm">
          <text:p/>
        </draw:line>
        <draw:line draw:style-name="gr141" draw:text-style-name="P64" draw:layer="layout" svg:x1="15.79cm" svg:y1="9.087cm" svg:x2="14.742cm" svg:y2="9.692cm">
          <text:p/>
        </draw:line>
        <draw:line draw:style-name="gr141" draw:text-style-name="P64" draw:layer="layout" svg:x1="15.473cm" svg:y1="3.816cm" svg:x2="14.617cm" svg:y2="2.96cm">
          <text:p/>
        </draw:line>
        <draw:line draw:style-name="gr136" draw:text-style-name="P3" draw:layer="layout" svg:x1="13.841cm" svg:y1="3.453cm" svg:x2="13.841cm" svg:y2="0.453cm">
          <text:p/>
        </draw:line>
        <draw:line draw:style-name="gr132" draw:text-style-name="P3" draw:layer="layout" svg:x1="13.841cm" svg:y1="9.453cm" svg:x2="13.841cm" svg:y2="3.453cm">
          <text:p/>
        </draw:line>
        <draw:line draw:style-name="gr132" draw:text-style-name="P3" draw:layer="layout" svg:x1="7.841cm" svg:y1="9.453cm" svg:x2="7.841cm" svg:y2="3.453cm">
          <text:p/>
        </draw:line>
        <draw:line draw:style-name="gr136" draw:text-style-name="P3" draw:layer="layout" svg:x1="7.841cm" svg:y1="3.453cm" svg:x2="7.841cm" svg:y2="0.453cm">
          <text:p/>
        </draw:line>
        <draw:line draw:style-name="gr140" draw:text-style-name="P64" draw:layer="layout" svg:x1="13.635cm" svg:y1="6.453cm" svg:x2="12.425cm" svg:y2="6.453cm">
          <text:p/>
        </draw:line>
        <draw:line draw:style-name="gr140" draw:text-style-name="P64" draw:layer="layout" svg:x1="8.028cm" svg:y1="6.453cm" svg:x2="9.238cm" svg:y2="6.453cm">
          <text:p/>
        </draw:line>
        <draw:line draw:style-name="gr140" draw:text-style-name="P64" draw:layer="layout" svg:x1="14.059cm" svg:y1="6.453cm" svg:x2="15.269cm" svg:y2="6.453cm">
          <text:p/>
        </draw:line>
        <draw:line draw:style-name="gr141" draw:text-style-name="P64" draw:layer="layout" svg:x1="13.489cm" svg:y1="1.916cm" svg:x2="14.345cm" svg:y2="2.772cm">
          <text:p/>
        </draw:line>
        <draw:line draw:style-name="gr141" draw:text-style-name="P64" draw:layer="layout" svg:x1="15.471cm" svg:y1="3.16cm" svg:x2="16.327cm" svg:y2="4.016cm">
          <text:p/>
        </draw:line>
        <draw:line draw:style-name="gr141" draw:text-style-name="P64" draw:layer="layout" svg:x1="14.145cm" svg:y1="1.851cm" svg:x2="13.289cm" svg:y2="0.995cm">
          <text:p/>
        </draw:line>
        <draw:line draw:style-name="gr141" draw:text-style-name="P64" draw:layer="layout" svg:x1="8.195cm" svg:y1="1.465cm" svg:x2="7.59cm" svg:y2="2.513cm">
          <text:p/>
        </draw:line>
        <draw:custom-shape draw:style-name="gr142" draw:text-style-name="P7"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32" draw:text-style-name="P3" draw:layer="layout" svg:x1="23.197cm" svg:y1="10.094cm" svg:x2="29.197cm" svg:y2="10.094cm">
          <text:p/>
        </draw:line>
        <draw:line draw:style-name="gr140" draw:text-style-name="P64" draw:layer="layout" svg:x1="25.197cm" svg:y1="4.285cm" svg:x2="25.197cm" svg:y2="5.495cm">
          <text:p/>
        </draw:line>
        <draw:line draw:style-name="gr132" draw:text-style-name="P3" draw:layer="layout" svg:x1="23.197cm" svg:y1="4.094cm" svg:x2="29.197cm" svg:y2="4.094cm">
          <text:p/>
        </draw:line>
        <draw:line draw:style-name="gr132" draw:text-style-name="P3" draw:layer="layout" svg:x1="23.197cm" svg:y1="7.094cm" svg:x2="29.197cm" svg:y2="7.094cm">
          <text:p/>
        </draw:line>
        <draw:line draw:style-name="gr132" draw:text-style-name="P3" draw:layer="layout" svg:x1="23.197cm" svg:y1="13.094cm" svg:x2="29.197cm" svg:y2="13.094cm">
          <text:p/>
        </draw:line>
        <draw:line draw:style-name="gr132" draw:text-style-name="P3" draw:layer="layout" svg:x1="23.197cm" svg:y1="16.094cm" svg:x2="29.197cm" svg:y2="16.094cm">
          <text:p/>
        </draw:line>
        <draw:line draw:style-name="gr140" draw:text-style-name="P64" draw:layer="layout" svg:x1="27.197cm" svg:y1="6.891cm" svg:x2="27.197cm" svg:y2="5.681cm">
          <text:p/>
        </draw:line>
        <draw:line draw:style-name="gr140" draw:text-style-name="P64" draw:layer="layout" svg:x1="27.197cm" svg:y1="9.894cm" svg:x2="27.197cm" svg:y2="8.684cm">
          <text:p/>
        </draw:line>
        <draw:line draw:style-name="gr140" draw:text-style-name="P64" draw:layer="layout" svg:x1="27.197cm" svg:y1="12.887cm" svg:x2="27.197cm" svg:y2="11.677cm">
          <text:p/>
        </draw:line>
        <draw:line draw:style-name="gr140" draw:text-style-name="P64" draw:layer="layout" svg:x1="27.197cm" svg:y1="15.88cm" svg:x2="27.197cm" svg:y2="14.67cm">
          <text:p/>
        </draw:line>
        <draw:line draw:style-name="gr140" draw:text-style-name="P64" draw:layer="layout" svg:x1="25.197cm" svg:y1="7.281cm" svg:x2="25.197cm" svg:y2="8.491cm">
          <text:p/>
        </draw:line>
        <draw:line draw:style-name="gr140" draw:text-style-name="P64" draw:layer="layout" svg:x1="25.197cm" svg:y1="10.289cm" svg:x2="25.197cm" svg:y2="11.499cm">
          <text:p/>
        </draw:line>
        <draw:line draw:style-name="gr140" draw:text-style-name="P64" draw:layer="layout" svg:x1="25.197cm" svg:y1="13.296cm" svg:x2="25.197cm" svg:y2="14.506cm">
          <text:p/>
        </draw:line>
        <draw:frame draw:style-name="gr143" draw:text-style-name="P66" draw:layer="layout" svg:width="3.58cm" svg:height="0.992cm" svg:x="9.051cm" svg:y="0.645cm">
          <draw:text-box>
            <text:p><text:span text:style-name="T41">container</text:span></text:p>
          </draw:text-box>
        </draw:frame>
        <draw:frame draw:style-name="gr144" draw:text-style-name="P67" draw:layer="layout" svg:width="1.598cm" svg:height="0.992cm" svg:x="10.042cm" svg:y="5.945cm">
          <draw:text-box>
            <text:p text:style-name="P40"><text:span text:style-name="T42">gas</text:span></text:p>
          </draw:text-box>
        </draw:frame>
        <draw:custom-shape draw:style-name="gr128" draw:text-style-name="P7" draw:layer="layout" svg:width="5cm" svg:height="10cm" svg:x="12.847cm" svg:y="10.752cm">
          <text:p/>
          <draw:enhanced-geometry svg:viewBox="0 0 21600 21600" draw:type="rectangle" draw:enhanced-path="M 0 0 L 21600 0 21600 21600 0 21600 0 0 Z N"/>
        </draw:custom-shape>
        <draw:line draw:style-name="gr127" draw:text-style-name="P3" draw:layer="layout" svg:x1="12.742cm" svg:y1="10.805cm" svg:x2="17.952cm" svg:y2="10.805cm">
          <text:p/>
        </draw:line>
        <draw:line draw:style-name="gr127" draw:text-style-name="P3" draw:layer="layout" svg:x1="12.742cm" svg:y1="20.752cm" svg:x2="17.952cm" svg:y2="20.752cm">
          <text:p/>
        </draw:line>
        <draw:line draw:style-name="gr127" draw:text-style-name="P3" draw:layer="layout" svg:x1="12.847cm" svg:y1="10.73cm" svg:x2="12.847cm" svg:y2="20.73cm">
          <text:p/>
        </draw:line>
        <draw:line draw:style-name="gr127" draw:text-style-name="P3" draw:layer="layout" svg:x1="17.847cm" svg:y1="10.73cm" svg:x2="17.847cm" svg:y2="20.73cm">
          <text:p/>
        </draw:line>
        <draw:custom-shape draw:style-name="gr145" draw:text-style-name="P3" draw:layer="layout" svg:width="1.5cm" svg:height="1.5cm" svg:x="16.636cm" svg:y="10.526cm">
          <text:p/>
          <draw:enhanced-geometry svg:viewBox="0 0 21600 21600" draw:type="rectangle" draw:enhanced-path="M 0 0 L 21600 0 21600 21600 0 21600 0 0 Z N"/>
        </draw:custom-shape>
        <draw:custom-shape draw:style-name="gr146" draw:text-style-name="P3" draw:layer="layout" svg:width="9.609cm" svg:height="9.609cm" svg:x="7.436cm" svg:y="0.237cm">
          <text:p/>
          <draw:enhanced-geometry svg:viewBox="0 0 21600 21600" draw:type="rectangle" draw:enhanced-path="M 0 0 L 21600 0 21600 21600 0 21600 0 0 Z N"/>
        </draw:custom-shape>
        <draw:line draw:style-name="gr147" draw:text-style-name="P3" draw:layer="layout" svg:x1="7.436cm" svg:y1="9.846cm" svg:x2="16.636cm" svg:y2="12.026cm">
          <text:p/>
        </draw:line>
        <draw:line draw:style-name="gr147" draw:text-style-name="P3" draw:layer="layout" svg:x1="18.136cm" svg:y1="10.526cm" svg:x2="17.045cm" svg:y2="0.237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14" draw:text-style-name="P3" draw:layer="layout" svg:width="3.68cm" svg:height="5.67cm" svg:x="5.98cm" svg:y="4.534cm">
          <draw:image xlink:href="Pictures/1000000000000119000001B1093121FA.png" xlink:type="simple" xlink:show="embed" xlink:actuate="onLoad" draw:mime-type="image/png">
            <text:p/>
          </draw:image>
        </draw:frame>
        <draw:custom-shape draw:style-name="gr148" draw:text-style-name="P12" draw:layer="layout" svg:width="0.778cm" svg:height="0.243cm" svg:x="5.274cm" svg:y="10.148cm">
          <text:p/>
          <draw:enhanced-geometry svg:viewBox="0 0 21600 21600" draw:type="rectangle" draw:enhanced-path="M 0 0 L 21600 0 21600 21600 0 21600 0 0 Z N"/>
        </draw:custom-shape>
        <draw:custom-shape draw:style-name="gr148" draw:text-style-name="P12" draw:layer="layout" svg:width="0.778cm" svg:height="0.243cm" svg:x="8.911cm" svg:y="10.16cm">
          <text:p/>
          <draw:enhanced-geometry svg:viewBox="0 0 21600 21600" draw:type="rectangle" draw:enhanced-path="M 0 0 L 21600 0 21600 21600 0 21600 0 0 Z N"/>
        </draw:custom-shape>
        <draw:frame draw:style-name="gr14" draw:text-style-name="P3" draw:layer="layout" svg:width="3.675cm" svg:height="7.915cm" svg:x="25.72cm" svg:y="7.875cm">
          <draw:image xlink:href="Pictures/10000000000001190000025D49D51A5C.png" xlink:type="simple" xlink:show="embed" xlink:actuate="onLoad" draw:mime-type="image/png">
            <text:p/>
          </draw:image>
        </draw:frame>
        <draw:custom-shape draw:style-name="gr149" draw:text-style-name="P6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0" draw:text-style-name="P69" draw:layer="layout" svg:width="13.939cm" svg:height="1.032cm" svg:x="5.238cm" svg:y="10.304cm">
          <text:p/>
          <draw:enhanced-geometry svg:viewBox="0 0 21600 21600" draw:type="rectangle" draw:enhanced-path="M 0 0 L 21600 0 21600 21600 0 21600 0 0 Z N"/>
        </draw:custom-shape>
        <draw:frame draw:style-name="gr14" draw:text-style-name="P3" draw:layer="layout" svg:width="3.567cm" svg:height="7.682cm" svg:x="23.35cm" svg:y="1.398cm">
          <draw:image xlink:href="Pictures/10000001000001190000025D79BA7939.png" xlink:type="simple" xlink:show="embed" xlink:actuate="onLoad" draw:mime-type="image/png">
            <text:p/>
          </draw:image>
        </draw:frame>
        <draw:line draw:style-name="gr151" draw:text-style-name="P70" draw:layer="layout" svg:x1="6.051cm" svg:y1="10.309cm" svg:x2="8.947cm" svg:y2="10.309cm">
          <text:p/>
        </draw:line>
        <draw:frame draw:style-name="gr152" draw:text-style-name="P2" draw:layer="layout" svg:width="1.806cm" svg:height="1.733cm" svg:x="24.899cm" svg:y="11.551cm">
          <draw:text-box>
            <text:p>7.44</text:p>
            <text:p>10.2</text:p>
          </draw:text-box>
        </draw:frame>
        <draw:line draw:style-name="gr153" draw:text-style-name="P3" draw:layer="layout" svg:x1="15.039cm" svg:y1="11.12cm" svg:x2="15.039cm" svg:y2="7.916cm">
          <text:p/>
        </draw:line>
        <draw:line draw:style-name="gr154" draw:text-style-name="P3" draw:layer="layout" svg:x1="13.508cm" svg:y1="11.324cm" svg:x2="16.368cm" svg:y2="11.324cm">
          <text:p/>
        </draw:line>
        <draw:line draw:style-name="gr155" draw:text-style-name="P3" draw:layer="layout" svg:x1="16.364cm" svg:y1="11.324cm" svg:x2="19.177cm" svg:y2="11.324cm">
          <text:p/>
        </draw:line>
        <draw:frame draw:style-name="gr156" draw:text-style-name="P2" draw:layer="layout" svg:width="3.351cm" svg:height="2.474cm" svg:x="18.801cm" svg:y="16.908cm">
          <draw:text-box>
            <text:p>60 kg</text:p>
            <text:p>2142 Ns</text:p>
            <text:p>-1554 Ns</text:p>
          </draw:text-box>
        </draw:frame>
        <draw:frame draw:style-name="gr157" draw:text-style-name="P71" draw:layer="layout" svg:width="0.963cm" svg:height="1.17cm" svg:x="24.102cm" svg:y="9.49cm">
          <draw:text-box>
            <text:p><text:span text:style-name="T43">1</text:span></text:p>
          </draw:text-box>
        </draw:frame>
        <draw:custom-shape draw:style-name="gr158" draw:text-style-name="P73" draw:layer="layout" svg:width="1.218cm" svg:height="1.218cm" svg:x="6.956cm" svg:y="10.584cm">
          <text:p text:style-name="P72"><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5" draw:layer="layout" svg:width="1.218cm" svg:height="1.218cm" svg:x="14.457cm" svg:y="11.606cm">
          <text:p text:style-name="P74"><text:span text:style-name="T4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77" draw:layer="layout" svg:width="1.218cm" svg:height="1.218cm" svg:x="17.258cm" svg:y="11.607cm">
          <text:p text:style-name="P76"><text:span text:style-name="T4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1" draw:text-style-name="P18" draw:layer="layout" svg:width="4.154cm" svg:height="0.593cm" svg:x="1.072cm" svg:y="11.81cm" svg:viewBox="0 0 4155 594" svg:d="M0 339v-43-41h3365v41 43zM3372 532l36-73 24-81 6-84-8-85-25-78-35-72-45-59 830 296-830 298z">
          <text:p/>
        </draw:path>
        <draw:path draw:style-name="gr162" draw:text-style-name="P18" draw:layer="layout" svg:width="0.593cm" svg:height="4.154cm" svg:x="0.775cm" svg:y="7.952cm" svg:viewBox="0 0 594 4155" svg:d="M339 4155h-43-41v-3365h41 43zM532 783l-73-36-81-24-84-6-85 8-78 25-72 35-59 45 296-830 298 830z">
          <text:p/>
        </draw:path>
        <draw:path draw:style-name="gr163" draw:text-style-name="P19"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64" draw:text-style-name="P19"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65" draw:text-style-name="P78" draw:layer="layout" svg:width="3.122cm" svg:height="0.708cm" svg:x="10.645cm" svg:y="10.467cm">
          <draw:text-box>
            <text:p text:style-name="P40"><text:span text:style-name="T47">diving board</text:span></text:p>
          </draw:text-box>
        </draw:fram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66" draw:text-style-name="P56" draw:layer="layout" svg:width="5.53cm" svg:height="4.4cm" svg:x="4.457cm" svg:y="5.734cm">
          <text:p/>
          <draw:enhanced-geometry svg:viewBox="0 0 21600 21600" draw:type="rectangle" draw:enhanced-path="M 0 0 L 21600 0 21600 21600 0 21600 0 0 Z N"/>
        </draw:custom-shape>
        <draw:path draw:style-name="gr167" draw:text-style-name="P6" draw:layer="layout" svg:width="1.85cm" svg:height="0.212cm" svg:x="3.503cm" svg:y="7.828cm" svg:viewBox="0 0 1851 213" svg:d="M0 106c391-2 304-108 619-106 282-1 314 213 626 213 305 0 219-97 606-102">
          <text:p/>
        </draw:path>
        <draw:frame draw:style-name="gr168" draw:text-style-name="P79" draw:layer="layout" svg:width="3.249cm" svg:height="1.489cm" svg:x="0.348cm" svg:y="7.19cm">
          <draw:text-box>
            <text:p text:style-name="P40"><text:span text:style-name="T48">in</text:span></text:p>
            <text:p text:style-name="P40"><text:span text:style-name="T49">Q</text:span><text:span text:style-name="T50"> = 600 J/s</text:span></text:p>
          </draw:text-box>
        </draw:frame>
        <draw:frame draw:style-name="gr168" draw:text-style-name="P79" draw:layer="layout" svg:width="3.249cm" svg:height="1.489cm" svg:x="11.108cm" svg:y="7.19cm">
          <draw:text-box>
            <text:p text:style-name="P40"><text:span text:style-name="T48">out</text:span></text:p>
            <text:p text:style-name="P40"><text:span text:style-name="T49">Q</text:span><text:span text:style-name="T50"> = 600 J/s</text:span></text:p>
          </draw:text-box>
        </draw:frame>
        <draw:frame draw:style-name="gr169" draw:text-style-name="P80" draw:layer="layout" svg:width="3.085cm" svg:height="0.87cm" svg:x="1.505cm" svg:y="9.497cm">
          <draw:text-box>
            <text:p text:style-name="P40"><text:span text:style-name="T51">T</text:span><text:span text:style-name="T52">in</text:span><text:span text:style-name="T53"> = 200 K</text:span></text:p>
          </draw:text-box>
        </draw:frame>
        <draw:frame draw:style-name="gr170" draw:text-style-name="P80" draw:layer="layout" svg:width="3.279cm" svg:height="0.87cm" svg:x="9.86cm" svg:y="9.497cm">
          <draw:text-box>
            <text:p text:style-name="P40"><text:span text:style-name="T51">T</text:span><text:span text:style-name="T52">out</text:span><text:span text:style-name="T53"> = 300 K</text:span></text:p>
          </draw:text-box>
        </draw:frame>
        <draw:path draw:style-name="gr167" draw:text-style-name="P6" draw:layer="layout" svg:width="1.85cm" svg:height="0.212cm" svg:x="9.045cm" svg:y="7.828cm" svg:viewBox="0 0 1851 213" svg:d="M0 106c391-2 304-108 619-106 282-1 314 213 626 213 305 0 219-97 606-102">
          <text:p/>
        </draw:path>
        <draw:frame draw:style-name="gr171" draw:text-style-name="P67" draw:layer="layout" svg:width="1.569cm" svg:height="1.197cm" svg:x="6.455cm" svg:y="4.282cm">
          <draw:text-box>
            <text:p text:style-name="P40"><text:span text:style-name="T42">(A)</text:span></text:p>
          </draw:text-box>
        </draw:frame>
        <draw:line draw:style-name="gr172" draw:text-style-name="P3" draw:layer="layout" svg:x1="4.457cm" svg:y1="5.734cm" svg:x2="4.457cm" svg:y2="10.134cm">
          <text:p/>
        </draw:line>
        <draw:line draw:style-name="gr172" draw:text-style-name="P3" draw:layer="layout" svg:x1="9.957cm" svg:y1="5.734cm" svg:x2="9.957cm" svg:y2="10.134cm">
          <text:p/>
        </draw:line>
        <draw:custom-shape draw:style-name="gr166" draw:text-style-name="P56" draw:layer="layout" svg:width="5.53cm" svg:height="4.4cm" svg:x="7.458cm" svg:y="13.735cm">
          <text:p/>
          <draw:enhanced-geometry svg:viewBox="0 0 21600 21600" draw:type="rectangle" draw:enhanced-path="M 0 0 L 21600 0 21600 21600 0 21600 0 0 Z N"/>
        </draw:custom-shape>
        <draw:path draw:style-name="gr167" draw:text-style-name="P6" draw:layer="layout" svg:width="1.85cm" svg:height="0.212cm" svg:x="6.504cm" svg:y="15.829cm" svg:viewBox="0 0 1851 213" svg:d="M0 106c391-2 304-108 619-106 282-1 314 213 626 213 305 0 219-97 606-102">
          <text:p/>
        </draw:path>
        <draw:frame draw:style-name="gr168" draw:text-style-name="P79" draw:layer="layout" svg:width="3.249cm" svg:height="1.489cm" svg:x="3.349cm" svg:y="15.191cm">
          <draw:text-box>
            <text:p text:style-name="P40"><text:span text:style-name="T48">in</text:span></text:p>
            <text:p text:style-name="P40"><text:span text:style-name="T49">Q</text:span><text:span text:style-name="T50"> = 600 J/s</text:span></text:p>
          </draw:text-box>
        </draw:frame>
        <draw:frame draw:style-name="gr168" draw:text-style-name="P79" draw:layer="layout" svg:width="3.249cm" svg:height="1.489cm" svg:x="14.109cm" svg:y="15.191cm">
          <draw:text-box>
            <text:p text:style-name="P40"><text:span text:style-name="T48">out</text:span></text:p>
            <text:p text:style-name="P40"><text:span text:style-name="T49">Q</text:span><text:span text:style-name="T50"> = 600 J/s</text:span></text:p>
          </draw:text-box>
        </draw:frame>
        <draw:path draw:style-name="gr167" draw:text-style-name="P6" draw:layer="layout" svg:width="1.85cm" svg:height="0.212cm" svg:x="12.046cm" svg:y="15.829cm" svg:viewBox="0 0 1851 213" svg:d="M0 106c391-2 304-108 619-106 282-1 314 213 626 213 305 0 219-97 606-102">
          <text:p/>
        </draw:path>
        <draw:frame draw:style-name="gr173" draw:text-style-name="P67" draw:layer="layout" svg:width="1.476cm" svg:height="1.197cm" svg:x="9.502cm" svg:y="12.283cm">
          <draw:text-box>
            <text:p text:style-name="P40"><text:span text:style-name="T42">(B)</text:span></text:p>
          </draw:text-box>
        </draw:frame>
        <draw:line draw:style-name="gr172" draw:text-style-name="P3" draw:layer="layout" svg:x1="7.458cm" svg:y1="13.735cm" svg:x2="7.458cm" svg:y2="18.135cm">
          <text:p/>
        </draw:line>
        <draw:line draw:style-name="gr172" draw:text-style-name="P3" draw:layer="layout" svg:x1="12.958cm" svg:y1="13.735cm" svg:x2="12.958cm" svg:y2="18.135cm">
          <text:p/>
        </draw:line>
        <draw:frame draw:style-name="gr169" draw:text-style-name="P80" draw:layer="layout" svg:width="3.085cm" svg:height="0.87cm" svg:x="4.505cm" svg:y="17.497cm">
          <draw:text-box>
            <text:p text:style-name="P40"><text:span text:style-name="T51">T</text:span><text:span text:style-name="T52">in</text:span><text:span text:style-name="T53"> = 300 K</text:span></text:p>
          </draw:text-box>
        </draw:frame>
        <draw:frame draw:style-name="gr170" draw:text-style-name="P80" draw:layer="layout" svg:width="3.279cm" svg:height="0.87cm" svg:x="12.86cm" svg:y="17.497cm">
          <draw:text-box>
            <text:p text:style-name="P40"><text:span text:style-name="T51">T</text:span><text:span text:style-name="T52">out</text:span><text:span text:style-name="T53"> = 200 K</text:span></text:p>
          </draw:text-box>
        </draw:fram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74" draw:text-style-name="P7" draw:layer="layout" svg:width="4cm" svg:height="7.864cm" svg:x="13.005cm" svg:y="6.041cm">
          <text:p/>
          <draw:enhanced-geometry svg:viewBox="0 0 21600 21600" draw:type="rectangle" draw:enhanced-path="M 0 0 L 21600 0 21600 21600 0 21600 0 0 Z N"/>
        </draw:custom-shape>
        <draw:frame draw:style-name="gr14" draw:text-style-name="P3" draw:layer="layout" svg:width="1.432cm" svg:height="7.833cm" svg:x="14.289cm" svg:y="6.041cm">
          <draw:image xlink:href="Pictures/10000001000000160000007EDC6C60E4.png" xlink:type="simple" xlink:show="embed" xlink:actuate="onLoad" draw:mime-type="image/png">
            <text:p/>
          </draw:image>
        </draw:frame>
        <draw:custom-shape draw:style-name="gr175" draw:text-style-name="P26" draw:layer="layout" svg:width="4cm" svg:height="1.493cm" svg:x="13.005cm" svg:y="4.563cm">
          <text:p/>
          <draw:enhanced-geometry svg:viewBox="0 0 21600 21600" draw:type="rectangle" draw:enhanced-path="M 0 0 L 21600 0 21600 21600 0 21600 0 0 Z N"/>
        </draw:custom-shape>
        <draw:g draw:style-name="gr9">
          <svg:title>TexMaths</svg:title>
          <svg:desc>28§latex§$$A$$§svg§600§TRUE§</svg:desc>
          <draw:path draw:style-name="gr112" draw:text-style-name="P59"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35" draw:text-style-name="P81" draw:layer="layout" svg:width="0.938cm" svg:height="1.237cm" svg:x="18.283cm" svg:y="9.285cm">
          <draw:text-box>
            <text:p><text:span text:style-name="T54">z</text:span></text:p>
          </draw:text-box>
        </draw:frame>
        <draw:measure draw:style-name="gr176" draw:text-style-name="P10" draw:layer="layout" svg:x1="17.654cm" svg:y1="6.077cm" svg:x2="17.654cm" svg:y2="13.927cm">
          <text:p/>
        </draw:measure>
        <draw:g draw:style-name="gr9">
          <svg:title>TexMaths</svg:title>
          <svg:desc>28§latex§$$\yM$$§svg§600§TRUE§</svg:desc>
          <draw:path draw:style-name="gr117" draw:text-style-name="P61"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44" draw:text-style-name="P28" draw:layer="layout" svg:x1="6.473cm" svg:y1="5.927cm" svg:x2="6.473cm" svg:y2="3.601cm">
          <text:p/>
        </draw:line>
        <draw:g draw:style-name="gr9">
          <svg:title>TexMaths</svg:title>
          <svg:desc>28§latex§$$F_{\text{piston}}$$§svg§600§TRUE§</svg:desc>
          <draw:path draw:style-name="gr67" draw:text-style-name="P45"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67" draw:text-style-name="P45"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67" draw:text-style-name="P45"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67" draw:text-style-name="P45"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67" draw:text-style-name="P45"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67" draw:text-style-name="P45"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67" draw:text-style-name="P45"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9">
          <svg:title>TexMaths</svg:title>
          <svg:desc>28§latex§$$F_{\text{gas}}$$§svg§600§TRUE§</svg:desc>
          <draw:path draw:style-name="gr177" draw:text-style-name="P8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177" draw:text-style-name="P8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177" draw:text-style-name="P8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177" draw:text-style-name="P8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178" draw:text-style-name="P28" draw:layer="layout" svg:x1="6.473cm" svg:y1="6.128cm" svg:x2="6.473cm" svg:y2="8.454cm">
          <text:p/>
        </draw:line>
        <draw:line draw:style-name="gr11" draw:text-style-name="P3" draw:layer="layout" svg:x1="12.856cm" svg:y1="13.905cm" svg:x2="17.155cm" svg:y2="13.905cm">
          <text:p/>
        </draw:line>
        <draw:line draw:style-name="gr11" draw:text-style-name="P3" draw:layer="layout" svg:x1="17.106cm" svg:y1="4.043cm" svg:x2="17.106cm" svg:y2="14.008cm">
          <text:p/>
        </draw:line>
        <draw:line draw:style-name="gr11" draw:text-style-name="P3" draw:layer="layout" svg:x1="12.906cm" svg:y1="4.043cm" svg:x2="12.906cm" svg:y2="14.008cm">
          <text:p/>
        </draw:line>
        <draw:frame draw:style-name="gr179" draw:text-style-name="P83" draw:layer="layout" svg:width="2.06cm" svg:height="0.814cm" svg:x="13.975cm" svg:y="4.938cm">
          <draw:text-box>
            <text:p text:style-name="P40"><text:span text:style-name="T55">piston</text:span></text:p>
          </draw:text-box>
        </draw:frame>
        <draw:path draw:style-name="gr180" draw:text-style-name="P6" draw:layer="layout" svg:width="1.85cm" svg:height="0.212cm" draw:transform="rotate (1.5707963267949) translate (13.542448086225cm 14.8352543117696cm)" svg:viewBox="0 0 1851 213" svg:d="M0 106c391-2 304-108 619-106 282-1 314 213 626 213 305 0 219-97 606-102">
          <text:p/>
        </draw:path>
        <draw:g draw:style-name="gr9">
          <svg:title>TexMaths</svg:title>
          <svg:desc>28§latex§$$\yQ$$§svg§600§TRUE§</svg:desc>
          <draw:path draw:style-name="gr181" draw:text-style-name="P8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14" draw:text-style-name="P3"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14" draw:text-style-name="P3"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82" draw:text-style-name="P3" draw:layer="layout" svg:width="6.665cm" svg:height="4.39cm" svg:x="4.355cm" svg:y="0.419cm">
          <draw:image xlink:href="Pictures/10000000000000FC000000A6DB53ECB8.png" xlink:type="simple" xlink:show="embed" xlink:actuate="onLoad" draw:mime-type="image/png">
            <text:p/>
          </draw:image>
        </draw:frame>
        <draw:frame draw:style-name="gr182" draw:text-style-name="P3"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82" draw:text-style-name="P3"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83" draw:text-style-name="P11" draw:layer="layout" svg:width="19.23cm" svg:height="0.559cm" svg:x="5.894cm" svg:y="18.118cm">
          <text:p/>
          <draw:enhanced-geometry svg:viewBox="0 0 21600 21600" draw:type="rectangle" draw:enhanced-path="M 0 0 L 21600 0 21600 21600 0 21600 0 0 Z N"/>
        </draw:custom-shape>
        <draw:frame draw:style-name="gr184" draw:text-style-name="P2" draw:layer="layout" svg:width="1.429cm" svg:height="1.733cm" svg:x="8.19cm" svg:y="13.461cm">
          <draw:text-box>
            <text:p><text:span text:style-name="T56">t</text:span><text:span text:style-name="T57">0</text:span></text:p>
          </draw:text-box>
        </draw:frame>
        <draw:frame draw:style-name="gr184" draw:text-style-name="P2" draw:layer="layout" svg:width="1.429cm" svg:height="1.733cm" svg:x="18.627cm" svg:y="7.27cm">
          <draw:text-box>
            <text:p><text:span text:style-name="T56">t</text:span><text:span text:style-name="T57">1</text:span></text:p>
          </draw:text-box>
        </draw:frame>
        <draw:line draw:style-name="gr44" draw:text-style-name="P28" draw:layer="layout" svg:x1="21.358cm" svg:y1="5.426cm" svg:x2="21.358cm" svg:y2="3.1cm">
          <text:p/>
        </draw:line>
        <draw:line draw:style-name="gr185" draw:text-style-name="P3" draw:layer="layout" svg:x1="20.063cm" svg:y1="10.017cm" svg:x2="24.458cm" svg:y2="10.017cm">
          <text:p/>
        </draw:line>
        <draw:frame draw:style-name="gr186" draw:text-style-name="P85" draw:layer="layout" svg:width="1.328cm" svg:height="1.733cm" svg:x="22.628cm" svg:y="8.271cm">
          <draw:text-box>
            <text:p><text:span text:style-name="T58">v</text:span></text:p>
          </draw:text-box>
        </draw:frame>
        <draw:path draw:style-name="gr161" draw:text-style-name="P18" draw:layer="layout" svg:width="4.154cm" svg:height="0.593cm" svg:x="1.072cm" svg:y="11.811cm" svg:viewBox="0 0 4155 594" svg:d="M0 339v-43-41h3365v41 43zM3372 532l36-73 24-81 6-84-8-85-25-78-35-72-45-59 830 296-830 298z">
          <text:p/>
        </draw:path>
        <draw:path draw:style-name="gr162" draw:text-style-name="P18" draw:layer="layout" svg:width="0.593cm" svg:height="4.154cm" svg:x="0.775cm" svg:y="7.953cm" svg:viewBox="0 0 594 4155" svg:d="M339 4155h-43-41v-3365h41 43zM532 783l-73-36-81-24-84-6-85 8-78 25-72 35-59 45 296-830 298 830z">
          <text:p/>
        </draw:path>
        <draw:path draw:style-name="gr163" draw:text-style-name="P19"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64" draw:text-style-name="P19"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14" draw:text-style-name="P3"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87" draw:text-style-name="P86"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11" draw:layer="layout" svg:width="24.027cm" svg:height="0.925cm" svg:x="2.837cm" svg:y="14.27cm">
          <text:p/>
          <draw:enhanced-geometry svg:viewBox="0 0 21600 21600" draw:type="rectangle" draw:enhanced-path="M 0 0 L 21600 0 21600 21600 0 21600 0 0 Z N"/>
        </draw:custom-shape>
        <draw:line draw:style-name="gr189" draw:text-style-name="P28" draw:layer="layout" svg:x1="15.061cm" svg:y1="7.354cm" svg:x2="20.061cm" svg:y2="7.354cm">
          <text:p/>
        </draw:line>
        <draw:line draw:style-name="gr190" draw:text-style-name="P28" draw:layer="layout" svg:x1="20.505cm" svg:y1="13.26cm" svg:x2="15.505cm" svg:y2="13.26cm">
          <text:p/>
        </draw:line>
        <draw:line draw:style-name="gr191" draw:text-style-name="P3" draw:layer="layout" svg:x1="14.681cm" svg:y1="6.152cm" svg:x2="14.681cm" svg:y2="8.69cm">
          <text:p/>
        </draw:line>
        <draw:line draw:style-name="gr192" draw:text-style-name="P3" draw:layer="layout" svg:x1="15.993cm" svg:y1="14.27cm" svg:x2="24.253cm" svg:y2="14.27cm">
          <text:p/>
        </draw:line>
        <draw:path draw:style-name="gr193" draw:text-style-name="P19"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94" draw:text-style-name="P19"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95" draw:text-style-name="P3" draw:layer="layout" svg:x1="3.559cm" svg:y1="7.329cm" svg:x2="3.559cm" svg:y2="3.327cm">
          <text:p/>
        </draw:line>
        <draw:line draw:style-name="gr195" draw:text-style-name="P3" draw:layer="layout" svg:x1="3.497cm" svg:y1="7.251cm" svg:x2="7.499cm" svg:y2="7.251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96" draw:text-style-name="P87" draw:layer="layout" svg:width="18cm" svg:height="8cm" svg:x="10.843cm" svg:y="9.817cm">
          <text:p/>
          <draw:enhanced-geometry svg:viewBox="0 0 21600 21600" draw:type="rectangle" draw:enhanced-path="M 0 0 L 21600 0 21600 21600 0 21600 0 0 Z N"/>
        </draw:custom-shape>
        <draw:custom-shape draw:style-name="gr197" draw:text-style-name="P88" draw:layer="layout" svg:width="18cm" svg:height="8cm" svg:x="10.843cm" svg:y="1.759cm">
          <text:p/>
          <draw:enhanced-geometry svg:viewBox="0 0 21600 21600" draw:type="rectangle" draw:enhanced-path="M 0 0 L 21600 0 21600 21600 0 21600 0 0 Z N"/>
        </draw:custom-shape>
        <draw:line draw:style-name="gr192" draw:text-style-name="P3" draw:layer="layout" svg:x1="7.843cm" svg:y1="20.802cm" svg:x2="23.843cm" svg:y2="20.802cm">
          <text:p/>
        </draw:line>
        <draw:line draw:style-name="gr198" draw:text-style-name="P89" draw:layer="layout" svg:x1="27.843cm" svg:y1="6.802cm" svg:x2="27.843cm" svg:y2="12.802cm">
          <text:p/>
        </draw:line>
        <draw:line draw:style-name="gr198" draw:text-style-name="P89" draw:layer="layout" svg:x1="11.843cm" svg:y1="12.802cm" svg:x2="11.843cm" svg:y2="6.802cm">
          <text:p/>
        </draw:line>
        <draw:line draw:style-name="gr199" draw:text-style-name="P89" draw:layer="layout" svg:x1="11.843cm" svg:y1="6.802cm" svg:x2="27.843cm" svg:y2="6.802cm">
          <text:p/>
        </draw:line>
        <draw:frame draw:style-name="gr200" draw:text-style-name="P91" draw:layer="layout" svg:width="4.591cm" svg:height="2.156cm" svg:x="17.548cm" svg:y="1.536cm">
          <draw:text-box>
            <text:p text:style-name="P90"><text:span text:style-name="T59">crate</text:span></text:p>
          </draw:text-box>
        </draw:frame>
        <draw:frame draw:style-name="gr201" draw:text-style-name="P92" draw:layer="layout" svg:width="4.498cm" svg:height="2.156cm" svg:x="17.594cm" svg:y="15.837cm">
          <draw:text-box>
            <text:p text:style-name="P90"><text:span text:style-name="T60">floor</text:span></text:p>
          </draw:text-box>
        </draw:frame>
        <draw:frame draw:style-name="gr202" draw:text-style-name="P93" draw:layer="layout" svg:width="1.916cm" svg:height="3.075cm" svg:x="8.642cm" svg:y="8.367cm">
          <draw:text-box>
            <text:p><text:span text:style-name="T61">h</text:span></text:p>
          </draw:text-box>
        </draw:frame>
        <draw:measure draw:style-name="gr203" draw:text-style-name="P94" draw:layer="measurelines" svg:x1="11.275cm" svg:y1="12.806cm" svg:x2="11.275cm" svg:y2="6.806cm">
          <text:p/>
        </draw:measure>
        <draw:line draw:style-name="gr204" draw:text-style-name="P95" draw:layer="layout" svg:x1="0.431cm" svg:y1="3.379cm" svg:x2="5.796cm" svg:y2="3.379cm">
          <text:p/>
        </draw:line>
        <draw:frame draw:style-name="gr205" draw:text-style-name="P96" draw:layer="layout" svg:width="1.797cm" svg:height="2.579cm" svg:x="2.215cm" svg:y="1.333cm">
          <draw:text-box>
            <text:p><text:span text:style-name="T62">v</text:span></text:p>
          </draw:text-box>
        </draw:frame>
        <draw:frame draw:style-name="gr206" draw:text-style-name="P97" draw:layer="layout" svg:width="3.791cm" svg:height="2.579cm" svg:x="1.218cm" svg:y="3.579cm">
          <draw:text-box>
            <text:p><text:span text:style-name="T63">F</text:span><text:span text:style-name="T64">f</text:span><text:span text:style-name="T65"> ⋅</text:span></text:p>
          </draw:text-box>
        </draw:frame>
        <draw:line draw:style-name="gr199" draw:text-style-name="P89" draw:layer="layout" svg:x1="27.843cm" svg:y1="12.802cm" svg:x2="11.843cm" svg:y2="12.802cm">
          <text:p/>
        </draw:line>
        <draw:line draw:style-name="gr207" draw:text-style-name="P28" draw:layer="layout" svg:x1="5.613cm" svg:y1="5.869cm" svg:x2="0.613cm" svg:y2="5.869cm">
          <text:p/>
        </draw:line>
        <draw:path draw:style-name="gr208" draw:text-style-name="P6" draw:layer="layout" svg:width="3.421cm" svg:height="0.393cm" draw:transform="rotate (1.5707963267949) translate (21.6230345759049cm 8.48cm)" svg:viewBox="0 0 3422 394" svg:d="M0 196c723-4 562-200 1144-196 522-2 581 394 1158 394 564 0 405-179 1120-189">
          <text:p/>
        </draw:path>
        <draw:frame draw:style-name="gr209" draw:text-style-name="P98" draw:layer="layout" svg:width="5.37cm" svg:height="2.579cm" svg:x="0.544cm" svg:y="9.537cm">
          <draw:text-box>
            <text:p><text:span text:style-name="T66">Q</text:span><text:span text:style-name="T67">crate</text:span></text:p>
          </draw:text-box>
        </draw:frame>
        <draw:path draw:style-name="gr208" draw:text-style-name="P6" draw:layer="layout" svg:width="3.421cm" svg:height="0.393cm" draw:transform="rotate (1.5707963267949) translate (21.6230345759049cm 14.568cm)" svg:viewBox="0 0 3422 394" svg:d="M3422 196c-723-4-562-200-1144-196-522-2-581 394-1158 394-564 0-405-179-1120-189">
          <text:p/>
        </draw:path>
        <draw:frame draw:style-name="gr210" draw:text-style-name="P98" draw:layer="layout" svg:width="5.29cm" svg:height="2.579cm" svg:x="0.823cm" svg:y="13.011cm">
          <draw:text-box>
            <text:p><text:span text:style-name="T66">Q</text:span><text:span text:style-name="T67">floor</text:span></text:p>
          </draw:text-box>
        </draw:frame>
        <draw:path draw:style-name="gr211" draw:text-style-name="P6" draw:layer="layout" svg:width="3.421cm" svg:height="0.393cm" draw:transform="rotate (1.5707963267949) translate (17.4190345759049cm 8.48cm)" svg:viewBox="0 0 3422 394" svg:d="M0 196c723-4 562-200 1144-196 522-2 581 394 1158 394 564 0 405-179 1120-189">
          <text:p/>
        </draw:path>
        <draw:g draw:style-name="gr9">
          <svg:title>TexMaths</svg:title>
          <svg:desc>66§latex§$$F_{\text{f}}\cdot v$$§svg§600§TRUE§</svg:desc>
          <draw:path draw:style-name="gr68" draw:text-style-name="P46"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68" draw:text-style-name="P46"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68" draw:text-style-name="P46" draw:layer="layout" svg:width="0.263cm" svg:height="0.27cm" svg:x="14.63cm" svg:y="4.896cm" svg:viewBox="0 0 264 271" svg:d="M264 139c0-73-59-139-132-139s-132 69-132 139c0 69 59 132 132 132s132-66 132-132z">
            <text:p/>
          </draw:path>
          <draw:path draw:style-name="gr68" draw:text-style-name="P46"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9">
          <svg:title>TexMaths</svg:title>
          <svg:desc>66§latex§$$\yQ_{\text{crate}}$$§svg§600§TRUE§</svg:desc>
          <draw:path draw:style-name="gr112" draw:text-style-name="P59"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12" draw:text-style-name="P59"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12" draw:text-style-name="P59"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12" draw:text-style-name="P59"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12" draw:text-style-name="P59"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12" draw:text-style-name="P59"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9">
          <svg:title>TexMaths</svg:title>
          <svg:desc>66§latex§$$\yQ_{\text{floor}}$$§svg§600§TRUE§</svg:desc>
          <draw:path draw:style-name="gr112" draw:text-style-name="P59"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12" draw:text-style-name="P59"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12" draw:text-style-name="P59"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12" draw:text-style-name="P59"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12" draw:text-style-name="P59"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14" draw:text-style-name="P3" draw:layer="layout" svg:width="10.58cm" svg:height="7.046cm" svg:x="12.386cm" svg:y="10.338cm">
          <draw:image xlink:href="Pictures/10000000000001800000010061BCFFAB.jpg" xlink:type="simple" xlink:show="embed" xlink:actuate="onLoad" draw:mime-type="image/jpeg">
            <text:p/>
          </draw:image>
        </draw:frame>
        <draw:frame draw:style-name="gr14" draw:text-style-name="P3" draw:layer="layout" svg:width="9.814cm" svg:height="13.084cm" svg:x="2.415cm" svg:y="4.3cm">
          <draw:image xlink:href="Pictures/10000000000001320000019840D4560A.jpg" xlink:type="simple" xlink:show="embed" xlink:actuate="onLoad" draw:mime-type="image/jpeg">
            <text:p/>
          </draw:image>
        </draw:frame>
        <draw:frame draw:style-name="gr14" draw:text-style-name="P3"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14" draw:text-style-name="P3" draw:layer="layout" svg:width="11.417cm" svg:height="9.014cm" svg:x="10.251cm" svg:y="8.672cm">
          <draw:image xlink:href="Pictures/10000000000004FE000003F13F676434.png" xlink:type="simple" xlink:show="embed" xlink:actuate="onLoad" draw:mime-type="image/png">
            <text:p/>
          </draw:image>
        </draw:frame>
        <draw:frame draw:style-name="gr14" draw:text-style-name="P3"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frame draw:style-name="gr14" draw:text-style-name="P3" draw:layer="layout" svg:width="16.083cm" svg:height="13.543cm" svg:x="11.441cm" svg:y="3.103cm">
          <draw:image xlink:href="Pictures/1000000000000260000002009D4EA61F.png" xlink:type="simple" xlink:show="embed" xlink:actuate="onLoad" draw:mime-type="image/png">
            <text:p/>
          </draw:image>
        </draw:frame>
        <draw:custom-shape draw:style-name="gr212" draw:text-style-name="P99" draw:layer="layout" svg:width="3.026cm" svg:height="1.052cm" svg:x="23.533cm" svg:y="3.098cm">
          <text:p/>
          <draw:enhanced-geometry svg:viewBox="0 0 21600 21600" draw:type="rectangle" draw:enhanced-path="M 0 0 L 21600 0 21600 21600 0 21600 0 0 Z N"/>
        </draw:custom-shape>
        <draw:custom-shape draw:style-name="gr212" draw:text-style-name="P99" draw:layer="layout" svg:width="3.026cm" svg:height="1.052cm" svg:x="17.833cm" svg:y="15.398cm">
          <text:p/>
          <draw:enhanced-geometry svg:viewBox="0 0 21600 21600" draw:type="rectangle" draw:enhanced-path="M 0 0 L 21600 0 21600 21600 0 21600 0 0 Z N"/>
        </draw:custom-shape>
        <draw:frame draw:style-name="gr213" draw:text-style-name="P100" draw:layer="layout" svg:width="1.692cm" svg:height="2.156cm" svg:x="0.644cm" svg:y="13.691cm">
          <draw:text-box>
            <text:p><text:span text:style-name="T68">t</text:span><text:span text:style-name="T69">1</text:span></text:p>
          </draw:text-box>
        </draw:frame>
        <draw:frame draw:style-name="gr213" draw:text-style-name="P100" draw:layer="layout" svg:width="1.692cm" svg:height="2.156cm" svg:x="1.659cm" svg:y="1.322cm">
          <draw:text-box>
            <text:p><text:span text:style-name="T68">t</text:span><text:span text:style-name="T69">2</text:span></text:p>
          </draw:text-box>
        </draw:frame>
        <draw:frame draw:style-name="gr214" draw:text-style-name="P101" draw:layer="layout" svg:width="7.232cm" svg:height="1.026cm" svg:x="14.602cm" svg:y="15.398cm">
          <draw:text-box>
            <text:p><text:span text:style-name="T70">control volume at </text:span><text:span text:style-name="T71">t</text:span><text:span text:style-name="T72">1</text:span></text:p>
          </draw:text-box>
        </draw:frame>
        <draw:frame draw:style-name="gr214" draw:text-style-name="P102" draw:layer="layout" svg:width="7.232cm" svg:height="1.026cm" svg:x="20.469cm" svg:y="3.343cm">
          <draw:text-box>
            <text:p><text:span text:style-name="T70">control volume at </text:span><text:span text:style-name="T71">t</text:span><text:span text:style-name="T72">2</text:span></text:p>
          </draw:text-box>
        </draw:frame>
        <draw:frame draw:style-name="gr215" draw:text-style-name="P103" draw:layer="layout" svg:width="13.55cm" svg:height="1.098cm" svg:x="0.546cm" svg:y="0.212cm">
          <draw:text-box>
            <text:p><text:span text:style-name="T73">control surface between </text:span><text:span text:style-name="T74">t</text:span><text:span text:style-name="T75">1</text:span><text:span text:style-name="T73"> and </text:span><text:span text:style-name="T74">t</text:span><text:span text:style-name="T75">2</text:span></text:p>
          </draw:text-box>
        </draw:frame>
        <draw:path draw:style-name="gr216" draw:text-style-name="P104" draw:layer="layout" svg:width="10.752cm" svg:height="0.969cm" draw:transform="rotate (1.1072368774652) translate (17.4258225715801cm 14.4444746673125cm)" svg:viewBox="0 0 10753 970" svg:d="M0 643c1387-325 4227 194 5130 275 904 82 2555 83 3271-108 717-190 625-123 2352-810">
          <text:p text:style-name="P90"><text:span text:style-name="T70">control surface evolving in time</text:span></text:p>
        </draw:path>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3d:scene draw:style-name="gr217"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18" draw:layer="layout"/>
        </dr3d:scene>
        <dr3d:scene draw:style-name="gr217"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18" draw:layer="layout"/>
        </dr3d:sce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19" draw:text-style-name="P105" draw:layer="layout" svg:width="5cm" svg:height="6.13cm" svg:x="2.467cm" svg:y="3.313cm">
          <text:p/>
          <draw:enhanced-geometry svg:viewBox="0 0 21600 21600" draw:type="rectangle" draw:enhanced-path="M 0 0 L 21600 0 21600 21600 0 21600 0 0 Z N"/>
        </draw:custom-shape>
        <draw:line draw:style-name="gr220" draw:text-style-name="P3" draw:layer="layout" svg:x1="7.466cm" svg:y1="1.271cm" svg:x2="7.466cm" svg:y2="3.109cm">
          <text:p/>
        </draw:line>
        <draw:line draw:style-name="gr220" draw:text-style-name="P3" draw:layer="layout" svg:x1="7.199cm" svg:y1="1.83cm" svg:x2="7.199cm" svg:y2="3.108cm">
          <text:p/>
        </draw:line>
        <draw:line draw:style-name="gr220" draw:text-style-name="P3" draw:layer="layout" svg:x1="6.933cm" svg:y1="2.437cm" svg:x2="6.933cm" svg:y2="3.108cm">
          <text:p/>
        </draw:line>
        <draw:line draw:style-name="gr220" draw:text-style-name="P3" draw:layer="layout" svg:x1="2.533cm" svg:y1="1.271cm" svg:x2="2.533cm" svg:y2="3.109cm">
          <text:p/>
        </draw:line>
        <draw:line draw:style-name="gr220" draw:text-style-name="P3" draw:layer="layout" svg:x1="2.8cm" svg:y1="1.83cm" svg:x2="2.8cm" svg:y2="3.108cm">
          <text:p/>
        </draw:line>
        <draw:line draw:style-name="gr220" draw:text-style-name="P3" draw:layer="layout" svg:x1="3.066cm" svg:y1="2.437cm" svg:x2="3.066cm" svg:y2="3.108cm">
          <text:p/>
        </draw:line>
        <draw:frame draw:style-name="gr221" draw:text-style-name="P106" draw:layer="layout" svg:width="1.383cm" svg:height="1.661cm" svg:x="8.509cm" svg:y="5.548cm">
          <draw:text-box>
            <text:p><text:span text:style-name="T76">t</text:span><text:span text:style-name="T77">1</text:span></text:p>
          </draw:text-box>
        </draw:frame>
        <draw:custom-shape draw:style-name="gr222" draw:text-style-name="P3"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19" draw:text-style-name="P105" draw:layer="layout" svg:width="5cm" svg:height="6.13cm" svg:x="14.447cm" svg:y="9.535cm">
          <text:p/>
          <draw:enhanced-geometry svg:viewBox="0 0 21600 21600" draw:type="rectangle" draw:enhanced-path="M 0 0 L 21600 0 21600 21600 0 21600 0 0 Z N"/>
        </draw:custom-shape>
        <draw:custom-shape draw:style-name="gr223" draw:text-style-name="P107" draw:layer="layout" svg:width="5cm" svg:height="6.13cm" svg:x="14.447cm" svg:y="3.313cm">
          <text:p/>
          <draw:enhanced-geometry svg:viewBox="0 0 21600 21600" draw:type="rectangle" draw:enhanced-path="M 0 0 L 21600 0 21600 21600 0 21600 0 0 Z N"/>
        </draw:custom-shape>
        <draw:line draw:style-name="gr220" draw:text-style-name="P3" draw:layer="layout" svg:x1="19.446cm" svg:y1="7.483cm" svg:x2="19.446cm" svg:y2="9.321cm">
          <text:p/>
        </draw:line>
        <draw:line draw:style-name="gr220" draw:text-style-name="P3" draw:layer="layout" svg:x1="19.179cm" svg:y1="8.042cm" svg:x2="19.179cm" svg:y2="9.32cm">
          <text:p/>
        </draw:line>
        <draw:line draw:style-name="gr220" draw:text-style-name="P3" draw:layer="layout" svg:x1="18.913cm" svg:y1="8.649cm" svg:x2="18.913cm" svg:y2="9.32cm">
          <text:p/>
        </draw:line>
        <draw:line draw:style-name="gr220" draw:text-style-name="P3" draw:layer="layout" svg:x1="14.513cm" svg:y1="7.483cm" svg:x2="14.513cm" svg:y2="9.321cm">
          <text:p/>
        </draw:line>
        <draw:line draw:style-name="gr220" draw:text-style-name="P3" draw:layer="layout" svg:x1="14.78cm" svg:y1="8.042cm" svg:x2="14.78cm" svg:y2="9.32cm">
          <text:p/>
        </draw:line>
        <draw:line draw:style-name="gr220" draw:text-style-name="P3" draw:layer="layout" svg:x1="15.046cm" svg:y1="8.649cm" svg:x2="15.046cm" svg:y2="9.32cm">
          <text:p/>
        </draw:line>
        <draw:frame draw:style-name="gr221" draw:text-style-name="P106" draw:layer="layout" svg:width="1.383cm" svg:height="1.661cm" svg:x="20.489cm" svg:y="5.548cm">
          <draw:text-box>
            <text:p><text:span text:style-name="T76">t</text:span><text:span text:style-name="T77">1</text:span></text:p>
          </draw:text-box>
        </draw:frame>
        <draw:custom-shape draw:style-name="gr222" draw:text-style-name="P3"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1" draw:text-style-name="P106" draw:layer="layout" svg:width="1.383cm" svg:height="1.661cm" svg:x="20.489cm" svg:y="11.77cm">
          <draw:text-box>
            <text:p><text:span text:style-name="T76">t</text:span><text:span text:style-name="T77">2</text:span></text:p>
          </draw:text-box>
        </draw:frame>
        <draw:custom-shape draw:style-name="gr222" draw:text-style-name="P3"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custom-shape draw:style-name="gr219" draw:text-style-name="P105" draw:layer="layout" svg:width="5cm" svg:height="6.13cm" svg:x="7.467cm" svg:y="6.513cm">
          <text:p/>
          <draw:enhanced-geometry svg:viewBox="0 0 21600 21600" draw:type="rectangle" draw:enhanced-path="M 0 0 L 21600 0 21600 21600 0 21600 0 0 Z N"/>
        </draw:custom-shape>
        <draw:line draw:style-name="gr220" draw:text-style-name="P3" draw:layer="layout" svg:x1="12.466cm" svg:y1="4.471cm" svg:x2="12.466cm" svg:y2="6.309cm">
          <text:p/>
        </draw:line>
        <draw:line draw:style-name="gr220" draw:text-style-name="P3" draw:layer="layout" svg:x1="12.199cm" svg:y1="5.03cm" svg:x2="12.199cm" svg:y2="6.308cm">
          <text:p/>
        </draw:line>
        <draw:line draw:style-name="gr220" draw:text-style-name="P3" draw:layer="layout" svg:x1="11.933cm" svg:y1="5.637cm" svg:x2="11.933cm" svg:y2="6.308cm">
          <text:p/>
        </draw:line>
        <draw:line draw:style-name="gr220" draw:text-style-name="P3" draw:layer="layout" svg:x1="7.533cm" svg:y1="4.471cm" svg:x2="7.533cm" svg:y2="6.309cm">
          <text:p/>
        </draw:line>
        <draw:line draw:style-name="gr220" draw:text-style-name="P3" draw:layer="layout" svg:x1="7.8cm" svg:y1="5.03cm" svg:x2="7.8cm" svg:y2="6.308cm">
          <text:p/>
        </draw:line>
        <draw:line draw:style-name="gr220" draw:text-style-name="P3" draw:layer="layout" svg:x1="8.066cm" svg:y1="5.637cm" svg:x2="8.066cm" svg:y2="6.308cm">
          <text:p/>
        </draw:line>
        <draw:frame draw:style-name="gr221" draw:text-style-name="P106" draw:layer="layout" svg:width="1.383cm" svg:height="1.661cm" svg:x="9.276cm" svg:y="3.059cm">
          <draw:text-box>
            <text:p><text:span text:style-name="T76">t</text:span><text:span text:style-name="T77">1</text:span></text:p>
          </draw:text-box>
        </draw:frame>
        <draw:custom-shape draw:style-name="gr219" draw:text-style-name="P105" draw:layer="layout" svg:width="5cm" svg:height="6.13cm" svg:x="14.247cm" svg:y="12.735cm">
          <text:p/>
          <draw:enhanced-geometry svg:viewBox="0 0 21600 21600" draw:type="rectangle" draw:enhanced-path="M 0 0 L 21600 0 21600 21600 0 21600 0 0 Z N"/>
        </draw:custom-shape>
        <draw:line draw:style-name="gr220" draw:text-style-name="P3" draw:layer="layout" svg:x1="19.246cm" svg:y1="10.683cm" svg:x2="19.246cm" svg:y2="12.521cm">
          <text:p/>
        </draw:line>
        <draw:line draw:style-name="gr220" draw:text-style-name="P3" draw:layer="layout" svg:x1="18.979cm" svg:y1="11.242cm" svg:x2="18.979cm" svg:y2="12.52cm">
          <text:p/>
        </draw:line>
        <draw:line draw:style-name="gr220" draw:text-style-name="P3" draw:layer="layout" svg:x1="18.713cm" svg:y1="11.849cm" svg:x2="18.713cm" svg:y2="12.52cm">
          <text:p/>
        </draw:line>
        <draw:line draw:style-name="gr220" draw:text-style-name="P3" draw:layer="layout" svg:x1="14.313cm" svg:y1="10.683cm" svg:x2="14.313cm" svg:y2="12.521cm">
          <text:p/>
        </draw:line>
        <draw:line draw:style-name="gr220" draw:text-style-name="P3" draw:layer="layout" svg:x1="14.58cm" svg:y1="11.242cm" svg:x2="14.58cm" svg:y2="12.52cm">
          <text:p/>
        </draw:line>
        <draw:line draw:style-name="gr220" draw:text-style-name="P3" draw:layer="layout" svg:x1="14.846cm" svg:y1="11.849cm" svg:x2="14.846cm" svg:y2="12.52cm">
          <text:p/>
        </draw:line>
        <draw:frame draw:style-name="gr221" draw:text-style-name="P106" draw:layer="layout" svg:width="1.383cm" svg:height="1.661cm" svg:x="16.056cm" svg:y="3.059cm">
          <draw:text-box>
            <text:p><text:span text:style-name="T76">t</text:span><text:span text:style-name="T77">2</text:span></text:p>
          </draw:text-box>
        </draw:frame>
        <draw:path draw:style-name="gr224" draw:text-style-name="P3" draw:layer="layout" svg:width="0cm" svg:height="16.319cm" svg:x="13.352cm" svg:y="2.974cm" svg:viewBox="0 0 0 16320" svg:d="M0 0c0 5440 0 10880 0 16320">
          <text:p/>
        </draw:path>
        <draw:line draw:style-name="gr225" draw:text-style-name="P108" draw:layer="layout" svg:x1="8.237cm" svg:y1="17.742cm" svg:x2="9.986cm" svg:y2="17.742cm">
          <text:p/>
        </draw:line>
        <draw:line draw:style-name="gr225" draw:text-style-name="P108" draw:layer="layout" svg:x1="8.237cm" svg:y1="17.742cm" svg:x2="8.237cm" svg:y2="15.993cm">
          <text:p/>
        </draw:line>
        <draw:frame draw:style-name="gr226" draw:text-style-name="P109" draw:layer="layout" svg:width="0.938cm" svg:height="1.237cm" svg:x="7.343cm" svg:y="15.828cm">
          <draw:text-box>
            <text:p><text:span text:style-name="T78">z</text:span></text:p>
          </draw:text-box>
        </draw:frame>
        <draw:frame draw:style-name="gr227" draw:text-style-name="P109" draw:layer="layout" svg:width="0.997cm" svg:height="1.237cm" svg:x="9.084cm" svg:y="17.605cm">
          <draw:text-box>
            <text:p><text:span text:style-name="T78">x</text:span></text:p>
          </draw:text-box>
        </draw:frame>
        <draw:frame draw:style-name="gr228" draw:text-style-name="P110" draw:layer="layout" svg:width="2.691cm" svg:height="1.377cm" svg:x="8.621cm" svg:y="1.797cm">
          <draw:text-box>
            <text:p text:style-name="P40"><text:span text:style-name="T79">initial</text:span></text:p>
            <text:p text:style-name="P40"><text:span text:style-name="T79">situation</text:span></text:p>
          </draw:text-box>
        </draw:frame>
        <draw:frame draw:style-name="gr228" draw:text-style-name="P110" draw:layer="layout" svg:width="2.691cm" svg:height="1.377cm" svg:x="15.402cm" svg:y="1.797cm">
          <draw:text-box>
            <text:p text:style-name="P40"><text:span text:style-name="T79">final</text:span></text:p>
            <text:p text:style-name="P40"><text:span text:style-name="T79">situation</text:span></text:p>
          </draw:text-box>
        </draw:fram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219" draw:text-style-name="P105" draw:layer="layout" svg:width="5cm" svg:height="6.13cm" svg:x="7.467cm" svg:y="6.513cm">
          <text:p/>
          <draw:enhanced-geometry svg:viewBox="0 0 21600 21600" draw:type="rectangle" draw:enhanced-path="M 0 0 L 21600 0 21600 21600 0 21600 0 0 Z N"/>
        </draw:custom-shape>
        <draw:line draw:style-name="gr220" draw:text-style-name="P3" draw:layer="layout" svg:x1="12.466cm" svg:y1="4.471cm" svg:x2="12.466cm" svg:y2="6.309cm">
          <text:p/>
        </draw:line>
        <draw:line draw:style-name="gr220" draw:text-style-name="P3" draw:layer="layout" svg:x1="12.199cm" svg:y1="5.03cm" svg:x2="12.199cm" svg:y2="6.308cm">
          <text:p/>
        </draw:line>
        <draw:line draw:style-name="gr220" draw:text-style-name="P3" draw:layer="layout" svg:x1="11.933cm" svg:y1="5.637cm" svg:x2="11.933cm" svg:y2="6.308cm">
          <text:p/>
        </draw:line>
        <draw:line draw:style-name="gr220" draw:text-style-name="P3" draw:layer="layout" svg:x1="7.533cm" svg:y1="4.471cm" svg:x2="7.533cm" svg:y2="6.309cm">
          <text:p/>
        </draw:line>
        <draw:line draw:style-name="gr220" draw:text-style-name="P3" draw:layer="layout" svg:x1="7.8cm" svg:y1="5.03cm" svg:x2="7.8cm" svg:y2="6.308cm">
          <text:p/>
        </draw:line>
        <draw:line draw:style-name="gr220" draw:text-style-name="P3" draw:layer="layout" svg:x1="8.066cm" svg:y1="5.637cm" svg:x2="8.066cm" svg:y2="6.308cm">
          <text:p/>
        </draw:line>
        <draw:frame draw:style-name="gr221" draw:text-style-name="P106" draw:layer="layout" svg:width="1.383cm" svg:height="1.661cm" svg:x="9.276cm" svg:y="2.859cm">
          <draw:text-box>
            <text:p><text:span text:style-name="T76">t</text:span><text:span text:style-name="T77">1</text:span></text:p>
          </draw:text-box>
        </draw:frame>
        <draw:custom-shape draw:style-name="gr219" draw:text-style-name="P105" draw:layer="layout" svg:width="5cm" svg:height="6.13cm" svg:x="14.247cm" svg:y="12.735cm">
          <text:p/>
          <draw:enhanced-geometry svg:viewBox="0 0 21600 21600" draw:type="rectangle" draw:enhanced-path="M 0 0 L 21600 0 21600 21600 0 21600 0 0 Z N"/>
        </draw:custom-shape>
        <draw:line draw:style-name="gr220" draw:text-style-name="P3" draw:layer="layout" svg:x1="19.246cm" svg:y1="10.683cm" svg:x2="19.246cm" svg:y2="12.521cm">
          <text:p/>
        </draw:line>
        <draw:line draw:style-name="gr220" draw:text-style-name="P3" draw:layer="layout" svg:x1="18.979cm" svg:y1="11.242cm" svg:x2="18.979cm" svg:y2="12.52cm">
          <text:p/>
        </draw:line>
        <draw:line draw:style-name="gr220" draw:text-style-name="P3" draw:layer="layout" svg:x1="18.713cm" svg:y1="11.849cm" svg:x2="18.713cm" svg:y2="12.52cm">
          <text:p/>
        </draw:line>
        <draw:line draw:style-name="gr220" draw:text-style-name="P3" draw:layer="layout" svg:x1="14.313cm" svg:y1="10.683cm" svg:x2="14.313cm" svg:y2="12.521cm">
          <text:p/>
        </draw:line>
        <draw:line draw:style-name="gr220" draw:text-style-name="P3" draw:layer="layout" svg:x1="14.58cm" svg:y1="11.242cm" svg:x2="14.58cm" svg:y2="12.52cm">
          <text:p/>
        </draw:line>
        <draw:line draw:style-name="gr220" draw:text-style-name="P3" draw:layer="layout" svg:x1="14.846cm" svg:y1="11.849cm" svg:x2="14.846cm" svg:y2="12.52cm">
          <text:p/>
        </draw:line>
        <draw:frame draw:style-name="gr221" draw:text-style-name="P106" draw:layer="layout" svg:width="1.383cm" svg:height="1.661cm" svg:x="16.056cm" svg:y="2.859cm">
          <draw:text-box>
            <text:p><text:span text:style-name="T76">t</text:span><text:span text:style-name="T77">2</text:span></text:p>
          </draw:text-box>
        </draw:frame>
        <draw:path draw:style-name="gr224" draw:text-style-name="P3" draw:layer="layout" svg:width="0cm" svg:height="14.752cm" svg:x="13.352cm" svg:y="4.541cm" svg:viewBox="0 0 0 14753" svg:d="M0 0c0 4918 0 9835 0 14753">
          <text:p/>
        </draw:path>
        <draw:line draw:style-name="gr225" draw:text-style-name="P108" draw:layer="layout" svg:x1="12.737cm" svg:y1="3.642cm" svg:x2="14.486cm" svg:y2="3.642cm">
          <text:p/>
        </draw:line>
        <draw:line draw:style-name="gr225" draw:text-style-name="P108" draw:layer="layout" svg:x1="12.737cm" svg:y1="3.642cm" svg:x2="12.737cm" svg:y2="1.893cm">
          <text:p/>
        </draw:line>
        <draw:frame draw:style-name="gr226" draw:text-style-name="P109" draw:layer="layout" svg:width="0.938cm" svg:height="1.237cm" svg:x="11.843cm" svg:y="1.728cm">
          <draw:text-box>
            <text:p><text:span text:style-name="T78">z</text:span></text:p>
          </draw:text-box>
        </draw:frame>
        <draw:frame draw:style-name="gr227" draw:text-style-name="P109" draw:layer="layout" svg:width="0.997cm" svg:height="1.237cm" svg:x="13.584cm" svg:y="3.505cm">
          <draw:text-box>
            <text:p><text:span text:style-name="T78">x</text:span></text:p>
          </draw:text-box>
        </draw:frame>
        <draw:frame draw:style-name="gr228" draw:text-style-name="P110" draw:layer="layout" svg:width="2.691cm" svg:height="1.377cm" svg:x="8.621cm" svg:y="1.597cm">
          <draw:text-box>
            <text:p text:style-name="P40"><text:span text:style-name="T79">initial</text:span></text:p>
            <text:p text:style-name="P40"><text:span text:style-name="T79">situation</text:span></text:p>
          </draw:text-box>
        </draw:frame>
        <draw:frame draw:style-name="gr228" draw:text-style-name="P110" draw:layer="layout" svg:width="2.691cm" svg:height="1.377cm" svg:x="15.402cm" svg:y="1.597cm">
          <draw:text-box>
            <text:p text:style-name="P40"><text:span text:style-name="T79">final</text:span></text:p>
            <text:p text:style-name="P40"><text:span text:style-name="T79">situation</text:span></text:p>
          </draw:text-box>
        </draw:frame>
        <draw:path draw:style-name="gr229" draw:text-style-name="P26"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29"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230" draw:text-style-name="P111" draw:layer="layout" svg:width="5cm" svg:height="6.13cm" svg:x="7.467cm" svg:y="6.513cm">
          <text:p/>
          <draw:enhanced-geometry svg:viewBox="0 0 21600 21600" draw:type="rectangle" draw:enhanced-path="M 0 0 L 21600 0 21600 21600 0 21600 0 0 Z N"/>
        </draw:custom-shape>
        <draw:line draw:style-name="gr220" draw:text-style-name="P3" draw:layer="layout" svg:x1="12.466cm" svg:y1="4.471cm" svg:x2="12.466cm" svg:y2="6.309cm">
          <text:p/>
        </draw:line>
        <draw:line draw:style-name="gr220" draw:text-style-name="P3" draw:layer="layout" svg:x1="12.199cm" svg:y1="5.03cm" svg:x2="12.199cm" svg:y2="6.308cm">
          <text:p/>
        </draw:line>
        <draw:line draw:style-name="gr220" draw:text-style-name="P3" draw:layer="layout" svg:x1="11.933cm" svg:y1="5.637cm" svg:x2="11.933cm" svg:y2="6.308cm">
          <text:p/>
        </draw:line>
        <draw:line draw:style-name="gr220" draw:text-style-name="P3" draw:layer="layout" svg:x1="7.533cm" svg:y1="4.471cm" svg:x2="7.533cm" svg:y2="6.309cm">
          <text:p/>
        </draw:line>
        <draw:line draw:style-name="gr220" draw:text-style-name="P3" draw:layer="layout" svg:x1="7.8cm" svg:y1="5.03cm" svg:x2="7.8cm" svg:y2="6.308cm">
          <text:p/>
        </draw:line>
        <draw:line draw:style-name="gr220" draw:text-style-name="P3" draw:layer="layout" svg:x1="8.066cm" svg:y1="5.637cm" svg:x2="8.066cm" svg:y2="6.308cm">
          <text:p/>
        </draw:line>
        <draw:frame draw:style-name="gr221" draw:text-style-name="P106" draw:layer="layout" svg:width="1.383cm" svg:height="1.661cm" svg:x="9.276cm" svg:y="2.859cm">
          <draw:text-box>
            <text:p><text:span text:style-name="T76">t</text:span><text:span text:style-name="T77">1</text:span></text:p>
          </draw:text-box>
        </draw:frame>
        <draw:custom-shape draw:style-name="gr230" draw:text-style-name="P111" draw:layer="layout" svg:width="5cm" svg:height="6.13cm" svg:x="14.247cm" svg:y="12.735cm">
          <text:p/>
          <draw:enhanced-geometry svg:viewBox="0 0 21600 21600" draw:type="rectangle" draw:enhanced-path="M 0 0 L 21600 0 21600 21600 0 21600 0 0 Z N"/>
        </draw:custom-shape>
        <draw:line draw:style-name="gr220" draw:text-style-name="P3" draw:layer="layout" svg:x1="19.246cm" svg:y1="10.683cm" svg:x2="19.246cm" svg:y2="12.521cm">
          <text:p/>
        </draw:line>
        <draw:line draw:style-name="gr220" draw:text-style-name="P3" draw:layer="layout" svg:x1="18.979cm" svg:y1="11.242cm" svg:x2="18.979cm" svg:y2="12.52cm">
          <text:p/>
        </draw:line>
        <draw:line draw:style-name="gr220" draw:text-style-name="P3" draw:layer="layout" svg:x1="18.713cm" svg:y1="11.849cm" svg:x2="18.713cm" svg:y2="12.52cm">
          <text:p/>
        </draw:line>
        <draw:line draw:style-name="gr220" draw:text-style-name="P3" draw:layer="layout" svg:x1="14.313cm" svg:y1="10.683cm" svg:x2="14.313cm" svg:y2="12.521cm">
          <text:p/>
        </draw:line>
        <draw:line draw:style-name="gr220" draw:text-style-name="P3" draw:layer="layout" svg:x1="14.58cm" svg:y1="11.242cm" svg:x2="14.58cm" svg:y2="12.52cm">
          <text:p/>
        </draw:line>
        <draw:line draw:style-name="gr220" draw:text-style-name="P3" draw:layer="layout" svg:x1="14.846cm" svg:y1="11.849cm" svg:x2="14.846cm" svg:y2="12.52cm">
          <text:p/>
        </draw:line>
        <draw:frame draw:style-name="gr221" draw:text-style-name="P106" draw:layer="layout" svg:width="1.383cm" svg:height="1.661cm" svg:x="16.056cm" svg:y="2.859cm">
          <draw:text-box>
            <text:p><text:span text:style-name="T76">t</text:span><text:span text:style-name="T77">2</text:span></text:p>
          </draw:text-box>
        </draw:frame>
        <draw:path draw:style-name="gr224" draw:text-style-name="P3" draw:layer="layout" svg:width="0cm" svg:height="14.752cm" svg:x="13.352cm" svg:y="4.541cm" svg:viewBox="0 0 0 14753" svg:d="M0 0c0 4918 0 9835 0 14753">
          <text:p/>
        </draw:path>
        <draw:line draw:style-name="gr225" draw:text-style-name="P108" draw:layer="layout" svg:x1="12.737cm" svg:y1="3.642cm" svg:x2="14.486cm" svg:y2="3.642cm">
          <text:p/>
        </draw:line>
        <draw:line draw:style-name="gr225" draw:text-style-name="P108" draw:layer="layout" svg:x1="12.737cm" svg:y1="3.642cm" svg:x2="12.737cm" svg:y2="1.893cm">
          <text:p/>
        </draw:line>
        <draw:frame draw:style-name="gr226" draw:text-style-name="P109" draw:layer="layout" svg:width="0.938cm" svg:height="1.237cm" svg:x="11.843cm" svg:y="1.728cm">
          <draw:text-box>
            <text:p><text:span text:style-name="T78">z</text:span></text:p>
          </draw:text-box>
        </draw:frame>
        <draw:frame draw:style-name="gr227" draw:text-style-name="P109" draw:layer="layout" svg:width="0.997cm" svg:height="1.237cm" svg:x="13.584cm" svg:y="3.505cm">
          <draw:text-box>
            <text:p><text:span text:style-name="T78">x</text:span></text:p>
          </draw:text-box>
        </draw:frame>
        <draw:frame draw:style-name="gr228" draw:text-style-name="P110" draw:layer="layout" svg:width="2.691cm" svg:height="1.377cm" svg:x="8.621cm" svg:y="1.597cm">
          <draw:text-box>
            <text:p text:style-name="P40"><text:span text:style-name="T79">initial</text:span></text:p>
            <text:p text:style-name="P40"><text:span text:style-name="T79">situation</text:span></text:p>
          </draw:text-box>
        </draw:frame>
        <draw:frame draw:style-name="gr228" draw:text-style-name="P110" draw:layer="layout" svg:width="2.691cm" svg:height="1.377cm" svg:x="15.402cm" svg:y="1.597cm">
          <draw:text-box>
            <text:p text:style-name="P40"><text:span text:style-name="T79">final</text:span></text:p>
            <text:p text:style-name="P40"><text:span text:style-name="T79">situation</text:span></text:p>
          </draw:text-box>
        </draw:frame>
        <draw:path draw:style-name="gr229" draw:text-style-name="P26"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29"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30" draw:text-style-name="P111" draw:layer="layout" svg:width="5cm" svg:height="6.13cm" svg:x="7.467cm" svg:y="6.513cm">
          <text:p/>
          <draw:enhanced-geometry svg:viewBox="0 0 21600 21600" draw:type="rectangle" draw:enhanced-path="M 0 0 L 21600 0 21600 21600 0 21600 0 0 Z N"/>
        </draw:custom-shape>
        <draw:line draw:style-name="gr220" draw:text-style-name="P3" draw:layer="layout" svg:x1="12.466cm" svg:y1="4.471cm" svg:x2="12.466cm" svg:y2="6.309cm">
          <text:p/>
        </draw:line>
        <draw:line draw:style-name="gr220" draw:text-style-name="P3" draw:layer="layout" svg:x1="12.199cm" svg:y1="5.03cm" svg:x2="12.199cm" svg:y2="6.308cm">
          <text:p/>
        </draw:line>
        <draw:line draw:style-name="gr220" draw:text-style-name="P3" draw:layer="layout" svg:x1="11.933cm" svg:y1="5.637cm" svg:x2="11.933cm" svg:y2="6.308cm">
          <text:p/>
        </draw:line>
        <draw:line draw:style-name="gr220" draw:text-style-name="P3" draw:layer="layout" svg:x1="7.533cm" svg:y1="4.471cm" svg:x2="7.533cm" svg:y2="6.309cm">
          <text:p/>
        </draw:line>
        <draw:line draw:style-name="gr220" draw:text-style-name="P3" draw:layer="layout" svg:x1="7.8cm" svg:y1="5.03cm" svg:x2="7.8cm" svg:y2="6.308cm">
          <text:p/>
        </draw:line>
        <draw:line draw:style-name="gr220" draw:text-style-name="P3" draw:layer="layout" svg:x1="8.066cm" svg:y1="5.637cm" svg:x2="8.066cm" svg:y2="6.308cm">
          <text:p/>
        </draw:line>
        <draw:frame draw:style-name="gr221" draw:text-style-name="P106" draw:layer="layout" svg:width="1.383cm" svg:height="1.661cm" svg:x="9.276cm" svg:y="2.859cm">
          <draw:text-box>
            <text:p><text:span text:style-name="T76">t</text:span><text:span text:style-name="T77">1</text:span></text:p>
          </draw:text-box>
        </draw:frame>
        <draw:custom-shape draw:style-name="gr230" draw:text-style-name="P111" draw:layer="layout" svg:width="5cm" svg:height="6.13cm" svg:x="14.247cm" svg:y="12.735cm">
          <text:p/>
          <draw:enhanced-geometry svg:viewBox="0 0 21600 21600" draw:type="rectangle" draw:enhanced-path="M 0 0 L 21600 0 21600 21600 0 21600 0 0 Z N"/>
        </draw:custom-shape>
        <draw:line draw:style-name="gr220" draw:text-style-name="P3" draw:layer="layout" svg:x1="19.246cm" svg:y1="10.683cm" svg:x2="19.246cm" svg:y2="12.521cm">
          <text:p/>
        </draw:line>
        <draw:line draw:style-name="gr220" draw:text-style-name="P3" draw:layer="layout" svg:x1="18.979cm" svg:y1="11.242cm" svg:x2="18.979cm" svg:y2="12.52cm">
          <text:p/>
        </draw:line>
        <draw:line draw:style-name="gr220" draw:text-style-name="P3" draw:layer="layout" svg:x1="18.713cm" svg:y1="11.849cm" svg:x2="18.713cm" svg:y2="12.52cm">
          <text:p/>
        </draw:line>
        <draw:line draw:style-name="gr220" draw:text-style-name="P3" draw:layer="layout" svg:x1="14.313cm" svg:y1="10.683cm" svg:x2="14.313cm" svg:y2="12.521cm">
          <text:p/>
        </draw:line>
        <draw:line draw:style-name="gr220" draw:text-style-name="P3" draw:layer="layout" svg:x1="14.58cm" svg:y1="11.242cm" svg:x2="14.58cm" svg:y2="12.52cm">
          <text:p/>
        </draw:line>
        <draw:line draw:style-name="gr220" draw:text-style-name="P3" draw:layer="layout" svg:x1="14.846cm" svg:y1="11.849cm" svg:x2="14.846cm" svg:y2="12.52cm">
          <text:p/>
        </draw:line>
        <draw:frame draw:style-name="gr221" draw:text-style-name="P106" draw:layer="layout" svg:width="1.383cm" svg:height="1.661cm" svg:x="16.056cm" svg:y="2.859cm">
          <draw:text-box>
            <text:p><text:span text:style-name="T76">t</text:span><text:span text:style-name="T77">2</text:span></text:p>
          </draw:text-box>
        </draw:frame>
        <draw:path draw:style-name="gr224" draw:text-style-name="P3" draw:layer="layout" svg:width="0cm" svg:height="14.752cm" svg:x="13.352cm" svg:y="4.541cm" svg:viewBox="0 0 0 14753" svg:d="M0 0c0 4918 0 9835 0 14753">
          <text:p/>
        </draw:path>
        <draw:line draw:style-name="gr225" draw:text-style-name="P108" draw:layer="layout" svg:x1="12.737cm" svg:y1="3.642cm" svg:x2="14.486cm" svg:y2="3.642cm">
          <text:p/>
        </draw:line>
        <draw:line draw:style-name="gr225" draw:text-style-name="P108" draw:layer="layout" svg:x1="12.737cm" svg:y1="3.642cm" svg:x2="12.737cm" svg:y2="1.893cm">
          <text:p/>
        </draw:line>
        <draw:frame draw:style-name="gr226" draw:text-style-name="P109" draw:layer="layout" svg:width="0.938cm" svg:height="1.237cm" svg:x="11.843cm" svg:y="1.728cm">
          <draw:text-box>
            <text:p><text:span text:style-name="T78">z</text:span></text:p>
          </draw:text-box>
        </draw:frame>
        <draw:frame draw:style-name="gr227" draw:text-style-name="P109" draw:layer="layout" svg:width="0.997cm" svg:height="1.237cm" svg:x="13.584cm" svg:y="3.505cm">
          <draw:text-box>
            <text:p><text:span text:style-name="T78">x</text:span></text:p>
          </draw:text-box>
        </draw:frame>
        <draw:frame draw:style-name="gr228" draw:text-style-name="P110" draw:layer="layout" svg:width="2.691cm" svg:height="1.377cm" svg:x="8.621cm" svg:y="1.597cm">
          <draw:text-box>
            <text:p text:style-name="P40"><text:span text:style-name="T79">initial</text:span></text:p>
            <text:p text:style-name="P40"><text:span text:style-name="T79">situation</text:span></text:p>
          </draw:text-box>
        </draw:frame>
        <draw:frame draw:style-name="gr228" draw:text-style-name="P110" draw:layer="layout" svg:width="2.691cm" svg:height="1.377cm" svg:x="15.402cm" svg:y="1.597cm">
          <draw:text-box>
            <text:p text:style-name="P40"><text:span text:style-name="T79">final</text:span></text:p>
            <text:p text:style-name="P40"><text:span text:style-name="T79">situation</text:span></text:p>
          </draw:text-box>
        </draw:frame>
        <draw:path draw:style-name="gr229" draw:text-style-name="P26"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29"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31" draw:text-style-name="P113" draw:layer="layout" svg:width="11.682cm" svg:height="1.771cm" svg:x="7.778cm" svg:y="6.61cm">
          <draw:text-box>
            <text:p text:style-name="P40"><text:span text:style-name="T80">integrated flux = [0, 0, 0] N s </text:span></text:p>
            <text:p text:style-name="P112"><text:span text:style-name="T80">integrated supply = [0, 0, –4.72] N s </text:span></text:p>
          </draw:text-box>
        </draw:frame>
        <draw:path draw:style-name="gr232" draw:text-style-name="P3" draw:layer="layout" svg:width="4cm" svg:height="3.766cm" svg:x="12.784cm" svg:y="8.605cm" svg:viewBox="0 0 4001 3767" svg:d="M0 10c0 0 2639-118 3288 455 650 574 713 3302 713 3302">
          <text:p/>
        </draw:path>
        <draw:line draw:style-name="gr233" draw:text-style-name="P3" draw:layer="layout" svg:x1="24.299cm" svg:y1="6.912cm" svg:x2="24.299cm" svg:y2="2.276cm">
          <text:p/>
        </draw:lin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230" draw:text-style-name="P111" draw:layer="layout" svg:width="5cm" svg:height="6.13cm" svg:x="7.467cm" svg:y="6.513cm">
          <text:p/>
          <draw:enhanced-geometry svg:viewBox="0 0 21600 21600" draw:type="rectangle" draw:enhanced-path="M 0 0 L 21600 0 21600 21600 0 21600 0 0 Z N"/>
        </draw:custom-shape>
        <draw:line draw:style-name="gr220" draw:text-style-name="P3" draw:layer="layout" svg:x1="12.466cm" svg:y1="4.471cm" svg:x2="12.466cm" svg:y2="6.309cm">
          <text:p/>
        </draw:line>
        <draw:line draw:style-name="gr220" draw:text-style-name="P3" draw:layer="layout" svg:x1="12.199cm" svg:y1="5.03cm" svg:x2="12.199cm" svg:y2="6.308cm">
          <text:p/>
        </draw:line>
        <draw:line draw:style-name="gr220" draw:text-style-name="P3" draw:layer="layout" svg:x1="11.933cm" svg:y1="5.637cm" svg:x2="11.933cm" svg:y2="6.308cm">
          <text:p/>
        </draw:line>
        <draw:line draw:style-name="gr220" draw:text-style-name="P3" draw:layer="layout" svg:x1="7.533cm" svg:y1="4.471cm" svg:x2="7.533cm" svg:y2="6.309cm">
          <text:p/>
        </draw:line>
        <draw:line draw:style-name="gr220" draw:text-style-name="P3" draw:layer="layout" svg:x1="7.8cm" svg:y1="5.03cm" svg:x2="7.8cm" svg:y2="6.308cm">
          <text:p/>
        </draw:line>
        <draw:line draw:style-name="gr220" draw:text-style-name="P3" draw:layer="layout" svg:x1="8.066cm" svg:y1="5.637cm" svg:x2="8.066cm" svg:y2="6.308cm">
          <text:p/>
        </draw:line>
        <draw:frame draw:style-name="gr221" draw:text-style-name="P106" draw:layer="layout" svg:width="1.383cm" svg:height="1.661cm" svg:x="9.276cm" svg:y="2.859cm">
          <draw:text-box>
            <text:p><text:span text:style-name="T76">t</text:span><text:span text:style-name="T77">1</text:span></text:p>
          </draw:text-box>
        </draw:frame>
        <draw:custom-shape draw:style-name="gr230" draw:text-style-name="P111" draw:layer="layout" svg:width="5cm" svg:height="6.13cm" svg:x="14.247cm" svg:y="12.735cm">
          <text:p/>
          <draw:enhanced-geometry svg:viewBox="0 0 21600 21600" draw:type="rectangle" draw:enhanced-path="M 0 0 L 21600 0 21600 21600 0 21600 0 0 Z N"/>
        </draw:custom-shape>
        <draw:line draw:style-name="gr220" draw:text-style-name="P3" draw:layer="layout" svg:x1="19.246cm" svg:y1="10.683cm" svg:x2="19.246cm" svg:y2="12.521cm">
          <text:p/>
        </draw:line>
        <draw:line draw:style-name="gr220" draw:text-style-name="P3" draw:layer="layout" svg:x1="18.979cm" svg:y1="11.242cm" svg:x2="18.979cm" svg:y2="12.52cm">
          <text:p/>
        </draw:line>
        <draw:line draw:style-name="gr220" draw:text-style-name="P3" draw:layer="layout" svg:x1="18.713cm" svg:y1="11.849cm" svg:x2="18.713cm" svg:y2="12.52cm">
          <text:p/>
        </draw:line>
        <draw:line draw:style-name="gr220" draw:text-style-name="P3" draw:layer="layout" svg:x1="14.313cm" svg:y1="10.683cm" svg:x2="14.313cm" svg:y2="12.521cm">
          <text:p/>
        </draw:line>
        <draw:line draw:style-name="gr220" draw:text-style-name="P3" draw:layer="layout" svg:x1="14.58cm" svg:y1="11.242cm" svg:x2="14.58cm" svg:y2="12.52cm">
          <text:p/>
        </draw:line>
        <draw:line draw:style-name="gr220" draw:text-style-name="P3" draw:layer="layout" svg:x1="14.846cm" svg:y1="11.849cm" svg:x2="14.846cm" svg:y2="12.52cm">
          <text:p/>
        </draw:line>
        <draw:frame draw:style-name="gr221" draw:text-style-name="P106" draw:layer="layout" svg:width="1.383cm" svg:height="1.661cm" svg:x="16.056cm" svg:y="2.859cm">
          <draw:text-box>
            <text:p><text:span text:style-name="T76">t</text:span><text:span text:style-name="T77">2</text:span></text:p>
          </draw:text-box>
        </draw:frame>
        <draw:path draw:style-name="gr224" draw:text-style-name="P3" draw:layer="layout" svg:width="0cm" svg:height="14.752cm" svg:x="13.352cm" svg:y="4.541cm" svg:viewBox="0 0 0 14753" svg:d="M0 0c0 4918 0 9835 0 14753">
          <text:p/>
        </draw:path>
        <draw:line draw:style-name="gr225" draw:text-style-name="P108" draw:layer="layout" svg:x1="12.737cm" svg:y1="3.642cm" svg:x2="14.486cm" svg:y2="3.642cm">
          <text:p/>
        </draw:line>
        <draw:line draw:style-name="gr225" draw:text-style-name="P108" draw:layer="layout" svg:x1="12.737cm" svg:y1="3.642cm" svg:x2="12.737cm" svg:y2="1.893cm">
          <text:p/>
        </draw:line>
        <draw:frame draw:style-name="gr226" draw:text-style-name="P109" draw:layer="layout" svg:width="0.938cm" svg:height="1.237cm" svg:x="11.843cm" svg:y="1.728cm">
          <draw:text-box>
            <text:p><text:span text:style-name="T78">z</text:span></text:p>
          </draw:text-box>
        </draw:frame>
        <draw:frame draw:style-name="gr227" draw:text-style-name="P109" draw:layer="layout" svg:width="0.997cm" svg:height="1.237cm" svg:x="13.584cm" svg:y="3.505cm">
          <draw:text-box>
            <text:p><text:span text:style-name="T78">x</text:span></text:p>
          </draw:text-box>
        </draw:frame>
        <draw:frame draw:style-name="gr228" draw:text-style-name="P110" draw:layer="layout" svg:width="2.691cm" svg:height="1.377cm" svg:x="8.621cm" svg:y="1.597cm">
          <draw:text-box>
            <text:p text:style-name="P40"><text:span text:style-name="T79">initial</text:span></text:p>
            <text:p text:style-name="P40"><text:span text:style-name="T79">situation</text:span></text:p>
          </draw:text-box>
        </draw:frame>
        <draw:frame draw:style-name="gr228" draw:text-style-name="P110" draw:layer="layout" svg:width="2.691cm" svg:height="1.377cm" svg:x="15.402cm" svg:y="1.597cm">
          <draw:text-box>
            <text:p text:style-name="P40"><text:span text:style-name="T79">final</text:span></text:p>
            <text:p text:style-name="P40"><text:span text:style-name="T79">situation</text:span></text:p>
          </draw:text-box>
        </draw:frame>
        <draw:path draw:style-name="gr229" draw:text-style-name="P26"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29"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31" draw:text-style-name="P113" draw:layer="layout" svg:width="11.682cm" svg:height="1.771cm" svg:x="7.778cm" svg:y="8.61cm">
          <draw:text-box>
            <text:p text:style-name="P40"><text:span text:style-name="T80">integrated flux = [0, 0, –3.15] N s </text:span></text:p>
            <text:p text:style-name="P112"><text:span text:style-name="T80">integrated supply = [0, 0, –1.57] N s </text:span></text:p>
          </draw:text-box>
        </draw:frame>
        <draw:path draw:style-name="gr232" draw:text-style-name="P3" draw:layer="layout" svg:width="4cm" svg:height="3.766cm" draw:transform="rotate (0.770737397680696) translate (10.5199493288802cm 12.3197489092658cm)" svg:viewBox="0 0 4001 3767" svg:d="M0 10c0 0 2639-118 3288 455 650 574 713 3302 713 3302">
          <text:p/>
        </draw:path>
        <draw:line draw:style-name="gr233" draw:text-style-name="P3" draw:layer="layout" svg:x1="24.299cm" svg:y1="6.912cm" svg:x2="24.299cm" svg:y2="2.276cm">
          <text:p/>
        </draw:lin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frame draw:style-name="gr14" draw:text-style-name="P3" draw:layer="layout" svg:width="19.813cm" svg:height="19.813cm" svg:x="4.944cm" svg:y="0.594cm">
          <draw:image xlink:href="Pictures/1000000000000400000004004834155F.jpg" xlink:type="simple" xlink:show="embed" xlink:actuate="onLoad" draw:mime-type="image/jpeg">
            <text:p/>
          </draw:image>
        </draw:frame>
        <draw:line draw:style-name="gr234" draw:text-style-name="P3" draw:layer="layout" svg:x1="4.944cm" svg:y1="12.266cm" svg:x2="23.219cm" svg:y2="2.89cm">
          <text:p/>
        </draw:lin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frame draw:style-name="gr14" draw:text-style-name="P3" draw:layer="layout" svg:width="28.821cm" svg:height="15.13cm" svg:x="0.41cm" svg:y="2.459cm">
          <draw:image xlink:href="Pictures/10000000000004B000000276BE10C922.jpg" xlink:type="simple" xlink:show="embed" xlink:actuate="onLoad" draw:mime-type="image/jpeg">
            <text:p/>
          </draw:image>
        </draw:frame>
        <draw:line draw:style-name="gr234" draw:text-style-name="P3" draw:layer="layout" svg:x1="0.41cm" svg:y1="15.992cm" svg:x2="25.823cm" svg:y2="2.459cm">
          <text:p/>
        </draw:lin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35" draw:text-style-name="P114"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15"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15"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38" draw:text-style-name="P3" draw:layer="layout" svg:width="9.43cm" svg:height="9.665cm" draw:transform="skewX (8.17344921930146E-017) rotate (-0.479267412597644) translate (8.30852618193669cm 2.76807145886468cm)" svg:viewBox="0 0 9431 9666" svg:d="M0 0c8880 0 9787 2187 9339 9666">
          <text:p/>
        </draw:path>
        <draw:path draw:style-name="gr238" draw:text-style-name="P3" draw:layer="layout" svg:width="6.507cm" svg:height="6.751cm" draw:transform="skewX (-8.47755735821747E-017) rotate (-0.479267412597644) translate (7.10460258711763cm 5.07824201054218cm)" svg:viewBox="0 0 6508 6752" svg:d="M0 0c7548 18 6825 1853 6040 6752">
          <text:p/>
        </draw:path>
        <draw:custom-shape draw:style-name="gr239" draw:text-style-name="P114"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14" draw:text-style-name="P3"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40" draw:text-style-name="P116"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16"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1" draw:text-style-name="P3"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41" draw:text-style-name="P3"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line draw:style-name="gr242" draw:text-style-name="P40" draw:layer="layout" svg:x1="3.982cm" svg:y1="8.88cm" svg:x2="26.262cm" svg:y2="8.88cm">
          <text:p/>
        </draw:line>
        <draw:custom-shape draw:style-name="gr243" draw:text-style-name="P117" draw:layer="layout" svg:width="6.32cm" svg:height="1.524cm" svg:x="9.817cm" svg:y="8.118cm">
          <text:p/>
          <draw:enhanced-geometry svg:viewBox="0 0 21600 21600" draw:type="rectangle" draw:enhanced-path="M 0 0 L 21600 0 21600 21600 0 21600 0 0 Z N"/>
        </draw:custom-shape>
        <draw:line draw:style-name="gr244" draw:text-style-name="P40" draw:layer="layout" svg:x1="9.817cm" svg:y1="8.505cm" svg:x2="12.689cm" svg:y2="8.505cm">
          <text:p/>
        </draw:line>
        <draw:line draw:style-name="gr245" draw:text-style-name="P40" draw:layer="layout" svg:x1="16.137cm" svg:y1="8.505cm" svg:x2="22.785cm" svg:y2="8.505cm">
          <text:p/>
        </draw:line>
        <draw:line draw:style-name="gr246" draw:text-style-name="P40" draw:layer="layout" svg:x1="9.817cm" svg:y1="9.642cm" svg:x2="9.817cm" svg:y2="8.118cm">
          <text:p/>
        </draw:line>
        <draw:g draw:style-name="gr9">
          <svg:title>TexMaths</svg:title>
          <svg:desc>28§display§x§svg§600§TRUE§</svg:desc>
          <draw:path draw:style-name="gr81" draw:text-style-name="P53"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46" draw:text-style-name="P40" draw:layer="layout" svg:x1="16.137cm" svg:y1="9.642cm" svg:x2="16.137cm" svg:y2="8.118cm">
          <text:p/>
        </draw:line>
        <draw:g draw:style-name="gr9">
          <svg:title>TexMaths</svg:title>
          <svg:desc>28§display§x + \Delta x§svg§600§TRUE§</svg:desc>
          <draw:path draw:style-name="gr81" draw:text-style-name="P53"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81" draw:text-style-name="P53"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81" draw:text-style-name="P53"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81" draw:text-style-name="P53"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9">
          <svg:title>TexMaths</svg:title>
          <svg:desc>28§display§j_{x}(x)§svg§600§TRUE§</svg:desc>
          <draw:path draw:style-name="gr247" draw:text-style-name="P4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47" draw:text-style-name="P4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47" draw:text-style-name="P49" draw:layer="layout" svg:width="0.248cm" svg:height="0.943cm" svg:x="10.962cm" svg:y="6.872cm" svg:viewBox="0 0 249 944" svg:d="M238 0c-149 98-238 262-238 472 0 192 92 374 235 472 5-6 9-12 14-17-137-117-160-232-160-458s26-346 160-452c-4-6-8-11-11-17z">
            <text:p/>
          </draw:path>
          <draw:path draw:style-name="gr247" draw:text-style-name="P4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47" draw:text-style-name="P49" draw:layer="layout" svg:width="0.248cm" svg:height="0.943cm" svg:x="11.843cm" svg:y="6.872cm" svg:viewBox="0 0 249 944" svg:d="M11 0c-4 6-7 11-11 17 134 106 159 226 159 452s-22 341-159 458c5 5 9 11 14 17 143-98 235-280 235-472 0-210-90-374-238-472z">
            <text:p/>
          </draw:path>
        </draw:g>
        <draw:g draw:style-name="gr9">
          <svg:title>TexMaths</svg:title>
          <svg:desc>28§display§j_{x}(x+\Delta x)§svg§600§TRUE§</svg:desc>
          <draw:path draw:style-name="gr248" draw:text-style-name="P11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48" draw:text-style-name="P11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48" draw:text-style-name="P118" draw:layer="layout" svg:width="0.248cm" svg:height="0.943cm" svg:x="17.44cm" svg:y="6.872cm" svg:viewBox="0 0 249 944" svg:d="M238 0c-148 98-238 262-238 472 0 193 92 374 235 472 5-6 9-11 14-17-137-117-159-232-159-458s25-346 159-452c-4-6-7-11-11-17z">
            <text:p/>
          </draw:path>
          <draw:path draw:style-name="gr248" draw:text-style-name="P11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48" draw:text-style-name="P11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48" draw:text-style-name="P11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48" draw:text-style-name="P11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48" draw:text-style-name="P11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line draw:style-name="gr249" draw:text-style-name="P3" draw:layer="layout" svg:x1="15.236cm" svg:y1="9.601cm" svg:x2="17.98cm" svg:y2="7.532cm">
          <text:p/>
        </draw:line>
        <draw:path draw:style-name="gr250" draw:text-style-name="P119" draw:layer="layout" svg:width="7.613cm" svg:height="1.064cm" draw:transform="skewX (0.536165146212658) rotate (-0.8309512568745) translate (9.73239346027278cm 2.25612074712957cm)" svg:viewBox="0 0 7614 1065" svg:d="M7614 1062c-4 14-3446-1123-5371-1059-1618 52-1666 853-2243 1062">
          <text:p/>
        </draw:path>
        <dr3d:scene draw:style-name="gr5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polygon draw:style-name="gr251" draw:text-style-name="P120" draw:layer="layout" svg:width="5.369cm" svg:height="11.898cm" svg:x="15.314cm" svg:y="3.574cm" svg:viewBox="0 0 5370 11899" draw:points="4188,0 0,3078 2077,11899 5370,7351">
          <text:p/>
        </draw:polygon>
        <draw:frame draw:style-name="gr252" draw:text-style-name="P121" draw:layer="layout" svg:width="12.159cm" svg:height="0.865cm" svg:x="0.401cm" svg:y="1.365cm">
          <draw:text-box>
            <text:p><text:span text:style-name="T81">how much</text:span><text:span text:style-name="T81"><text:tab/></text:span><text:span text:style-name="T81"><text:tab/></text:span><text:span text:style-name="T81"><text:tab/></text:span><text:span text:style-name="T81"><text:tab/></text:span><text:span text:style-name="T81"><text:tab/></text:span><text:span text:style-name="T81">is in this volume?</text:span></text:p>
          </draw:text-box>
        </draw:frame>
        <draw:frame draw:style-name="gr253" draw:text-style-name="P122" draw:layer="layout" svg:width="4.177cm" svg:height="0.992cm" svg:x="2.973cm" svg:y="6.51cm">
          <draw:text-box>
            <text:p><text:span text:style-name="T82">t</text:span><text:span text:style-name="T83"> = 13:30:15</text:span></text:p>
          </draw:text-box>
        </draw:frame>
        <draw:frame draw:style-name="gr254" draw:text-style-name="P124" draw:layer="layout" svg:width="4.626cm" svg:height="2.914cm" svg:x="3.309cm" svg:y="0.34cm">
          <draw:text-box>
            <text:p text:style-name="P123"><text:span text:style-name="T84">matter</text:span></text:p>
            <text:p text:style-name="P123"><text:span text:style-name="T84">energy-mass</text:span></text:p>
            <text:p text:style-name="P123"><text:span text:style-name="T84">momentum</text:span></text:p>
            <text:p text:style-name="P123"><text:span text:style-name="T84">angular momentum</text:span></text:p>
            <text:p text:style-name="P123"><text:span text:style-name="T84">entropy</text:span></text:p>
          </draw:text-box>
        </draw:frame>
        <draw:custom-shape draw:style-name="gr255" draw:text-style-name="P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56" draw:text-style-name="P125" draw:layer="layout" svg:width="18.691cm" svg:height="0.865cm" svg:x="10.502cm" svg:y="17.465cm">
          <draw:text-box>
            <text:p><text:span text:style-name="T85">how much</text:span><text:span text:style-name="T85"><text:tab/></text:span><text:span text:style-name="T85"><text:tab/></text:span><text:span text:style-name="T85"><text:tab/></text:span><text:span text:style-name="T85"><text:tab/></text:span><text:span text:style-name="T85"><text:tab/></text:span><text:span text:style-name="T85">is flowing through this surface per unit time?</text:span></text:p>
          </draw:text-box>
        </draw:frame>
        <draw:frame draw:style-name="gr254" draw:text-style-name="P126" draw:layer="layout" svg:width="4.626cm" svg:height="2.914cm" svg:x="13.41cm" svg:y="16.44cm">
          <draw:text-box>
            <text:p text:style-name="P123"><text:span text:style-name="T86">matter</text:span></text:p>
            <text:p text:style-name="P123"><text:span text:style-name="T86">energy-mass</text:span></text:p>
            <text:p text:style-name="P123"><text:span text:style-name="T86">momentum</text:span></text:p>
            <text:p text:style-name="P123"><text:span text:style-name="T86">angular momentum</text:span></text:p>
            <text:p text:style-name="P123"><text:span text:style-name="T86">entropy</text:span></text:p>
          </draw:text-box>
        </draw:frame>
        <draw:custom-shape draw:style-name="gr257" draw:text-style-name="P2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58" draw:text-style-name="P40" draw:layer="layout" svg:width="7.798cm" svg:height="0.746cm" draw:transform="skewX (-0.0724311639577647) rotate (-1.19572507054131) translate (19.3878257340575cm 9.96049592983589cm)" svg:viewBox="0 0 7799 747" svg:d="M7799 744c-5 10-3529-787-5501-742-1657 37-1707 599-2298 745">
          <text:p/>
        </draw:path>
        <draw:line draw:style-name="gr61" draw:text-style-name="P3" draw:layer="layout" svg:x1="17.968cm" svg:y1="7.554cm" svg:x2="22.772cm" svg:y2="3.93cm">
          <text:p/>
        </draw:line>
        <draw:g draw:style-name="gr18">
          <draw:path draw:style-name="gr259" draw:text-style-name="P3"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60" draw:text-style-name="P3" draw:layer="layout" svg:x1="25.167cm" svg:y1="11.321cm" svg:x2="25.167cm" svg:y2="9.334cm">
            <text:p/>
          </draw:line>
          <draw:custom-shape draw:style-name="gr261" draw:text-style-name="P12" draw:layer="layout" svg:width="0.406cm" svg:height="0.409cm" svg:x="24.964cm" svg:y="7.895cm">
            <text:p/>
            <draw:enhanced-geometry svg:viewBox="0 0 21600 21600" draw:type="rectangle" draw:enhanced-path="M 0 0 L 21600 0 21600 21600 0 21600 0 0 Z N"/>
          </draw:custom-shape>
          <draw:line draw:style-name="gr262" draw:text-style-name="P3" draw:layer="layout" svg:x1="25.167cm" svg:y1="9.036cm" svg:x2="25.167cm" svg:y2="6.295cm">
            <text:p/>
          </draw:line>
        </draw:g>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49" draw:text-style-name="P3" draw:layer="layout" svg:x1="15.236cm" svg:y1="9.601cm" svg:x2="17.98cm" svg:y2="7.532cm">
          <text:p/>
        </draw:line>
        <draw:path draw:style-name="gr250" draw:text-style-name="P119" draw:layer="layout" svg:width="7.613cm" svg:height="1.064cm" draw:transform="skewX (0.536165146212658) rotate (-0.8309512568745) translate (9.73239346027278cm 2.25612074712957cm)" svg:viewBox="0 0 7614 1065" svg:d="M7614 1062c-4 14-3446-1123-5371-1059-1618 52-1666 853-2243 1062">
          <text:p/>
        </draw:path>
        <dr3d:scene draw:style-name="gr5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polygon draw:style-name="gr251" draw:text-style-name="P120" draw:layer="layout" svg:width="5.369cm" svg:height="11.898cm" svg:x="15.314cm" svg:y="3.574cm" svg:viewBox="0 0 5370 11899" draw:points="4188,0 0,3078 2077,11899 5370,7351">
          <text:p/>
        </draw:polygon>
        <draw:frame draw:style-name="gr252" draw:text-style-name="P121" draw:layer="layout" svg:width="12.159cm" svg:height="0.865cm" svg:x="0.401cm" svg:y="1.365cm">
          <draw:text-box>
            <text:p><text:span text:style-name="T81">how much</text:span><text:span text:style-name="T81"><text:tab/></text:span><text:span text:style-name="T81"><text:tab/></text:span><text:span text:style-name="T81"><text:tab/></text:span><text:span text:style-name="T81"><text:tab/></text:span><text:span text:style-name="T81"><text:tab/></text:span><text:span text:style-name="T81">is in this volume?</text:span></text:p>
          </draw:text-box>
        </draw:frame>
        <draw:frame draw:style-name="gr253" draw:text-style-name="P122" draw:layer="layout" svg:width="4.177cm" svg:height="0.992cm" svg:x="2.973cm" svg:y="6.51cm">
          <draw:text-box>
            <text:p><text:span text:style-name="T82">t</text:span><text:span text:style-name="T83"> = 13:30:15</text:span></text:p>
          </draw:text-box>
        </draw:frame>
        <draw:frame draw:style-name="gr254" draw:text-style-name="P124" draw:layer="layout" svg:width="4.626cm" svg:height="2.914cm" svg:x="3.309cm" svg:y="0.34cm">
          <draw:text-box>
            <text:p text:style-name="P123"><text:span text:style-name="T84">matter</text:span></text:p>
            <text:p text:style-name="P123"><text:span text:style-name="T84">energy-mass</text:span></text:p>
            <text:p text:style-name="P123"><text:span text:style-name="T84">momentum</text:span></text:p>
            <text:p text:style-name="P123"><text:span text:style-name="T84">angular momentum</text:span></text:p>
            <text:p text:style-name="P123"><text:span text:style-name="T84">entropy</text:span></text:p>
          </draw:text-box>
        </draw:frame>
        <draw:custom-shape draw:style-name="gr255" draw:text-style-name="P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56" draw:text-style-name="P125" draw:layer="layout" svg:width="18.691cm" svg:height="0.865cm" svg:x="10.502cm" svg:y="17.465cm">
          <draw:text-box>
            <text:p><text:span text:style-name="T85">how much</text:span><text:span text:style-name="T85"><text:tab/></text:span><text:span text:style-name="T85"><text:tab/></text:span><text:span text:style-name="T85"><text:tab/></text:span><text:span text:style-name="T85"><text:tab/></text:span><text:span text:style-name="T85"><text:tab/></text:span><text:span text:style-name="T85">is flowing through this surface per unit time?</text:span></text:p>
          </draw:text-box>
        </draw:frame>
        <draw:frame draw:style-name="gr254" draw:text-style-name="P126" draw:layer="layout" svg:width="4.626cm" svg:height="2.914cm" svg:x="13.41cm" svg:y="16.44cm">
          <draw:text-box>
            <text:p text:style-name="P123"><text:span text:style-name="T86">matter</text:span></text:p>
            <text:p text:style-name="P123"><text:span text:style-name="T86">energy-mass</text:span></text:p>
            <text:p text:style-name="P123"><text:span text:style-name="T86">momentum</text:span></text:p>
            <text:p text:style-name="P123"><text:span text:style-name="T86">angular momentum</text:span></text:p>
            <text:p text:style-name="P123"><text:span text:style-name="T86">entropy</text:span></text:p>
          </draw:text-box>
        </draw:frame>
        <draw:custom-shape draw:style-name="gr257" draw:text-style-name="P2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58" draw:text-style-name="P40" draw:layer="layout" svg:width="7.798cm" svg:height="0.746cm" draw:transform="skewX (-0.0724311639577647) rotate (-1.19572507054131) translate (19.3878257340575cm 9.96049592983589cm)" svg:viewBox="0 0 7799 747" svg:d="M7799 744c-5 10-3529-787-5501-742-1657 37-1707 599-2298 745">
          <text:p/>
        </draw:path>
        <draw:line draw:style-name="gr61" draw:text-style-name="P3" draw:layer="layout" svg:x1="17.968cm" svg:y1="7.554cm" svg:x2="22.772cm" svg:y2="3.93cm">
          <text:p/>
        </draw:line>
        <draw:g draw:style-name="gr18">
          <draw:path draw:style-name="gr259" draw:text-style-name="P3"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60" draw:text-style-name="P3" draw:layer="layout" svg:x1="25.167cm" svg:y1="11.321cm" svg:x2="25.167cm" svg:y2="9.334cm">
            <text:p/>
          </draw:line>
          <draw:custom-shape draw:style-name="gr261" draw:text-style-name="P12" draw:layer="layout" svg:width="0.406cm" svg:height="0.409cm" svg:x="24.964cm" svg:y="7.895cm">
            <text:p/>
            <draw:enhanced-geometry svg:viewBox="0 0 21600 21600" draw:type="rectangle" draw:enhanced-path="M 0 0 L 21600 0 21600 21600 0 21600 0 0 Z N"/>
          </draw:custom-shape>
          <draw:line draw:style-name="gr262" draw:text-style-name="P3" draw:layer="layout" svg:x1="25.167cm" svg:y1="9.036cm" svg:x2="25.167cm" svg:y2="6.295cm">
            <text:p/>
          </draw:line>
        </draw:g>
        <presentation:notes draw:style-name="dp3">
          <office:forms form:automatic-focus="false" form:apply-design-mode="false"/>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63" draw:text-style-name="P127" draw:layer="layout" svg:width="1.454cm" svg:height="0.243cm" svg:x="21.05cm" svg:y="9.831cm" svg:viewBox="0 0 1455 244" svg:d="M1455 244c-731 0-525-232-1455-244">
          <text:p/>
        </draw:path>
        <draw:path draw:style-name="gr263" draw:text-style-name="P127" draw:layer="layout" svg:width="1.454cm" svg:height="0.243cm" svg:x="21.003cm" svg:y="7.715cm" svg:viewBox="0 0 1455 244" svg:d="M1455 244c-731 0-525-232-1455-244">
          <text:p/>
        </draw:path>
        <draw:frame draw:style-name="gr264" draw:text-style-name="P129" draw:layer="layout" svg:width="3.436cm" svg:height="6.855cm" svg:x="7.323cm" svg:y="6.593cm">
          <draw:text-box>
            <text:p text:style-name="P128"><text:span text:style-name="T87">?</text:span></text:p>
          </draw:text-box>
        </draw:frame>
        <dr3d:scene draw:style-name="gr265"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6" draw:layer="layout" dr3d:transform="matrix (1 0 0 0 1 0 0 0 1 -0.00263880889444954cm 0.000680477591265117cm 0.00155828946112706cm)"/>
        </dr3d:scene>
        <draw:frame draw:style-name="gr253" draw:text-style-name="P130" draw:layer="layout" svg:width="5.383cm" svg:height="1.237cm" svg:x="5.345cm" svg:y="1.71cm">
          <draw:text-box>
            <text:p><text:span text:style-name="T88">t</text:span><text:span text:style-name="T89"> = </text:span><text:span text:style-name="T89">19:32:15</text:span></text:p>
          </draw:text-box>
        </draw:frame>
        <draw:polygon draw:style-name="gr267" draw:text-style-name="P131" draw:layer="layout" svg:width="5.369cm" svg:height="11.898cm" svg:x="19.314cm" svg:y="3.575cm" svg:viewBox="0 0 5370 11899" draw:points="4188,0 0,3078 2077,11899 5370,7351">
          <text:p/>
        </draw:polygon>
        <draw:path draw:style-name="gr268" draw:text-style-name="P6" draw:layer="layout" svg:width="2.662cm" svg:height="0.305cm" draw:transform="skewX (0.00034906585039887) rotate (-0.158999494856684) translate (13.1432290252377cm 19.1018903209811cm)" svg:viewBox="0 0 2663 306" svg:d="M0 153c562-3 438-156 891-153 405-2 452 306 900 306 439 0 315-139 872-146">
          <text:p/>
        </draw:path>
        <draw:frame draw:style-name="gr269" draw:text-style-name="P132" draw:layer="layout" svg:width="2.06cm" svg:height="3.756cm" svg:x="25.623cm" svg:y="7.194cm">
          <draw:text-box>
            <text:p text:style-name="P128"><text:span text:style-name="T90">?</text:span></text:p>
          </draw:text-box>
        </draw:frame>
        <draw:path draw:style-name="gr270" draw:text-style-name="P127" draw:layer="layout" svg:width="2.989cm" svg:height="0.51cm" svg:x="22.591cm" svg:y="7.449cm" svg:viewBox="0 0 2990 511" svg:d="M2990 255c-938-5-732-259-1487-255-676-4-755 511-1503 511">
          <text:p/>
        </draw:path>
        <draw:frame draw:style-name="gr253" draw:text-style-name="P133" draw:layer="layout" svg:width="8.956cm" svg:height="2.37cm" svg:x="18.574cm" svg:y="1.01cm">
          <draw:text-box>
            <text:p text:style-name="P40"><text:span text:style-name="T91">between <text:s text:c="2"/></text:span><text:span text:style-name="T88"><text:s/>t</text:span><text:span text:style-name="T89"> = 19:32:15</text:span></text:p>
            <text:p text:style-name="P112"><text:span text:style-name="T92">and <text:s text:c="2"/></text:span><text:span text:style-name="T88"><text:s/>t</text:span><text:span text:style-name="T89"> = 19:32:45</text:span></text:p>
          </draw:text-box>
        </draw:frame>
        <draw:path draw:style-name="gr270" draw:text-style-name="P127" draw:layer="layout" svg:width="2.989cm" svg:height="0.51cm" svg:x="22.638cm" svg:y="9.565cm" svg:viewBox="0 0 2990 511" svg:d="M2990 255c-938-5-732-259-1487-255-676-4-755 511-1503 511">
          <text:p/>
        </draw:path>
        <presentation:notes draw:style-name="dp3">
          <office:forms form:automatic-focus="false" form:apply-design-mode="false"/>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line draw:style-name="gr271" draw:text-style-name="P3" draw:layer="layout" svg:x1="15.2cm" svg:y1="9.4cm" svg:x2="18.262cm" svg:y2="7.841cm">
          <text:p/>
        </draw:line>
        <draw:path draw:style-name="gr250" draw:text-style-name="P119" draw:layer="layout" svg:width="7.613cm" svg:height="1.064cm" draw:transform="skewX (0.536165146212658) rotate (-0.8309512568745) translate (9.73239346027278cm 2.25612074712957cm)" svg:viewBox="0 0 7614 1065" svg:d="M7614 1062c-4 14-3446-1123-5371-1059-1618 52-1666 853-2243 1062">
          <text:p/>
        </draw:path>
        <dr3d:scene draw:style-name="gr5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polygon draw:style-name="gr251" draw:text-style-name="P120" draw:layer="layout" svg:width="5.369cm" svg:height="11.898cm" svg:x="15.314cm" svg:y="3.574cm" svg:viewBox="0 0 5370 11899" draw:points="4188,0 0,3078 2077,11899 5370,7351">
          <text:p/>
        </draw:polygon>
        <draw:frame draw:style-name="gr252" draw:text-style-name="P121" draw:layer="layout" svg:width="12.159cm" svg:height="0.865cm" svg:x="0.401cm" svg:y="1.365cm">
          <draw:text-box>
            <text:p><text:span text:style-name="T81">how much</text:span><text:span text:style-name="T81"><text:tab/></text:span><text:span text:style-name="T81"><text:tab/></text:span><text:span text:style-name="T81"><text:tab/></text:span><text:span text:style-name="T81"><text:tab/></text:span><text:span text:style-name="T81"><text:tab/></text:span><text:span text:style-name="T81">is in this volume?</text:span></text:p>
          </draw:text-box>
        </draw:frame>
        <draw:frame draw:style-name="gr253" draw:text-style-name="P122" draw:layer="layout" svg:width="4.177cm" svg:height="0.992cm" svg:x="2.973cm" svg:y="6.51cm">
          <draw:text-box>
            <text:p><text:span text:style-name="T82">t</text:span><text:span text:style-name="T83"> = 13:30:15</text:span></text:p>
          </draw:text-box>
        </draw:frame>
        <draw:frame draw:style-name="gr254" draw:text-style-name="P124" draw:layer="layout" svg:width="4.626cm" svg:height="2.914cm" svg:x="3.309cm" svg:y="0.34cm">
          <draw:text-box>
            <text:p text:style-name="P123"><text:span text:style-name="T84">matter</text:span></text:p>
            <text:p text:style-name="P123"><text:span text:style-name="T84">energy-mass</text:span></text:p>
            <text:p text:style-name="P123"><text:span text:style-name="T84">momentum</text:span></text:p>
            <text:p text:style-name="P123"><text:span text:style-name="T84">angular momentum</text:span></text:p>
            <text:p text:style-name="P123"><text:span text:style-name="T84">entropy</text:span></text:p>
          </draw:text-box>
        </draw:frame>
        <draw:custom-shape draw:style-name="gr255" draw:text-style-name="P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56" draw:text-style-name="P125" draw:layer="layout" svg:width="18.691cm" svg:height="0.865cm" svg:x="10.502cm" svg:y="17.465cm">
          <draw:text-box>
            <text:p><text:span text:style-name="T85">how much</text:span><text:span text:style-name="T85"><text:tab/></text:span><text:span text:style-name="T85"><text:tab/></text:span><text:span text:style-name="T85"><text:tab/></text:span><text:span text:style-name="T85"><text:tab/></text:span><text:span text:style-name="T85"><text:tab/></text:span><text:span text:style-name="T85">is flowing through this surface per unit time?</text:span></text:p>
          </draw:text-box>
        </draw:frame>
        <draw:frame draw:style-name="gr254" draw:text-style-name="P126" draw:layer="layout" svg:width="4.626cm" svg:height="2.914cm" svg:x="13.41cm" svg:y="16.44cm">
          <draw:text-box>
            <text:p text:style-name="P123"><text:span text:style-name="T86">matter</text:span></text:p>
            <text:p text:style-name="P123"><text:span text:style-name="T86">energy-mass</text:span></text:p>
            <text:p text:style-name="P123"><text:span text:style-name="T86">momentum</text:span></text:p>
            <text:p text:style-name="P123"><text:span text:style-name="T86">angular momentum</text:span></text:p>
            <text:p text:style-name="P123"><text:span text:style-name="T86">entropy</text:span></text:p>
          </draw:text-box>
        </draw:frame>
        <draw:custom-shape draw:style-name="gr257" draw:text-style-name="P2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58" draw:text-style-name="P40" draw:layer="layout" svg:width="7.798cm" svg:height="0.746cm" draw:transform="skewX (-0.0724311639577647) rotate (-1.19572507054131) translate (19.3878257340575cm 9.96049592983589cm)" svg:viewBox="0 0 7799 747" svg:d="M7799 744c-5 10-3529-787-5501-742-1657 37-1707 599-2298 745">
          <text:p/>
        </draw:path>
        <draw:g draw:style-name="gr18">
          <draw:path draw:style-name="gr272" draw:text-style-name="P3"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273" draw:text-style-name="P3" draw:layer="layout" svg:x1="18.258cm" svg:y1="7.863cm" svg:x2="20.378cm" svg:y2="6.783cm">
            <text:p/>
          </draw:line>
          <draw:custom-shape draw:style-name="gr274" draw:text-style-name="P12" draw:layer="layout" svg:width="0.487cm" svg:height="0.49cm" draw:transform="rotate (-1.10025556045723) translate (22.003cm 5.684cm)">
            <text:p/>
            <draw:enhanced-geometry svg:viewBox="0 0 21600 21600" draw:type="rectangle" draw:enhanced-path="M 0 0 L 21600 0 21600 21600 0 21600 0 0 Z N"/>
          </draw:custom-shape>
          <draw:line draw:style-name="gr275" draw:text-style-name="P3" draw:layer="layout" svg:x1="20.696cm" svg:y1="6.621cm" svg:x2="23.621cm" svg:y2="5.131cm">
            <text:p/>
          </draw:line>
        </draw:g>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3d:scene draw:style-name="gr5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polygon draw:style-name="gr276" draw:text-style-name="P134" draw:layer="layout" svg:width="5.468cm" svg:height="11.122cm" svg:x="12.288cm" svg:y="2.063cm" svg:viewBox="0 0 5469 11123" draw:points="4074,0 0,2853 2174,11123 5469,6874">
          <text:p/>
        </draw:polygon>
        <draw:polygon draw:style-name="gr277" draw:text-style-name="P44" draw:layer="layout" svg:width="5.069cm" svg:height="8.776cm" svg:x="12.289cm" svg:y="4.849cm" svg:viewBox="0 0 5070 8777" draw:points="3034,0 0,68 2172,8300 5070,8777">
          <text:p/>
        </draw:polygon>
        <draw:polygon draw:style-name="gr278" draw:text-style-name="P135" draw:layer="layout" svg:width="5.348cm" svg:height="11.792cm" svg:x="15.356cm" svg:y="1.816cm" svg:viewBox="0 0 5349 11793" draw:points="0,3017 4140,0 5349,7276 2035,11793">
          <text:p/>
        </draw:polygon>
        <draw:polygon draw:style-name="gr277" draw:text-style-name="P44" draw:layer="layout" svg:width="7.165cm" svg:height="3.122cm" svg:x="12.289cm" svg:y="1.804cm" svg:viewBox="0 0 7166 3123" draw:points="3046,3013 7166,0 4066,272 0,3123">
          <text:p/>
        </draw:polygon>
        <draw:line draw:style-name="gr61" draw:text-style-name="P3" draw:layer="layout" svg:x1="18.52cm" svg:y1="7.433cm" svg:x2="23.845cm" svg:y2="7.7cm">
          <text:p/>
        </draw:line>
        <draw:frame draw:style-name="gr53" draw:text-style-name="P36" draw:layer="layout" svg:width="4.494cm" svg:height="1.661cm" svg:x="18.245cm" svg:y="11.681cm">
          <draw:text-box>
            <text:p text:style-name="P35"><text:span text:style-name="T24">area </text:span><text:span text:style-name="T25">A</text:span></text:p>
          </draw:text-box>
        </draw:frame>
        <draw:frame draw:style-name="gr54" draw:text-style-name="P37" draw:layer="layout" svg:width="1.734cm" svg:height="1.805cm" svg:x="21.138cm" svg:y="6.023cm">
          <draw:text-box>
            <text:p><text:span text:style-name="T26">v</text:span><text:span text:style-name="T27">x</text:span></text:p>
          </draw:text-box>
        </draw:frame>
        <draw:frame draw:style-name="gr279" draw:text-style-name="P39" draw:layer="layout" svg:width="1.713cm" svg:height="1.805cm" svg:x="7.483cm" svg:y="10.442cm">
          <draw:text-box>
            <text:p><text:span text:style-name="T29">N</text:span></text:p>
          </draw:text-box>
        </draw:frame>
        <draw:frame draw:style-name="gr280" draw:text-style-name="P136" draw:layer="layout" svg:width="6.619cm" svg:height="1.661cm" svg:x="11.217cm" svg:y="0.739cm">
          <draw:text-box>
            <text:p text:style-name="P35"><text:span text:style-name="T93">volume </text:span><text:span text:style-name="T94">V</text:span></text:p>
          </draw:text-box>
        </draw:frame>
        <draw:g draw:style-name="gr9">
          <draw:line draw:style-name="gr55" draw:text-style-name="P3" draw:layer="layout" svg:x1="9.84cm" svg:y1="18.928cm" svg:x2="8.149cm" svg:y2="14.093cm">
            <text:p/>
          </draw:line>
          <draw:line draw:style-name="gr55" draw:text-style-name="P3" draw:layer="layout" svg:x1="9.841cm" svg:y1="18.928cm" svg:x2="14.647cm" svg:y2="19.696cm">
            <text:p/>
          </draw:line>
          <draw:line draw:style-name="gr55" draw:text-style-name="P3" draw:layer="layout" svg:x1="9.841cm" svg:y1="18.928cm" svg:x2="12.593cm" svg:y2="16.44cm">
            <text:p/>
          </draw:line>
          <draw:frame draw:style-name="gr56" draw:text-style-name="P38" draw:layer="layout" svg:width="0.692cm" svg:height="1.381cm" svg:x="14.004cm" svg:y="18.53cm">
            <draw:text-box>
              <text:p><text:span text:style-name="T28">x</text:span></text:p>
            </draw:text-box>
          </draw:frame>
          <draw:frame draw:style-name="gr56" draw:text-style-name="P38" draw:layer="layout" svg:width="0.692cm" svg:height="1.381cm" svg:x="12.421cm" svg:y="16.032cm">
            <draw:text-box>
              <text:p><text:span text:style-name="T28">y</text:span></text:p>
            </draw:text-box>
          </draw:frame>
          <draw:frame draw:style-name="gr57" draw:text-style-name="P38" draw:layer="layout" svg:width="0.65cm" svg:height="1.381cm" svg:x="8.23cm" svg:y="13.564cm">
            <draw:text-box>
              <text:p><text:span text:style-name="T28">z</text:span></text:p>
            </draw:text-box>
          </draw:frame>
        </draw:g>
        <draw:measure draw:style-name="gr281" draw:text-style-name="P138" draw:layer="measurelines" svg:x1="17.372cm" svg:y1="13.702cm" svg:x2="14.447cm" svg:y2="13.207cm">
          <text:p text:style-name="P137"/>
          <text:p text:style-name="P137"><text:span text:style-name="T95">v</text:span><text:span text:style-name="T96">x</text:span><text:span text:style-name="T95"> </text:span><text:span text:style-name="T97">Δ</text:span><text:span text:style-name="T95">t</text:span></text:p>
        </draw:measure>
        <draw:frame draw:style-name="gr58" draw:text-style-name="P39" draw:layer="layout" svg:width="1.471cm" svg:height="1.805cm" svg:x="20.038cm" svg:y="9.824cm">
          <draw:text-box>
            <text:p><text:span text:style-name="T29">J</text:span><text:span text:style-name="T30">x</text:span></text:p>
          </draw:text-box>
        </draw:fram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53" draw:text-style-name="P36" draw:layer="layout" svg:width="4.494cm" svg:height="1.661cm" svg:x="10.565cm" svg:y="13.286cm">
          <draw:text-box>
            <text:p text:style-name="P35"><text:span text:style-name="T24">area </text:span><text:span text:style-name="T25">A</text:span></text:p>
          </draw:text-box>
        </draw:frame>
        <draw:frame draw:style-name="gr280" draw:text-style-name="P139" draw:layer="layout" svg:width="6.619cm" svg:height="1.661cm" svg:x="11.217cm" svg:y="0.739cm">
          <draw:text-box>
            <text:p text:style-name="P35"><text:span text:style-name="T98">volume </text:span><text:span text:style-name="T99">V</text:span></text:p>
          </draw:text-box>
        </draw:frame>
        <draw:g draw:style-name="gr9">
          <draw:line draw:style-name="gr55" draw:text-style-name="P3" draw:layer="layout" svg:x1="9.84cm" svg:y1="18.928cm" svg:x2="8.149cm" svg:y2="14.093cm">
            <text:p/>
          </draw:line>
          <draw:line draw:style-name="gr55" draw:text-style-name="P3" draw:layer="layout" svg:x1="9.841cm" svg:y1="18.928cm" svg:x2="14.647cm" svg:y2="19.696cm">
            <text:p/>
          </draw:line>
          <draw:line draw:style-name="gr55" draw:text-style-name="P3" draw:layer="layout" svg:x1="9.841cm" svg:y1="18.928cm" svg:x2="12.593cm" svg:y2="16.44cm">
            <text:p/>
          </draw:line>
          <draw:frame draw:style-name="gr56" draw:text-style-name="P38" draw:layer="layout" svg:width="0.692cm" svg:height="1.381cm" svg:x="14.004cm" svg:y="18.53cm">
            <draw:text-box>
              <text:p><text:span text:style-name="T28">x</text:span></text:p>
            </draw:text-box>
          </draw:frame>
          <draw:frame draw:style-name="gr56" draw:text-style-name="P38" draw:layer="layout" svg:width="0.692cm" svg:height="1.381cm" svg:x="12.421cm" svg:y="16.032cm">
            <draw:text-box>
              <text:p><text:span text:style-name="T28">y</text:span></text:p>
            </draw:text-box>
          </draw:frame>
          <draw:frame draw:style-name="gr57" draw:text-style-name="P38" draw:layer="layout" svg:width="0.65cm" svg:height="1.381cm" svg:x="8.23cm" svg:y="13.564cm">
            <draw:text-box>
              <text:p><text:span text:style-name="T28">z</text:span></text:p>
            </draw:text-box>
          </draw:frame>
        </draw:g>
        <draw:frame draw:style-name="gr282" draw:text-style-name="P37" draw:layer="layout" svg:width="1.903cm" svg:height="1.805cm" svg:x="20.64cm" svg:y="2.618cm">
          <draw:text-box>
            <text:p><text:span text:style-name="T26">P</text:span><text:span text:style-name="T27">x</text:span></text:p>
          </draw:text-box>
        </draw:frame>
        <dr3d:scene draw:style-name="gr2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draw:line draw:style-name="gr285" draw:text-style-name="P3" draw:layer="layout" svg:x1="16.454cm" svg:y1="4.288cm" svg:x2="23.274cm" svg:y2="4.418cm">
          <text:p/>
        </draw:line>
        <draw:frame draw:style-name="gr58" draw:text-style-name="P140" draw:layer="layout" svg:width="1.471cm" svg:height="1.805cm" svg:x="17.229cm" svg:y="5.541cm">
          <draw:text-box>
            <text:p><text:span text:style-name="T100">J</text:span><text:span text:style-name="T101">x</text:span></text:p>
          </draw:text-box>
        </draw:frame>
        <draw:line draw:style-name="gr286" draw:text-style-name="P3" draw:layer="layout" svg:x1="14.583cm" svg:y1="7.219cm" svg:x2="19.51cm" svg:y2="7.313cm">
          <text:p/>
        </draw:line>
        <draw:polygon draw:style-name="gr287" draw:text-style-name="P120" draw:layer="layout" svg:width="6.194cm" svg:height="10.871cm" svg:x="10.96cm" svg:y="2.108cm" svg:viewBox="0 0 6195 10872" draw:points="4754,0 0,2839 2261,10872 6195,6776">
          <text:p/>
        </draw:polygon>
        <draw:frame draw:style-name="gr288" draw:text-style-name="P141" draw:layer="layout" svg:width="1.518cm" svg:height="1.661cm" svg:x="8.919cm" svg:y="5.548cm">
          <draw:text-box>
            <text:p text:style-name="P35"><text:span text:style-name="T76">V</text:span></text:p>
          </draw:text-box>
        </draw:frame>
        <draw:frame draw:style-name="gr289" draw:text-style-name="P142" draw:layer="layout" svg:width="1.515cm" svg:height="1.661cm" svg:x="13.133cm" svg:y="9.781cm">
          <draw:text-box>
            <text:p text:style-name="P35"><text:span text:style-name="T102">A</text:span></text:p>
          </draw:text-box>
        </draw:frame>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9">
          <draw:line draw:style-name="gr55" draw:text-style-name="P3" draw:layer="layout" svg:x1="10.14cm" svg:y1="18.128cm" svg:x2="8.449cm" svg:y2="13.293cm">
            <text:p/>
          </draw:line>
          <draw:line draw:style-name="gr55" draw:text-style-name="P3" draw:layer="layout" svg:x1="10.141cm" svg:y1="18.128cm" svg:x2="14.947cm" svg:y2="18.896cm">
            <text:p/>
          </draw:line>
          <draw:line draw:style-name="gr55" draw:text-style-name="P3" draw:layer="layout" svg:x1="10.141cm" svg:y1="18.128cm" svg:x2="12.893cm" svg:y2="15.64cm">
            <text:p/>
          </draw:line>
          <draw:frame draw:style-name="gr56" draw:text-style-name="P38" draw:layer="layout" svg:width="0.692cm" svg:height="1.381cm" svg:x="14.304cm" svg:y="17.73cm">
            <draw:text-box>
              <text:p><text:span text:style-name="T28">x</text:span></text:p>
            </draw:text-box>
          </draw:frame>
          <draw:frame draw:style-name="gr56" draw:text-style-name="P38" draw:layer="layout" svg:width="0.692cm" svg:height="1.381cm" svg:x="12.721cm" svg:y="15.232cm">
            <draw:text-box>
              <text:p><text:span text:style-name="T28">y</text:span></text:p>
            </draw:text-box>
          </draw:frame>
          <draw:frame draw:style-name="gr57" draw:text-style-name="P38" draw:layer="layout" svg:width="0.65cm" svg:height="1.381cm" svg:x="8.53cm" svg:y="12.764cm">
            <draw:text-box>
              <text:p><text:span text:style-name="T28">z</text:span></text:p>
            </draw:text-box>
          </draw:frame>
        </draw:g>
        <draw:frame draw:style-name="gr282" draw:text-style-name="P37" draw:layer="layout" svg:width="1.903cm" svg:height="1.805cm" svg:x="20.64cm" svg:y="2.618cm">
          <draw:text-box>
            <text:p><text:span text:style-name="T26">P</text:span><text:span text:style-name="T27">x</text:span></text:p>
          </draw:text-box>
        </draw:frame>
        <dr3d:scene draw:style-name="gr2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draw:line draw:style-name="gr285" draw:text-style-name="P3" draw:layer="layout" svg:x1="16.454cm" svg:y1="4.288cm" svg:x2="23.274cm" svg:y2="4.418cm">
          <text:p/>
        </draw:line>
        <draw:frame draw:style-name="gr58" draw:text-style-name="P140" draw:layer="layout" svg:width="1.471cm" svg:height="1.805cm" svg:x="17.229cm" svg:y="5.541cm">
          <draw:text-box>
            <text:p><text:span text:style-name="T100">J</text:span><text:span text:style-name="T101">x</text:span></text:p>
          </draw:text-box>
        </draw:frame>
        <draw:line draw:style-name="gr286" draw:text-style-name="P3" draw:layer="layout" svg:x1="14.583cm" svg:y1="7.219cm" svg:x2="19.51cm" svg:y2="7.313cm">
          <text:p/>
        </draw:line>
        <draw:polygon draw:style-name="gr287" draw:text-style-name="P120" draw:layer="layout" svg:width="6.194cm" svg:height="10.871cm" svg:x="10.96cm" svg:y="2.108cm" svg:viewBox="0 0 6195 10872" draw:points="4754,0 0,2839 2261,10872 6195,6776">
          <text:p/>
        </draw:polygon>
        <draw:frame draw:style-name="gr288" draw:text-style-name="P143" draw:layer="layout" svg:width="1.518cm" svg:height="1.661cm" svg:x="8.919cm" svg:y="5.548cm">
          <draw:text-box>
            <text:p text:style-name="P35"><text:span text:style-name="T102">V</text:span></text:p>
          </draw:text-box>
        </draw:frame>
        <draw:frame draw:style-name="gr289" draw:text-style-name="P142" draw:layer="layout" svg:width="1.515cm" svg:height="1.661cm" svg:x="13.133cm" svg:y="9.781cm">
          <draw:text-box>
            <text:p text:style-name="P35"><text:span text:style-name="T102">A</text:span></text:p>
          </draw:text-box>
        </draw:fram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3d:scene draw:style-name="gr5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polygon draw:style-name="gr276" draw:text-style-name="P134" draw:layer="layout" svg:width="6.194cm" svg:height="10.871cm" svg:x="10.96cm" svg:y="2.108cm" svg:viewBox="0 0 6195 10872" draw:points="4754,0 0,2839 2261,10872 6195,6776">
          <text:p/>
        </draw:polygon>
        <draw:line draw:style-name="gr61" draw:text-style-name="P3" draw:layer="layout" svg:x1="18.52cm" svg:y1="7.433cm" svg:x2="23.845cm" svg:y2="7.7cm">
          <text:p/>
        </draw:line>
        <draw:frame draw:style-name="gr53" draw:text-style-name="P36" draw:layer="layout" svg:width="4.494cm" svg:height="1.661cm" svg:x="18.245cm" svg:y="11.681cm">
          <draw:text-box>
            <text:p text:style-name="P35"><text:span text:style-name="T24">area </text:span><text:span text:style-name="T25">A</text:span></text:p>
          </draw:text-box>
        </draw:frame>
        <draw:frame draw:style-name="gr58" draw:text-style-name="P37" draw:layer="layout" svg:width="1.471cm" svg:height="1.805cm" svg:x="21.138cm" svg:y="6.023cm">
          <draw:text-box>
            <text:p><text:span text:style-name="T26">J</text:span><text:span text:style-name="T27">x</text:span></text:p>
          </draw:text-box>
        </draw:frame>
        <draw:frame draw:style-name="gr279" draw:text-style-name="P39" draw:layer="layout" svg:width="1.713cm" svg:height="1.805cm" svg:x="7.483cm" svg:y="10.442cm">
          <draw:text-box>
            <text:p><text:span text:style-name="T29">N</text:span></text:p>
          </draw:text-box>
        </draw:frame>
        <draw:frame draw:style-name="gr280" draw:text-style-name="P136" draw:layer="layout" svg:width="6.619cm" svg:height="1.661cm" svg:x="11.217cm" svg:y="0.739cm">
          <draw:text-box>
            <text:p text:style-name="P35"><text:span text:style-name="T93">volume </text:span><text:span text:style-name="T94">V</text:span></text:p>
          </draw:text-box>
        </draw:frame>
        <draw:g draw:style-name="gr9">
          <draw:line draw:style-name="gr55" draw:text-style-name="P3" draw:layer="layout" svg:x1="9.84cm" svg:y1="18.928cm" svg:x2="8.149cm" svg:y2="14.093cm">
            <text:p/>
          </draw:line>
          <draw:line draw:style-name="gr55" draw:text-style-name="P3" draw:layer="layout" svg:x1="9.841cm" svg:y1="18.928cm" svg:x2="14.647cm" svg:y2="19.696cm">
            <text:p/>
          </draw:line>
          <draw:line draw:style-name="gr55" draw:text-style-name="P3" draw:layer="layout" svg:x1="9.841cm" svg:y1="18.928cm" svg:x2="12.593cm" svg:y2="16.44cm">
            <text:p/>
          </draw:line>
          <draw:frame draw:style-name="gr56" draw:text-style-name="P38" draw:layer="layout" svg:width="0.692cm" svg:height="1.381cm" svg:x="14.004cm" svg:y="18.53cm">
            <draw:text-box>
              <text:p><text:span text:style-name="T28">x</text:span></text:p>
            </draw:text-box>
          </draw:frame>
          <draw:frame draw:style-name="gr56" draw:text-style-name="P38" draw:layer="layout" svg:width="0.692cm" svg:height="1.381cm" svg:x="12.421cm" svg:y="16.032cm">
            <draw:text-box>
              <text:p><text:span text:style-name="T28">y</text:span></text:p>
            </draw:text-box>
          </draw:frame>
          <draw:frame draw:style-name="gr57" draw:text-style-name="P38" draw:layer="layout" svg:width="0.65cm" svg:height="1.381cm" svg:x="8.23cm" svg:y="13.564cm">
            <draw:text-box>
              <text:p><text:span text:style-name="T28">z</text:span></text:p>
            </draw:text-box>
          </draw:frame>
        </draw:g>
        <draw:measure draw:style-name="gr290" draw:text-style-name="P138" draw:layer="measurelines" svg:x1="17.372cm" svg:y1="13.702cm" svg:x2="14.447cm" svg:y2="13.207cm">
          <text:p text:style-name="P137"/>
          <text:p text:style-name="P137"><text:span text:style-name="T95">v</text:span><text:span text:style-name="T96">x</text:span><text:span text:style-name="T95"> </text:span><text:span text:style-name="T97">Δ</text:span><text:span text:style-name="T95">t</text:span></text:p>
        </draw:measure>
        <draw:frame draw:style-name="gr58" draw:text-style-name="P39" draw:layer="layout" svg:width="1.471cm" svg:height="1.805cm" svg:x="20.038cm" svg:y="9.824cm">
          <draw:text-box>
            <text:p><text:span text:style-name="T29">J</text:span><text:span text:style-name="T30">x</text:span></text:p>
          </draw:text-box>
        </draw:frame>
        <draw:line draw:style-name="gr291" draw:text-style-name="P3" draw:layer="layout" svg:x1="13.67cm" svg:y1="3.398cm" svg:x2="15.456cm" svg:y2="10.626cm">
          <text:p/>
        </draw:line>
        <draw:line draw:style-name="gr291" draw:text-style-name="P3" draw:layer="layout" svg:x1="11.261cm" svg:y1="7.141cm" svg:x2="18.424cm" svg:y2="7.292cm">
          <text:p/>
        </draw:line>
        <draw:line draw:style-name="gr291" draw:text-style-name="P3" draw:layer="layout" svg:x1="16.488cm" svg:y1="5.657cm" svg:x2="12.207cm" svg:y2="9.163cm">
          <text:p/>
        </draw:line>
        <draw:frame draw:style-name="gr292" draw:text-style-name="P37" draw:layer="layout" svg:width="5.755cm" svg:height="1.805cm" svg:x="22.75cm" svg:y="17.481cm">
          <draw:text-box>
            <text:p><text:span text:style-name="T26">P</text:span><text:span text:style-name="T27">x</text:span><text:span text:style-name="T103"> = </text:span><text:span text:style-name="T104">ρ </text:span><text:span text:style-name="T103">J</text:span><text:span text:style-name="T27">x</text:span></text:p>
          </draw:text-box>
        </draw:fram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g draw:style-name="gr9">
          <draw:line draw:style-name="gr55" draw:text-style-name="P3" draw:layer="layout" svg:x1="10.14cm" svg:y1="18.128cm" svg:x2="8.449cm" svg:y2="13.293cm">
            <text:p/>
          </draw:line>
          <draw:line draw:style-name="gr55" draw:text-style-name="P3" draw:layer="layout" svg:x1="10.141cm" svg:y1="18.128cm" svg:x2="14.947cm" svg:y2="18.896cm">
            <text:p/>
          </draw:line>
          <draw:line draw:style-name="gr55" draw:text-style-name="P3" draw:layer="layout" svg:x1="10.141cm" svg:y1="18.128cm" svg:x2="12.893cm" svg:y2="15.64cm">
            <text:p/>
          </draw:line>
          <draw:frame draw:style-name="gr56" draw:text-style-name="P38" draw:layer="layout" svg:width="0.692cm" svg:height="1.381cm" svg:x="14.304cm" svg:y="17.73cm">
            <draw:text-box>
              <text:p><text:span text:style-name="T28">x</text:span></text:p>
            </draw:text-box>
          </draw:frame>
          <draw:frame draw:style-name="gr56" draw:text-style-name="P38" draw:layer="layout" svg:width="0.692cm" svg:height="1.381cm" svg:x="12.721cm" svg:y="15.232cm">
            <draw:text-box>
              <text:p><text:span text:style-name="T28">y</text:span></text:p>
            </draw:text-box>
          </draw:frame>
          <draw:frame draw:style-name="gr57" draw:text-style-name="P38" draw:layer="layout" svg:width="0.65cm" svg:height="1.381cm" svg:x="8.53cm" svg:y="12.764cm">
            <draw:text-box>
              <text:p><text:span text:style-name="T28">z</text:span></text:p>
            </draw:text-box>
          </draw:frame>
        </draw:g>
        <draw:g draw:style-name="gr9">
          <svg:title>TexMaths</svg:title>
          <svg:desc>72§latex§\qty{4}{J}?§svg§600§TRUE§</svg:desc>
          <draw:path draw:style-name="gr293" draw:text-style-name="P118"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93" draw:text-style-name="P118"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93" draw:text-style-name="P118"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g draw:style-name="gr9">
          <draw:line draw:style-name="gr55" draw:text-style-name="P3" draw:layer="layout" svg:x1="4.14cm" svg:y1="18.128cm" svg:x2="2.449cm" svg:y2="13.293cm">
            <text:p/>
          </draw:line>
          <draw:line draw:style-name="gr55" draw:text-style-name="P3" draw:layer="layout" svg:x1="4.141cm" svg:y1="18.128cm" svg:x2="8.947cm" svg:y2="18.896cm">
            <text:p/>
          </draw:line>
          <draw:line draw:style-name="gr55" draw:text-style-name="P3" draw:layer="layout" svg:x1="4.141cm" svg:y1="18.128cm" svg:x2="6.893cm" svg:y2="15.64cm">
            <text:p/>
          </draw:line>
          <draw:frame draw:style-name="gr56" draw:text-style-name="P38" draw:layer="layout" svg:width="0.692cm" svg:height="1.381cm" svg:x="8.304cm" svg:y="17.73cm">
            <draw:text-box>
              <text:p><text:span text:style-name="T28">x</text:span></text:p>
            </draw:text-box>
          </draw:frame>
          <draw:frame draw:style-name="gr56" draw:text-style-name="P38" draw:layer="layout" svg:width="0.692cm" svg:height="1.381cm" svg:x="6.721cm" svg:y="15.232cm">
            <draw:text-box>
              <text:p><text:span text:style-name="T28">y</text:span></text:p>
            </draw:text-box>
          </draw:frame>
          <draw:frame draw:style-name="gr57" draw:text-style-name="P38" draw:layer="layout" svg:width="0.65cm" svg:height="1.381cm" svg:x="2.53cm" svg:y="12.764cm">
            <draw:text-box>
              <text:p><text:span text:style-name="T28">z</text:span></text:p>
            </draw:text-box>
          </draw:frame>
        </draw:g>
        <draw:g draw:style-name="gr9">
          <svg:title>TexMaths</svg:title>
          <svg:desc>72§latex§\qty{4}{J}?§svg§600§TRUE§</svg:desc>
          <draw:path draw:style-name="gr293" draw:text-style-name="P118"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265"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6" draw:layer="layout" dr3d:transform="matrix (1 0 0 0 1 0 0 0 1 3.97102015147894cm -1.02401891748438cm -2.34499696623947cm)"/>
        </dr3d:scene>
        <presentation:notes draw:style-name="dp3">
          <office:forms form:automatic-focus="false" form:apply-design-mode="false"/>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9">
          <draw:line draw:style-name="gr55" draw:text-style-name="P3" draw:layer="layout" svg:x1="10.14cm" svg:y1="18.128cm" svg:x2="8.449cm" svg:y2="13.293cm">
            <text:p/>
          </draw:line>
          <draw:line draw:style-name="gr55" draw:text-style-name="P3" draw:layer="layout" svg:x1="10.141cm" svg:y1="18.128cm" svg:x2="14.947cm" svg:y2="18.896cm">
            <text:p/>
          </draw:line>
          <draw:line draw:style-name="gr55" draw:text-style-name="P3" draw:layer="layout" svg:x1="10.141cm" svg:y1="18.128cm" svg:x2="12.893cm" svg:y2="15.64cm">
            <text:p/>
          </draw:line>
          <draw:frame draw:style-name="gr56" draw:text-style-name="P38" draw:layer="layout" svg:width="0.692cm" svg:height="1.381cm" svg:x="14.304cm" svg:y="17.73cm">
            <draw:text-box>
              <text:p><text:span text:style-name="T28">x</text:span></text:p>
            </draw:text-box>
          </draw:frame>
          <draw:frame draw:style-name="gr56" draw:text-style-name="P38" draw:layer="layout" svg:width="0.692cm" svg:height="1.381cm" svg:x="12.721cm" svg:y="15.232cm">
            <draw:text-box>
              <text:p><text:span text:style-name="T28">y</text:span></text:p>
            </draw:text-box>
          </draw:frame>
          <draw:frame draw:style-name="gr57" draw:text-style-name="P38" draw:layer="layout" svg:width="0.65cm" svg:height="1.381cm" svg:x="8.53cm" svg:y="12.764cm">
            <draw:text-box>
              <text:p><text:span text:style-name="T28">z</text:span></text:p>
            </draw:text-box>
          </draw:frame>
        </draw:g>
        <draw:g draw:style-name="gr9">
          <svg:title>TexMaths</svg:title>
          <svg:desc>72§latex§\qty{4}{J}§svg§600§TRUE§</svg:desc>
          <draw:path draw:style-name="gr293" draw:text-style-name="P118"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293" draw:text-style-name="P118"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2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9">
          <svg:title>TexMaths</svg:title>
          <svg:desc>72§latex§\qty{3}{N\,s}?§svg§600§TRUE§</svg:desc>
          <draw:path draw:style-name="gr293" draw:text-style-name="P118"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93" draw:text-style-name="P118"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93" draw:text-style-name="P118"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93" draw:text-style-name="P118"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94" draw:text-style-name="P3" draw:layer="layout" svg:x1="15.236cm" svg:y1="9.401cm" svg:x2="17.314cm" svg:y2="5.953cm">
          <text:p/>
        </draw:line>
        <draw:g draw:style-name="gr9">
          <draw:line draw:style-name="gr55" draw:text-style-name="P3" draw:layer="layout" svg:x1="10.14cm" svg:y1="19.728cm" svg:x2="8.449cm" svg:y2="14.893cm">
            <text:p/>
          </draw:line>
          <draw:line draw:style-name="gr55" draw:text-style-name="P3" draw:layer="layout" svg:x1="10.141cm" svg:y1="19.728cm" svg:x2="14.947cm" svg:y2="20.496cm">
            <text:p/>
          </draw:line>
          <draw:line draw:style-name="gr55" draw:text-style-name="P3" draw:layer="layout" svg:x1="10.141cm" svg:y1="19.728cm" svg:x2="12.893cm" svg:y2="17.24cm">
            <text:p/>
          </draw:line>
          <draw:frame draw:style-name="gr56" draw:text-style-name="P38" draw:layer="layout" svg:width="0.692cm" svg:height="1.381cm" svg:x="14.304cm" svg:y="19.33cm">
            <draw:text-box>
              <text:p><text:span text:style-name="T28">x</text:span></text:p>
            </draw:text-box>
          </draw:frame>
          <draw:frame draw:style-name="gr56" draw:text-style-name="P38" draw:layer="layout" svg:width="0.692cm" svg:height="1.381cm" svg:x="12.721cm" svg:y="16.832cm">
            <draw:text-box>
              <text:p><text:span text:style-name="T28">y</text:span></text:p>
            </draw:text-box>
          </draw:frame>
          <draw:frame draw:style-name="gr57" draw:text-style-name="P38" draw:layer="layout" svg:width="0.65cm" svg:height="1.381cm" svg:x="8.53cm" svg:y="14.364cm">
            <draw:text-box>
              <text:p><text:span text:style-name="T28">z</text:span></text:p>
            </draw:text-box>
          </draw:frame>
        </draw:g>
        <dr3d:scene draw:style-name="gr28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draw:line draw:style-name="gr295" draw:text-style-name="P3" draw:layer="layout" svg:x1="17.314cm" svg:y1="5.97cm" svg:x2="20.61cm" svg:y2="0.494cm">
          <text:p/>
        </draw:lin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9">
          <svg:title>TexMaths</svg:title>
          <svg:desc>72§latex§\qty{3}{N\,s}§svg§600§TRUE§</svg:desc>
          <draw:path draw:style-name="gr293" draw:text-style-name="P118"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293" draw:text-style-name="P118"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293" draw:text-style-name="P118"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294" draw:text-style-name="P3" draw:layer="layout" svg:x1="15.236cm" svg:y1="9.401cm" svg:x2="17.314cm" svg:y2="5.953cm">
          <text:p/>
        </draw:line>
        <draw:g draw:style-name="gr9">
          <draw:line draw:style-name="gr55" draw:text-style-name="P3" draw:layer="layout" svg:x1="10.14cm" svg:y1="19.728cm" svg:x2="8.449cm" svg:y2="14.893cm">
            <text:p/>
          </draw:line>
          <draw:line draw:style-name="gr55" draw:text-style-name="P3" draw:layer="layout" svg:x1="10.141cm" svg:y1="19.728cm" svg:x2="14.947cm" svg:y2="20.496cm">
            <text:p/>
          </draw:line>
          <draw:line draw:style-name="gr55" draw:text-style-name="P3" draw:layer="layout" svg:x1="10.141cm" svg:y1="19.728cm" svg:x2="12.893cm" svg:y2="17.24cm">
            <text:p/>
          </draw:line>
          <draw:frame draw:style-name="gr56" draw:text-style-name="P38" draw:layer="layout" svg:width="0.692cm" svg:height="1.381cm" svg:x="14.304cm" svg:y="19.33cm">
            <draw:text-box>
              <text:p><text:span text:style-name="T28">x</text:span></text:p>
            </draw:text-box>
          </draw:frame>
          <draw:frame draw:style-name="gr56" draw:text-style-name="P38" draw:layer="layout" svg:width="0.692cm" svg:height="1.381cm" svg:x="12.721cm" svg:y="16.832cm">
            <draw:text-box>
              <text:p><text:span text:style-name="T28">y</text:span></text:p>
            </draw:text-box>
          </draw:frame>
          <draw:frame draw:style-name="gr57" draw:text-style-name="P38" draw:layer="layout" svg:width="0.65cm" svg:height="1.381cm" svg:x="8.53cm" svg:y="14.364cm">
            <draw:text-box>
              <text:p><text:span text:style-name="T28">z</text:span></text:p>
            </draw:text-box>
          </draw:frame>
        </draw:g>
        <dr3d:scene draw:style-name="gr28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draw:line draw:style-name="gr295" draw:text-style-name="P3" draw:layer="layout" svg:x1="17.314cm" svg:y1="5.97cm" svg:x2="20.61cm" svg:y2="0.494cm">
          <text:p/>
        </draw:li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9">
          <svg:title>TexMaths</svg:title>
          <svg:desc>72§latex§\qty{7}{N\,m\,s}?§svg§600§TRUE§</svg:desc>
          <draw:path draw:style-name="gr293" draw:text-style-name="P118"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93" draw:text-style-name="P118"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93" draw:text-style-name="P118"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93" draw:text-style-name="P118"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93" draw:text-style-name="P118"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94" draw:text-style-name="P3" draw:layer="layout" svg:x1="15.236cm" svg:y1="9.401cm" svg:x2="16.64cm" svg:y2="5.628cm">
          <text:p/>
        </draw:line>
        <draw:g draw:style-name="gr9">
          <draw:line draw:style-name="gr55" draw:text-style-name="P3" draw:layer="layout" svg:x1="10.14cm" svg:y1="19.728cm" svg:x2="8.449cm" svg:y2="14.893cm">
            <text:p/>
          </draw:line>
          <draw:line draw:style-name="gr55" draw:text-style-name="P3" draw:layer="layout" svg:x1="10.141cm" svg:y1="19.728cm" svg:x2="14.947cm" svg:y2="20.496cm">
            <text:p/>
          </draw:line>
          <draw:line draw:style-name="gr55" draw:text-style-name="P3" draw:layer="layout" svg:x1="10.141cm" svg:y1="19.728cm" svg:x2="12.893cm" svg:y2="17.24cm">
            <text:p/>
          </draw:line>
          <draw:frame draw:style-name="gr56" draw:text-style-name="P38" draw:layer="layout" svg:width="0.692cm" svg:height="1.381cm" svg:x="14.304cm" svg:y="19.33cm">
            <draw:text-box>
              <text:p><text:span text:style-name="T28">x</text:span></text:p>
            </draw:text-box>
          </draw:frame>
          <draw:frame draw:style-name="gr56" draw:text-style-name="P38" draw:layer="layout" svg:width="0.692cm" svg:height="1.381cm" svg:x="12.721cm" svg:y="16.832cm">
            <draw:text-box>
              <text:p><text:span text:style-name="T28">y</text:span></text:p>
            </draw:text-box>
          </draw:frame>
          <draw:frame draw:style-name="gr57" draw:text-style-name="P38" draw:layer="layout" svg:width="0.65cm" svg:height="1.381cm" svg:x="8.53cm" svg:y="14.364cm">
            <draw:text-box>
              <text:p><text:span text:style-name="T28">z</text:span></text:p>
            </draw:text-box>
          </draw:frame>
        </draw:g>
        <dr3d:scene draw:style-name="gr28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draw:polyline draw:style-name="gr296" draw:text-style-name="P3"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74" draw:text-style-name="P12"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97" draw:text-style-name="P3" draw:layer="layout" svg:x1="17.969cm" svg:y1="2.076cm" svg:x2="19.297cm" svg:y2="-1.495cm">
          <text:p/>
        </draw:line>
        <draw:line draw:style-name="gr297" draw:text-style-name="P3" draw:layer="layout" svg:x1="16.64cm" svg:y1="5.664cm" svg:x2="17.843cm" svg:y2="2.429cm">
          <text:p/>
        </draw:li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9">
          <svg:title>TexMaths</svg:title>
          <svg:desc>72§latex§\qty{7}{N\,m\,s}§svg§600§TRUE§</svg:desc>
          <draw:path draw:style-name="gr293" draw:text-style-name="P118"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293" draw:text-style-name="P118"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293" draw:text-style-name="P118"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293" draw:text-style-name="P118"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294" draw:text-style-name="P3" draw:layer="layout" svg:x1="15.236cm" svg:y1="9.401cm" svg:x2="16.64cm" svg:y2="5.628cm">
          <text:p/>
        </draw:line>
        <draw:g draw:style-name="gr9">
          <draw:line draw:style-name="gr55" draw:text-style-name="P3" draw:layer="layout" svg:x1="10.14cm" svg:y1="19.728cm" svg:x2="8.449cm" svg:y2="14.893cm">
            <text:p/>
          </draw:line>
          <draw:line draw:style-name="gr55" draw:text-style-name="P3" draw:layer="layout" svg:x1="10.141cm" svg:y1="19.728cm" svg:x2="14.947cm" svg:y2="20.496cm">
            <text:p/>
          </draw:line>
          <draw:line draw:style-name="gr55" draw:text-style-name="P3" draw:layer="layout" svg:x1="10.141cm" svg:y1="19.728cm" svg:x2="12.893cm" svg:y2="17.24cm">
            <text:p/>
          </draw:line>
          <draw:frame draw:style-name="gr56" draw:text-style-name="P38" draw:layer="layout" svg:width="0.692cm" svg:height="1.381cm" svg:x="14.304cm" svg:y="19.33cm">
            <draw:text-box>
              <text:p><text:span text:style-name="T28">x</text:span></text:p>
            </draw:text-box>
          </draw:frame>
          <draw:frame draw:style-name="gr56" draw:text-style-name="P38" draw:layer="layout" svg:width="0.692cm" svg:height="1.381cm" svg:x="12.721cm" svg:y="16.832cm">
            <draw:text-box>
              <text:p><text:span text:style-name="T28">y</text:span></text:p>
            </draw:text-box>
          </draw:frame>
          <draw:frame draw:style-name="gr57" draw:text-style-name="P38" draw:layer="layout" svg:width="0.65cm" svg:height="1.381cm" svg:x="8.53cm" svg:y="14.364cm">
            <draw:text-box>
              <text:p><text:span text:style-name="T28">z</text:span></text:p>
            </draw:text-box>
          </draw:frame>
        </draw:g>
        <dr3d:scene draw:style-name="gr28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4" draw:layer="layout"/>
        </dr3d:scene>
        <draw:polyline draw:style-name="gr296" draw:text-style-name="P3"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74" draw:text-style-name="P12"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97" draw:text-style-name="P3" draw:layer="layout" svg:x1="17.969cm" svg:y1="2.076cm" svg:x2="19.297cm" svg:y2="-1.495cm">
          <text:p/>
        </draw:line>
        <draw:line draw:style-name="gr297" draw:text-style-name="P3" draw:layer="layout" svg:x1="16.64cm" svg:y1="5.664cm" svg:x2="17.843cm" svg:y2="2.429cm">
          <text:p/>
        </draw:li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line draw:style-name="gr249" draw:text-style-name="P3" draw:layer="layout" svg:x1="15.236cm" svg:y1="9.601cm" svg:x2="17.98cm" svg:y2="7.532cm">
          <text:p/>
        </draw:line>
        <dr3d:scene draw:style-name="gr5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2" draw:layer="layout"/>
        </dr3d:scene>
        <draw:line draw:style-name="gr61" draw:text-style-name="P3" draw:layer="layout" svg:x1="17.968cm" svg:y1="7.554cm" svg:x2="22.772cm" svg:y2="3.93cm">
          <text:p/>
        </draw:line>
        <draw:g draw:style-name="gr9">
          <draw:line draw:style-name="gr55" draw:text-style-name="P3" draw:layer="layout" svg:x1="10.18cm" svg:y1="18.129cm" svg:x2="8.489cm" svg:y2="13.294cm">
            <text:p/>
          </draw:line>
          <draw:line draw:style-name="gr55" draw:text-style-name="P3" draw:layer="layout" svg:x1="10.181cm" svg:y1="18.129cm" svg:x2="14.987cm" svg:y2="18.897cm">
            <text:p/>
          </draw:line>
          <draw:line draw:style-name="gr55" draw:text-style-name="P3" draw:layer="layout" svg:x1="10.181cm" svg:y1="18.129cm" svg:x2="12.933cm" svg:y2="15.641cm">
            <text:p/>
          </draw:line>
          <draw:frame draw:style-name="gr56" draw:text-style-name="P38" draw:layer="layout" svg:width="0.692cm" svg:height="1.381cm" svg:x="14.344cm" svg:y="17.731cm">
            <draw:text-box>
              <text:p><text:span text:style-name="T28">x</text:span></text:p>
            </draw:text-box>
          </draw:frame>
          <draw:frame draw:style-name="gr56" draw:text-style-name="P38" draw:layer="layout" svg:width="0.692cm" svg:height="1.381cm" svg:x="12.761cm" svg:y="15.233cm">
            <draw:text-box>
              <text:p><text:span text:style-name="T28">y</text:span></text:p>
            </draw:text-box>
          </draw:frame>
          <draw:frame draw:style-name="gr57" draw:text-style-name="P38" draw:layer="layout" svg:width="0.65cm" svg:height="1.381cm" svg:x="8.57cm" svg:y="12.765cm">
            <draw:text-box>
              <text:p><text:span text:style-name="T28">z</text:span></text:p>
            </draw:text-box>
          </draw:frame>
        </draw:g>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14" draw:text-style-name="P3" draw:layer="layout" svg:width="6.277cm" svg:height="20.185cm" svg:x="12.541cm" svg:y="0.414cm">
          <draw:image xlink:href="Pictures/100000010000010000000337EA5CF0A7.png" xlink:type="simple" xlink:show="embed" xlink:actuate="onLoad" draw:mime-type="image/png">
            <text:p/>
          </draw:image>
        </draw:frame>
        <draw:custom-shape draw:style-name="gr298" draw:text-style-name="P144" draw:layer="layout" svg:width="4.238cm" svg:height="3.328cm" svg:x="13.422cm" svg:y="16.068cm">
          <text:p/>
          <draw:enhanced-geometry svg:viewBox="0 0 21600 21600" draw:type="rectangle" draw:enhanced-path="M 0 0 L 21600 0 21600 21600 0 21600 0 0 Z N"/>
        </draw:custom-shape>
        <draw:custom-shape draw:style-name="gr299" draw:text-style-name="P14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0" draw:text-style-name="P3" draw:layer="layout" svg:x1="13.53cm" svg:y1="16.047cm" svg:x2="17.596cm" svg:y2="16.047cm">
          <text:p/>
        </draw:line>
        <draw:line draw:style-name="gr300" draw:text-style-name="P3" draw:layer="layout" svg:x1="14.068cm" svg:y1="20.203cm" svg:x2="17.058cm" svg:y2="20.203cm">
          <text:p/>
        </draw:line>
        <draw:frame draw:style-name="gr301" draw:text-style-name="P2" draw:layer="layout" svg:width="1.929cm" svg:height="1.661cm" svg:x="10.734cm" svg:y="14.875cm">
          <draw:text-box>
            <text:p><text:span text:style-name="T105">A</text:span><text:span text:style-name="T106">1</text:span></text:p>
          </draw:text-box>
        </draw:fram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8" draw:text-style-name="P6"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02" draw:text-style-name="P145" draw:layer="layout" svg:width="1.103cm" svg:height="2.088cm" draw:transform="rotate (1.5707963267949) translate (15.185cm 15.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03" draw:text-style-name="P8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04" draw:text-style-name="P3" draw:layer="layout" svg:width="1.775cm" svg:height="3.356cm" draw:transform="rotate (1.5707963267949) translate (12.095cm 2.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05" draw:text-style-name="P3" draw:layer="layout" svg:width="0.897cm" svg:height="1.695cm" draw:transform="rotate (1.5707963267949) translate (13.99cm 1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06" draw:text-style-name="P14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07" draw:text-style-name="P14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08" draw:text-style-name="P3" draw:layer="layout" svg:width="14.036cm" svg:height="10.436cm" draw:transform="skewX (0.000523598775598373) rotate (1.03550384520824) translate (5.03144718644557cm 13.3874665483849cm)" svg:viewBox="0 0 14037 10437" svg:d="M14037 0c-6183 0-6118 5746-6705 7217-587 1470-5003 3032-7332 3220">
          <text:p/>
        </draw:path>
        <draw:path draw:style-name="gr308" draw:text-style-name="P3" draw:layer="layout" svg:width="14.46cm" svg:height="8.946cm" draw:transform="skewX (0.000349065850398967) rotate (1.03550384520824) translate (7.96535550904798cm 14.3660844795425cm)" svg:viewBox="0 0 14461 8947" svg:d="M14461 7c-4907-186-4777 3359-5689 5725-912 2367-6443 3027-8772 3215">
          <text:p/>
        </draw:path>
        <draw:path draw:style-name="gr309" draw:text-style-name="P3"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84" draw:text-style-name="P147" draw:layer="layout" svg:width="1.429cm" svg:height="1.733cm" svg:x="13.402cm" svg:y="6.811cm">
          <draw:text-box>
            <text:p><text:span text:style-name="T107">J</text:span><text:span text:style-name="T108">1</text:span></text:p>
          </draw:text-box>
        </draw:frame>
        <draw:frame draw:style-name="gr310" draw:text-style-name="P147" draw:layer="layout" svg:width="1.924cm" svg:height="1.733cm" svg:x="12.81cm" svg:y="16.176cm">
          <draw:text-box>
            <text:p><text:span text:style-name="T109">-</text:span><text:span text:style-name="T107">J</text:span><text:span text:style-name="T108">2</text:span></text:p>
          </draw:text-box>
        </draw:frame>
        <draw:path draw:style-name="gr8" draw:text-style-name="P6"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11" draw:text-style-name="P148" draw:layer="layout" svg:width="1.488cm" svg:height="1.521cm" svg:x="15.668cm" svg:y="9.81cm">
          <draw:text-box>
            <text:p><text:span text:style-name="T110">N</text:span></text:p>
          </draw:text-box>
        </draw:fram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custom-shape draw:style-name="gr302" draw:text-style-name="P14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6" draw:text-style-name="P6" draw:layer="layout" svg:width="1.721cm" svg:height="0.199cm" draw:transform="skewX (-0.00191986217719373) rotate (2.19265713928048) translate (18.595934574571cm 11.3468875077116cm)" svg:viewBox="0 0 1722 200" svg:d="M1722 98c-364-2-284-100-576-98-262-1-293 198-582 200-284 0-204-90-564-94">
          <text:p/>
        </draw:path>
        <draw:path draw:style-name="gr6" draw:text-style-name="P6"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12" draw:text-style-name="P49" draw:layer="layout" svg:width="1.33cm" svg:height="2.512cm" draw:transform="rotate (0.152541776624304) translate (15.215cm 7.8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13" draw:text-style-name="P14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04" draw:text-style-name="P3"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05" draw:text-style-name="P3" draw:layer="layout" svg:width="0.897cm" svg:height="1.695cm" draw:transform="rotate (0.76340701482232) translate (20.198cm 15.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06" draw:text-style-name="P14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07" draw:text-style-name="P14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08" draw:text-style-name="P3"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08" draw:text-style-name="P3"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09" draw:text-style-name="P3"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14" draw:text-style-name="P149" draw:layer="layout" svg:width="1.209cm" svg:height="1.521cm" svg:x="13.605cm" svg:y="8.742cm">
          <draw:text-box>
            <text:p><text:span text:style-name="T111">v</text:span></text:p>
          </draw:text-box>
        </draw:frame>
        <draw:line draw:style-name="gr315" draw:text-style-name="P28" draw:layer="layout" svg:x1="15.897cm" svg:y1="9.043cm" svg:x2="13.578cm" svg:y2="8.863cm">
          <text:p/>
        </draw:li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custom-shape draw:style-name="gr316" draw:text-style-name="P7" draw:layer="layout" svg:width="2.516cm" svg:height="8.583cm" svg:x="14.531cm" svg:y="9.787cm">
          <text:p/>
          <draw:enhanced-geometry svg:viewBox="0 0 21600 21600" draw:type="rectangle" draw:enhanced-path="M 0 0 L 21600 0 21600 21600 0 21600 0 0 Z N"/>
        </draw:custom-shape>
        <draw:custom-shape draw:style-name="gr317" draw:text-style-name="P51" draw:layer="layout" svg:width="1.963cm" svg:height="3.228cm" svg:x="14.786cm" svg:y="5.864cm">
          <text:p/>
          <draw:enhanced-geometry svg:viewBox="0 0 21600 21600" draw:type="rectangle" draw:enhanced-path="M 0 0 L 21600 0 21600 21600 0 21600 0 0 Z N"/>
        </draw:custom-shape>
        <draw:custom-shape draw:style-name="gr318" draw:text-style-name="P5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9" draw:text-style-name="P3" draw:layer="layout" svg:x1="14.509cm" svg:y1="9.712cm" svg:x2="17.133cm" svg:y2="9.712cm">
          <text:p/>
        </draw:line>
        <draw:frame draw:style-name="gr14" draw:text-style-name="P3"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20" draw:text-style-name="P28" draw:layer="layout" svg:x1="15.761cm" svg:y1="9.912cm" svg:x2="15.8cm" svg:y2="14.547cm">
          <text:p/>
        </draw:lin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custom-shape draw:style-name="gr109" draw:text-style-name="P7" draw:layer="layout" svg:width="2.392cm" svg:height="7.864cm" svg:x="8.768cm" svg:y="5.178cm">
          <text:p/>
          <draw:enhanced-geometry svg:viewBox="0 0 21600 21600" draw:type="rectangle" draw:enhanced-path="M 0 0 L 21600 0 21600 21600 0 21600 0 0 Z N"/>
        </draw:custom-shape>
        <draw:line draw:style-name="gr124" draw:text-style-name="P3" draw:layer="layout" svg:x1="8.586cm" svg:y1="5.042cm" svg:x2="11.389cm" svg:y2="5.042cm">
          <text:p/>
        </draw:line>
        <draw:line draw:style-name="gr11" draw:text-style-name="P3" draw:layer="layout" svg:x1="8.684cm" svg:y1="3.18cm" svg:x2="8.684cm" svg:y2="13.145cm">
          <text:p/>
        </draw:line>
        <draw:line draw:style-name="gr11" draw:text-style-name="P3" draw:layer="layout" svg:x1="11.284cm" svg:y1="3.18cm" svg:x2="11.284cm" svg:y2="13.145cm">
          <text:p/>
        </draw:line>
        <draw:line draw:style-name="gr11" draw:text-style-name="P3" draw:layer="layout" svg:x1="8.585cm" svg:y1="13.042cm" svg:x2="11.388cm" svg:y2="13.042cm">
          <text:p/>
        </draw:line>
        <draw:g draw:style-name="gr9">
          <svg:title>TexMaths</svg:title>
          <svg:desc>28§latex§$$A$$§svg§600§TRUE§</svg:desc>
          <draw:path draw:style-name="gr112" draw:text-style-name="P59"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13" draw:text-style-name="P28" draw:layer="layout" svg:x1="9.951cm" svg:y1="5.037cm" svg:x2="9.951cm" svg:y2="2.711cm">
          <text:p/>
        </draw:line>
        <draw:g draw:style-name="gr9">
          <svg:title>TexMaths</svg:title>
          <svg:desc>28§latex§$$V$$§svg§600§TRUE§</svg:desc>
          <draw:path draw:style-name="gr117" draw:text-style-name="P63"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9">
          <svg:title>TexMaths</svg:title>
          <svg:desc>28§latex§$$\yv$$§svg§600§TRUE§</svg:desc>
          <draw:path draw:style-name="gr112" draw:text-style-name="P59"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line draw:style-name="gr321" draw:text-style-name="P3" draw:layer="layout" svg:x1="5.08cm" svg:y1="6.596cm" svg:x2="5.08cm" svg:y2="1.162cm">
          <text:p/>
        </draw:line>
        <draw:line draw:style-name="gr322" draw:text-style-name="P3" draw:layer="layout" svg:x1="1.309cm" svg:y1="7.377cm" svg:x2="9.14cm" svg:y2="7.377cm">
          <text:p/>
        </draw:line>
        <draw:frame draw:style-name="gr323" draw:text-style-name="P150" draw:layer="layout" svg:width="0.875cm" svg:height="0.992cm" svg:x="7.881cm" svg:y="7.27cm">
          <draw:text-box>
            <text:p><text:span text:style-name="T112">x</text:span></text:p>
          </draw:text-box>
        </draw:frame>
        <draw:custom-shape draw:style-name="gr324" draw:text-style-name="P11"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4" draw:text-style-name="P11"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5" draw:text-style-name="P151" draw:layer="layout" svg:width="1.121cm" svg:height="1.17cm" svg:x="7.636cm" svg:y="4.282cm">
          <draw:text-box>
            <text:p><text:span text:style-name="T113">x</text:span><text:span text:style-name="T114">b</text:span></text:p>
          </draw:text-box>
        </draw:frame>
        <draw:frame draw:style-name="gr326" draw:text-style-name="P151" draw:layer="layout" svg:width="1.112cm" svg:height="1.17cm" svg:x="1.644cm" svg:y="4.282cm">
          <draw:text-box>
            <text:p><text:span text:style-name="T113">x</text:span><text:span text:style-name="T114">a</text:span></text:p>
          </draw:text-box>
        </draw:frame>
        <draw:frame draw:style-name="gr327" draw:text-style-name="P152" draw:layer="layout" svg:width="1.192cm" svg:height="1.17cm" svg:x="1.457cm" svg:y="2.792cm">
          <draw:text-box>
            <text:p><text:span text:style-name="T115">T</text:span><text:span text:style-name="T116">a</text:span></text:p>
          </draw:text-box>
        </draw:frame>
        <draw:frame draw:style-name="gr328" draw:text-style-name="P152" draw:layer="layout" svg:width="1.201cm" svg:height="1.17cm" svg:x="7.478cm" svg:y="2.792cm">
          <draw:text-box>
            <text:p><text:span text:style-name="T115">T</text:span><text:span text:style-name="T116">b</text:span></text:p>
          </draw:text-box>
        </draw:frame>
        <draw:frame draw:style-name="gr329" draw:text-style-name="P153" draw:layer="layout" svg:width="1.078cm" svg:height="0.992cm" svg:x="5.379cm" svg:y="3.792cm">
          <draw:text-box>
            <text:p><text:span text:style-name="T117">Q</text:span></text:p>
          </draw:text-box>
        </draw:frame>
        <draw:frame draw:style-name="gr330" draw:text-style-name="P153" draw:layer="layout" svg:width="1.451cm" svg:height="0.992cm" svg:x="3.379cm" svg:y="3.792cm">
          <draw:text-box>
            <text:p><text:span text:style-name="T117">–</text:span><text:span text:style-name="T117">Q</text:span></text:p>
          </draw:text-box>
        </draw:frame>
        <draw:line draw:style-name="gr321" draw:text-style-name="P3" draw:layer="layout" svg:x1="18.242cm" svg:y1="13.156cm" svg:x2="18.242cm" svg:y2="7.722cm">
          <text:p/>
        </draw:line>
        <draw:line draw:style-name="gr322" draw:text-style-name="P3" draw:layer="layout" svg:x1="14.296cm" svg:y1="14.337cm" svg:x2="22.127cm" svg:y2="14.337cm">
          <text:p/>
        </draw:line>
        <draw:frame draw:style-name="gr323" draw:text-style-name="P150" draw:layer="layout" svg:width="0.875cm" svg:height="0.992cm" svg:x="20.868cm" svg:y="14.23cm">
          <draw:text-box>
            <text:p><text:span text:style-name="T112">x</text:span></text:p>
          </draw:text-box>
        </draw:frame>
        <draw:frame draw:style-name="gr327" draw:text-style-name="P152" draw:layer="layout" svg:width="1.192cm" svg:height="1.17cm" svg:x="15.793cm" svg:y="9.2cm">
          <draw:text-box>
            <text:p><text:span text:style-name="T115">T</text:span><text:span text:style-name="T116">a</text:span></text:p>
          </draw:text-box>
        </draw:frame>
        <draw:frame draw:style-name="gr328" draw:text-style-name="P152" draw:layer="layout" svg:width="1.201cm" svg:height="1.17cm" svg:x="19.365cm" svg:y="9.2cm">
          <draw:text-box>
            <text:p><text:span text:style-name="T115">T</text:span><text:span text:style-name="T116">b</text:span></text:p>
          </draw:text-box>
        </draw:frame>
        <draw:frame draw:style-name="gr329" draw:text-style-name="P153" draw:layer="layout" svg:width="1.078cm" svg:height="0.992cm" svg:x="17.722cm" svg:y="10.352cm">
          <draw:text-box>
            <text:p><text:span text:style-name="T117">Q</text:span></text:p>
          </draw:text-box>
        </draw:frame>
        <draw:frame draw:style-name="gr330" draw:text-style-name="P153" draw:layer="layout" svg:width="1.451cm" svg:height="0.992cm" svg:x="8.788cm" svg:y="10.352cm">
          <draw:text-box>
            <text:p><text:span text:style-name="T117">–</text:span><text:span text:style-name="T117">Q</text:span></text:p>
          </draw:text-box>
        </draw:frame>
        <draw:frame draw:style-name="gr14" draw:text-style-name="P3" draw:layer="layout" svg:width="0.603cm" svg:height="2.902cm" svg:x="15.39cm" svg:y="8.534cm">
          <draw:image xlink:href="Pictures/10000000000000FF000004DA7DD9711C.jpg" xlink:type="simple" xlink:show="embed" xlink:actuate="onLoad" draw:mime-type="image/jpeg">
            <text:p/>
          </draw:image>
        </draw:frame>
        <draw:frame draw:style-name="gr14" draw:text-style-name="P3" draw:layer="layout" svg:width="0.603cm" svg:height="2.902cm" svg:x="20.491cm" svg:y="8.534cm">
          <draw:image xlink:href="Pictures/10000000000000FF000004DA7DD9711C.jpg" xlink:type="simple" xlink:show="embed" xlink:actuate="onLoad" draw:mime-type="image/jpeg">
            <text:p/>
          </draw:image>
        </draw:frame>
        <draw:path draw:style-name="gr331" draw:text-style-name="P6"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line draw:style-name="gr332" draw:text-style-name="P3" draw:layer="layout" svg:x1="13.016cm" svg:y1="6.066cm" svg:x2="17.322cm" svg:y2="3.58cm">
          <text:p/>
        </draw:line>
        <draw:g draw:style-name="gr18">
          <draw:path draw:style-name="gr259" draw:text-style-name="P3"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33" draw:text-style-name="P3" draw:layer="layout" svg:x1="17.992cm" svg:y1="6.086cm" svg:x2="19.713cm" svg:y2="5.092cm">
            <text:p/>
          </draw:line>
          <draw:custom-shape draw:style-name="gr261" draw:text-style-name="P12"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34" draw:text-style-name="P3" draw:layer="layout" svg:x1="20.019cm" svg:y1="4.916cm" svg:x2="22.344cm" svg:y2="3.573cm">
            <text:p/>
          </draw:line>
        </draw:g>
        <draw:line draw:style-name="gr335" draw:text-style-name="P3" draw:layer="layout" svg:x1="9.683cm" svg:y1="11.025cm" svg:x2="14.655cm" svg:y2="11.025cm">
          <text:p/>
        </draw:line>
        <draw:g draw:style-name="gr18">
          <draw:path draw:style-name="gr259" draw:text-style-name="P3"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33" draw:text-style-name="P3" draw:layer="layout" svg:x1="15.555cm" svg:y1="11.019cm" svg:x2="17.542cm" svg:y2="11.019cm">
            <text:p/>
          </draw:line>
          <draw:custom-shape draw:style-name="gr261" draw:text-style-name="P12"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34" draw:text-style-name="P3" draw:layer="layout" svg:x1="17.896cm" svg:y1="11.019cm" svg:x2="20.581cm" svg:y2="11.019cm">
            <text:p/>
          </draw:line>
        </draw:g>
        <draw:line draw:style-name="gr335" draw:text-style-name="P3" draw:layer="layout" svg:x1="9.683cm" svg:y1="15.012cm" svg:x2="14.655cm" svg:y2="15.012cm">
          <text:p/>
        </draw:line>
        <draw:path draw:style-name="gr336" draw:text-style-name="P3"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33" draw:text-style-name="P3" draw:layer="layout" svg:x1="15.555cm" svg:y1="15.018cm" svg:x2="17.542cm" svg:y2="15.018cm">
          <text:p/>
        </draw:line>
        <draw:custom-shape draw:style-name="gr337" draw:text-style-name="P15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34" draw:text-style-name="P3" draw:layer="layout" svg:x1="17.896cm" svg:y1="15.018cm" svg:x2="20.581cm" svg:y2="15.018cm">
          <text:p/>
        </draw:line>
        <draw:line draw:style-name="gr338" draw:text-style-name="P3" draw:layer="layout" svg:x1="8.185cm" svg:y1="17.101cm" svg:x2="22.15cm" svg:y2="17.113cm">
          <text:p/>
        </draw:line>
        <draw:custom-shape draw:style-name="gr339" draw:text-style-name="P15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18">
          <draw:g draw:style-name="gr18">
            <draw:path draw:style-name="gr340" draw:text-style-name="P3"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41" draw:text-style-name="P3" draw:layer="layout" svg:x1="20.013cm" svg:y1="8.892cm" svg:x2="22.207cm" svg:y2="6.696cm">
              <text:p/>
            </draw:line>
            <draw:custom-shape draw:style-name="gr342" draw:text-style-name="P12"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43" draw:text-style-name="P3" draw:layer="layout" svg:x1="22.446cm" svg:y1="6.458cm" svg:x2="25.355cm" svg:y2="3.547cm">
              <text:p/>
            </draw:line>
          </draw:g>
          <draw:g draw:style-name="gr18">
            <draw:path draw:style-name="gr344" draw:text-style-name="P3"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45" draw:text-style-name="P3" draw:layer="layout" svg:x1="22.526cm" svg:y1="13.244cm" svg:x2="21.532cm" svg:y2="11.523cm">
              <text:p/>
            </draw:line>
            <draw:custom-shape draw:style-name="gr346" draw:text-style-name="P12"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47" draw:text-style-name="P3" draw:layer="layout" svg:x1="21.356cm" svg:y1="11.216cm" svg:x2="20.013cm" svg:y2="8.891cm">
              <text:p/>
            </draw:line>
          </draw:g>
          <draw:g draw:style-name="gr18">
            <draw:path draw:style-name="gr348" draw:text-style-name="P3"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49" draw:text-style-name="P3" draw:layer="layout" svg:x1="22.572cm" svg:y1="13.286cm" svg:x2="23.613cm" svg:y2="9.644cm">
              <text:p/>
            </draw:line>
            <draw:custom-shape draw:style-name="gr350" draw:text-style-name="P12"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51" draw:text-style-name="P3" draw:layer="layout" svg:x1="23.726cm" svg:y1="9.251cm" svg:x2="25.355cm" svg:y2="3.546cm">
              <text:p/>
            </draw:line>
          </draw:g>
        </draw:g>
        <draw:g draw:style-name="gr18">
          <draw:path draw:style-name="gr352" draw:text-style-name="P3"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53" draw:text-style-name="P3" draw:layer="layout" svg:x1="10.712cm" svg:y1="11.089cm" svg:x2="12.906cm" svg:y2="8.893cm">
            <text:p/>
          </draw:line>
          <draw:custom-shape draw:style-name="gr354" draw:text-style-name="P12"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55" draw:text-style-name="P3" draw:layer="layout" svg:x1="13.145cm" svg:y1="8.655cm" svg:x2="16.054cm" svg:y2="5.744cm">
            <text:p/>
          </draw:line>
        </draw:g>
        <draw:g draw:style-name="gr18">
          <draw:path draw:style-name="gr356" draw:text-style-name="P3"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57" draw:text-style-name="P3" draw:layer="layout" svg:x1="6.803cm" svg:y1="10.593cm" svg:x2="5.809cm" svg:y2="8.872cm">
            <text:p/>
          </draw:line>
          <draw:custom-shape draw:style-name="gr358" draw:text-style-name="P12"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59" draw:text-style-name="P3" draw:layer="layout" svg:x1="5.633cm" svg:y1="8.565cm" svg:x2="4.29cm" svg:y2="6.24cm">
            <text:p/>
          </draw:line>
        </draw:g>
        <draw:frame draw:style-name="gr360" draw:text-style-name="P122" draw:layer="layout" svg:width="1.357cm" svg:height="1.661cm" svg:x="8.079cm" svg:y="7.586cm">
          <draw:text-box>
            <text:p><text:span text:style-name="T118">+</text:span></text:p>
          </draw:text-box>
        </draw:frame>
        <draw:frame draw:style-name="gr360" draw:text-style-name="P122" draw:layer="layout" svg:width="1.357cm" svg:height="1.661cm" svg:x="17.53cm" svg:y="7.586cm">
          <draw:text-box>
            <text:p><text:span text:style-name="T118">=</text:span></text:p>
          </draw:text-box>
        </draw:fram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frame draw:style-name="gr14" draw:text-style-name="P3" draw:layer="layout" svg:width="5.181cm" svg:height="3.657cm" svg:x="6.807cm" svg:y="0.288cm">
          <draw:image xlink:href="Pictures/1000000000000264000001B08C16F9CE.jpg" xlink:type="simple" xlink:show="embed" xlink:actuate="onLoad" draw:mime-type="image/jpeg">
            <text:p/>
          </draw:image>
        </draw:frame>
        <draw:custom-shape draw:style-name="gr361" draw:text-style-name="P114"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2" draw:text-style-name="P40" draw:layer="layout" svg:x1="6.73cm" svg:y1="16.007cm" svg:x2="9.503cm" svg:y2="2.107cm">
          <text:p/>
        </draw:line>
        <draw:line draw:style-name="gr363" draw:text-style-name="P40" draw:layer="layout" svg:x1="6.739cm" svg:y1="15.998cm" svg:x2="7.323cm" svg:y2="11.62cm">
          <text:p/>
        </draw:line>
        <draw:g draw:style-name="gr9">
          <svg:title>TexMaths</svg:title>
          <svg:desc>36§display§r_{\text{e}}§svg§600§TRUE§</svg:desc>
          <draw:path draw:style-name="gr364" draw:text-style-name="P15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64" draw:text-style-name="P15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9">
          <svg:title>TexMaths</svg:title>
          <svg:desc>36§display§r_{\text{s}}§svg§600§TRUE§</svg:desc>
          <draw:path draw:style-name="gr248" draw:text-style-name="P11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48" draw:text-style-name="P11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65" draw:text-style-name="P157" draw:layer="layout" svg:width="1.912cm" svg:height="1.661cm" svg:x="5.823cm" svg:y="9.959cm">
          <draw:text-box>
            <text:p><text:span text:style-name="T119"></text:span></text:p>
          </draw:text-box>
        </draw:frame>
        <draw:frame draw:style-name="gr365" draw:text-style-name="P158" draw:layer="layout" svg:width="1.912cm" svg:height="1.661cm" svg:x="9.084cm" svg:y="2.88cm">
          <draw:text-box>
            <text:p><text:span text:style-name="T120"></text:span></text:p>
          </draw:text-box>
        </draw:fram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path draw:style-name="gr366" draw:text-style-name="P15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367" draw:text-style-name="P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8">
          <draw:custom-shape draw:style-name="gr368" draw:text-style-name="P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69" draw:text-style-name="P6" draw:layer="layout" svg:width="2.286cm" svg:height="0.94cm" draw:transform="rotate (-2.99533406227267) translate (21.041cm 7.399cm)" draw:kind="arc" draw:start-angle="218.62" draw:end-angle="318.07">
            <text:p/>
          </draw:ellipse>
        </draw:g>
        <draw:g draw:style-name="gr18">
          <draw:custom-shape draw:style-name="gr368" draw:text-style-name="P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96304547111077) translate (21.262cm 7.94cm)" draw:kind="arc" draw:start-angle="218.62" draw:end-angle="318.07">
            <text:p/>
          </draw:ellipse>
        </draw:g>
        <draw:g draw:style-name="gr18">
          <draw:custom-shape draw:style-name="gr368" draw:text-style-name="P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8944540315074) translate (21.302cm 9.633cm)" draw:kind="arc" draw:start-angle="218.62" draw:end-angle="318.07">
            <text:p/>
          </draw:ellipse>
        </draw:g>
        <draw:g draw:style-name="gr18">
          <draw:custom-shape draw:style-name="gr368" draw:text-style-name="P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86687782932589) translate (21.816cm 9.978cm)" draw:kind="arc" draw:start-angle="218.62" draw:end-angle="318.07">
            <text:p/>
          </draw:ellipse>
        </draw:g>
        <draw:g draw:style-name="gr18">
          <draw:custom-shape draw:style-name="gr368" draw:text-style-name="P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97875343437872) translate (22.355cm 11.208cm)" draw:kind="arc" draw:start-angle="218.62" draw:end-angle="318.07">
            <text:p/>
          </draw:ellipse>
        </draw:g>
        <draw:g draw:style-name="gr18">
          <draw:custom-shape draw:style-name="gr368" draw:text-style-name="P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97718263805193) translate (22.674cm 11.427cm)" draw:kind="arc" draw:start-angle="218.62" draw:end-angle="318.07">
            <text:p/>
          </draw:ellipse>
        </draw:g>
        <draw:g draw:style-name="gr18">
          <draw:custom-shape draw:style-name="gr368" draw:text-style-name="P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3.12710642079824) translate (23.074cm 11.789cm)" draw:kind="arc" draw:start-angle="218.62" draw:end-angle="318.07">
            <text:p/>
          </draw:ellipse>
        </draw:g>
        <draw:g draw:style-name="gr18">
          <draw:custom-shape draw:style-name="gr368" draw:text-style-name="P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3.14159265358979) translate (23.256cm 12.069cm)" draw:kind="arc" draw:start-angle="218.62" draw:end-angle="318.07">
            <text:p/>
          </draw:ellipse>
        </draw:g>
        <draw:g draw:style-name="gr18">
          <draw:custom-shape draw:style-name="gr368" draw:text-style-name="P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3.03914182649773) translate (22.822cm 12.646cm)" draw:kind="arc" draw:start-angle="218.62" draw:end-angle="318.07">
            <text:p/>
          </draw:ellipse>
        </draw:g>
        <draw:g draw:style-name="gr18">
          <draw:custom-shape draw:style-name="gr368" draw:text-style-name="P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3.14159265358979) translate (21.629cm 14.998cm)" draw:kind="arc" draw:start-angle="218.62" draw:end-angle="318.07">
            <text:p/>
          </draw:ellipse>
        </draw:g>
        <draw:g draw:style-name="gr18">
          <draw:custom-shape draw:style-name="gr368" draw:text-style-name="P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38953027890544) translate (19.773cm 16.583cm)" draw:kind="arc" draw:start-angle="218.62" draw:end-angle="318.07">
            <text:p/>
          </draw:ellipse>
        </draw:g>
        <draw:g draw:style-name="gr18">
          <draw:custom-shape draw:style-name="gr368" draw:text-style-name="P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0" draw:text-style-name="P6" draw:layer="layout" svg:width="2.286cm" svg:height="0.94cm" draw:transform="rotate (2.59233753798718) translate (20.263cm 15.908cm)" draw:kind="arc" draw:start-angle="218.62" draw:end-angle="318.07">
            <text:p/>
          </draw:ellipse>
        </draw:g>
        <draw:path draw:style-name="gr371" draw:text-style-name="P3"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366" draw:text-style-name="P15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372" draw:text-style-name="P4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4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path draw:style-name="gr373" draw:text-style-name="P16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J}§svg§600§TRUE§</svg:desc>
          <draw:path draw:style-name="gr374" draw:text-style-name="P45"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374" draw:text-style-name="P45"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373" draw:text-style-name="P16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248" draw:text-style-name="P118" draw:layer="layout" svg:width="1.203cm" svg:height="0.134cm" svg:x="20.96cm" svg:y="9.088cm" svg:viewBox="0 0 1204 135" svg:d="M0 0c401 0 803 0 1204 0 0 45 0 90 0 135-401 0-803 0-1204 0 0-45 0-90 0-135z">
            <text:p/>
          </draw:path>
          <draw:path draw:style-name="gr248" draw:text-style-name="P11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48" draw:text-style-name="P11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75" draw:text-style-name="P161" draw:layer="layout" svg:width="5.357cm" svg:height="2.579cm" svg:x="1.652cm" svg:y="16.707cm">
          <draw:text-box>
            <text:p><text:span text:style-name="T121">– </text:span><text:span text:style-name="T121">6 C</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path draw:style-name="gr376" draw:text-style-name="P3" draw:layer="layout" svg:width="6.451cm" svg:height="6.308cm" draw:transform="skewX (0.00174532925199428) rotate (-2.41518661890975) translate (11.2676684528665cm 5.47194917556953cm)" svg:viewBox="0 0 6452 6309" svg:d="M0 6309c848-1274 1729-2236 1650-3102s-296-2184 596-2727 4083-1048 4206 1011">
          <text:p/>
        </draw:path>
        <draw:line draw:style-name="gr377" draw:text-style-name="P162" draw:layer="layout" svg:x1="0.956cm" svg:y1="1.615cm" svg:x2="4.312cm" svg:y2="0.711cm">
          <text:p/>
        </draw:line>
        <draw:path draw:style-name="gr378" draw:text-style-name="P6" draw:layer="layout" svg:width="4.129cm" svg:height="0.473cm" draw:transform="rotate (0.311715804406187) translate (6.46931879133319cm 5.2908278584806cm)" svg:viewBox="0 0 4130 474" svg:d="M0 237c872-5 680-241 1382-237 628-4 701 474 1396 474 680 0 488-216 1352-227">
          <text:p/>
        </draw:path>
        <draw:g draw:style-name="gr9">
          <svg:title>TexMaths</svg:title>
          <svg:desc>44§display§\qty{4}{J/s}§svg§600§TRUE§</svg:desc>
          <draw:path draw:style-name="gr374" draw:text-style-name="P45"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374" draw:text-style-name="P45"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374" draw:text-style-name="P45" draw:layer="layout" svg:width="0.544cm" svg:height="1.451cm" svg:x="11.677cm" svg:y="4.628cm" svg:viewBox="0 0 545 1452" svg:d="M0 1452c28 0 56 0 83 0 154-484 308-968 462-1452-29 0-59 0-88 0-152 484-305 968-457 1452z">
            <text:p/>
          </draw:path>
          <draw:path draw:style-name="gr374" draw:text-style-name="P45"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376" draw:text-style-name="P3" draw:layer="layout" svg:width="6.451cm" svg:height="6.308cm" draw:transform="skewX (0.00174532925199447) rotate (-2.41518661890975) translate (26.3686684528665cm 4.97794917556947cm)" svg:viewBox="0 0 6452 6309" svg:d="M0 6309c848-1274 1729-2236 1650-3102s-296-2184 596-2727 4083-1048 4206 1011">
          <text:p/>
        </draw:path>
        <draw:path draw:style-name="gr379" draw:text-style-name="P6" draw:layer="layout" svg:width="4.129cm" svg:height="0.473cm" draw:transform="rotate (-2.82970231625841) translate (25.6496474641651cm 3.99093258857877cm)" svg:viewBox="0 0 4130 474" svg:d="M0 237c872-5 680-241 1382-237 628-3 701 474 1396 474 679 0 488-216 1352-226">
          <text:p/>
        </draw:path>
        <draw:g draw:style-name="gr9">
          <svg:title>TexMaths</svg:title>
          <svg:desc>44§display§\qty{-4}{J/s}§svg§600§TRUE§</svg:desc>
          <draw:path draw:style-name="gr248" draw:text-style-name="P118" draw:layer="layout" svg:width="0.825cm" svg:height="0.091cm" svg:x="18.111cm" svg:y="5.94cm" svg:viewBox="0 0 826 92" svg:d="M0 0c275 0 551 0 826 0 0 31 0 61 0 92-275 0-551 0-826 0 0-31 0-61 0-92z">
            <text:p/>
          </draw:path>
          <draw:path draw:style-name="gr248" draw:text-style-name="P11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48" draw:text-style-name="P11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48" draw:text-style-name="P118" draw:layer="layout" svg:width="0.544cm" svg:height="1.451cm" svg:x="20.77cm" svg:y="5.26cm" svg:viewBox="0 0 545 1452" svg:d="M0 1452c29 0 59 0 88 0 152-484 305-968 457-1452-28 0-56 0-83 0-154 484-308 968-462 1452z">
            <text:p/>
          </draw:path>
          <draw:path draw:style-name="gr248" draw:text-style-name="P11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367" draw:text-style-name="P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7" draw:text-style-name="P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76" draw:text-style-name="P3"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9">
          <svg:title>TexMaths</svg:title>
          <svg:desc>44§display§\qty{-4}{J/s}§svg§600§TRUE§</svg:desc>
          <draw:path draw:style-name="gr248" draw:text-style-name="P118" draw:layer="layout" svg:width="0.708cm" svg:height="0.078cm" svg:x="15.332cm" svg:y="16.545cm" svg:viewBox="0 0 709 79" svg:d="M0 0c236 0 473 0 709 0 0 27 0 53 0 79-236 0-473 0-709 0 0-26 0-52 0-79z">
            <text:p/>
          </draw:path>
          <draw:path draw:style-name="gr248" draw:text-style-name="P11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48" draw:text-style-name="P11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48" draw:text-style-name="P118" draw:layer="layout" svg:width="0.467cm" svg:height="1.249cm" svg:x="17.616cm" svg:y="15.96cm" svg:viewBox="0 0 468 1250" svg:d="M0 1250c25 0 51 0 76 0 130-417 262-833 392-1250-24 0-48 0-71 0-132 417-265 833-397 1250z">
            <text:p/>
          </draw:path>
          <draw:path draw:style-name="gr248" draw:text-style-name="P11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9">
          <svg:title>TexMaths</svg:title>
          <svg:desc>44§display§\qty{+4}{J/s}§svg§600§TRUE§</svg:desc>
          <draw:path draw:style-name="gr374" draw:text-style-name="P45"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374" draw:text-style-name="P45"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374" draw:text-style-name="P45"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374" draw:text-style-name="P45" draw:layer="layout" svg:width="0.467cm" svg:height="1.249cm" svg:x="21.669cm" svg:y="14.629cm" svg:viewBox="0 0 468 1250" svg:d="M0 1250c25 0 50 0 75 0 131-417 262-833 393-1250-24 0-48 0-72 0-132 417-264 833-396 1250z">
            <text:p/>
          </draw:path>
          <draw:path draw:style-name="gr374" draw:text-style-name="P45"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18">
          <draw:path draw:style-name="gr376" draw:text-style-name="P3" draw:layer="layout" svg:width="5.555cm" svg:height="5.432cm" draw:transform="skewX (0.00174532925199433) rotate (-2.41518661890975) translate (10.7421562157411cm 4.49224397085526cm)" svg:viewBox="0 0 5556 5433" svg:d="M0 5433c730-1096 1489-1926 1421-2671-68-746-255-1881 513-2349 768-467 3516-902 3622 871">
            <text:p/>
          </draw:path>
          <draw:custom-shape draw:style-name="gr380" draw:text-style-name="P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
          <draw:path draw:style-name="gr376" draw:text-style-name="P3"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80" draw:text-style-name="P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1" draw:text-style-name="P1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
          <draw:path draw:style-name="gr376" draw:text-style-name="P3" draw:layer="layout" svg:width="5.555cm" svg:height="5.432cm" draw:transform="skewX (0.00174532925199433) rotate (-2.41518661890975) translate (25.9431562157411cm 4.75324397085527cm)" svg:viewBox="0 0 5556 5433" svg:d="M0 5433c730-1096 1489-1926 1421-2671-68-746-255-1881 513-2349 768-467 3516-902 3622 871">
            <text:p/>
          </draw:path>
          <draw:custom-shape draw:style-name="gr380" draw:text-style-name="P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
          <draw:path draw:style-name="gr376" draw:text-style-name="P3"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80" draw:text-style-name="P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1" draw:text-style-name="P1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83" draw:text-style-name="P6" draw:layer="layout" svg:width="2.854cm" svg:height="0.944cm" draw:transform="skewX (-0.0656243798749868) rotate (-3.02465559370617) translate (10.162cm 4.758cm)" draw:kind="arc" draw:start-angle="218.62" draw:end-angle="318.07">
          <text:p/>
        </draw:ellipse>
        <draw:ellipse draw:style-name="gr384" draw:text-style-name="P6" draw:layer="layout" svg:width="4.397cm" svg:height="0.947cm" draw:transform="skewX (-0.20315632493214) rotate (0.0757472895365539) translate (19.946cm 4.21cm)" draw:kind="arc" draw:start-angle="218.6" draw:end-angle="318.08">
          <text:p/>
        </draw:ellipse>
        <draw:frame draw:style-name="gr385" draw:text-style-name="P164" draw:layer="layout" svg:width="0.951cm" svg:height="0.992cm" svg:x="5.911cm" svg:y="3.802cm">
          <draw:text-box>
            <text:p><text:span text:style-name="T122">+</text:span></text:p>
          </draw:text-box>
        </draw:frame>
        <draw:frame draw:style-name="gr385" draw:text-style-name="P164" draw:layer="layout" svg:width="0.951cm" svg:height="0.992cm" svg:x="20.87cm" svg:y="3.703cm">
          <draw:text-box>
            <text:p><text:span text:style-name="T122">+</text:span></text:p>
          </draw:text-box>
        </draw:fram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g draw:style-name="gr18">
          <draw:path draw:style-name="gr376" draw:text-style-name="P3"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86" draw:text-style-name="P165"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81" draw:text-style-name="P1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
          <draw:path draw:style-name="gr376" draw:text-style-name="P3"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86" draw:text-style-name="P165"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8">
          <draw:path draw:style-name="gr376" draw:text-style-name="P3" draw:layer="layout" svg:width="5.555cm" svg:height="5.432cm" draw:transform="skewX (0.00174532925199427) rotate (-2.41518661890975) translate (22.5431562157411cm 4.73787315018659cm)" svg:viewBox="0 0 5556 5433" svg:d="M0 5433c730-1096 1489-1926 1421-2671-68-746-255-1881 513-2349 768-467 3516-902 3622 871">
            <text:p/>
          </draw:path>
          <draw:custom-shape draw:style-name="gr386" draw:text-style-name="P165"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81" draw:text-style-name="P1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87" draw:text-style-name="P6" draw:layer="layout" svg:width="4.879cm" svg:height="0.948cm" draw:transform="skewX (-0.235968514869633) rotate (0.0682423737529783) translate (5.265cm 2.498cm)" draw:kind="arc" draw:start-angle="220.81" draw:end-angle="315.79">
          <text:p/>
        </draw:ellipse>
        <draw:ellipse draw:style-name="gr384" draw:text-style-name="P6" draw:layer="layout" svg:width="4.397cm" svg:height="0.946cm" draw:transform="skewX (-0.203330857857339) rotate (-3.06584536405324) translate (24.75cm 5.486cm)" draw:kind="arc" draw:start-angle="220.42" draw:end-angle="315.8">
          <text:p/>
        </draw:ellipse>
        <draw:g draw:style-name="gr18">
          <draw:path draw:style-name="gr376" draw:text-style-name="P3" draw:layer="layout" svg:width="5.555cm" svg:height="5.432cm" draw:transform="skewX (0.00174532925199427) rotate (-2.41518661890975) translate (10.7031562157411cm 4.50787315018659cm)" svg:viewBox="0 0 5556 5433" svg:d="M0 5433c730-1096 1489-1926 1421-2671-68-746-255-1881 513-2349 768-467 3516-902 3622 871">
            <text:p/>
          </draw:path>
          <draw:custom-shape draw:style-name="gr386" draw:text-style-name="P165"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86" draw:text-style-name="P165"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86" draw:text-style-name="P165"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86" draw:text-style-name="P165"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6" draw:text-style-name="P165"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88" draw:text-style-name="P166" draw:layer="layout" svg:width="0.875cm" svg:height="0.992cm" svg:x="21.5cm" svg:y="2.491cm">
          <draw:text-box>
            <text:p><text:span text:style-name="T123">–</text:span></text:p>
          </draw:text-box>
        </draw:frame>
        <draw:frame draw:style-name="gr388" draw:text-style-name="P166" draw:layer="layout" svg:width="0.875cm" svg:height="0.992cm" svg:x="9.951cm" svg:y="1.53cm">
          <draw:text-box>
            <text:p><text:span text:style-name="T123">–</text:span></text:p>
          </draw:text-box>
        </draw:fram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g draw:style-name="gr18">
          <draw:path draw:style-name="gr376" draw:text-style-name="P3"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86" draw:text-style-name="P165"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1" draw:text-style-name="P1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
          <draw:path draw:style-name="gr376" draw:text-style-name="P3"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86" draw:text-style-name="P165"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
          <draw:path draw:style-name="gr376" draw:text-style-name="P3" draw:layer="layout" svg:width="5.555cm" svg:height="5.432cm" draw:transform="skewX (0.00174532925199427) rotate (-2.41518661890975) translate (22.5431562157411cm 4.73787315018657cm)" svg:viewBox="0 0 5556 5433" svg:d="M0 5433c730-1096 1489-1926 1421-2671-68-746-255-1881 513-2349 768-467 3516-902 3622 871">
            <text:p/>
          </draw:path>
          <draw:custom-shape draw:style-name="gr386" draw:text-style-name="P165"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1" draw:text-style-name="P1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87" draw:text-style-name="P6" draw:layer="layout" svg:width="4.879cm" svg:height="0.948cm" draw:transform="skewX (-0.235968514869633) rotate (0.0682423737529783) translate (5.265cm 2.498cm)" draw:kind="arc" draw:start-angle="220.81" draw:end-angle="315.79">
          <text:p/>
        </draw:ellipse>
        <draw:ellipse draw:style-name="gr384" draw:text-style-name="P6" draw:layer="layout" svg:width="4.397cm" svg:height="0.946cm" draw:transform="skewX (-0.203330857857339) rotate (-3.06584536405324) translate (24.75cm 5.486cm)" draw:kind="arc" draw:start-angle="220.42" draw:end-angle="315.8">
          <text:p/>
        </draw:ellipse>
        <draw:g draw:style-name="gr18">
          <draw:path draw:style-name="gr376" draw:text-style-name="P3" draw:layer="layout" svg:width="5.555cm" svg:height="5.432cm" draw:transform="skewX (0.00174532925199433) rotate (-2.41518661890975) translate (10.7031562157411cm 4.50787315018657cm)" svg:viewBox="0 0 5556 5433" svg:d="M0 5433c730-1096 1489-1926 1421-2671-68-746-255-1881 513-2349 768-467 3516-902 3622 871">
            <text:p/>
          </draw:path>
          <draw:custom-shape draw:style-name="gr386" draw:text-style-name="P165"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88" draw:text-style-name="P166" draw:layer="layout" svg:width="0.875cm" svg:height="0.992cm" svg:x="21.223cm" svg:y="0.805cm">
          <draw:text-box>
            <text:p><text:span text:style-name="T123">–</text:span></text:p>
          </draw:text-box>
        </draw:frame>
        <draw:frame draw:style-name="gr388" draw:text-style-name="P166" draw:layer="layout" svg:width="0.875cm" svg:height="0.992cm" svg:x="9.524cm" svg:y="0.805cm">
          <draw:text-box>
            <text:p><text:span text:style-name="T123">–</text:span></text:p>
          </draw:text-box>
        </draw:frame>
        <draw:custom-shape draw:name="XXXtestXXX" draw:style-name="gr389" draw:text-style-name="P165"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90" draw:text-style-name="P165"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18">
          <draw:path draw:style-name="gr376" draw:text-style-name="P3" draw:layer="layout" svg:width="5.555cm" svg:height="5.432cm" draw:transform="skewX (0.00174532925199433) rotate (-2.41518661890975) translate (10.7421562157411cm 4.49224397085526cm)" svg:viewBox="0 0 5556 5433" svg:d="M0 5433c730-1096 1489-1926 1421-2671-68-746-255-1881 513-2349 768-467 3516-902 3622 871">
            <text:p/>
          </draw:path>
          <draw:custom-shape draw:style-name="gr386" draw:text-style-name="P165"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
          <draw:path draw:style-name="gr376" draw:text-style-name="P3"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86" draw:text-style-name="P165"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1" draw:text-style-name="P1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
          <draw:path draw:style-name="gr376" draw:text-style-name="P3" draw:layer="layout" svg:width="5.555cm" svg:height="5.432cm" draw:transform="skewX (0.00174532925199433) rotate (-2.41518661890975) translate (25.9431562157411cm 4.75324397085527cm)" svg:viewBox="0 0 5556 5433" svg:d="M0 5433c730-1096 1489-1926 1421-2671-68-746-255-1881 513-2349 768-467 3516-902 3622 871">
            <text:p/>
          </draw:path>
          <draw:custom-shape draw:style-name="gr380" draw:text-style-name="P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65"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
          <draw:path draw:style-name="gr376" draw:text-style-name="P3"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80" draw:text-style-name="P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1" draw:text-style-name="P1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38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8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87" draw:text-style-name="P6" draw:layer="layout" svg:width="3.898cm" svg:height="0.946cm" draw:transform="skewX (-0.159348560707082) rotate (0.0855211333477221) translate (6.076cm 2.766cm)" draw:kind="arc" draw:start-angle="221.84" draw:end-angle="314.75">
          <text:p/>
        </draw:ellipse>
        <draw:ellipse draw:style-name="gr384" draw:text-style-name="P6"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path draw:style-name="gr373" draw:text-style-name="P16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81" draw:text-style-name="P53"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81" draw:text-style-name="P53"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81" draw:text-style-name="P53"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81" draw:text-style-name="P53" draw:layer="layout" svg:width="0.175cm" svg:height="0.174cm" svg:x="19.621cm" svg:y="18.854cm" svg:viewBox="0 0 176 175" svg:d="M176 88c0-44-44-88-88-88-48 0-88 42-88 88s40 87 88 87 88-39 88-87z">
            <text:p/>
          </draw:path>
          <draw:path draw:style-name="gr81" draw:text-style-name="P53"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81" draw:text-style-name="P53" draw:layer="layout" svg:width="0.544cm" svg:height="1.451cm" svg:x="21.723cm" svg:y="18.218cm" svg:viewBox="0 0 545 1452" svg:d="M0 1452c29 0 59 0 88 0 152-484 305-968 457-1452-28 0-55 0-83 0-154 484-308 968-462 1452z">
            <text:p/>
          </draw:path>
          <draw:path draw:style-name="gr81" draw:text-style-name="P53"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373" draw:text-style-name="P16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248" draw:text-style-name="P118" draw:layer="layout" svg:width="1.203cm" svg:height="0.134cm" svg:x="20.96cm" svg:y="9.088cm" svg:viewBox="0 0 1204 135" svg:d="M0 0c401 0 803 0 1204 0 0 45 0 90 0 135-401 0-803 0-1204 0 0-45 0-90 0-135z">
            <text:p/>
          </draw:path>
          <draw:path draw:style-name="gr248" draw:text-style-name="P11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48" draw:text-style-name="P11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75" draw:text-style-name="P167" draw:layer="layout" svg:width="5.357cm" svg:height="2.579cm" svg:x="1.652cm" svg:y="16.707cm">
          <draw:text-box>
            <text:p><text:span text:style-name="T121">– </text:span><text:span text:style-name="T121">6 C</text:span></text:p>
          </draw:text-box>
        </draw:frame>
        <draw:line draw:style-name="gr391" draw:text-style-name="P40" draw:layer="layout" svg:x1="6.904cm" svg:y1="8.849cm" svg:x2="13.208cm" svg:y2="12.631cm">
          <text:p/>
        </draw:line>
        <draw:g draw:style-name="gr9">
          <svg:title>TexMaths</svg:title>
          <svg:desc>44§display§\qty{8}{N\cdot s}§svg§600§TRUE§</svg:desc>
          <draw:path draw:style-name="gr374" draw:text-style-name="P4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374" draw:text-style-name="P4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374" draw:text-style-name="P45" draw:layer="layout" svg:width="0.175cm" svg:height="0.174cm" svg:x="13.783cm" svg:y="10.479cm" svg:viewBox="0 0 176 175" svg:d="M176 88c0-44-44-88-88-88-48 0-88 42-88 88s40 87 88 87 88-39 88-87z">
            <text:p/>
          </draw:path>
          <draw:path draw:style-name="gr374" draw:text-style-name="P4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76" presentation:class="page"/>
          <draw:frame presentation:style-name="pr1" draw:text-style-name="P54"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path draw:style-name="gr373" draw:text-style-name="P160"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373" draw:text-style-name="P16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92" draw:text-style-name="P40" draw:layer="layout" svg:x1="26.107cm" svg:y1="5.424cm" svg:x2="29.198cm" svg:y2="5.848cm">
          <text:p/>
        </draw:line>
        <draw:frame draw:style-name="gr393" draw:text-style-name="P4" draw:layer="layout" svg:width="3.956cm" svg:height="1.521cm" svg:x="6.054cm" svg:y="5.763cm">
          <draw:text-box>
            <text:p><text:span text:style-name="T1">+5 J/s</text:span></text:p>
          </draw:text-box>
        </draw:frame>
        <draw:frame draw:style-name="gr394" draw:text-style-name="P5" draw:layer="layout" svg:width="3.821cm" svg:height="1.521cm" svg:x="4.398cm" svg:y="3.975cm">
          <draw:text-box>
            <text:p><text:span text:style-name="T2">–</text:span><text:span text:style-name="T2">5 J/s</text:span></text:p>
          </draw:text-box>
        </draw:frame>
        <draw:frame draw:style-name="gr395" draw:text-style-name="P4" draw:layer="layout" svg:width="2.509cm" svg:height="1.521cm" svg:x="26.154cm" svg:y="6.064cm">
          <draw:text-box>
            <text:p><text:span text:style-name="T1">8 N</text:span></text:p>
          </draw:text-box>
        </draw:frame>
        <draw:line draw:style-name="gr396" draw:text-style-name="P40" draw:layer="layout" svg:x1="26.382cm" svg:y1="4.514cm" svg:x2="23.291cm" svg:y2="4.09cm">
          <text:p/>
        </draw:line>
        <draw:frame draw:style-name="gr397" draw:text-style-name="P168" draw:layer="layout" svg:width="3.973cm" svg:height="1.377cm" svg:x="25.417cm" svg:y="7.147cm">
          <draw:text-box>
            <text:p text:style-name="P40"><text:span text:style-name="T79">through</text:span></text:p>
            <text:p text:style-name="P40"><text:span text:style-name="T79">whole surface</text:span></text:p>
          </draw:text-box>
        </draw:frame>
        <draw:frame draw:style-name="gr397" draw:text-style-name="P168" draw:layer="layout" svg:width="3.973cm" svg:height="1.377cm" svg:x="6.218cm" svg:y="7.048cm">
          <draw:text-box>
            <text:p text:style-name="P40"><text:span text:style-name="T79">through</text:span></text:p>
            <text:p text:style-name="P40"><text:span text:style-name="T79">whole surface</text:span></text:p>
          </draw:text-box>
        </draw:frame>
        <draw:path draw:style-name="gr373" draw:text-style-name="P160"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373" draw:text-style-name="P160"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92" draw:text-style-name="P40" draw:layer="layout" svg:x1="25.667cm" svg:y1="15.824cm" svg:x2="28.758cm" svg:y2="16.248cm">
          <text:p/>
        </draw:line>
        <draw:frame draw:style-name="gr393" draw:text-style-name="P4" draw:layer="layout" svg:width="3.956cm" svg:height="1.521cm" svg:x="10.296cm" svg:y="15.963cm">
          <draw:text-box>
            <text:p><text:span text:style-name="T1">+5 J/s</text:span></text:p>
          </draw:text-box>
        </draw:frame>
        <draw:frame draw:style-name="gr395" draw:text-style-name="P4" draw:layer="layout" svg:width="2.509cm" svg:height="1.521cm" svg:x="25.714cm" svg:y="16.464cm">
          <draw:text-box>
            <text:p><text:span text:style-name="T1">8 N</text:span></text:p>
          </draw:text-box>
        </draw:frame>
        <draw:frame draw:style-name="gr397" draw:text-style-name="P168" draw:layer="layout" svg:width="3.973cm" svg:height="1.377cm" svg:x="24.977cm" svg:y="17.547cm">
          <draw:text-box>
            <text:p text:style-name="P40"><text:span text:style-name="T79">through</text:span></text:p>
            <text:p text:style-name="P40"><text:span text:style-name="T79">whole surface</text:span></text:p>
          </draw:text-box>
        </draw:frame>
        <draw:frame draw:style-name="gr397" draw:text-style-name="P168" draw:layer="layout" svg:width="3.973cm" svg:height="1.377cm" svg:x="10.288cm" svg:y="17.248cm">
          <draw:text-box>
            <text:p text:style-name="P40"><text:span text:style-name="T79">through</text:span></text:p>
            <text:p text:style-name="P40"><text:span text:style-name="T79">whole surface</text:span></text:p>
          </draw:text-box>
        </draw:frame>
        <draw:path draw:style-name="gr398" draw:text-style-name="P6" draw:layer="layout" svg:width="2.514cm" svg:height="0.288cm" draw:transform="rotate (0.0506145483078356) translate (11.0699655049772cm 14.2333061399545cm)" svg:viewBox="0 0 2515 289" svg:d="M0 145c531-4 414-147 842-145 382-2 427 289 850 289 414-1 297-132 823-139">
          <text:p/>
        </draw:path>
        <draw:path draw:style-name="gr398" draw:text-style-name="P6" draw:layer="layout" svg:width="2.514cm" svg:height="0.288cm" draw:transform="rotate (0.725358837128843) translate (9.85207973716184cm 12.5964418113945cm)" svg:viewBox="0 0 2515 289" svg:d="M0 145c531-4 414-147 842-145 382-2 427 289 850 289 414-1 297-132 823-139">
          <text:p/>
        </draw:path>
        <draw:path draw:style-name="gr398" draw:text-style-name="P6" draw:layer="layout" svg:width="2.514cm" svg:height="0.288cm" draw:transform="rotate (2.31238672596729) translate (7.94820893970038cm 13.2610251011249cm)" svg:viewBox="0 0 2515 289" svg:d="M0 145c531-4 414-147 842-145 382-2 427 289 850 289 414-1 297-132 823-139">
          <text:p/>
        </draw:path>
        <draw:path draw:style-name="gr398" draw:text-style-name="P6" draw:layer="layout" svg:width="2.514cm" svg:height="0.288cm" draw:transform="rotate (2.73126574644593) translate (4.88425347151144cm 14.5430590874191cm)" svg:viewBox="0 0 2515 289" svg:d="M0 145c531-4 414-147 842-145 382-2 427 289 850 289 414-1 297-132 823-139">
          <text:p/>
        </draw:path>
        <draw:path draw:style-name="gr398" draw:text-style-name="P6" draw:layer="layout" svg:width="2.514cm" svg:height="0.288cm" draw:transform="rotate (-2.74645011093828) translate (5.62618072356362cm 16.5374886336729cm)" svg:viewBox="0 0 2515 289" svg:d="M0 145c531-4 414-147 842-145 382-2 427 289 850 289 414-1 297-132 823-139">
          <text:p/>
        </draw:path>
        <draw:path draw:style-name="gr398" draw:text-style-name="P6" draw:layer="layout" svg:width="2.514cm" svg:height="0.288cm" draw:transform="rotate (-1.80275058438494) translate (7.68184533834724cm 17.882488345323cm)" svg:viewBox="0 0 2515 289" svg:d="M0 145c531-4 414-147 842-145 382-2 427 289 850 289 414-1 297-132 823-139">
          <text:p/>
        </draw:path>
        <draw:path draw:style-name="gr398" draw:text-style-name="P6" draw:layer="layout" svg:width="2.514cm" svg:height="0.288cm" draw:transform="rotate (-0.433016187419793) translate (7.86089452938188cm 15.9993169589423cm)" svg:viewBox="0 0 2515 289" svg:d="M0 145c531-4 414-147 842-145 382-2 427 289 850 289 414-1 297-132 823-139">
          <text:p/>
        </draw:path>
        <draw:path draw:style-name="gr398" draw:text-style-name="P6" draw:layer="layout" svg:width="2.514cm" svg:height="0.288cm" draw:transform="rotate (0.0506145483078356) translate (25.5739655049772cm 13.7833061399545cm)" svg:viewBox="0 0 2515 289" svg:d="M0 145c531-4 414-147 842-145 382-2 427 289 850 289 414-1 297-132 823-139">
          <text:p/>
        </draw:path>
        <draw:path draw:style-name="gr398" draw:text-style-name="P6" draw:layer="layout" svg:width="2.514cm" svg:height="0.288cm" draw:transform="rotate (0.725358837128843) translate (24.3560797371618cm 12.1464418113945cm)" svg:viewBox="0 0 2515 289" svg:d="M0 145c531-4 414-147 842-145 382-2 427 289 850 289 414-1 297-132 823-139">
          <text:p/>
        </draw:path>
        <draw:path draw:style-name="gr398" draw:text-style-name="P6" draw:layer="layout" svg:width="2.514cm" svg:height="0.288cm" draw:transform="rotate (2.31238672596729) translate (22.4522089397004cm 12.8110251011249cm)" svg:viewBox="0 0 2515 289" svg:d="M0 145c531-4 414-147 842-145 382-2 427 289 850 289 414-1 297-132 823-139">
          <text:p/>
        </draw:path>
        <draw:path draw:style-name="gr398" draw:text-style-name="P6" draw:layer="layout" svg:width="2.514cm" svg:height="0.288cm" draw:transform="rotate (2.73126574644593) translate (19.3882534715114cm 14.0930590874191cm)" svg:viewBox="0 0 2515 289" svg:d="M0 145c531-4 414-147 842-145 382-2 427 289 850 289 414-1 297-132 823-139">
          <text:p/>
        </draw:path>
        <draw:path draw:style-name="gr398" draw:text-style-name="P6" draw:layer="layout" svg:width="2.514cm" svg:height="0.288cm" draw:transform="rotate (-2.74645011093828) translate (20.1301807235636cm 16.087488633673cm)" svg:viewBox="0 0 2515 289" svg:d="M0 145c531-4 414-147 842-145 382-2 427 289 850 289 414-1 297-132 823-139">
          <text:p/>
        </draw:path>
        <draw:path draw:style-name="gr398" draw:text-style-name="P6" draw:layer="layout" svg:width="2.514cm" svg:height="0.288cm" draw:transform="rotate (-1.80275058438494) translate (22.1858453383473cm 17.432488345323cm)" svg:viewBox="0 0 2515 289" svg:d="M0 145c531-4 414-147 842-145 382-2 427 289 850 289 414-1 297-132 823-139">
          <text:p/>
        </draw:path>
        <draw:path draw:style-name="gr398" draw:text-style-name="P6"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77" presentation:class="page"/>
          <draw:frame presentation:style-name="pr1" draw:text-style-name="P54"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custom-shape draw:style-name="gr399" draw:text-style-name="P107"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9" draw:text-style-name="P107"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00" draw:text-style-name="P40" draw:layer="layout" svg:x1="3.169cm" svg:y1="14.368cm" svg:x2="3.168cm" svg:y2="10.768cm">
          <text:p/>
        </draw:line>
        <draw:line draw:style-name="gr400" draw:text-style-name="P169" draw:layer="layout" svg:x1="10.519cm" svg:y1="12.81cm" svg:x2="12.318cm" svg:y2="13.71cm">
          <text:p/>
        </draw:line>
        <draw:line draw:style-name="gr400" draw:text-style-name="P40" draw:layer="layout" svg:x1="9.82cm" svg:y1="18.66cm" svg:x2="8.019cm" svg:y2="19.56cm">
          <text:p/>
        </draw:line>
        <draw:line draw:style-name="gr401" draw:text-style-name="P169" draw:layer="layout" svg:x1="11.374cm" svg:y1="14.29cm" svg:x2="9.575cm" svg:y2="13.39cm">
          <text:p/>
        </draw:line>
        <draw:line draw:style-name="gr401" draw:text-style-name="P40" draw:layer="layout" svg:x1="4.619cm" svg:y1="12.395cm" svg:x2="4.62cm" svg:y2="15.995cm">
          <text:p/>
        </draw:line>
        <draw:line draw:style-name="gr401" draw:text-style-name="P40" draw:layer="layout" svg:x1="8.419cm" svg:y1="18.16cm" svg:x2="10.218cm" svg:y2="17.26cm">
          <text:p/>
        </draw:line>
        <draw:frame draw:style-name="gr402" draw:text-style-name="P170" draw:layer="layout" svg:width="3.804cm" svg:height="1.026cm" svg:x="1.418cm" svg:y="9.915cm">
          <draw:text-box>
            <text:p><text:span text:style-name="T124">(0, 4, 0) N</text:span></text:p>
          </draw:text-box>
        </draw:frame>
        <draw:frame draw:style-name="gr403" draw:text-style-name="P170" draw:layer="layout" svg:width="4.193cm" svg:height="1.026cm" svg:x="11.949cm" svg:y="12.608cm">
          <draw:text-box>
            <text:p><text:span text:style-name="T124">(2, –1, 0) N</text:span></text:p>
          </draw:text-box>
        </draw:frame>
        <draw:frame draw:style-name="gr404" draw:text-style-name="P170" draw:layer="layout" svg:width="4.583cm" svg:height="1.026cm" svg:x="3.511cm" svg:y="18.838cm">
          <draw:text-box>
            <text:p><text:span text:style-name="T124">(–2, –1, 0) N</text:span></text:p>
          </draw:text-box>
        </draw:frame>
        <draw:line draw:style-name="gr405" draw:text-style-name="P40" draw:layer="layout" svg:x1="22.917cm" svg:y1="4.551cm" svg:x2="22.916cm" svg:y2="2.751cm">
          <text:p/>
        </draw:line>
        <draw:frame draw:style-name="gr402" draw:text-style-name="P171" draw:layer="layout" svg:width="3.804cm" svg:height="1.026cm" svg:x="23.2cm" svg:y="2.716cm">
          <draw:text-box>
            <text:p><text:span text:style-name="T125">(0, 2, 0) N</text:span></text:p>
          </draw:text-box>
        </draw:frame>
        <draw:line draw:style-name="gr406" draw:text-style-name="P40" draw:layer="layout" svg:x1="21.308cm" svg:y1="5.638cm" svg:x2="21.309cm" svg:y2="7.438cm">
          <text:p/>
        </draw:line>
        <draw:frame draw:style-name="gr407" draw:text-style-name="P168" draw:layer="layout" svg:width="3.973cm" svg:height="1.377cm" svg:x="23.116cm" svg:y="3.66cm">
          <draw:text-box>
            <text:p text:style-name="P40"><text:span text:style-name="T79">through</text:span></text:p>
            <text:p text:style-name="P40"><text:span text:style-name="T79">whole surface</text:span></text:p>
          </draw:text-box>
        </draw:fram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custom-shape draw:style-name="gr399" draw:text-style-name="P107"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9" draw:text-style-name="P107"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08" draw:text-style-name="P165" draw:layer="layout" svg:x1="3.169cm" svg:y1="14.368cm" svg:x2="3.168cm" svg:y2="10.768cm">
          <text:p/>
        </draw:line>
        <draw:line draw:style-name="gr408" draw:text-style-name="P172" draw:layer="layout" svg:x1="10.519cm" svg:y1="12.81cm" svg:x2="12.318cm" svg:y2="13.71cm">
          <text:p/>
        </draw:line>
        <draw:line draw:style-name="gr408" draw:text-style-name="P165" draw:layer="layout" svg:x1="9.82cm" svg:y1="18.66cm" svg:x2="8.019cm" svg:y2="19.56cm">
          <text:p/>
        </draw:line>
        <draw:frame draw:style-name="gr402" draw:text-style-name="P173" draw:layer="layout" svg:width="3.804cm" svg:height="1.026cm" svg:x="1.418cm" svg:y="9.915cm">
          <draw:text-box>
            <text:p><text:span text:style-name="T126">(0, 4, 0) N</text:span></text:p>
          </draw:text-box>
        </draw:frame>
        <draw:frame draw:style-name="gr403" draw:text-style-name="P173" draw:layer="layout" svg:width="4.193cm" svg:height="1.026cm" svg:x="11.949cm" svg:y="12.608cm">
          <draw:text-box>
            <text:p><text:span text:style-name="T126">(2, –1, 0) N</text:span></text:p>
          </draw:text-box>
        </draw:frame>
        <draw:frame draw:style-name="gr404" draw:text-style-name="P173" draw:layer="layout" svg:width="4.583cm" svg:height="1.026cm" svg:x="3.511cm" svg:y="18.838cm">
          <draw:text-box>
            <text:p><text:span text:style-name="T126">(–2, –1, 0) N</text:span></text:p>
          </draw:text-box>
        </draw:frame>
        <draw:line draw:style-name="gr405" draw:text-style-name="P40" draw:layer="layout" svg:x1="24.117cm" svg:y1="3.251cm" svg:x2="24.116cm" svg:y2="1.451cm">
          <text:p/>
        </draw:line>
        <draw:frame draw:style-name="gr402" draw:text-style-name="P171" draw:layer="layout" svg:width="3.804cm" svg:height="1.026cm" svg:x="24.4cm" svg:y="1.416cm">
          <draw:text-box>
            <text:p><text:span text:style-name="T125">(0, 2, 0) N</text:span></text:p>
          </draw:text-box>
        </draw:frame>
        <draw:frame draw:style-name="gr407" draw:text-style-name="P168" draw:layer="layout" svg:width="3.973cm" svg:height="1.377cm" svg:x="24.316cm" svg:y="2.36cm">
          <draw:text-box>
            <text:p text:style-name="P40"><text:span text:style-name="T79">through</text:span></text:p>
            <text:p text:style-name="P40"><text:span text:style-name="T79">whole surface</text:span></text:p>
          </draw:text-box>
        </draw:frame>
        <draw:path draw:style-name="gr409" draw:text-style-name="P6" draw:layer="layout" svg:width="2.514cm" svg:height="0.288cm" draw:transform="rotate (2.60385671105034) translate (3.90907306278341cm 15.9917135583986cm)" svg:viewBox="0 0 2515 289" svg:d="M0 145c531-4 414-147 842-145 382-2 427 289 850 289 414-1 297-132 823-139">
          <text:p/>
        </draw:path>
        <draw:path draw:style-name="gr409" draw:text-style-name="P6" draw:layer="layout" svg:width="2.514cm" svg:height="0.288cm" draw:transform="rotate (0.788190690200639) translate (8.84061788668801cm 13.3482466340159cm)" svg:viewBox="0 0 2515 289" svg:d="M0 145c531-4 414-147 842-145 382-2 427 289 850 289 414-1 297-132 823-139">
          <text:p/>
        </draw:path>
        <draw:path draw:style-name="gr409" draw:text-style-name="P6" draw:layer="layout" svg:width="2.514cm" svg:height="0.288cm" draw:transform="rotate (-1.70797920600165) translate (10.9556937127702cm 17.1865408033076cm)" svg:viewBox="0 0 2515 289" svg:d="M0 145c531-4 414-147 842-145 382-2 427 289 850 289 414-1 297-132 823-139">
          <text:p/>
        </draw:path>
        <draw:path draw:style-name="gr398" draw:text-style-name="P6" draw:layer="layout" svg:width="2.514cm" svg:height="0.288cm" draw:transform="rotate (2.60385671105034) translate (15.9750730627834cm 7.93371355839864cm)" svg:viewBox="0 0 2515 289" svg:d="M0 145c531-4 414-147 842-145 382-2 427 289 850 289 414-1 297-132 823-139">
          <text:p/>
        </draw:path>
        <draw:path draw:style-name="gr398" draw:text-style-name="P6" draw:layer="layout" svg:width="2.514cm" svg:height="0.288cm" draw:transform="rotate (0.788190690200639) translate (20.906617886688cm 5.29024663401589cm)" svg:viewBox="0 0 2515 289" svg:d="M0 145c531-4 414-147 842-145 382-2 427 289 850 289 414-1 297-132 823-139">
          <text:p/>
        </draw:path>
        <draw:path draw:style-name="gr398" draw:text-style-name="P6" draw:layer="layout" svg:width="2.514cm" svg:height="0.288cm" draw:transform="rotate (-1.70797920600165) translate (23.0216937127702cm 9.12854080330762cm)" svg:viewBox="0 0 2515 289" svg:d="M0 145c531-4 414-147 842-145 382-2 427 289 850 289 414-1 297-132 823-139">
          <text:p/>
        </draw:path>
        <draw:path draw:style-name="gr398" draw:text-style-name="P6" draw:layer="layout" svg:width="2.514cm" svg:height="0.288cm" draw:transform="rotate (2.60385671105034) translate (17.4030730627834cm 4.87271355839864cm)" svg:viewBox="0 0 2515 289" svg:d="M0 145c531-4 414-147 842-145 382-2 427 289 850 289 414-1 297-132 823-139">
          <text:p/>
        </draw:path>
        <draw:path draw:style-name="gr398" draw:text-style-name="P6" draw:layer="layout" svg:width="2.514cm" svg:height="0.288cm" draw:transform="rotate (0.788190690200639) translate (23.912617886688cm 8.14324663401589cm)" svg:viewBox="0 0 2515 289" svg:d="M0 145c531-4 414-147 842-145 382-2 427 289 850 289 414-1 297-132 823-139">
          <text:p/>
        </draw:path>
        <draw:path draw:style-name="gr398" draw:text-style-name="P6"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custom-shape draw:style-name="gr410" draw:text-style-name="P107" draw:layer="layout" svg:width="7.489cm" svg:height="7.489cm" svg:x="3.191cm" svg:y="6.781cm">
          <text:p/>
          <draw:enhanced-geometry svg:viewBox="0 0 21600 21600" draw:type="rectangle" draw:enhanced-path="M 0 0 L 21600 0 21600 21600 0 21600 0 0 Z N"/>
        </draw:custom-shape>
        <draw:line draw:style-name="gr400" draw:text-style-name="P169" draw:layer="layout" svg:x1="5.929cm" svg:y1="6.325cm" svg:x2="7.941cm" svg:y2="6.325cm">
          <text:p/>
        </draw:line>
        <draw:line draw:style-name="gr400" draw:text-style-name="P169" draw:layer="layout" svg:x1="5.929cm" svg:y1="14.725cm" svg:x2="7.941cm" svg:y2="14.725cm">
          <text:p/>
        </draw:line>
        <draw:line draw:style-name="gr400" draw:text-style-name="P169" draw:layer="layout" svg:x1="0.858cm" svg:y1="10.525cm" svg:x2="2.87cm" svg:y2="10.525cm">
          <text:p/>
        </draw:line>
        <draw:line draw:style-name="gr400" draw:text-style-name="P169" draw:layer="layout" svg:x1="11.018cm" svg:y1="10.525cm" svg:x2="13.03cm" svg:y2="10.525cm">
          <text:p/>
        </draw:line>
        <draw:line draw:style-name="gr401" draw:text-style-name="P169" draw:layer="layout" svg:x1="10.39cm" svg:y1="10.525cm" svg:x2="8.378cm" svg:y2="10.525cm">
          <text:p/>
        </draw:line>
        <draw:line draw:style-name="gr401" draw:text-style-name="P169" draw:layer="layout" svg:x1="5.53cm" svg:y1="10.525cm" svg:x2="3.518cm" svg:y2="10.525cm">
          <text:p/>
        </draw:line>
        <draw:line draw:style-name="gr401" draw:text-style-name="P169" draw:layer="layout" svg:x1="7.941cm" svg:y1="13.725cm" svg:x2="5.929cm" svg:y2="13.725cm">
          <text:p/>
        </draw:line>
        <draw:line draw:style-name="gr401" draw:text-style-name="P169" draw:layer="layout" svg:x1="7.941cm" svg:y1="7.325cm" svg:x2="5.929cm" svg:y2="7.325cm">
          <text:p/>
        </draw:line>
        <draw:custom-shape draw:style-name="gr410" draw:text-style-name="P107" draw:layer="layout" svg:width="7.489cm" svg:height="7.489cm" svg:x="18.085cm" svg:y="6.785cm">
          <text:p/>
          <draw:enhanced-geometry svg:viewBox="0 0 21600 21600" draw:type="rectangle" draw:enhanced-path="M 0 0 L 21600 0 21600 21600 0 21600 0 0 Z N"/>
        </draw:custom-shape>
        <draw:line draw:style-name="gr401" draw:text-style-name="P169" draw:layer="layout" svg:x1="25.135cm" svg:y1="7.329cm" svg:x2="23.123cm" svg:y2="7.329cm">
          <text:p/>
        </draw:line>
        <draw:line draw:style-name="gr400" draw:text-style-name="P169" draw:layer="layout" svg:x1="25.872cm" svg:y1="6.329cm" svg:x2="27.884cm" svg:y2="6.329cm">
          <text:p/>
        </draw:line>
        <draw:frame draw:style-name="gr411" draw:text-style-name="P168" draw:layer="layout" svg:width="2.509cm" svg:height="1.94cm" svg:x="25.517cm" svg:y="6.559cm">
          <draw:text-box>
            <text:p text:style-name="P40"><text:span text:style-name="T79">through</text:span></text:p>
            <text:p text:style-name="P40"><text:span text:style-name="T79">whole</text:span></text:p>
            <text:p text:style-name="P40"><text:span text:style-name="T79">surface</text:span></text:p>
          </draw:text-box>
        </draw:fram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custom-shape draw:style-name="gr410" draw:text-style-name="P107" draw:layer="layout" svg:width="7.489cm" svg:height="7.489cm" svg:x="3.191cm" svg:y="6.781cm">
          <text:p/>
          <draw:enhanced-geometry svg:viewBox="0 0 21600 21600" draw:type="rectangle" draw:enhanced-path="M 0 0 L 21600 0 21600 21600 0 21600 0 0 Z N"/>
        </draw:custom-shape>
        <draw:line draw:style-name="gr406" draw:text-style-name="P169" draw:layer="layout" svg:x1="5.929cm" svg:y1="6.325cm" svg:x2="7.941cm" svg:y2="6.325cm">
          <text:p/>
        </draw:line>
        <draw:line draw:style-name="gr406" draw:text-style-name="P169" draw:layer="layout" svg:x1="5.929cm" svg:y1="14.725cm" svg:x2="7.941cm" svg:y2="14.725cm">
          <text:p/>
        </draw:line>
        <draw:line draw:style-name="gr406" draw:text-style-name="P169" draw:layer="layout" svg:x1="0.858cm" svg:y1="10.525cm" svg:x2="2.87cm" svg:y2="10.525cm">
          <text:p/>
        </draw:line>
        <draw:line draw:style-name="gr406" draw:text-style-name="P169" draw:layer="layout" svg:x1="11.018cm" svg:y1="10.525cm" svg:x2="13.03cm" svg:y2="10.525cm">
          <text:p/>
        </draw:line>
        <draw:custom-shape draw:style-name="gr410" draw:text-style-name="P107" draw:layer="layout" svg:width="7.489cm" svg:height="7.489cm" svg:x="18.085cm" svg:y="6.785cm">
          <text:p/>
          <draw:enhanced-geometry svg:viewBox="0 0 21600 21600" draw:type="rectangle" draw:enhanced-path="M 0 0 L 21600 0 21600 21600 0 21600 0 0 Z N"/>
        </draw:custom-shape>
        <draw:line draw:style-name="gr405" draw:text-style-name="P169" draw:layer="layout" svg:x1="26.672cm" svg:y1="5.929cm" svg:x2="28.684cm" svg:y2="5.929cm">
          <text:p/>
        </draw:line>
        <draw:frame draw:style-name="gr411" draw:text-style-name="P168" draw:layer="layout" svg:width="2.509cm" svg:height="1.94cm" svg:x="26.317cm" svg:y="6.159cm">
          <draw:text-box>
            <text:p text:style-name="P40"><text:span text:style-name="T79">through</text:span></text:p>
            <text:p text:style-name="P40"><text:span text:style-name="T79">whole</text:span></text:p>
            <text:p text:style-name="P40"><text:span text:style-name="T79">surface</text:span></text:p>
          </draw:text-box>
        </draw:frame>
        <draw:path draw:style-name="gr409" draw:text-style-name="P6" draw:layer="layout" svg:width="2.514cm" svg:height="0.288cm" draw:transform="rotate (1.5707963267949) translate (8.39084800874146cm 8.07098153488077cm)" svg:viewBox="0 0 2515 289" svg:d="M0 145c531-4 414-147 842-145 382-2 427 289 850 289 414-1 297-132 823-139">
          <text:p/>
        </draw:path>
        <draw:path draw:style-name="gr409" draw:text-style-name="P6" draw:layer="layout" svg:width="2.514cm" svg:height="0.288cm" draw:transform="rotate (1.5707963267949) translate (8.45484800874146cm 15.4832877532875cm)" svg:viewBox="0 0 2515 289" svg:d="M2515 145c-531-4-414-147-841-145-383-2-427 289-851 289-414-1-297-132-823-139">
          <text:p/>
        </draw:path>
        <draw:path draw:style-name="gr409" draw:text-style-name="P6" draw:layer="layout" svg:width="2.514cm" svg:height="0.288cm" svg:x="1.905cm" svg:y="11.369cm" svg:viewBox="0 0 2515 289" svg:d="M2515 145c-531-4-414-147-841-145-383-2-427 289-851 289-414-1-297-132-823-139">
          <text:p/>
        </draw:path>
        <draw:path draw:style-name="gr409" draw:text-style-name="P6" draw:layer="layout" svg:width="2.514cm" svg:height="0.288cm" svg:x="9.417cm" svg:y="11.433cm" svg:viewBox="0 0 2515 289" svg:d="M0 145c531-4 414-147 842-145 382-2 427 289 850 289 414-1 297-132 823-139">
          <text:p/>
        </draw:path>
        <draw:path draw:style-name="gr398" draw:text-style-name="P6" draw:layer="layout" svg:width="2.514cm" svg:height="0.288cm" draw:transform="rotate (1.5707963267949) translate (21.8918480087415cm 8.07198153488077cm)" svg:viewBox="0 0 2515 289" svg:d="M0 145c531-4 414-147 842-145 382-2 427 289 850 289 414-1 297-132 823-139">
          <text:p/>
        </draw:path>
        <draw:path draw:style-name="gr398" draw:text-style-name="P6" draw:layer="layout" svg:width="2.514cm" svg:height="0.288cm" draw:transform="rotate (1.5707963267949) translate (21.9558480087415cm 15.4842877532875cm)" svg:viewBox="0 0 2515 289" svg:d="M2515 145c-531-4-414-147-841-145-383-2-427 289-851 289-414-1-297-132-823-139">
          <text:p/>
        </draw:path>
        <draw:path draw:style-name="gr398" draw:text-style-name="P6" draw:layer="layout" svg:width="2.514cm" svg:height="0.288cm" svg:x="16.806cm" svg:y="10.17cm" svg:viewBox="0 0 2515 289" svg:d="M2515 145c-531-4-414-147-841-145-383-2-427 289-851 289-414-1-297-132-823-139">
          <text:p/>
        </draw:path>
        <draw:path draw:style-name="gr398" draw:text-style-name="P6"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path draw:style-name="gr373" draw:text-style-name="P16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116" draw:text-style-name="P53"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16" draw:text-style-name="P53"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16" draw:text-style-name="P53"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16" draw:text-style-name="P53" draw:layer="layout" svg:width="0.175cm" svg:height="0.174cm" svg:x="19.621cm" svg:y="18.854cm" svg:viewBox="0 0 176 175" svg:d="M176 88c0-44-44-88-88-88-48 0-88 42-88 88s40 87 88 87 88-39 88-87z">
            <text:p/>
          </draw:path>
          <draw:path draw:style-name="gr116" draw:text-style-name="P53"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16" draw:text-style-name="P53" draw:layer="layout" svg:width="0.544cm" svg:height="1.451cm" svg:x="21.723cm" svg:y="18.218cm" svg:viewBox="0 0 545 1452" svg:d="M0 1452c29 0 59 0 88 0 152-484 305-968 457-1452-28 0-55 0-83 0-154 484-308 968-462 1452z">
            <text:p/>
          </draw:path>
          <draw:path draw:style-name="gr116" draw:text-style-name="P53"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12" draw:text-style-name="P167" draw:layer="layout" svg:width="5.357cm" svg:height="2.579cm" svg:x="1.652cm" svg:y="16.707cm">
          <draw:text-box>
            <text:p><text:span text:style-name="T121">– </text:span><text:span text:style-name="T121">6 C</text:span></text:p>
          </draw:text-box>
        </draw:frame>
        <draw:line draw:style-name="gr413" draw:text-style-name="P40" draw:layer="layout" svg:x1="6.904cm" svg:y1="8.849cm" svg:x2="13.208cm" svg:y2="12.631cm">
          <text:p/>
        </draw:line>
        <draw:g draw:style-name="gr9">
          <svg:title>TexMaths</svg:title>
          <svg:desc>44§display§\qty{8}{N\cdot s}§svg§600§TRUE§</svg:desc>
          <draw:path draw:style-name="gr67" draw:text-style-name="P4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67" draw:text-style-name="P4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67" draw:text-style-name="P45" draw:layer="layout" svg:width="0.175cm" svg:height="0.174cm" svg:x="13.783cm" svg:y="10.479cm" svg:viewBox="0 0 176 175" svg:d="M176 88c0-44-44-88-88-88-48 0-88 42-88 88s40 87 88 87 88-39 88-87z">
            <text:p/>
          </draw:path>
          <draw:path draw:style-name="gr67" draw:text-style-name="P4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14" draw:text-style-name="P107"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5" draw:text-style-name="P40" draw:layer="layout" svg:x1="20.28cm" svg:y1="5.379cm" svg:x2="20.28cm" svg:y2="2.93cm">
          <text:p/>
        </draw:line>
        <draw:line draw:style-name="gr415" draw:text-style-name="P40" draw:layer="layout" svg:x1="21.98cm" svg:y1="5.456cm" svg:x2="21.98cm" svg:y2="7.905cm">
          <text:p/>
        </draw:line>
        <draw:line draw:style-name="gr416" draw:text-style-name="P3" draw:layer="layout" svg:x1="21.209cm" svg:y1="4.323cm" svg:x2="21.209cm" svg:y2="6.474cm">
          <text:p/>
        </draw:line>
        <presentation:notes draw:style-name="dp2">
          <draw:page-thumbnail draw:style-name="gr1" draw:layer="layout" svg:width="21.219cm" svg:height="10.476cm" svg:x="0.185cm" svg:y="2.123cm" draw:page-number="82" presentation:class="page"/>
          <draw:frame presentation:style-name="pr1" draw:text-style-name="P54"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path draw:style-name="gr417" draw:text-style-name="P107"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18" draw:text-style-name="P174"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177" draw:text-style-name="P8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77" draw:text-style-name="P8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77" draw:text-style-name="P82" draw:layer="layout" svg:width="0.079cm" svg:height="0.079cm" svg:x="13.574cm" svg:y="5.246cm" svg:viewBox="0 0 80 80" svg:d="M80 40c0-20-20-40-40-40-22 0-40 19-40 40s18 40 40 40 40-18 40-40z">
            <text:p/>
          </draw:path>
          <draw:path draw:style-name="gr177" draw:text-style-name="P8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419" draw:text-style-name="P8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19" draw:text-style-name="P8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19" draw:text-style-name="P82" draw:layer="layout" svg:width="0.08cm" svg:height="0.079cm" svg:x="10.676cm" svg:y="9.571cm" svg:viewBox="0 0 81 80" svg:d="M81 40c0-20-20-40-40-40-23 0-41 19-41 40s18 40 41 40c22 0 40-18 40-40z">
            <text:p/>
          </draw:path>
          <draw:path draw:style-name="gr419" draw:text-style-name="P8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20" draw:text-style-name="P108" draw:layer="layout" svg:x1="4.936cm" svg:y1="8.042cm" svg:x2="6.685cm" svg:y2="8.042cm">
          <text:p/>
        </draw:line>
        <draw:line draw:style-name="gr421" draw:text-style-name="P108" draw:layer="layout" svg:x1="4.936cm" svg:y1="8.042cm" svg:x2="4.936cm" svg:y2="6.293cm">
          <text:p/>
        </draw:line>
        <draw:frame draw:style-name="gr422" draw:text-style-name="P175" draw:layer="layout" svg:width="0.559cm" svg:height="0.814cm" svg:x="4.342cm" svg:y="6.46cm">
          <draw:text-box>
            <text:p><text:span text:style-name="T127">y</text:span></text:p>
          </draw:text-box>
        </draw:frame>
        <draw:frame draw:style-name="gr423" draw:text-style-name="P175" draw:layer="layout" svg:width="0.559cm" svg:height="0.814cm" svg:x="5.717cm" svg:y="7.905cm">
          <draw:text-box>
            <text:p><text:span text:style-name="T127">x</text:span></text:p>
          </draw:text-box>
        </draw:frame>
        <draw:line draw:style-name="gr424" draw:text-style-name="P40" draw:layer="layout" svg:x1="12.026cm" svg:y1="6.844cm" svg:x2="12.026cm" svg:y2="4.344cm">
          <text:p/>
        </draw:line>
        <draw:line draw:style-name="gr424" draw:text-style-name="P40" draw:layer="layout" svg:x1="13.664cm" svg:y1="9.172cm" svg:x2="8.664cm" svg:y2="9.172cm">
          <text:p/>
        </draw:line>
        <draw:line draw:style-name="gr425" draw:text-style-name="P119" draw:layer="layout" svg:x1="4.937cm" svg:y1="16.042cm" svg:x2="6.686cm" svg:y2="16.042cm">
          <text:p/>
        </draw:line>
        <draw:line draw:style-name="gr426" draw:text-style-name="P119" draw:layer="layout" svg:x1="4.937cm" svg:y1="16.042cm" svg:x2="4.937cm" svg:y2="14.293cm">
          <text:p/>
        </draw:line>
        <draw:frame draw:style-name="gr427" draw:text-style-name="P176" draw:layer="layout" svg:width="0.559cm" svg:height="0.958cm" svg:x="4.143cm" svg:y="14.06cm">
          <draw:text-box>
            <text:p><text:span text:style-name="T128">y</text:span></text:p>
          </draw:text-box>
        </draw:frame>
        <draw:frame draw:style-name="gr428" draw:text-style-name="P176" draw:layer="layout" svg:width="0.559cm" svg:height="0.958cm" svg:x="6.018cm" svg:y="16.005cm">
          <draw:text-box>
            <text:p><text:span text:style-name="T128">x</text:span></text:p>
          </draw:text-box>
        </draw:frame>
        <draw:path draw:style-name="gr417" draw:text-style-name="P107"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18" draw:text-style-name="P174"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177" draw:text-style-name="P8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77" draw:text-style-name="P8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77" draw:text-style-name="P82" draw:layer="layout" svg:width="0.079cm" svg:height="0.079cm" svg:x="24.001cm" svg:y="13.947cm" svg:viewBox="0 0 80 80" svg:d="M80 40c0-20-20-40-40-40-22 0-40 19-40 40s18 40 40 40 40-18 40-40z">
            <text:p/>
          </draw:path>
          <draw:path draw:style-name="gr177" draw:text-style-name="P8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419" draw:text-style-name="P8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19" draw:text-style-name="P8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19" draw:text-style-name="P82" draw:layer="layout" svg:width="0.08cm" svg:height="0.079cm" svg:x="19.703cm" svg:y="17.572cm" svg:viewBox="0 0 81 80" svg:d="M81 40c0-20-20-40-40-40-23 0-41 19-41 40s18 40 41 40c22 0 40-18 40-40z">
            <text:p/>
          </draw:path>
          <draw:path draw:style-name="gr419" draw:text-style-name="P8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24" draw:text-style-name="P40" draw:layer="layout" svg:x1="20.969cm" svg:y1="14.979cm" svg:x2="22.737cm" svg:y2="13.211cm">
          <text:p/>
        </draw:line>
        <draw:line draw:style-name="gr424" draw:text-style-name="P40" draw:layer="layout" svg:x1="22.691cm" svg:y1="17.173cm" svg:x2="17.691cm" svg:y2="17.173cm">
          <text:p/>
        </draw:lin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path draw:style-name="gr429" draw:text-style-name="P6" draw:layer="layout" svg:width="2.499cm" svg:height="0.419cm" svg:x="9.517cm" svg:y="3.912cm" svg:viewBox="0 0 2500 420" svg:d="M0 420c1257 0 902-400 2500-420">
          <text:p/>
        </draw:path>
        <draw:frame draw:style-name="gr14" draw:text-style-name="P3" draw:layer="layout" svg:width="9.823cm" svg:height="17.246cm" svg:x="0.555cm" svg:y="-0.012cm">
          <draw:image xlink:href="Pictures/1000000100000266000004008CE4E59E.png" xlink:type="simple" xlink:show="embed" xlink:actuate="onLoad" draw:mime-type="image/png">
            <text:p/>
          </draw:image>
        </draw:frame>
        <draw:path draw:style-name="gr430" draw:text-style-name="P6" draw:layer="layout" svg:width="7.636cm" svg:height="0.876cm" svg:x="12.037cm" svg:y="20.154cm" svg:viewBox="0 0 7637 877" svg:d="M0 438c1612-9 1257-445 2555-438 1162-7 1297 877 2582 877 1257 0 902-400 2500-420">
          <text:p/>
        </draw:path>
        <draw:path draw:style-name="gr431" draw:text-style-name="P6" draw:layer="layout" svg:width="5.136cm" svg:height="0.876cm" svg:x="4.152cm" svg:y="3.455cm" svg:viewBox="0 0 5137 877" svg:d="M0 438c1612-9 1257-445 2555-438 1162-7 1297 877 2582 877">
          <text:p/>
        </draw:path>
        <draw:path draw:style-name="gr432" draw:text-style-name="P6" draw:layer="layout" svg:width="2.499cm" svg:height="0.419cm" svg:x="24.76cm" svg:y="3.912cm" svg:viewBox="0 0 2500 420" svg:d="M0 420c1257 0 902-400 2500-420">
          <text:p/>
        </draw:path>
        <draw:frame draw:style-name="gr14" draw:text-style-name="P3" draw:layer="layout" svg:width="9.823cm" svg:height="17.246cm" svg:x="15.798cm" svg:y="-0.012cm">
          <draw:image xlink:href="Pictures/1000000100000266000004008CE4E59E.png" xlink:type="simple" xlink:show="embed" xlink:actuate="onLoad" draw:mime-type="image/png">
            <text:p/>
          </draw:image>
        </draw:frame>
        <draw:path draw:style-name="gr433" draw:text-style-name="P6"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line draw:style-name="gr3" draw:text-style-name="P3" draw:layer="layout" svg:x1="16.302cm" svg:y1="7.568cm" svg:x2="14.454cm" svg:y2="0.671cm">
          <text:p/>
        </draw:line>
        <draw:line draw:style-name="gr3" draw:text-style-name="P3" draw:layer="layout" svg:x1="6.282cm" svg:y1="19.569cm" svg:x2="4.434cm" svg:y2="12.672cm">
          <text:p/>
        </draw:line>
        <draw:line draw:style-name="gr3" draw:text-style-name="P3" draw:layer="layout" svg:x1="22.282cm" svg:y1="17.569cm" svg:x2="20.434cm" svg:y2="10.672cm">
          <text:p/>
        </draw:line>
        <draw:frame draw:style-name="gr4" draw:text-style-name="P4" draw:layer="layout" svg:width="1.907cm" svg:height="1.521cm" svg:x="21.305cm" svg:y="12.46cm">
          <draw:text-box>
            <text:p><text:span text:style-name="T1">+5</text:span></text:p>
          </draw:text-box>
        </draw:frame>
        <draw:frame draw:style-name="gr5" draw:text-style-name="P5" draw:layer="layout" svg:width="1.772cm" svg:height="1.521cm" svg:x="19.351cm" svg:y="14.149cm">
          <draw:text-box>
            <text:p><text:span text:style-name="T2">–</text:span><text:span text:style-name="T2">5</text:span></text:p>
          </draw:text-box>
        </draw:frame>
        <draw:path draw:style-name="gr6" draw:text-style-name="P6" draw:layer="layout" svg:width="4.129cm" svg:height="0.473cm" draw:transform="rotate (0.261799387799149) translate (13.2207100785097cm 4.41955356275116cm)" svg:viewBox="0 0 4130 474" svg:d="M0 237c872-5 680-241 1382-237 628-4 701 474 1396 474 680 0 488-216 1352-227">
          <text:p/>
        </draw:path>
        <draw:path draw:style-name="gr7" draw:text-style-name="P6" draw:layer="layout" svg:width="4.129cm" svg:height="0.473cm" draw:transform="rotate (-2.87979326579064) translate (7.31528992149031cm 15.8194464372488cm)" svg:viewBox="0 0 4130 474" svg:d="M0 237c872-5 680-241 1382-237 628-4 701 474 1396 474 680 0 488-216 1352-227">
          <text:p/>
        </draw:path>
        <draw:frame draw:style-name="gr5" draw:text-style-name="P5" draw:layer="layout" svg:width="1.772cm" svg:height="1.521cm" svg:x="4.663cm" svg:y="16.271cm">
          <draw:text-box>
            <text:p><text:span text:style-name="T2">–</text:span><text:span text:style-name="T2">5</text:span></text:p>
          </draw:text-box>
        </draw:frame>
        <draw:frame draw:style-name="gr4" draw:text-style-name="P4" draw:layer="layout" svg:width="1.907cm" svg:height="1.521cm" svg:x="14.225cm" svg:y="2.559cm">
          <draw:text-box>
            <text:p><text:span text:style-name="T1">+5</text:span></text:p>
          </draw:text-box>
        </draw:fram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line draw:style-name="gr3" draw:text-style-name="P3" draw:layer="layout" svg:x1="6.302cm" svg:y1="18.568cm" svg:x2="4.454cm" svg:y2="11.671cm">
          <text:p/>
        </draw:line>
        <draw:line draw:style-name="gr3" draw:text-style-name="P3" draw:layer="layout" svg:x1="6.282cm" svg:y1="7.569cm" svg:x2="4.434cm" svg:y2="0.672cm">
          <text:p/>
        </draw:line>
        <draw:line draw:style-name="gr3" draw:text-style-name="P3" draw:layer="layout" svg:x1="25.282cm" svg:y1="12.569cm" svg:x2="23.434cm" svg:y2="5.672cm">
          <text:p/>
        </draw:line>
        <draw:frame draw:style-name="gr4" draw:text-style-name="P4" draw:layer="layout" svg:width="1.907cm" svg:height="1.521cm" svg:x="24.305cm" svg:y="7.46cm">
          <draw:text-box>
            <text:p><text:span text:style-name="T1">+5</text:span></text:p>
          </draw:text-box>
        </draw:frame>
        <draw:frame draw:style-name="gr5" draw:text-style-name="P4" draw:layer="layout" svg:width="1.772cm" svg:height="1.521cm" svg:x="22.351cm" svg:y="9.149cm">
          <draw:text-box>
            <text:p><text:span text:style-name="T1">–</text:span><text:span text:style-name="T1">5</text:span></text:p>
          </draw:text-box>
        </draw:frame>
        <draw:path draw:style-name="gr8" draw:text-style-name="P6" draw:layer="layout" svg:width="4.129cm" svg:height="0.473cm" draw:transform="rotate (0.261799387799149) translate (2.8207100785097cm 13.5195535627512cm)" svg:viewBox="0 0 4130 474" svg:d="M0 237c872-5 680-241 1382-237 628-4 701 474 1396 474 680 0 488-216 1352-227">
          <text:p/>
        </draw:path>
        <draw:path draw:style-name="gr8" draw:text-style-name="P6" draw:layer="layout" svg:width="4.129cm" svg:height="0.473cm" draw:transform="rotate (-2.87979326579064) translate (6.81528992149031cm 1.81944643724881cm)" svg:viewBox="0 0 4130 474" svg:d="M0 237c872-5 680-241 1382-237 628-4 701 474 1396 474 680 0 488-216 1352-227">
          <text:p/>
        </draw:path>
        <draw:frame draw:style-name="gr5" draw:text-style-name="P4" draw:layer="layout" svg:width="1.772cm" svg:height="1.521cm" svg:x="2.363cm" svg:y="2.971cm">
          <draw:text-box>
            <text:p><text:span text:style-name="T1">–</text:span><text:span text:style-name="T1">5</text:span></text:p>
          </draw:text-box>
        </draw:frame>
        <draw:frame draw:style-name="gr4" draw:text-style-name="P4" draw:layer="layout" svg:width="1.907cm" svg:height="1.521cm" svg:x="6.225cm" svg:y="13.159cm">
          <draw:text-box>
            <text:p><text:span text:style-name="T1">+5</text:span></text:p>
          </draw:text-box>
        </draw:frame>
        <draw:line draw:style-name="gr3" draw:text-style-name="P3" draw:layer="layout" svg:x1="16.303cm" svg:y1="18.568cm" svg:x2="14.455cm" svg:y2="11.671cm">
          <text:p/>
        </draw:line>
        <draw:line draw:style-name="gr3" draw:text-style-name="P3" draw:layer="layout" svg:x1="16.283cm" svg:y1="7.569cm" svg:x2="14.435cm" svg:y2="0.672cm">
          <text:p/>
        </draw:line>
        <draw:frame draw:style-name="gr5" draw:text-style-name="P4" draw:layer="layout" svg:width="1.772cm" svg:height="1.521cm" svg:x="12.864cm" svg:y="2.171cm">
          <draw:text-box>
            <text:p><text:span text:style-name="T1">–</text:span><text:span text:style-name="T1">5</text:span></text:p>
          </draw:text-box>
        </draw:frame>
        <draw:frame draw:style-name="gr4" draw:text-style-name="P4" draw:layer="layout" svg:width="1.907cm" svg:height="1.521cm" svg:x="15.126cm" svg:y="12.759cm">
          <draw:text-box>
            <text:p><text:span text:style-name="T1">+5</text:span></text:p>
          </draw:text-box>
        </draw:frame>
        <draw:g draw:style-name="gr9">
          <draw:line draw:style-name="gr434" draw:text-style-name="P3" draw:layer="layout" svg:x1="15.145cm" svg:y1="1.794cm" svg:x2="13.975cm" svg:y2="1.65cm">
            <text:p/>
          </draw:line>
          <draw:line draw:style-name="gr434" draw:text-style-name="P3" draw:layer="layout" svg:x1="14.897cm" svg:y1="0.916cm" svg:x2="13.975cm" svg:y2="1.65cm">
            <text:p/>
          </draw:line>
        </draw:g>
        <draw:g draw:style-name="gr9">
          <draw:line draw:style-name="gr434" draw:text-style-name="P3" draw:layer="layout" svg:x1="14.176cm" svg:y1="12.417cm" svg:x2="15.346cm" svg:y2="12.561cm">
            <text:p/>
          </draw:line>
          <draw:line draw:style-name="gr434" draw:text-style-name="P3" draw:layer="layout" svg:x1="14.423cm" svg:y1="13.295cm" svg:x2="15.345cm" svg:y2="12.561cm">
            <text:p/>
          </draw:line>
        </draw:g>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line draw:style-name="gr3" draw:text-style-name="P3" draw:layer="layout" svg:x1="16.302cm" svg:y1="7.568cm" svg:x2="14.454cm" svg:y2="0.671cm">
          <text:p/>
        </draw:line>
        <draw:line draw:style-name="gr3" draw:text-style-name="P3" draw:layer="layout" svg:x1="6.282cm" svg:y1="19.569cm" svg:x2="4.434cm" svg:y2="12.672cm">
          <text:p/>
        </draw:line>
        <draw:line draw:style-name="gr3" draw:text-style-name="P3" draw:layer="layout" svg:x1="23.776cm" svg:y1="8.146cm" svg:x2="21.928cm" svg:y2="1.249cm">
          <text:p/>
        </draw:line>
        <draw:path draw:style-name="gr6" draw:text-style-name="P6" draw:layer="layout" svg:width="4.129cm" svg:height="0.473cm" draw:transform="rotate (0.261799387799149) translate (13.2207100785097cm 4.41955356275116cm)" svg:viewBox="0 0 4130 474" svg:d="M0 237c872-5 680-241 1382-237 628-4 701 474 1396 474 680 0 488-216 1352-227">
          <text:p/>
        </draw:path>
        <draw:path draw:style-name="gr7" draw:text-style-name="P6" draw:layer="layout" svg:width="4.129cm" svg:height="0.473cm" draw:transform="rotate (-2.87979326579064) translate (7.31528992149031cm 15.8194464372488cm)" svg:viewBox="0 0 4130 474" svg:d="M0 237c872-5 680-241 1382-237 628-4 701 474 1396 474 680 0 488-216 1352-227">
          <text:p/>
        </draw:path>
        <draw:frame draw:style-name="gr5" draw:text-style-name="P5" draw:layer="layout" svg:width="1.772cm" svg:height="1.521cm" svg:x="2.863cm" svg:y="16.771cm">
          <draw:text-box>
            <text:p><text:span text:style-name="T2">–</text:span><text:span text:style-name="T2">5</text:span></text:p>
          </draw:text-box>
        </draw:frame>
        <draw:frame draw:style-name="gr4" draw:text-style-name="P4" draw:layer="layout" svg:width="1.907cm" svg:height="1.521cm" svg:x="15.925cm" svg:y="2.059cm">
          <draw:text-box>
            <text:p><text:span text:style-name="T1">+5</text:span></text:p>
          </draw:text-box>
        </draw:frame>
        <draw:line draw:style-name="gr435" draw:text-style-name="P40" draw:layer="layout" svg:x1="7.287cm" svg:y1="7.953cm" svg:x2="5.067cm" svg:y2="5.489cm">
          <text:p/>
        </draw:line>
        <draw:line draw:style-name="gr436" draw:text-style-name="P40" draw:layer="layout" svg:x1="2.748cm" svg:y1="8.653cm" svg:x2="4.968cm" svg:y2="11.117cm">
          <text:p/>
        </draw:line>
        <draw:g draw:style-name="gr9">
          <svg:title>TexMaths</svg:title>
          <svg:desc>44§display§\qty{6}{N}§svg§600§TRUE§</svg:desc>
          <draw:path draw:style-name="gr67" draw:text-style-name="P4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7" draw:text-style-name="P4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293" draw:text-style-name="P11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93" draw:text-style-name="P11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37" draw:text-style-name="P40" draw:layer="layout" svg:x1="25.093cm" svg:y1="4.568cm" svg:x2="22.961cm" svg:y2="2.027cm">
          <text:p/>
        </draw:line>
        <draw:line draw:style-name="gr438" draw:text-style-name="P40" draw:layer="layout" svg:x1="20.532cm" svg:y1="4.827cm" svg:x2="22.664cm" svg:y2="7.368cm">
          <text:p/>
        </draw:line>
        <draw:line draw:style-name="gr3" draw:text-style-name="P3" draw:layer="layout" svg:x1="18.777cm" svg:y1="19.147cm" svg:x2="16.929cm" svg:y2="12.25cm">
          <text:p/>
        </draw:line>
        <draw:line draw:style-name="gr437" draw:text-style-name="P40" draw:layer="layout" svg:x1="20.094cm" svg:y1="15.569cm" svg:x2="17.962cm" svg:y2="13.028cm">
          <text:p/>
        </draw:line>
        <draw:line draw:style-name="gr438" draw:text-style-name="P40" draw:layer="layout" svg:x1="15.533cm" svg:y1="15.828cm" svg:x2="17.665cm" svg:y2="18.369cm">
          <text:p/>
        </draw:line>
        <draw:frame draw:style-name="gr439" draw:text-style-name="P177" draw:layer="layout" svg:width="4.875cm" svg:height="1.111cm" svg:x="18.467cm" svg:y="12.872cm">
          <draw:text-box>
            <text:p><text:span text:style-name="T129">(–21, +25, 0)</text:span></text:p>
          </draw:text-box>
        </draw:frame>
        <draw:frame draw:style-name="gr439" draw:text-style-name="P129" draw:layer="layout" svg:width="4.875cm" svg:height="1.111cm" svg:x="12.268cm" svg:y="17.437cm">
          <draw:text-box>
            <text:p><text:span text:style-name="T130">(+21, –25, 0)</text:span></text:p>
          </draw:text-box>
        </draw:fram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line draw:style-name="gr3" draw:text-style-name="P3" draw:layer="layout" svg:x1="16.302cm" svg:y1="7.568cm" svg:x2="14.454cm" svg:y2="0.671cm">
          <text:p/>
        </draw:line>
        <draw:line draw:style-name="gr3" draw:text-style-name="P3" draw:layer="layout" svg:x1="6.282cm" svg:y1="19.569cm" svg:x2="4.434cm" svg:y2="12.672cm">
          <text:p/>
        </draw:line>
        <draw:line draw:style-name="gr3" draw:text-style-name="P3" draw:layer="layout" svg:x1="23.776cm" svg:y1="8.146cm" svg:x2="21.928cm" svg:y2="1.249cm">
          <text:p/>
        </draw:line>
        <draw:path draw:style-name="gr6" draw:text-style-name="P6" draw:layer="layout" svg:width="4.129cm" svg:height="0.473cm" draw:transform="rotate (0.261799387799149) translate (13.2207100785097cm 4.41955356275116cm)" svg:viewBox="0 0 4130 474" svg:d="M0 237c872-5 680-241 1382-237 628-4 701 474 1396 474 680 0 488-216 1352-227">
          <text:p/>
        </draw:path>
        <draw:path draw:style-name="gr7" draw:text-style-name="P6" draw:layer="layout" svg:width="4.129cm" svg:height="0.473cm" draw:transform="rotate (-2.87979326579064) translate (7.31528992149031cm 15.8194464372488cm)" svg:viewBox="0 0 4130 474" svg:d="M0 237c872-5 680-241 1382-237 628-4 701 474 1396 474 680 0 488-216 1352-227">
          <text:p/>
        </draw:path>
        <draw:frame draw:style-name="gr5" draw:text-style-name="P5" draw:layer="layout" svg:width="1.772cm" svg:height="1.521cm" svg:x="2.863cm" svg:y="16.771cm">
          <draw:text-box>
            <text:p><text:span text:style-name="T2">–</text:span><text:span text:style-name="T2">5</text:span></text:p>
          </draw:text-box>
        </draw:frame>
        <draw:frame draw:style-name="gr4" draw:text-style-name="P4" draw:layer="layout" svg:width="1.907cm" svg:height="1.521cm" svg:x="15.925cm" svg:y="2.059cm">
          <draw:text-box>
            <text:p><text:span text:style-name="T1">+5</text:span></text:p>
          </draw:text-box>
        </draw:frame>
        <draw:line draw:style-name="gr435" draw:text-style-name="P40" draw:layer="layout" svg:x1="7.287cm" svg:y1="7.953cm" svg:x2="5.067cm" svg:y2="5.489cm">
          <text:p/>
        </draw:line>
        <draw:line draw:style-name="gr436" draw:text-style-name="P40" draw:layer="layout" svg:x1="2.748cm" svg:y1="8.653cm" svg:x2="4.968cm" svg:y2="11.117cm">
          <text:p/>
        </draw:line>
        <draw:g draw:style-name="gr9">
          <svg:title>TexMaths</svg:title>
          <svg:desc>44§display§\qty{6}{N}§svg§600§TRUE§</svg:desc>
          <draw:path draw:style-name="gr67" draw:text-style-name="P4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7" draw:text-style-name="P4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293" draw:text-style-name="P11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93" draw:text-style-name="P11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37" draw:text-style-name="P40" draw:layer="layout" svg:x1="25.093cm" svg:y1="4.568cm" svg:x2="22.961cm" svg:y2="2.027cm">
          <text:p/>
        </draw:line>
        <draw:line draw:style-name="gr438" draw:text-style-name="P40" draw:layer="layout" svg:x1="20.532cm" svg:y1="4.827cm" svg:x2="22.664cm" svg:y2="7.368cm">
          <text:p/>
        </draw:line>
        <draw:line draw:style-name="gr3" draw:text-style-name="P3" draw:layer="layout" svg:x1="12.777cm" svg:y1="19.147cm" svg:x2="10.929cm" svg:y2="12.25cm">
          <text:p/>
        </draw:line>
        <draw:line draw:style-name="gr437" draw:text-style-name="P40" draw:layer="layout" svg:x1="14.178cm" svg:y1="16.524cm" svg:x2="12.046cm" svg:y2="13.983cm">
          <text:p/>
        </draw:line>
        <draw:line draw:style-name="gr438" draw:text-style-name="P40" draw:layer="layout" svg:x1="22.333cm" svg:y1="14.228cm" svg:x2="24.465cm" svg:y2="16.769cm">
          <text:p/>
        </draw:line>
        <draw:frame draw:style-name="gr439" draw:text-style-name="P177" draw:layer="layout" svg:width="4.875cm" svg:height="1.111cm" svg:x="12.167cm" svg:y="13.072cm">
          <draw:text-box>
            <text:p><text:span text:style-name="T129">(–21, +25, 0)</text:span></text:p>
          </draw:text-box>
        </draw:frame>
        <draw:frame draw:style-name="gr440" draw:text-style-name="P129" draw:layer="layout" svg:width="4.422cm" svg:height="1.111cm" svg:x="19.668cm" svg:y="16.637cm">
          <draw:text-box>
            <text:p><text:span text:style-name="T130">(+21, –25, 0)</text:span></text:p>
          </draw:text-box>
        </draw:frame>
        <draw:path draw:style-name="gr441" draw:text-style-name="P6" draw:layer="layout" svg:width="1.983cm" svg:height="0.227cm" draw:transform="rotate (0.26162485487395) translate (11.4985394867783cm 18.2449694316932cm)" svg:viewBox="0 0 1984 228" svg:d="M0 114c419-2 327-116 664-114 302-2 337 228 671 228 327 0 234-104 649-110">
          <text:p/>
        </draw:path>
        <draw:line draw:style-name="gr3" draw:text-style-name="P3" draw:layer="layout" svg:x1="25.738cm" svg:y1="19.148cm" svg:x2="23.89cm" svg:y2="12.251cm">
          <text:p/>
        </draw:line>
        <draw:path draw:style-name="gr442" draw:text-style-name="P6" draw:layer="layout" svg:width="1.983cm" svg:height="0.227cm" draw:transform="rotate (-2.87996779871584) translate (26.4364605132217cm 17.9560305683068cm)" svg:viewBox="0 0 1984 228" svg:d="M0 114c419-2 327-116 664-114 302-2 337 228 671 228 327 0 234-104 649-110">
          <text:p/>
        </draw:path>
        <draw:path draw:style-name="gr441" draw:text-style-name="P6"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line draw:style-name="gr3" draw:text-style-name="P3" draw:layer="layout" svg:x1="12.302cm" svg:y1="19.568cm" svg:x2="10.454cm" svg:y2="12.671cm">
          <text:p/>
        </draw:line>
        <draw:line draw:style-name="gr3" draw:text-style-name="P3" draw:layer="layout" svg:x1="6.282cm" svg:y1="19.569cm" svg:x2="4.434cm" svg:y2="12.672cm">
          <text:p/>
        </draw:line>
        <draw:line draw:style-name="gr3" draw:text-style-name="P3" draw:layer="layout" svg:x1="23.776cm" svg:y1="8.146cm" svg:x2="21.928cm" svg:y2="1.249cm">
          <text:p/>
        </draw:line>
        <draw:frame draw:style-name="gr5" draw:text-style-name="P4" draw:layer="layout" svg:width="1.772cm" svg:height="1.521cm" svg:x="2.963cm" svg:y="15.365cm">
          <draw:text-box>
            <text:p><text:span text:style-name="T1">–</text:span><text:span text:style-name="T1">5</text:span></text:p>
          </draw:text-box>
        </draw:frame>
        <draw:frame draw:style-name="gr4" draw:text-style-name="P4" draw:layer="layout" svg:width="1.907cm" svg:height="1.521cm" svg:x="11.925cm" svg:y="15.365cm">
          <draw:text-box>
            <text:p><text:span text:style-name="T1">+5</text:span></text:p>
          </draw:text-box>
        </draw:frame>
        <draw:line draw:style-name="gr435" draw:text-style-name="P40" draw:layer="layout" svg:x1="7.287cm" svg:y1="7.953cm" svg:x2="5.067cm" svg:y2="5.489cm">
          <text:p/>
        </draw:line>
        <draw:line draw:style-name="gr436" draw:text-style-name="P40" draw:layer="layout" svg:x1="2.748cm" svg:y1="8.653cm" svg:x2="4.968cm" svg:y2="11.117cm">
          <text:p/>
        </draw:line>
        <draw:g draw:style-name="gr9">
          <svg:title>TexMaths</svg:title>
          <svg:desc>44§display§\qty{6}{N}§svg§600§TRUE§</svg:desc>
          <draw:path draw:style-name="gr67" draw:text-style-name="P4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7" draw:text-style-name="P4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293" draw:text-style-name="P11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93" draw:text-style-name="P11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37" draw:text-style-name="P40" draw:layer="layout" svg:x1="25.093cm" svg:y1="4.568cm" svg:x2="22.961cm" svg:y2="2.027cm">
          <text:p/>
        </draw:line>
        <draw:line draw:style-name="gr438" draw:text-style-name="P40" draw:layer="layout" svg:x1="20.532cm" svg:y1="4.827cm" svg:x2="22.664cm" svg:y2="7.368cm">
          <text:p/>
        </draw:line>
        <draw:line draw:style-name="gr3" draw:text-style-name="P3" draw:layer="layout" svg:x1="17.777cm" svg:y1="19.147cm" svg:x2="15.929cm" svg:y2="12.25cm">
          <text:p/>
        </draw:line>
        <draw:line draw:style-name="gr437" draw:text-style-name="P40" draw:layer="layout" svg:x1="19.178cm" svg:y1="16.524cm" svg:x2="17.046cm" svg:y2="13.983cm">
          <text:p/>
        </draw:line>
        <draw:line draw:style-name="gr443" draw:text-style-name="P40" draw:layer="layout" svg:x1="25.333cm" svg:y1="14.228cm" svg:x2="27.465cm" svg:y2="16.769cm">
          <text:p/>
        </draw:line>
        <draw:frame draw:style-name="gr439" draw:text-style-name="P177" draw:layer="layout" svg:width="4.875cm" svg:height="1.111cm" svg:x="17.167cm" svg:y="13.072cm">
          <draw:text-box>
            <text:p><text:span text:style-name="T129">(–21, +25, 0)</text:span></text:p>
          </draw:text-box>
        </draw:frame>
        <draw:frame draw:style-name="gr444" draw:text-style-name="P177" draw:layer="layout" svg:width="4.422cm" svg:height="1.111cm" svg:x="22.668cm" svg:y="16.637cm">
          <draw:text-box>
            <text:p><text:span text:style-name="T129">(+21, –25, 0)</text:span></text:p>
          </draw:text-box>
        </draw:frame>
        <draw:path draw:style-name="gr441" draw:text-style-name="P6" draw:layer="layout" svg:width="1.983cm" svg:height="0.227cm" draw:transform="rotate (0.26162485487395) translate (16.4985394867783cm 18.2449694316932cm)" svg:viewBox="0 0 1984 228" svg:d="M0 114c419-2 327-116 664-114 302-2 337 228 671 228 327 0 234-104 649-110">
          <text:p/>
        </draw:path>
        <draw:line draw:style-name="gr3" draw:text-style-name="P3" draw:layer="layout" svg:x1="28.738cm" svg:y1="19.148cm" svg:x2="26.89cm" svg:y2="12.251cm">
          <text:p/>
        </draw:line>
        <draw:path draw:style-name="gr441" draw:text-style-name="P6" draw:layer="layout" svg:width="1.983cm" svg:height="0.227cm" draw:transform="rotate (-2.87996779871584) translate (29.4364605132217cm 17.9560305683068cm)" svg:viewBox="0 0 1984 228" svg:d="M0 114c419-2 327-116 664-114 302-2 337 228 671 228 327 0 234-104 649-110">
          <text:p/>
        </draw:path>
        <draw:path draw:style-name="gr441" draw:text-style-name="P6" draw:layer="layout" svg:width="1.983cm" svg:height="0.227cm" draw:transform="rotate (0.26162485487395) translate (11.0845394867783cm 18.7349694316932cm)" svg:viewBox="0 0 1984 228" svg:d="M0 114c419-2 327-116 664-114 302-2 337 228 671 228 327 0 234-104 649-110">
          <text:p/>
        </draw:path>
        <draw:path draw:style-name="gr441" draw:text-style-name="P6" draw:layer="layout" svg:width="1.983cm" svg:height="0.227cm" draw:transform="rotate (-2.87996779871584) translate (6.97846051322172cm 18.1870305683068cm)" svg:viewBox="0 0 1984 228" svg:d="M0 114c419-2 327-116 664-114 302-2 337 228 671 228 327 0 234-104 649-110">
          <text:p/>
        </draw:path>
        <draw:line draw:style-name="gr3" draw:text-style-name="P3" draw:layer="layout" svg:x1="16.262cm" svg:y1="8.469cm" svg:x2="14.414cm" svg:y2="1.572cm">
          <text:p/>
        </draw:line>
        <draw:frame draw:style-name="gr4" draw:text-style-name="P4" draw:layer="layout" svg:width="1.907cm" svg:height="1.521cm" svg:x="15.485cm" svg:y="3.966cm">
          <draw:text-box>
            <text:p><text:span text:style-name="T1">+5</text:span></text:p>
          </draw:text-box>
        </draw:frame>
        <draw:frame draw:style-name="gr5" draw:text-style-name="P4" draw:layer="layout" svg:width="1.772cm" svg:height="1.521cm" svg:x="13.363cm" svg:y="4.666cm">
          <draw:text-box>
            <text:p><text:span text:style-name="T1">–</text:span><text:span text:style-name="T1">5</text:span></text:p>
          </draw:text-box>
        </draw:frame>
        <draw:path draw:style-name="gr441" draw:text-style-name="P6" draw:layer="layout" svg:width="1.983cm" svg:height="0.227cm" draw:transform="rotate (-2.87996779871584) translate (5.76846051322173cm 13.7180305683068cm)" svg:viewBox="0 0 1984 228" svg:d="M0 114c419-2 327-116 664-114 302-2 337 228 671 228 327 0 234-104 649-110">
          <text:p/>
        </draw:path>
        <draw:path draw:style-name="gr441" draw:text-style-name="P6" draw:layer="layout" svg:width="1.983cm" svg:height="0.227cm" draw:transform="rotate (0.26162485487395) translate (9.77053948677828cm 14.0049694316932cm)" svg:viewBox="0 0 1984 228" svg:d="M0 114c419-2 327-116 664-114 302-2 337 228 671 228 327 0 234-104 649-110">
          <text:p/>
        </draw:path>
        <draw:path draw:style-name="gr441" draw:text-style-name="P6" draw:layer="layout" svg:width="1.983cm" svg:height="0.227cm" draw:transform="rotate (0.26162485487395) translate (15.2605394867783cm 13.5629694316932cm)" svg:viewBox="0 0 1984 228" svg:d="M0 114c419-2 327-116 664-114 302-2 337 228 671 228 327 0 234-104 649-110">
          <text:p/>
        </draw:path>
        <draw:path draw:style-name="gr441" draw:text-style-name="P6"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line draw:style-name="gr3" draw:text-style-name="P3" draw:layer="layout" svg:x1="3.778cm" svg:y1="8.147cm" svg:x2="1.93cm" svg:y2="1.25cm">
          <text:p/>
        </draw:line>
        <draw:line draw:style-name="gr437" draw:text-style-name="P40" draw:layer="layout" svg:x1="5.179cm" svg:y1="5.524cm" svg:x2="3.047cm" svg:y2="2.983cm">
          <text:p/>
        </draw:line>
        <draw:line draw:style-name="gr443" draw:text-style-name="P40" draw:layer="layout" svg:x1="3.034cm" svg:y1="12.828cm" svg:x2="5.166cm" svg:y2="15.369cm">
          <text:p/>
        </draw:line>
        <draw:path draw:style-name="gr441" draw:text-style-name="P6" draw:layer="layout" svg:width="1.983cm" svg:height="0.227cm" draw:transform="rotate (0.26162485487395) translate (2.49953948677828cm 7.24496943169316cm)" svg:viewBox="0 0 1984 228" svg:d="M0 114c419-2 327-116 664-114 302-2 337 228 671 228 327 0 234-104 649-110">
          <text:p/>
        </draw:path>
        <draw:line draw:style-name="gr3" draw:text-style-name="P3" draw:layer="layout" svg:x1="6.739cm" svg:y1="18.148cm" svg:x2="4.891cm" svg:y2="11.251cm">
          <text:p/>
        </draw:line>
        <draw:path draw:style-name="gr441" draw:text-style-name="P6" draw:layer="layout" svg:width="1.983cm" svg:height="0.227cm" draw:transform="rotate (-2.87996779871584) translate (7.43746051322173cm 16.9560305683068cm)" svg:viewBox="0 0 1984 228" svg:d="M0 114c419-2 327-116 664-114 302-2 337 228 671 228 327 0 234-104 649-110">
          <text:p/>
        </draw:path>
        <draw:path draw:style-name="gr441" draw:text-style-name="P6" draw:layer="layout" svg:width="1.983cm" svg:height="0.227cm" draw:transform="rotate (0.26162485487395) translate (1.26153948677828cm 2.56296943169316cm)" svg:viewBox="0 0 1984 228" svg:d="M0 114c419-2 327-116 664-114 302-2 337 228 671 228 327 0 234-104 649-110">
          <text:p/>
        </draw:path>
        <draw:path draw:style-name="gr441" draw:text-style-name="P6" draw:layer="layout" svg:width="1.983cm" svg:height="0.227cm" draw:transform="rotate (-2.87996779871584) translate (6.15246051322172cm 12.2430305683068cm)" svg:viewBox="0 0 1984 228" svg:d="M0 114c419-2 327-116 664-114 302-2 337 228 671 228 327 0 234-104 649-110">
          <text:p/>
        </draw:path>
        <draw:line draw:style-name="gr3" draw:text-style-name="P3" draw:layer="layout" svg:x1="15.784cm" svg:y1="8.148cm" svg:x2="13.936cm" svg:y2="1.251cm">
          <text:p/>
        </draw:line>
        <draw:line draw:style-name="gr437" draw:text-style-name="P40" draw:layer="layout" svg:x1="18.185cm" svg:y1="7.025cm" svg:x2="16.053cm" svg:y2="4.484cm">
          <text:p/>
        </draw:line>
        <draw:path draw:style-name="gr441" draw:text-style-name="P6" draw:layer="layout" svg:width="1.983cm" svg:height="0.227cm" draw:transform="rotate (0.26162485487395) translate (14.5055394867783cm 7.24596943169316cm)" svg:viewBox="0 0 1984 228" svg:d="M0 114c419-2 327-116 664-114 302-2 337 228 671 228 327 0 234-104 649-110">
          <text:p/>
        </draw:path>
        <draw:path draw:style-name="gr441" draw:text-style-name="P6" draw:layer="layout" svg:width="1.983cm" svg:height="0.227cm" draw:transform="rotate (0.26162485487395) translate (13.2675394867783cm 2.56396943169316cm)" svg:viewBox="0 0 1984 228" svg:d="M0 114c419-2 327-116 664-114 302-2 337 228 671 228 327 0 234-104 649-110">
          <text:p/>
        </draw:path>
        <draw:line draw:style-name="gr443" draw:text-style-name="P40" draw:layer="layout" svg:x1="17.928cm" svg:y1="14.229cm" svg:x2="20.06cm" svg:y2="16.77cm">
          <text:p/>
        </draw:line>
        <draw:line draw:style-name="gr3" draw:text-style-name="P3" draw:layer="layout" svg:x1="20.733cm" svg:y1="18.149cm" svg:x2="18.885cm" svg:y2="11.252cm">
          <text:p/>
        </draw:line>
        <draw:path draw:style-name="gr441" draw:text-style-name="P6" draw:layer="layout" svg:width="1.983cm" svg:height="0.227cm" draw:transform="rotate (-2.87996779871584) translate (21.4314605132217cm 16.9570305683068cm)" svg:viewBox="0 0 1984 228" svg:d="M0 114c419-2 327-116 664-114 302-2 337 228 671 228 327 0 234-104 649-110">
          <text:p/>
        </draw:path>
        <draw:path draw:style-name="gr441" draw:text-style-name="P6"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line draw:style-name="gr3" draw:text-style-name="P3" draw:layer="layout" svg:x1="21.052cm" svg:y1="16.472cm" svg:x2="21.052cm" svg:y2="9.332cm">
          <text:p/>
        </draw:line>
        <draw:line draw:style-name="gr437" draw:text-style-name="P40" draw:layer="layout" svg:x1="21.702cm" svg:y1="11.702cm" svg:x2="24.401cm" svg:y2="13.502cm">
          <text:p/>
        </draw:line>
        <draw:line draw:style-name="gr438" draw:text-style-name="P40" draw:layer="layout" svg:x1="20.577cm" svg:y1="4.233cm" svg:x2="21.979cm" svg:y2="7.239cm">
          <text:p/>
        </draw:line>
        <draw:line draw:style-name="gr445" draw:text-style-name="P40" draw:layer="layout" svg:x1="20.401cm" svg:y1="14.102cm" svg:x2="17.702cm" svg:y2="12.302cm">
          <text:p/>
        </draw:line>
        <draw:line draw:style-name="gr3" draw:text-style-name="P3" draw:layer="layout" svg:x1="2.482cm" svg:y1="12.846cm" svg:x2="9.622cm" svg:y2="12.846cm">
          <text:p/>
        </draw:line>
        <draw:line draw:style-name="gr437" draw:text-style-name="P40" draw:layer="layout" svg:x1="6.352cm" svg:y1="11.396cm" svg:x2="4.552cm" svg:y2="12.296cm">
          <text:p/>
        </draw:line>
        <draw:line draw:style-name="gr445" draw:text-style-name="P40" draw:layer="layout" svg:x1="5.752cm" svg:y1="14.296cm" svg:x2="7.552cm" svg:y2="13.396cm">
          <text:p/>
        </draw:line>
        <draw:custom-shape draw:style-name="gr446" draw:text-style-name="P1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6" draw:text-style-name="P1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7" draw:text-style-name="P178" draw:layer="layout" svg:width="3.61cm" svg:height="1.098cm" svg:x="22.581cm" svg:y="13.524cm">
          <draw:text-box>
            <text:p><text:span text:style-name="T131">(9, –6, 0)</text:span></text:p>
          </draw:text-box>
        </draw:frame>
        <draw:frame draw:style-name="gr448" draw:text-style-name="P179" draw:layer="layout" svg:width="3.609cm" svg:height="1.098cm" svg:x="15.981cm" svg:y="11.224cm">
          <draw:text-box>
            <text:p><text:span text:style-name="T132">(–9, 6, 0)</text:span></text:p>
          </draw:text-box>
        </draw:frame>
        <draw:frame draw:style-name="gr449" draw:text-style-name="P178" draw:layer="layout" svg:width="4.033cm" svg:height="1.098cm" svg:x="2.281cm" svg:y="10.624cm">
          <draw:text-box>
            <text:p><text:span text:style-name="T131">(–6, –3, 0)</text:span></text:p>
          </draw:text-box>
        </draw:frame>
        <draw:frame draw:style-name="gr450" draw:text-style-name="P179" draw:layer="layout" svg:width="3.186cm" svg:height="1.098cm" svg:x="6.582cm" svg:y="13.924cm">
          <draw:text-box>
            <text:p><text:span text:style-name="T132">(6, 3, 0)</text:span></text:p>
          </draw:text-box>
        </draw:frame>
        <draw:frame draw:style-name="gr451" draw:text-style-name="P60" draw:layer="layout" svg:width="0.955cm" svg:height="0.992cm" svg:x="6.145cm" svg:y="11.854cm">
          <draw:text-box>
            <text:p><text:span text:style-name="T38">P</text:span></text:p>
          </draw:text-box>
        </draw:frame>
        <draw:frame draw:style-name="gr451" draw:text-style-name="P60" draw:layer="layout" svg:width="0.955cm" svg:height="0.992cm" svg:x="20.098cm" svg:y="11.876cm">
          <draw:text-box>
            <text:p><text:span text:style-name="T38">P</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line draw:style-name="gr3" draw:text-style-name="P3" draw:layer="layout" svg:x1="21.052cm" svg:y1="16.472cm" svg:x2="21.052cm" svg:y2="9.332cm">
          <text:p/>
        </draw:line>
        <draw:line draw:style-name="gr437" draw:text-style-name="P40" draw:layer="layout" svg:x1="21.702cm" svg:y1="11.702cm" svg:x2="24.401cm" svg:y2="13.502cm">
          <text:p/>
        </draw:line>
        <draw:line draw:style-name="gr438" draw:text-style-name="P40" draw:layer="layout" svg:x1="20.577cm" svg:y1="4.233cm" svg:x2="21.979cm" svg:y2="7.239cm">
          <text:p/>
        </draw:line>
        <draw:line draw:style-name="gr3" draw:text-style-name="P3" draw:layer="layout" svg:x1="2.482cm" svg:y1="12.846cm" svg:x2="9.622cm" svg:y2="12.846cm">
          <text:p/>
        </draw:line>
        <draw:line draw:style-name="gr437" draw:text-style-name="P40" draw:layer="layout" svg:x1="6.352cm" svg:y1="11.396cm" svg:x2="4.552cm" svg:y2="12.296cm">
          <text:p/>
        </draw:line>
        <draw:custom-shape draw:style-name="gr446" draw:text-style-name="P1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6" draw:text-style-name="P1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7" draw:text-style-name="P178" draw:layer="layout" svg:width="3.61cm" svg:height="1.098cm" svg:x="22.581cm" svg:y="13.624cm">
          <draw:text-box>
            <text:p><text:span text:style-name="T131">(9, –6, 0)</text:span></text:p>
          </draw:text-box>
        </draw:frame>
        <draw:frame draw:style-name="gr449" draw:text-style-name="P178" draw:layer="layout" svg:width="4.033cm" svg:height="1.098cm" svg:x="2.281cm" svg:y="10.524cm">
          <draw:text-box>
            <text:p><text:span text:style-name="T131">(–6, –3, 0)</text:span></text:p>
          </draw:text-box>
        </draw:frame>
        <draw:frame draw:style-name="gr451" draw:text-style-name="P60" draw:layer="layout" svg:width="0.955cm" svg:height="0.992cm" svg:x="6.145cm" svg:y="11.854cm">
          <draw:text-box>
            <text:p><text:span text:style-name="T38">P</text:span></text:p>
          </draw:text-box>
        </draw:frame>
        <draw:frame draw:style-name="gr451" draw:text-style-name="P60" draw:layer="layout" svg:width="0.955cm" svg:height="0.992cm" svg:x="20.098cm" svg:y="11.876cm">
          <draw:text-box>
            <text:p><text:span text:style-name="T38">P</text:span></text:p>
          </draw:text-box>
        </draw:frame>
        <draw:path draw:style-name="gr441" draw:text-style-name="P6" draw:layer="layout" svg:width="1.983cm" svg:height="0.227cm" draw:transform="rotate (1.5707963267949) translate (8.27440453180952cm 13.8420619336806cm)" svg:viewBox="0 0 1984 228" svg:d="M0 114c419-2 327-116 664-114 302-2 337 228 671 228 327 0 234-104 649-110">
          <text:p/>
        </draw:path>
        <draw:path draw:style-name="gr441" draw:text-style-name="P6" draw:layer="layout" svg:width="1.983cm" svg:height="0.227cm" svg:x="20.083cm" svg:y="15.263cm" svg:viewBox="0 0 1984 228" svg:d="M0 114c419-2 327-116 664-114 302-2 337 228 671 228 327 0 234-104 649-110">
          <text:p/>
        </draw:path>
        <draw:path draw:style-name="gr441" draw:text-style-name="P6" draw:layer="layout" svg:width="1.983cm" svg:height="0.227cm" draw:transform="rotate (1.5707963267949) translate (3.30940453180952cm 13.8230619336806cm)" svg:viewBox="0 0 1984 228" svg:d="M0 114c419-2 327-116 664-114 302-2 337 228 671 228 327 0 234-104 649-110">
          <text:p/>
        </draw:path>
        <draw:path draw:style-name="gr441" draw:text-style-name="P6" draw:layer="layout" svg:width="1.983cm" svg:height="0.227cm" svg:x="20.102cm" svg:y="10.398cm" svg:viewBox="0 0 1984 228" svg:d="M0 114c419-2 327-116 664-114 302-2 337 228 671 228 327 0 234-104 649-110">
          <text:p/>
        </draw:path>
        <draw:path draw:style-name="gr441" draw:text-style-name="P6"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line draw:style-name="gr452" draw:text-style-name="P3" draw:layer="layout" svg:x1="9.964cm" svg:y1="19.914cm" svg:x2="7.692cm" svg:y2="11.535cm">
          <text:p/>
        </draw:line>
        <draw:path draw:style-name="gr453" draw:text-style-name="P18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54" draw:text-style-name="P4" draw:layer="layout" svg:width="3.956cm" svg:height="1.521cm" draw:transform="rotate (-1.30602987926736) translate (10.514cm 15.492cm)">
          <draw:text-box>
            <text:p><text:span text:style-name="T1">+5 J/s</text:span></text:p>
          </draw:text-box>
        </draw:frame>
        <draw:frame draw:style-name="gr455" draw:text-style-name="P181" draw:layer="layout" svg:width="3.609cm" svg:height="1.521cm" draw:transform="rotate (-1.30602987926736) translate (8.792cm 16.248cm)">
          <draw:text-box>
            <text:p><text:span text:style-name="T133">-5 J/s</text:span></text:p>
          </draw:text-box>
        </draw:frame>
        <draw:frame draw:style-name="gr456" draw:text-style-name="P5" draw:layer="layout" svg:width="3.821cm" svg:height="1.521cm" draw:transform="rotate (-0.135263017029561) translate (2.726cm 11.378cm)">
          <draw:text-box>
            <text:p><text:span text:style-name="T2">–</text:span><text:span text:style-name="T2">1 J/s</text:span></text:p>
          </draw:text-box>
        </draw:frame>
        <draw:frame draw:style-name="gr457" draw:text-style-name="P182" draw:layer="layout" svg:width="3.956cm" svg:height="1.521cm" draw:transform="rotate (-0.135263017029561) translate (2.43cm 13.058cm)">
          <draw:text-box>
            <text:p><text:span text:style-name="T134">+1 J/s</text:span></text:p>
          </draw:text-box>
        </draw:frame>
        <draw:g draw:style-name="gr9">
          <draw:line draw:style-name="gr452" draw:text-style-name="P3" draw:layer="layout" svg:x1="23.619cm" svg:y1="17.217cm" svg:x2="23.619cm" svg:y2="8.535cm">
            <text:p/>
          </draw:line>
          <draw:path draw:style-name="gr453" draw:text-style-name="P180"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54" draw:text-style-name="P4" draw:layer="layout" svg:width="3.956cm" svg:height="1.521cm" draw:transform="rotate (-1.5707963267949) translate (25.307cm 13.093cm)">
            <draw:text-box>
              <text:p><text:span text:style-name="T1">+3 J/s</text:span></text:p>
            </draw:text-box>
          </draw:frame>
          <draw:frame draw:style-name="gr458" draw:text-style-name="P181" draw:layer="layout" svg:width="3.609cm" svg:height="1.521cm" draw:transform="rotate (-1.5707963267949) translate (23.449cm 13.267cm)">
            <draw:text-box>
              <text:p><text:span text:style-name="T133">-3 J/s</text:span></text:p>
            </draw:text-box>
          </draw:frame>
          <draw:frame draw:style-name="gr456" draw:text-style-name="P5" draw:layer="layout" svg:width="3.956cm" svg:height="1.521cm" svg:x="17.225cm" svg:y="9.295cm">
            <draw:text-box>
              <text:p><text:span text:style-name="T2">+3 J/s</text:span></text:p>
            </draw:text-box>
          </draw:frame>
          <draw:frame draw:style-name="gr457" draw:text-style-name="P182" draw:layer="layout" svg:width="3.956cm" svg:height="1.521cm" svg:x="17.225cm" svg:y="10.999cm">
            <draw:text-box>
              <text:p><text:span text:style-name="T134">–</text:span><text:span text:style-name="T134">3 J/s</text:span></text:p>
            </draw:text-box>
          </draw:frame>
        </draw:g>
        <draw:g draw:style-name="gr9">
          <draw:line draw:style-name="gr452" draw:text-style-name="P183" draw:layer="layout" svg:x1="28.406cm" svg:y1="5.482cm" svg:x2="20.25cm" svg:y2="2.507cm">
            <text:p/>
          </draw:line>
          <draw:path draw:style-name="gr453" draw:text-style-name="P184"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59" draw:text-style-name="P185" draw:layer="layout" svg:width="3.58cm" svg:height="1.381cm" draw:transform="rotate (-0.349763982099663) translate (25.456cm 2.905cm)">
            <draw:text-box>
              <text:p><text:span text:style-name="T135">+5 J/s</text:span></text:p>
            </draw:text-box>
          </draw:frame>
          <draw:frame draw:style-name="gr460" draw:text-style-name="P186" draw:layer="layout" svg:width="3.461cm" svg:height="1.521cm" draw:transform="rotate (-0.349763982099663) translate (25.009cm 4.333cm)">
            <draw:text-box>
              <text:p><text:span text:style-name="T136">–</text:span><text:span text:style-name="T136">5 J/s</text:span></text:p>
            </draw:text-box>
          </draw:frame>
          <draw:frame draw:style-name="gr461" draw:text-style-name="P187" draw:layer="layout" svg:width="3.81cm" svg:height="1.381cm" draw:transform="rotate (0.198269403026556) translate (15.363cm 3.174cm)">
            <draw:text-box>
              <text:p><text:span text:style-name="T137">–</text:span><text:span text:style-name="T137">1 J/s</text:span></text:p>
            </draw:text-box>
          </draw:frame>
          <draw:frame draw:style-name="gr462" draw:text-style-name="P188" draw:layer="layout" svg:width="3.956cm" svg:height="1.381cm" draw:transform="rotate (0.198269403026556) translate (15.533cm 4.602cm)">
            <draw:text-box>
              <text:p><text:span text:style-name="T138">+1 J/s</text:span></text:p>
            </draw:text-box>
          </draw:frame>
        </draw:g>
        <draw:path draw:style-name="gr6" draw:text-style-name="P6"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line draw:style-name="gr452" draw:text-style-name="P3" draw:layer="layout" svg:x1="7.964cm" svg:y1="19.914cm" svg:x2="5.692cm" svg:y2="11.535cm">
          <text:p/>
        </draw:line>
        <draw:path draw:style-name="gr453" draw:text-style-name="P180"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54" draw:text-style-name="P4" draw:layer="layout" svg:width="3.956cm" svg:height="1.521cm" draw:transform="rotate (-1.30602987926736) translate (8.514cm 15.492cm)">
          <draw:text-box>
            <text:p><text:span text:style-name="T1">+5 J/s</text:span></text:p>
          </draw:text-box>
        </draw:frame>
        <draw:frame draw:style-name="gr455" draw:text-style-name="P181" draw:layer="layout" svg:width="3.609cm" svg:height="1.521cm" draw:transform="rotate (-1.30602987926736) translate (6.792cm 16.248cm)">
          <draw:text-box>
            <text:p><text:span text:style-name="T133">-5 J/s</text:span></text:p>
          </draw:text-box>
        </draw:frame>
        <draw:frame draw:style-name="gr456" draw:text-style-name="P5" draw:layer="layout" svg:width="3.821cm" svg:height="1.521cm" draw:transform="rotate (-0.135263017029561) translate (0.726cm 11.378cm)">
          <draw:text-box>
            <text:p><text:span text:style-name="T2">–</text:span><text:span text:style-name="T2">1 J/s</text:span></text:p>
          </draw:text-box>
        </draw:frame>
        <draw:frame draw:style-name="gr457" draw:text-style-name="P182" draw:layer="layout" svg:width="3.956cm" svg:height="1.521cm" draw:transform="rotate (-0.135263017029561) translate (0.43cm 13.058cm)">
          <draw:text-box>
            <text:p><text:span text:style-name="T134">+1 J/s</text:span></text:p>
          </draw:text-box>
        </draw:frame>
        <draw:g draw:style-name="gr9">
          <draw:line draw:style-name="gr452" draw:text-style-name="P3" draw:layer="layout" svg:x1="7.619cm" svg:y1="9.217cm" svg:x2="7.619cm" svg:y2="0.535cm">
            <text:p/>
          </draw:line>
          <draw:path draw:style-name="gr453" draw:text-style-name="P180"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54" draw:text-style-name="P4" draw:layer="layout" svg:width="3.956cm" svg:height="1.521cm" draw:transform="rotate (-1.5707963267949) translate (9.307cm 5.093cm)">
            <draw:text-box>
              <text:p><text:span text:style-name="T1">+3 J/s</text:span></text:p>
            </draw:text-box>
          </draw:frame>
          <draw:frame draw:style-name="gr458" draw:text-style-name="P181" draw:layer="layout" svg:width="3.609cm" svg:height="1.521cm" draw:transform="rotate (-1.5707963267949) translate (7.449cm 5.267cm)">
            <draw:text-box>
              <text:p><text:span text:style-name="T133">-3 J/s</text:span></text:p>
            </draw:text-box>
          </draw:frame>
          <draw:frame draw:style-name="gr456" draw:text-style-name="P5" draw:layer="layout" svg:width="3.956cm" svg:height="1.521cm" svg:x="1.225cm" svg:y="1.295cm">
            <draw:text-box>
              <text:p><text:span text:style-name="T2">+3 J/s</text:span></text:p>
            </draw:text-box>
          </draw:frame>
          <draw:frame draw:style-name="gr457" draw:text-style-name="P182" draw:layer="layout" svg:width="3.956cm" svg:height="1.521cm" svg:x="1.225cm" svg:y="2.999cm">
            <draw:text-box>
              <text:p><text:span text:style-name="T134">–</text:span><text:span text:style-name="T134">3 J/s</text:span></text:p>
            </draw:text-box>
          </draw:frame>
        </draw:g>
        <draw:line draw:style-name="gr452" draw:text-style-name="P183" draw:layer="layout" svg:x1="23.963cm" svg:y1="18.521cm" svg:x2="21.814cm" svg:y2="9.098cm">
          <text:p/>
        </draw:line>
        <draw:path draw:style-name="gr453" draw:text-style-name="P184"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59" draw:text-style-name="P185" draw:layer="layout" svg:width="3.58cm" svg:height="1.381cm" svg:x="23.861cm" svg:y="15.626cm">
          <draw:text-box>
            <text:p><text:span text:style-name="T135">+5 J/s</text:span></text:p>
          </draw:text-box>
        </draw:frame>
        <draw:frame draw:style-name="gr461" draw:text-style-name="P187" draw:layer="layout" svg:width="3.81cm" svg:height="1.381cm" svg:x="18.897cm" svg:y="5.653cm">
          <draw:text-box>
            <text:p><text:span text:style-name="T137">–</text:span><text:span text:style-name="T137">1 J/s</text:span></text:p>
          </draw:text-box>
        </draw:frame>
        <draw:custom-shape draw:style-name="gr446" draw:text-style-name="P11"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1" draw:text-style-name="P60" draw:layer="layout" svg:width="0.955cm" svg:height="0.992cm" svg:x="22.521cm" svg:y="10.427cm">
          <draw:text-box>
            <text:p><text:span text:style-name="T38">P</text:span></text:p>
          </draw:text-box>
        </draw:frame>
        <draw:path draw:style-name="gr441" draw:text-style-name="P6" draw:layer="layout" svg:width="1.983cm" svg:height="0.227cm" draw:transform="rotate (0.26162485487395) translate (22.3945394867783cm 16.0049694316932cm)" svg:viewBox="0 0 1984 228" svg:d="M0 114c419-2 327-116 664-114 302-2 337 228 671 228 327 0 234-104 649-110">
          <text:p/>
        </draw:path>
        <draw:path draw:style-name="gr442" draw:text-style-name="P6"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63" draw:text-style-name="P16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9">
          <svg:title>TexMaths</svg:title>
          <svg:desc>48§display§\qty{-2}{J}§svg§600§TRUE§</svg:desc>
          <draw:path draw:style-name="gr67" draw:text-style-name="P45" draw:layer="layout" svg:width="0.9cm" svg:height="0.095cm" svg:x="15.204cm" svg:y="9.563cm" svg:viewBox="0 0 901 96" svg:d="M0 0c300 0 601 0 901 0 0 32 0 64 0 96-300 0-601 0-901 0 0-32 0-64 0-96z">
            <text:p/>
          </draw:path>
          <draw:path draw:style-name="gr67" draw:text-style-name="P45"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67" draw:text-style-name="P45"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64" draw:text-style-name="P3" draw:layer="layout" svg:x1="6.467cm" svg:y1="14.808cm" svg:x2="6.467cm" svg:y2="2.07cm">
          <text:p/>
        </draw:line>
        <draw:line draw:style-name="gr465" draw:text-style-name="P40" draw:layer="layout" svg:x1="4.986cm" svg:y1="15.165cm" svg:x2="10.178cm" svg:y2="15.165cm">
          <text:p/>
        </draw:line>
        <draw:measure draw:style-name="gr466" draw:text-style-name="P190" draw:layer="measurelines" svg:x1="6.487cm" svg:y1="2.021cm" svg:x2="23.3cm" svg:y2="2.021cm">
          <text:p text:style-name="P189"><text:span text:style-name="T139">1 m</text:span></text:p>
          <text:p text:style-name="P189"><text:span text:style-name="T140"/></text:p>
        </draw:measure>
        <draw:frame draw:style-name="gr467" draw:text-style-name="P191" draw:layer="layout" svg:width="3.131cm" svg:height="1.237cm" svg:x="6.956cm" svg:y="13.984cm">
          <draw:text-box>
            <text:p><text:span text:style-name="T141">1 m/s</text:span></text:p>
          </draw:text-box>
        </draw:frame>
        <draw:line draw:style-name="gr468" draw:text-style-name="P3" draw:layer="layout" svg:x1="4.118cm" svg:y1="14.757cm" svg:x2="6.187cm" svg:y2="14.757cm">
          <text:p/>
        </draw:line>
        <draw:line draw:style-name="gr468" draw:text-style-name="P3" draw:layer="layout" svg:x1="4.747cm" svg:y1="14.457cm" svg:x2="6.186cm" svg:y2="14.457cm">
          <text:p/>
        </draw:line>
        <draw:line draw:style-name="gr468" draw:text-style-name="P3" draw:layer="layout" svg:x1="5.43cm" svg:y1="14.157cm" svg:x2="6.185cm" svg:y2="14.157cm">
          <text:p/>
        </draw:line>
        <draw:line draw:style-name="gr468" draw:text-style-name="P3" draw:layer="layout" svg:x1="4.119cm" svg:y1="2.157cm" svg:x2="6.188cm" svg:y2="2.157cm">
          <text:p/>
        </draw:line>
        <draw:line draw:style-name="gr468" draw:text-style-name="P3" draw:layer="layout" svg:x1="4.748cm" svg:y1="2.457cm" svg:x2="6.187cm" svg:y2="2.457cm">
          <text:p/>
        </draw:line>
        <draw:line draw:style-name="gr468" draw:text-style-name="P3" draw:layer="layout" svg:x1="5.431cm" svg:y1="2.757cm" svg:x2="6.186cm" svg:y2="2.757cm">
          <text:p/>
        </draw:line>
        <draw:path draw:style-name="gr463" draw:text-style-name="P16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9">
          <svg:title>TexMaths</svg:title>
          <svg:desc>48§display§\qty{8}{J}§svg§600§TRUE§</svg:desc>
          <draw:path draw:style-name="gr67" draw:text-style-name="P45"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67" draw:text-style-name="P45"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g draw:style-name="gr9">
          <draw:path draw:style-name="gr376" draw:text-style-name="P3" draw:layer="layout" svg:width="5.555cm" svg:height="5.432cm" draw:transform="skewX (0.00174532925199433) rotate (-2.41518661890975) translate (10.7421562157411cm 4.49224397085526cm)" svg:viewBox="0 0 5556 5433" svg:d="M0 5433c730-1096 1489-1926 1421-2671-68-746-255-1881 513-2349 768-467 3516-902 3622 871">
            <text:p/>
          </draw:path>
          <draw:line draw:style-name="gr469" draw:text-style-name="P40" draw:layer="layout" svg:x1="6.673cm" svg:y1="1.54cm" svg:x2="5.565cm" svg:y2="0.31cm">
            <text:p/>
          </draw:line>
          <draw:line draw:style-name="gr469" draw:text-style-name="P40" draw:layer="layout" svg:x1="6.79cm" svg:y1="2.353cm" svg:x2="5.682cm" svg:y2="1.123cm">
            <text:p/>
          </draw:line>
          <draw:line draw:style-name="gr469" draw:text-style-name="P40" draw:layer="layout" svg:x1="7.107cm" svg:y1="3.266cm" svg:x2="5.999cm" svg:y2="2.036cm">
            <text:p/>
          </draw:line>
          <draw:line draw:style-name="gr469" draw:text-style-name="P40" draw:layer="layout" svg:x1="7.524cm" svg:y1="4.279cm" svg:x2="6.416cm" svg:y2="3.049cm">
            <text:p/>
          </draw:line>
          <draw:line draw:style-name="gr469" draw:text-style-name="P40" draw:layer="layout" svg:x1="8.241cm" svg:y1="5.792cm" svg:x2="7.133cm" svg:y2="4.562cm">
            <text:p/>
          </draw:line>
          <draw:line draw:style-name="gr469" draw:text-style-name="P40" draw:layer="layout" svg:x1="7.958cm" svg:y1="6.405cm" svg:x2="6.85cm" svg:y2="5.175cm">
            <text:p/>
          </draw:line>
          <draw:line draw:style-name="gr469" draw:text-style-name="P40" draw:layer="layout" svg:x1="7.375cm" svg:y1="6.818cm" svg:x2="6.267cm" svg:y2="5.588cm">
            <text:p/>
          </draw:line>
          <draw:line draw:style-name="gr469" draw:text-style-name="P40" draw:layer="layout" svg:x1="6.592cm" svg:y1="6.931cm" svg:x2="5.484cm" svg:y2="5.701cm">
            <text:p/>
          </draw:line>
        </draw:g>
        <draw:g draw:style-name="gr9">
          <draw:path draw:style-name="gr376" draw:text-style-name="P3"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469" draw:text-style-name="P40" draw:layer="layout" svg:x1="9.191cm" svg:y1="14.453cm" svg:x2="8.083cm" svg:y2="13.223cm">
            <text:p/>
          </draw:line>
          <draw:line draw:style-name="gr469" draw:text-style-name="P40" draw:layer="layout" svg:x1="9.308cm" svg:y1="15.266cm" svg:x2="8.2cm" svg:y2="14.036cm">
            <text:p/>
          </draw:line>
          <draw:line draw:style-name="gr469" draw:text-style-name="P40" draw:layer="layout" svg:x1="9.625cm" svg:y1="16.179cm" svg:x2="8.517cm" svg:y2="14.949cm">
            <text:p/>
          </draw:line>
          <draw:line draw:style-name="gr469" draw:text-style-name="P40" draw:layer="layout" svg:x1="10.042cm" svg:y1="17.192cm" svg:x2="8.934cm" svg:y2="15.962cm">
            <text:p/>
          </draw:line>
          <draw:line draw:style-name="gr469" draw:text-style-name="P40" draw:layer="layout" svg:x1="10.459cm" svg:y1="18.505cm" svg:x2="9.351cm" svg:y2="17.275cm">
            <text:p/>
          </draw:line>
          <draw:line draw:style-name="gr469" draw:text-style-name="P40" draw:layer="layout" svg:x1="10.576cm" svg:y1="19.418cm" svg:x2="9.468cm" svg:y2="18.188cm">
            <text:p/>
          </draw:line>
          <draw:line draw:style-name="gr469" draw:text-style-name="P40" draw:layer="layout" svg:x1="10.393cm" svg:y1="20.131cm" svg:x2="9.285cm" svg:y2="18.901cm">
            <text:p/>
          </draw:line>
          <draw:line draw:style-name="gr469" draw:text-style-name="P40" draw:layer="layout" svg:x1="9.81cm" svg:y1="20.644cm" svg:x2="8.702cm" svg:y2="19.414cm">
            <text:p/>
          </draw:line>
        </draw:g>
        <draw:custom-shape draw:style-name="gr470" draw:text-style-name="P1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71"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71"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71"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71"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
          <draw:path draw:style-name="gr376" draw:text-style-name="P3" draw:layer="layout" svg:width="5.555cm" svg:height="5.432cm" draw:transform="skewX (0.00174532925199433) rotate (-2.41518661890975) translate (25.9431562157411cm 4.75324397085527cm)" svg:viewBox="0 0 5556 5433" svg:d="M0 5433c730-1096 1489-1926 1421-2671-68-746-255-1881 513-2349 768-467 3516-902 3622 871">
            <text:p/>
          </draw:path>
          <draw:custom-shape draw:style-name="gr380" draw:text-style-name="P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
          <draw:path draw:style-name="gr376" draw:text-style-name="P3"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80" draw:text-style-name="P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0" draw:text-style-name="P1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71"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71"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71"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71"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72" draw:text-style-name="P6" draw:layer="layout" svg:width="2.854cm" svg:height="0.944cm" draw:transform="skewX (-0.0656243798749868) rotate (-3.02465559370617) translate (10.162cm 4.758cm)" draw:kind="arc" draw:start-angle="218.62" draw:end-angle="318.07">
          <text:p/>
        </draw:ellipse>
        <draw:ellipse draw:style-name="gr473" draw:text-style-name="P6" draw:layer="layout" svg:width="4.397cm" svg:height="0.947cm" draw:transform="skewX (-0.20315632493214) rotate (0.0757472895365539) translate (19.946cm 4.21cm)" draw:kind="arc" draw:start-angle="218.6" draw:end-angle="318.08">
          <text:p/>
        </draw:ellipse>
        <draw:frame draw:style-name="gr474" draw:text-style-name="P192" draw:layer="layout" svg:width="0.951cm" svg:height="0.992cm" svg:x="20.87cm" svg:y="3.703cm">
          <draw:text-box>
            <text:p><text:span text:style-name="T142">+</text:span></text:p>
          </draw:text-box>
        </draw:frame>
        <presentation:notes draw:style-name="dp2">
          <draw:page-thumbnail draw:style-name="gr1" draw:layer="layout" svg:width="21.219cm" svg:height="10.476cm" svg:x="0.185cm" svg:y="2.123cm" draw:page-number="96" presentation:class="page"/>
          <draw:frame presentation:style-name="pr1" draw:text-style-name="P54"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g draw:style-name="gr9">
          <draw:path draw:style-name="gr376" draw:text-style-name="P3" draw:layer="layout" svg:width="5.555cm" svg:height="5.432cm" draw:transform="skewX (0.00174532925199427) rotate (-2.41518661890975) translate (6.34215621574109cm 4.72924397085526cm)" svg:viewBox="0 0 5556 5433" svg:d="M0 5433c730-1096 1489-1926 1421-2671-68-746-255-1881 513-2349 768-467 3516-902 3622 871">
            <text:p/>
          </draw:path>
          <draw:line draw:style-name="gr469" draw:text-style-name="P40" draw:layer="layout" svg:x1="2.273cm" svg:y1="1.777cm" svg:x2="1.165cm" svg:y2="0.547cm">
            <text:p/>
          </draw:line>
          <draw:line draw:style-name="gr469" draw:text-style-name="P40" draw:layer="layout" svg:x1="2.39cm" svg:y1="2.59cm" svg:x2="1.282cm" svg:y2="1.36cm">
            <text:p/>
          </draw:line>
          <draw:line draw:style-name="gr469" draw:text-style-name="P40" draw:layer="layout" svg:x1="2.707cm" svg:y1="3.503cm" svg:x2="1.599cm" svg:y2="2.273cm">
            <text:p/>
          </draw:line>
          <draw:line draw:style-name="gr469" draw:text-style-name="P40" draw:layer="layout" svg:x1="3.124cm" svg:y1="4.516cm" svg:x2="2.016cm" svg:y2="3.286cm">
            <text:p/>
          </draw:line>
          <draw:line draw:style-name="gr469" draw:text-style-name="P40" draw:layer="layout" svg:x1="3.841cm" svg:y1="6.029cm" svg:x2="2.733cm" svg:y2="4.799cm">
            <text:p/>
          </draw:line>
          <draw:line draw:style-name="gr469" draw:text-style-name="P40" draw:layer="layout" svg:x1="3.558cm" svg:y1="6.642cm" svg:x2="2.45cm" svg:y2="5.412cm">
            <text:p/>
          </draw:line>
          <draw:line draw:style-name="gr469" draw:text-style-name="P40" draw:layer="layout" svg:x1="2.975cm" svg:y1="7.055cm" svg:x2="1.867cm" svg:y2="5.825cm">
            <text:p/>
          </draw:line>
          <draw:line draw:style-name="gr469" draw:text-style-name="P40" draw:layer="layout" svg:x1="2.192cm" svg:y1="7.168cm" svg:x2="1.084cm" svg:y2="5.938cm">
            <text:p/>
          </draw:line>
        </draw:g>
        <draw:g draw:style-name="gr9">
          <draw:path draw:style-name="gr376" draw:text-style-name="P3" draw:layer="layout" svg:width="5.555cm" svg:height="5.432cm" draw:transform="skewX (0.00174532925199433) rotate (-2.41518661890975) translate (17.3471562157411cm 4.70887315018656cm)" svg:viewBox="0 0 5556 5433" svg:d="M0 5433c730-1096 1489-1926 1421-2671-68-746-255-1881 513-2349 768-467 3516-902 3622 871">
            <text:p/>
          </draw:path>
          <draw:line draw:style-name="gr469" draw:text-style-name="P40" draw:layer="layout" svg:x1="15.796cm" svg:y1="1.852cm" svg:x2="14.688cm" svg:y2="0.622cm">
            <text:p/>
          </draw:line>
          <draw:line draw:style-name="gr469" draw:text-style-name="P40" draw:layer="layout" svg:x1="15.913cm" svg:y1="2.665cm" svg:x2="14.805cm" svg:y2="1.435cm">
            <text:p/>
          </draw:line>
          <draw:line draw:style-name="gr469" draw:text-style-name="P40" draw:layer="layout" svg:x1="16.23cm" svg:y1="3.578cm" svg:x2="15.122cm" svg:y2="2.348cm">
            <text:p/>
          </draw:line>
          <draw:line draw:style-name="gr469" draw:text-style-name="P40" draw:layer="layout" svg:x1="16.647cm" svg:y1="4.591cm" svg:x2="15.539cm" svg:y2="3.361cm">
            <text:p/>
          </draw:line>
          <draw:line draw:style-name="gr469" draw:text-style-name="P40" draw:layer="layout" svg:x1="17.064cm" svg:y1="5.904cm" svg:x2="15.956cm" svg:y2="4.674cm">
            <text:p/>
          </draw:line>
          <draw:line draw:style-name="gr469" draw:text-style-name="P40" draw:layer="layout" svg:x1="17.181cm" svg:y1="6.817cm" svg:x2="16.073cm" svg:y2="5.587cm">
            <text:p/>
          </draw:line>
          <draw:line draw:style-name="gr469" draw:text-style-name="P40" draw:layer="layout" svg:x1="16.998cm" svg:y1="7.53cm" svg:x2="15.89cm" svg:y2="6.3cm">
            <text:p/>
          </draw:line>
          <draw:line draw:style-name="gr469" draw:text-style-name="P40" draw:layer="layout" svg:x1="16.415cm" svg:y1="8.043cm" svg:x2="15.307cm" svg:y2="6.813cm">
            <text:p/>
          </draw:line>
        </draw:g>
        <draw:custom-shape draw:style-name="gr470" draw:text-style-name="P163"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71" draw:text-style-name="P26"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71" draw:text-style-name="P26"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471" draw:text-style-name="P26"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71" draw:text-style-name="P26"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76" draw:text-style-name="P3"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75" draw:text-style-name="P40" draw:layer="layout" svg:x1="3.706cm" svg:y1="10.705cm" svg:x2="4.814cm" svg:y2="11.935cm">
            <text:p/>
          </draw:line>
          <draw:line draw:style-name="gr475" draw:text-style-name="P40" draw:layer="layout" svg:x1="3.823cm" svg:y1="11.518cm" svg:x2="4.931cm" svg:y2="12.748cm">
            <text:p/>
          </draw:line>
          <draw:line draw:style-name="gr475" draw:text-style-name="P40" draw:layer="layout" svg:x1="4.14cm" svg:y1="12.431cm" svg:x2="5.248cm" svg:y2="13.661cm">
            <text:p/>
          </draw:line>
          <draw:line draw:style-name="gr475" draw:text-style-name="P40" draw:layer="layout" svg:x1="4.557cm" svg:y1="13.444cm" svg:x2="5.665cm" svg:y2="14.674cm">
            <text:p/>
          </draw:line>
          <draw:line draw:style-name="gr475" draw:text-style-name="P40" draw:layer="layout" svg:x1="4.974cm" svg:y1="14.757cm" svg:x2="6.082cm" svg:y2="15.987cm">
            <text:p/>
          </draw:line>
          <draw:line draw:style-name="gr475" draw:text-style-name="P40" draw:layer="layout" svg:x1="5.091cm" svg:y1="15.67cm" svg:x2="6.199cm" svg:y2="16.9cm">
            <text:p/>
          </draw:line>
          <draw:line draw:style-name="gr475" draw:text-style-name="P40" draw:layer="layout" svg:x1="4.908cm" svg:y1="16.383cm" svg:x2="6.016cm" svg:y2="17.613cm">
            <text:p/>
          </draw:line>
          <draw:line draw:style-name="gr475" draw:text-style-name="P40" draw:layer="layout" svg:x1="4.325cm" svg:y1="16.896cm" svg:x2="5.433cm" svg:y2="18.126cm">
            <text:p/>
          </draw:line>
        </draw:g>
        <draw:custom-shape draw:style-name="gr470" draw:text-style-name="P163"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71" draw:text-style-name="P26"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71" draw:text-style-name="P26"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471" draw:text-style-name="P26"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71" draw:text-style-name="P26"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76" draw:text-style-name="P3"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75" draw:text-style-name="P40" draw:layer="layout" svg:x1="12.184cm" svg:y1="10.506cm" svg:x2="13.292cm" svg:y2="11.736cm">
            <text:p/>
          </draw:line>
          <draw:line draw:style-name="gr475" draw:text-style-name="P40" draw:layer="layout" svg:x1="12.301cm" svg:y1="11.319cm" svg:x2="13.409cm" svg:y2="12.549cm">
            <text:p/>
          </draw:line>
          <draw:line draw:style-name="gr475" draw:text-style-name="P40" draw:layer="layout" svg:x1="12.618cm" svg:y1="12.232cm" svg:x2="13.726cm" svg:y2="13.462cm">
            <text:p/>
          </draw:line>
          <draw:line draw:style-name="gr475" draw:text-style-name="P40" draw:layer="layout" svg:x1="13.035cm" svg:y1="13.245cm" svg:x2="14.143cm" svg:y2="14.475cm">
            <text:p/>
          </draw:line>
          <draw:line draw:style-name="gr475" draw:text-style-name="P40" draw:layer="layout" svg:x1="13.752cm" svg:y1="14.758cm" svg:x2="14.86cm" svg:y2="15.988cm">
            <text:p/>
          </draw:line>
          <draw:line draw:style-name="gr475" draw:text-style-name="P40" draw:layer="layout" svg:x1="13.469cm" svg:y1="15.371cm" svg:x2="14.577cm" svg:y2="16.601cm">
            <text:p/>
          </draw:line>
          <draw:line draw:style-name="gr475" draw:text-style-name="P40" draw:layer="layout" svg:x1="12.886cm" svg:y1="15.784cm" svg:x2="13.994cm" svg:y2="17.014cm">
            <text:p/>
          </draw:line>
          <draw:line draw:style-name="gr475" draw:text-style-name="P40" draw:layer="layout" svg:x1="12.103cm" svg:y1="15.897cm" svg:x2="13.211cm" svg:y2="17.127cm">
            <text:p/>
          </draw:line>
        </draw:g>
        <draw:line draw:style-name="gr476" draw:text-style-name="P40" draw:layer="layout" svg:x1="25.423cm" svg:y1="9.808cm" svg:x2="23.203cm" svg:y2="7.344cm">
          <text:p/>
        </draw:line>
        <draw:line draw:style-name="gr436" draw:text-style-name="P40" draw:layer="layout" svg:x1="20.884cm" svg:y1="10.508cm" svg:x2="23.104cm" svg:y2="12.972cm">
          <text:p/>
        </draw:line>
        <draw:path draw:style-name="gr376" draw:text-style-name="P3"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9">
          <svg:title>TexMaths</svg:title>
          <svg:desc>44§display§\qty{6}{N}§svg§600§TRUE§</svg:desc>
          <draw:path draw:style-name="gr67" draw:text-style-name="P45"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7" draw:text-style-name="P45"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293" draw:text-style-name="P11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93" draw:text-style-name="P11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7" draw:text-style-name="P40" draw:layer="layout" svg:x1="20.861cm" svg:y1="17.49cm" svg:x2="23.081cm" svg:y2="19.954cm">
          <text:p/>
        </draw:line>
        <draw:line draw:style-name="gr478" draw:text-style-name="P40" draw:layer="layout" svg:x1="26.055cm" svg:y1="18.928cm" svg:x2="23.835cm" svg:y2="16.464cm">
          <text:p/>
        </draw:line>
        <draw:line draw:style-name="gr479" draw:text-style-name="P40" draw:layer="layout" svg:x1="17.821cm" svg:y1="17.45cm" svg:x2="20.041cm" svg:y2="19.914cm">
          <text:p/>
        </draw:line>
        <presentation:notes draw:style-name="dp2">
          <draw:page-thumbnail draw:style-name="gr1" draw:layer="layout" svg:width="21.219cm" svg:height="10.476cm" svg:x="0.185cm" svg:y="2.123cm" draw:page-number="97" presentation:class="page"/>
          <draw:frame presentation:style-name="pr1" draw:text-style-name="P54"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path draw:style-name="gr480" draw:text-style-name="P19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2}{mol/s}§svg§600§TRUE§</svg:desc>
          <draw:path draw:style-name="gr67" draw:text-style-name="P45"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67" draw:text-style-name="P45"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67" draw:text-style-name="P45"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67" draw:text-style-name="P45"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67" draw:text-style-name="P45"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67" draw:text-style-name="P45" draw:layer="layout" svg:width="0.374cm" svg:height="0.999cm" draw:transform="rotate (0.436332312998582) translate (9.92847924123594cm 8.0941031751276cm)" svg:viewBox="0 0 375 1000" svg:d="M0 1000c20 0 40 0 61 0 104-333 209-667 314-1000-19 0-38 0-57 0-106 333-212 667-318 1000z">
            <text:p/>
          </draw:path>
          <draw:path draw:style-name="gr67" draw:text-style-name="P45"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9">
          <svg:title>TexMaths</svg:title>
          <svg:desc>44§display§\qty{-2}{mol/s}§svg§600§TRUE§</svg:desc>
          <draw:path draw:style-name="gr293" draw:text-style-name="P118" draw:layer="layout" svg:width="0.567cm" svg:height="0.062cm" draw:transform="rotate (0.436332312998582) translate (9.2984303076641cm 10.8323208887531cm)" svg:viewBox="0 0 568 63" svg:d="M0 0c189 0 379 0 568 0 0 21 0 42 0 63-189 0-379 0-568 0 0-21 0-42 0-63z">
            <text:p/>
          </draw:path>
          <draw:path draw:style-name="gr293" draw:text-style-name="P11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93" draw:text-style-name="P11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93" draw:text-style-name="P11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93" draw:text-style-name="P11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93" draw:text-style-name="P118" draw:layer="layout" svg:width="0.374cm" svg:height="0.999cm" draw:transform="rotate (0.436332312998582) translate (12.0904703279294cm 9.013678984271cm)" svg:viewBox="0 0 375 1000" svg:d="M0 1000c20 0 40 0 60 0 105-333 210-667 315-1000-20 0-39 0-58 0-106 333-211 667-317 1000z">
            <text:p/>
          </draw:path>
          <draw:path draw:style-name="gr293" draw:text-style-name="P11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frame draw:style-name="gr14" draw:text-style-name="P3" draw:layer="layout" svg:width="10.41cm" svg:height="16.312cm" svg:x="9.455cm" svg:y="2.645cm">
          <draw:image xlink:href="Pictures/1000000000000078000000BCFA968D18.png" xlink:type="simple" xlink:show="embed" xlink:actuate="onLoad" draw:mime-type="image/png">
            <text:p/>
          </draw:image>
        </draw:frame>
        <draw:custom-shape draw:style-name="gr481" draw:text-style-name="P194" draw:layer="layout" svg:width="2.86cm" svg:height="0.869cm" svg:x="18.759cm" svg:y="7.602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frame draw:style-name="gr14" draw:text-style-name="P3" draw:layer="layout" svg:width="15.195cm" svg:height="9.057cm" svg:x="3.701cm" svg:y="6.664cm">
          <draw:image xlink:href="Pictures/100000000000003E00000025F0E843D3.png" xlink:type="simple" xlink:show="embed" xlink:actuate="onLoad" draw:mime-type="image/png">
            <text:p/>
          </draw:image>
        </draw:frame>
        <draw:g draw:style-name="gr18">
          <draw:custom-shape draw:style-name="gr482" draw:text-style-name="P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1.454cm" svg:y="8.322cm" svg:viewBox="0 0 6920 464" svg:d="M0 464c0 0 709-464 3059-464 2349 0 3861 427 3861 427">
          <text:p/>
        </draw:path>
        <draw:g draw:style-name="gr18">
          <draw:custom-shape draw:style-name="gr484" draw:text-style-name="P41" draw:layer="layout" svg:width="2.625cm" svg:height="1.259cm" svg:x="8.929cm" svg:y="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1.929cm" svg:y="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4.929cm" svg:y="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frame draw:style-name="gr14" draw:text-style-name="P3" draw:layer="layout" svg:width="15.195cm" svg:height="9.057cm" svg:x="3.701cm" svg:y="6.664cm">
          <draw:image xlink:href="Pictures/100000000000003E00000025F0E843D3.png" xlink:type="simple" xlink:show="embed" xlink:actuate="onLoad" draw:mime-type="image/png">
            <text:p/>
          </draw:image>
        </draw:frame>
        <draw:custom-shape draw:style-name="gr485" draw:text-style-name="P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6" draw:text-style-name="P41" draw:layer="layout" svg:width="3.171cm" svg:height="1.521cm" svg:x="10.329cm" svg:y="10.5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7" draw:text-style-name="P3" draw:layer="layout" svg:x1="14.154cm" svg:y1="16.526cm" svg:x2="14.154cm" svg:y2="5.644cm">
          <text:p/>
        </draw:line>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frame draw:style-name="gr14" draw:text-style-name="P3" draw:layer="layout" svg:width="15.195cm" svg:height="9.057cm" svg:x="1.701cm" svg:y="1.664cm">
          <draw:image xlink:href="Pictures/100000000000003E00000025F0E843D3.png" xlink:type="simple" xlink:show="embed" xlink:actuate="onLoad" draw:mime-type="image/png">
            <text:p/>
          </draw:image>
        </draw:frame>
        <draw:custom-shape draw:style-name="gr488" draw:text-style-name="P165"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12.154cm" svg:y1="11.526cm" svg:x2="12.154cm" svg:y2="0.644cm">
          <text:p/>
        </draw:line>
        <draw:path draw:style-name="gr490" draw:text-style-name="P6" draw:layer="layout" svg:width="4.377cm" svg:height="0.501cm" svg:x="9.998cm" svg:y="8.999cm" svg:viewBox="0 0 4378 502" svg:d="M0 252c924-6 721-256 1465-252 666-4 743 502 1480 502 721 0 517-229 1433-241">
          <text:p/>
        </draw:path>
        <draw:path draw:style-name="gr490" draw:text-style-name="P6"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frame draw:style-name="gr14" draw:text-style-name="P3" draw:layer="layout" svg:width="15.195cm" svg:height="9.057cm" svg:x="6.701cm" svg:y="1.664cm">
          <draw:image xlink:href="Pictures/100000000000003E00000025F0E843D3.png" xlink:type="simple" xlink:show="embed" xlink:actuate="onLoad" draw:mime-type="image/png">
            <text:p/>
          </draw:image>
        </draw:frame>
        <draw:custom-shape draw:style-name="gr488" draw:text-style-name="P165"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17.154cm" svg:y1="11.526cm" svg:x2="17.154cm" svg:y2="0.644cm">
          <text:p/>
        </draw:line>
        <draw:path draw:style-name="gr490" draw:text-style-name="P6" draw:layer="layout" svg:width="4.377cm" svg:height="0.501cm" svg:x="14.974cm" svg:y="9.199cm" svg:viewBox="0 0 4378 502" svg:d="M4378 252c-924-6-721-256-1465-252-666-4-743 502-1480 502-721 0-517-229-1433-241">
          <text:p/>
        </draw:path>
        <draw:path draw:style-name="gr490" draw:text-style-name="P6"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frame draw:style-name="gr14" draw:text-style-name="P3" draw:layer="layout" svg:width="15.195cm" svg:height="9.057cm" svg:x="1.701cm" svg:y="1.664cm">
          <draw:image xlink:href="Pictures/100000000000003E00000025F0E843D3.png" xlink:type="simple" xlink:show="embed" xlink:actuate="onLoad" draw:mime-type="image/png">
            <text:p/>
          </draw:image>
        </draw:frame>
        <draw:custom-shape draw:style-name="gr491" draw:text-style-name="P6"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12.154cm" svg:y1="11.526cm" svg:x2="12.154cm" svg:y2="0.644cm">
          <text:p/>
        </draw:line>
        <draw:path draw:style-name="gr492" draw:text-style-name="P6"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frame draw:style-name="gr14" draw:text-style-name="P3" draw:layer="layout" svg:width="23.679cm" svg:height="11.164cm" svg:x="3.512cm" svg:y="5.076cm">
          <draw:image xlink:href="Pictures/10000000000006FE0000034CA06E5D38.png" xlink:type="simple" xlink:show="embed" xlink:actuate="onLoad" draw:mime-type="image/png">
            <text:p/>
          </draw:image>
        </draw:frame>
        <draw:custom-shape draw:style-name="gr493" draw:text-style-name="P195" draw:layer="layout" svg:width="8.929cm" svg:height="1.899cm" svg:x="11.759cm" svg:y="8.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4" draw:text-style-name="P6" draw:layer="layout" svg:width="3.315cm" svg:height="1.298cm" svg:x="18.829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40"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5" presentation:class="page"/>
          <draw:frame presentation:style-name="pr1" draw:text-style-name="P54"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frame draw:style-name="gr14" draw:text-style-name="P3" draw:layer="layout" svg:width="23.679cm" svg:height="11.164cm" svg:x="3.512cm" svg:y="5.076cm">
          <draw:image xlink:href="Pictures/10000000000006FE0000034CA06E5D38.png" xlink:type="simple" xlink:show="embed" xlink:actuate="onLoad" draw:mime-type="image/png">
            <text:p/>
          </draw:image>
        </draw:frame>
        <draw:custom-shape draw:style-name="gr496" draw:text-style-name="P165" draw:layer="layout" svg:width="3.315cm" svg:height="1.298cm" svg:x="20.129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6" presentation:class="page"/>
          <draw:frame presentation:style-name="pr1" draw:text-style-name="P54"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frame draw:style-name="gr14" draw:text-style-name="P3" draw:layer="layout" svg:width="17.484cm" svg:height="6.323cm" svg:x="6.871cm" svg:y="7.72cm">
          <draw:image xlink:href="Pictures/1000000000000548000001E94DFFFB38.png" xlink:type="simple" xlink:show="embed" xlink:actuate="onLoad" draw:mime-type="image/png">
            <text:p/>
          </draw:image>
        </draw:frame>
        <draw:g draw:style-name="gr18">
          <draw:custom-shape draw:style-name="gr484" draw:text-style-name="P41" draw:layer="layout" svg:width="2.625cm" svg:height="1.259cm" svg:x="11.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4.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7.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2.254cm" svg:y="0.523cm" svg:viewBox="0 0 6920 464" svg:d="M0 464c0 0 709-464 3059-464 2349 0 3861 427 3861 427">
          <text:p/>
        </draw:path>
        <draw:g draw:style-name="gr18">
          <draw:custom-shape draw:style-name="gr482" draw:text-style-name="P6" draw:layer="layout" svg:width="2.625cm" svg:height="1.259cm" svg:x="19.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6.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3.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21.074cm 6.094cm)" svg:viewBox="0 0 6920 464" svg:d="M0 464c0 0 709-464 3059-464 2349 0 3861 427 3861 427">
          <text:p/>
        </draw:path>
        <draw:custom-shape draw:style-name="gr497" draw:text-style-name="P6"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8" draw:text-style-name="P41" draw:layer="layout" svg:width="3.214cm" svg:height="1.259cm" svg:x="12.329cm" svg:y="10.0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 draw:text-style-name="P3" draw:layer="layout" svg:x1="15.997cm" svg:y1="13.898cm" svg:x2="15.997cm" svg:y2="8.967cm">
          <text:p/>
        </draw:line>
        <draw:custom-shape draw:style-name="gr499" draw:text-style-name="P40"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7" presentation:class="page"/>
          <draw:frame presentation:style-name="pr1" draw:text-style-name="P54"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frame draw:style-name="gr14" draw:text-style-name="P3" draw:layer="layout" svg:width="17.484cm" svg:height="6.323cm" svg:x="6.871cm" svg:y="7.72cm">
          <draw:image xlink:href="Pictures/1000000000000548000001E94DFFFB38.png" xlink:type="simple" xlink:show="embed" xlink:actuate="onLoad" draw:mime-type="image/png">
            <text:p/>
          </draw:image>
        </draw:frame>
        <draw:g draw:style-name="gr18">
          <draw:custom-shape draw:style-name="gr484" draw:text-style-name="P41" draw:layer="layout" svg:width="2.625cm" svg:height="1.259cm" svg:x="11.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4.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7.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2.254cm" svg:y="0.523cm" svg:viewBox="0 0 6920 464" svg:d="M0 464c0 0 709-464 3059-464 2349 0 3861 427 3861 427">
          <text:p/>
        </draw:path>
        <draw:g draw:style-name="gr18">
          <draw:custom-shape draw:style-name="gr482" draw:text-style-name="P6" draw:layer="layout" svg:width="2.625cm" svg:height="1.259cm" svg:x="19.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6.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3.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21.074cm 6.094cm)" svg:viewBox="0 0 6920 464" svg:d="M0 464c0 0 709-464 3059-464 2349 0 3861 427 3861 427">
          <text:p/>
        </draw:path>
        <draw:g draw:style-name="gr18">
          <draw:custom-shape draw:style-name="gr482" draw:text-style-name="P6" draw:layer="layout" svg:width="2.625cm" svg:height="1.259cm" svg:x="11.42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4.42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7.42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2.354cm" svg:y="8.523cm" svg:viewBox="0 0 6920 464" svg:d="M0 464c0 0 709-464 3059-464 2349 0 3861 427 3861 427">
          <text:p/>
        </draw:path>
        <draw:g draw:style-name="gr18">
          <draw:custom-shape draw:style-name="gr484" draw:text-style-name="P41" draw:layer="layout" svg:width="2.625cm" svg:height="1.259cm" svg:x="15.901cm" svg:y="11.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2.901cm" svg:y="11.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9.901cm" svg:y="11.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frame draw:style-name="gr14" draw:text-style-name="P3" draw:layer="layout" svg:width="17.484cm" svg:height="6.323cm" svg:x="6.871cm" svg:y="9.32cm">
          <draw:image xlink:href="Pictures/1000000000000548000001E94DFFFB38.png" xlink:type="simple" xlink:show="embed" xlink:actuate="onLoad" draw:mime-type="image/png">
            <text:p/>
          </draw:image>
        </draw:frame>
        <draw:g draw:style-name="gr18">
          <draw:custom-shape draw:style-name="gr484" draw:text-style-name="P41" draw:layer="layout" svg:width="2.625cm" svg:height="1.259cm" svg:x="11.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4.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7.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2.254cm" svg:y="0.523cm" svg:viewBox="0 0 6920 464" svg:d="M0 464c0 0 709-464 3059-464 2349 0 3861 427 3861 427">
          <text:p/>
        </draw:path>
        <draw:g draw:style-name="gr18">
          <draw:custom-shape draw:style-name="gr482" draw:text-style-name="P6" draw:layer="layout" svg:width="2.625cm" svg:height="1.259cm" svg:x="19.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6.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3.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21.074cm 6.094cm)" svg:viewBox="0 0 6920 464" svg:d="M0 464c0 0 709-464 3059-464 2349 0 3861 427 3861 427">
          <text:p/>
        </draw:path>
        <draw:custom-shape draw:style-name="gr500" draw:text-style-name="P165"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15.964cm" svg:y1="16.798cm" svg:x2="15.964cm" svg:y2="8.98cm">
          <text:p/>
        </draw:line>
        <draw:path draw:style-name="gr490" draw:text-style-name="P6" draw:layer="layout" svg:width="3.144cm" svg:height="0.36cm" svg:x="14.375cm" svg:y="15.373cm" svg:viewBox="0 0 3145 361" svg:d="M0 181c664-4 518-184 1052-181 479-3 534 361 1064 361 518 0 371-165 1029-173">
          <text:p/>
        </draw:path>
        <draw:path draw:style-name="gr490" draw:text-style-name="P6"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09" presentation:class="page"/>
          <draw:frame presentation:style-name="pr1" draw:text-style-name="P54"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frame draw:style-name="gr14" draw:text-style-name="P3" draw:layer="layout" svg:width="17.484cm" svg:height="6.323cm" svg:x="6.871cm" svg:y="9.32cm">
          <draw:image xlink:href="Pictures/1000000000000548000001E94DFFFB38.png" xlink:type="simple" xlink:show="embed" xlink:actuate="onLoad" draw:mime-type="image/png">
            <text:p/>
          </draw:image>
        </draw:frame>
        <draw:g draw:style-name="gr18">
          <draw:custom-shape draw:style-name="gr484" draw:text-style-name="P41" draw:layer="layout" svg:width="2.625cm" svg:height="1.259cm" svg:x="11.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4.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7.32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2.254cm" svg:y="0.523cm" svg:viewBox="0 0 6920 464" svg:d="M0 464c0 0 709-464 3059-464 2349 0 3861 427 3861 427">
          <text:p/>
        </draw:path>
        <draw:g draw:style-name="gr18">
          <draw:custom-shape draw:style-name="gr482" draw:text-style-name="P6" draw:layer="layout" svg:width="2.625cm" svg:height="1.259cm" svg:x="19.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6.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3.301cm" svg:y="3.8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21.074cm 6.094cm)" svg:viewBox="0 0 6920 464" svg:d="M0 464c0 0 709-464 3059-464 2349 0 3861 427 3861 427">
          <text:p/>
        </draw:path>
        <draw:custom-shape draw:style-name="gr500" draw:text-style-name="P165"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15.964cm" svg:y1="16.798cm" svg:x2="15.964cm" svg:y2="8.98cm">
          <text:p/>
        </draw:line>
        <draw:path draw:style-name="gr490" draw:text-style-name="P6" draw:layer="layout" svg:width="3.144cm" svg:height="0.36cm" svg:x="14.374cm" svg:y="15.173cm" svg:viewBox="0 0 3145 361" svg:d="M3145 181c-664-4-518-184-1052-181-478-3-534 361-1063 361-518 0-372-165-1030-173">
          <text:p/>
        </draw:path>
        <draw:path draw:style-name="gr490" draw:text-style-name="P6"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10" presentation:class="page"/>
          <draw:frame presentation:style-name="pr1" draw:text-style-name="P54"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frame draw:style-name="gr14" draw:text-style-name="P3" draw:layer="layout" svg:width="10.84cm" svg:height="7.31cm" svg:x="7.494cm" svg:y="5.176cm">
          <draw:image xlink:href="Pictures/1000000100000134000000D0096F4A01.png" xlink:type="simple" xlink:show="embed" xlink:actuate="onLoad" draw:mime-type="image/png">
            <text:p/>
          </draw:image>
        </draw:frame>
        <draw:custom-shape draw:style-name="gr501" draw:text-style-name="P196" draw:layer="layout" svg:width="14.083cm" svg:height="2.414cm" svg:x="6.273cm" svg:y="11.988cm">
          <text:p/>
          <draw:enhanced-geometry svg:viewBox="0 0 21600 21600" draw:type="rectangle" draw:enhanced-path="M 0 0 L 21600 0 21600 21600 0 21600 0 0 Z N"/>
        </draw:custom-shape>
        <draw:g draw:style-name="gr18">
          <draw:custom-shape draw:style-name="gr502" draw:text-style-name="P41" draw:layer="layout" svg:width="2.5cm" svg:height="0.819cm" svg:x="17.512cm" svg:y="10.26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2" draw:text-style-name="P41" draw:layer="layout" svg:width="2.5cm" svg:height="0.819cm" svg:x="17.512cm" svg:y="11.49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2" draw:text-style-name="P41" draw:layer="layout" svg:width="2.5cm" svg:height="0.819cm" svg:x="17.512cm" svg:y="12.7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3" draw:text-style-name="P40" draw:layer="layout" svg:width="3.973cm" svg:height="0.463cm" draw:transform="rotate (1.5707963267949) translate (16.902cm 13.97cm)" svg:viewBox="0 0 3974 464" svg:d="M0 464c0 0 407-464 1757-464 1349 0 2217 427 2217 427">
          <text:p/>
        </draw:path>
        <draw:g draw:style-name="gr18">
          <draw:custom-shape draw:style-name="gr504" draw:text-style-name="P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3" draw:text-style-name="P40"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frame draw:style-name="gr14" draw:text-style-name="P197" draw:layer="layout" svg:width="10.84cm" svg:height="7.31cm" svg:x="7.494cm" svg:y="5.176cm">
          <draw:image xlink:href="Pictures/1000000100000134000000D0096F4A01.png" xlink:type="simple" xlink:show="embed" xlink:actuate="onLoad" draw:mime-type="image/png">
            <text:p/>
          </draw:image>
        </draw:frame>
        <draw:custom-shape draw:style-name="gr501" draw:text-style-name="P198" draw:layer="layout" svg:width="14.083cm" svg:height="2.414cm" svg:x="6.273cm" svg:y="11.988cm">
          <text:p/>
          <draw:enhanced-geometry svg:viewBox="0 0 21600 21600" draw:type="rectangle" draw:enhanced-path="M 0 0 L 21600 0 21600 21600 0 21600 0 0 Z N"/>
        </draw:custom-shape>
        <draw:custom-shape draw:style-name="gr505" draw:text-style-name="P19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20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07" draw:text-style-name="P197" draw:layer="layout" svg:x1="12.002cm" svg:y1="11.986cm" svg:x2="20.26cm" svg:y2="11.986cm">
          <text:p/>
        </draw:line>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custom-shape draw:style-name="gr508" draw:text-style-name="P12" draw:layer="layout" svg:width="4.712cm" svg:height="1.544cm" draw:transform="rotate (2.54818070791172) translate (15.4cm 15.7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3" draw:layer="layout" svg:width="10.84cm" svg:height="7.31cm" svg:x="6.494cm" svg:y="5.176cm">
          <draw:image xlink:href="Pictures/1000000100000134000000D0096F4A01.png" xlink:type="simple" xlink:show="embed" xlink:actuate="onLoad" draw:mime-type="image/png">
            <text:p/>
          </draw:image>
        </draw:frame>
        <draw:custom-shape draw:style-name="gr501" draw:text-style-name="P196" draw:layer="layout" svg:width="14.083cm" svg:height="2.414cm" svg:x="5.273cm" svg:y="11.988cm">
          <text:p/>
          <draw:enhanced-geometry svg:viewBox="0 0 21600 21600" draw:type="rectangle" draw:enhanced-path="M 0 0 L 21600 0 21600 21600 0 21600 0 0 Z N"/>
        </draw:custom-shape>
        <draw:custom-shape draw:style-name="gr509" draw:text-style-name="P165" draw:layer="layout" svg:width="4.712cm" svg:height="1.544cm" draw:transform="rotate (2.54818070791172) translate (17.981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9.672cm" svg:y1="11.983cm" svg:x2="19.356cm" svg:y2="11.983cm">
          <text:p/>
        </draw:line>
        <draw:path draw:style-name="gr490" draw:text-style-name="P6" draw:layer="layout" svg:width="3.268cm" svg:height="0.374cm" draw:transform="rotate (-1.5707963267949) translate (11.5719176720062cm 10.3510605268911cm)" svg:viewBox="0 0 3269 375" svg:d="M3269 188c-690-4-538-191-1094-188-497-3-555 375-1105 375-538 0-386-171-1070-180">
          <text:p/>
        </draw:path>
        <draw:path draw:style-name="gr490" draw:text-style-name="P6"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13" presentation:class="page"/>
          <draw:frame presentation:style-name="pr1" draw:text-style-name="P54"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frame draw:style-name="gr14" draw:text-style-name="P3" draw:layer="layout" svg:width="10.84cm" svg:height="7.31cm" svg:x="6.494cm" svg:y="3.176cm">
          <draw:image xlink:href="Pictures/1000000100000134000000D0096F4A01.png" xlink:type="simple" xlink:show="embed" xlink:actuate="onLoad" draw:mime-type="image/png">
            <text:p/>
          </draw:image>
        </draw:frame>
        <draw:custom-shape draw:style-name="gr501" draw:text-style-name="P196" draw:layer="layout" svg:width="14.083cm" svg:height="2.414cm" svg:x="5.273cm" svg:y="9.988cm">
          <text:p/>
          <draw:enhanced-geometry svg:viewBox="0 0 21600 21600" draw:type="rectangle" draw:enhanced-path="M 0 0 L 21600 0 21600 21600 0 21600 0 0 Z N"/>
        </draw:custom-shape>
        <draw:custom-shape draw:style-name="gr509" draw:text-style-name="P165" draw:layer="layout" svg:width="4.712cm" svg:height="1.544cm" draw:transform="rotate (2.54818070791172) translate (15.295cm 13.89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9" draw:text-style-name="P3" draw:layer="layout" svg:x1="9.672cm" svg:y1="9.983cm" svg:x2="19.356cm" svg:y2="9.983cm">
          <text:p/>
        </draw:line>
        <draw:path draw:style-name="gr490" draw:text-style-name="P6" draw:layer="layout" svg:width="3.268cm" svg:height="0.374cm" draw:transform="rotate (-1.5707963267949) translate (11.5719176720062cm 8.34989797674126cm)" svg:viewBox="0 0 3269 375" svg:d="M0 188c690-4 538-191 1094-188 497-3 555 375 1105 375 538 0 386-171 1070-180">
          <text:p/>
        </draw:path>
        <draw:path draw:style-name="gr490" draw:text-style-name="P6"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14" presentation:class="page"/>
          <draw:frame presentation:style-name="pr1" draw:text-style-name="P54"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g draw:style-name="gr18">
          <draw:line draw:style-name="gr510" draw:text-style-name="P3" draw:layer="layout" svg:x1="5.142cm" svg:y1="0.308cm" svg:x2="5.142cm" svg:y2="11.212cm">
            <text:p/>
          </draw:line>
          <draw:path draw:style-name="gr511" draw:text-style-name="P40" draw:layer="layout" svg:width="7.831cm" svg:height="0.463cm" draw:transform="rotate (-3.14159265358979) translate (9.058cm 4.697cm)" svg:viewBox="0 0 7832 464" svg:d="M7832 464c0 0-803-464-3462-464s-4370 427-4370 427">
            <text:p/>
          </draw:path>
          <draw:g draw:style-name="gr18">
            <draw:custom-shape draw:style-name="gr512" draw:text-style-name="P201" draw:layer="layout" svg:width="2.625cm" svg:height="1.259cm" svg:x="0.75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2" draw:text-style-name="P201" draw:layer="layout" svg:width="2.625cm" svg:height="1.259cm" svg:x="3.75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2" draw:text-style-name="P201" draw:layer="layout" svg:width="2.625cm" svg:height="1.259cm" svg:x="6.75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3" draw:text-style-name="P202" draw:layer="layout" svg:width="7.831cm" svg:height="0.463cm" svg:x="1.226cm" svg:y="6.823cm" svg:viewBox="0 0 7832 464" svg:d="M7832 464c0 0-803-464-3462-464s-4370 427-4370 427">
            <text:p/>
          </draw:path>
          <draw:g draw:style-name="gr18">
            <draw:custom-shape draw:style-name="gr514" draw:text-style-name="P203" draw:layer="layout" svg:width="2.625cm" svg:height="1.259cm" svg:x="6.83cm" svg:y="7.4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4" draw:text-style-name="P203" draw:layer="layout" svg:width="2.625cm" svg:height="1.259cm" svg:x="3.83cm" svg:y="7.4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4" draw:text-style-name="P203" draw:layer="layout" svg:width="2.625cm" svg:height="1.259cm" svg:x="0.83cm" svg:y="7.4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
          <draw:line draw:style-name="gr510" draw:text-style-name="P3" draw:layer="layout" svg:x1="16.191cm" svg:y1="0.236cm" svg:x2="16.191cm" svg:y2="11.14cm">
            <text:p/>
          </draw:line>
          <draw:path draw:style-name="gr511" draw:text-style-name="P40" draw:layer="layout" svg:width="7.831cm" svg:height="0.463cm" draw:transform="rotate (-3.14159265358979) translate (20.107cm 4.625cm)" svg:viewBox="0 0 7832 464" svg:d="M7832 464c0 0-803-464-3462-464s-4370 427-4370 427">
            <text:p/>
          </draw:path>
          <draw:g draw:style-name="gr18">
            <draw:custom-shape draw:style-name="gr512" draw:text-style-name="P201"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2" draw:text-style-name="P201"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2" draw:text-style-name="P201"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3" draw:text-style-name="P202" draw:layer="layout" svg:width="7.831cm" svg:height="0.463cm" svg:x="12.275cm" svg:y="6.751cm" svg:viewBox="0 0 7832 464" svg:d="M7832 464c0 0-803-464-3462-464s-4370 427-4370 427">
            <text:p/>
          </draw:path>
          <draw:g draw:style-name="gr18">
            <draw:custom-shape draw:style-name="gr514" draw:text-style-name="P203" draw:layer="layout" svg:width="2.625cm" svg:height="1.259cm" svg:x="11.805cm" svg:y="7.3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4" draw:text-style-name="P203" draw:layer="layout" svg:width="2.625cm" svg:height="1.259cm" svg:x="14.805cm" svg:y="7.3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4" draw:text-style-name="P203" draw:layer="layout" svg:width="2.625cm" svg:height="1.259cm" svg:x="17.805cm" svg:y="7.3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
          <draw:line draw:style-name="gr510" draw:text-style-name="P3" draw:layer="layout" svg:x1="24.391cm" svg:y1="9.036cm" svg:x2="24.391cm" svg:y2="19.94cm">
            <text:p/>
          </draw:line>
          <draw:path draw:style-name="gr511" draw:text-style-name="P40" draw:layer="layout" svg:width="7.831cm" svg:height="0.463cm" draw:transform="rotate (-3.14159265358979) translate (28.307cm 13.425cm)" svg:viewBox="0 0 7832 464" svg:d="M7832 464c0 0-803-464-3462-464s-4370 427-4370 427">
            <text:p/>
          </draw:path>
          <draw:g draw:style-name="gr18">
            <draw:custom-shape draw:style-name="gr512" draw:text-style-name="P201"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2" draw:text-style-name="P201"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2" draw:text-style-name="P201"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3" draw:text-style-name="P202" draw:layer="layout" svg:width="7.831cm" svg:height="0.463cm" svg:x="20.475cm" svg:y="15.551cm" svg:viewBox="0 0 7832 464" svg:d="M7832 464c0 0-803-464-3462-464s-4370 427-4370 427">
            <text:p/>
          </draw:path>
          <draw:g draw:style-name="gr18">
            <draw:custom-shape draw:style-name="gr514" draw:text-style-name="P203" draw:layer="layout" svg:width="2.625cm" svg:height="1.259cm" draw:transform="rotate (1.5707963267949) translate (21.688cm 18.47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4" draw:text-style-name="P203" draw:layer="layout" svg:width="2.625cm" svg:height="1.259cm" draw:transform="rotate (1.5707963267949) translate (23.688cm 18.47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4" draw:text-style-name="P203" draw:layer="layout" svg:width="2.625cm" svg:height="1.259cm" draw:transform="rotate (1.5707963267949) translate (25.688cm 18.47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15" draw:text-style-name="P204" draw:layer="layout" svg:width="1.563cm" svg:height="1.733cm" svg:x="0.63cm" svg:y="4.894cm">
          <draw:text-box>
            <text:p><text:span text:style-name="T143">A</text:span></text:p>
          </draw:text-box>
        </draw:frame>
        <draw:frame draw:style-name="gr516" draw:text-style-name="P204" draw:layer="layout" svg:width="1.408cm" svg:height="1.733cm" svg:x="8.371cm" svg:y="4.894cm">
          <draw:text-box>
            <text:p><text:span text:style-name="T143">B</text:span></text:p>
          </draw:text-box>
        </draw:frame>
        <draw:g draw:style-name="gr9">
          <draw:frame draw:style-name="gr515" draw:text-style-name="P204" draw:layer="layout" svg:width="1.563cm" svg:height="1.733cm" svg:x="11.631cm" svg:y="4.822cm">
            <draw:text-box>
              <text:p><text:span text:style-name="T143">A</text:span></text:p>
            </draw:text-box>
          </draw:frame>
          <draw:frame draw:style-name="gr516" draw:text-style-name="P204" draw:layer="layout" svg:width="1.408cm" svg:height="1.733cm" svg:x="19.372cm" svg:y="4.822cm">
            <draw:text-box>
              <text:p><text:span text:style-name="T143">B</text:span></text:p>
            </draw:text-box>
          </draw:frame>
        </draw:g>
        <draw:g draw:style-name="gr9">
          <draw:frame draw:style-name="gr515" draw:text-style-name="P204" draw:layer="layout" svg:width="1.563cm" svg:height="1.733cm" svg:x="19.732cm" svg:y="13.622cm">
            <draw:text-box>
              <text:p><text:span text:style-name="T143">A</text:span></text:p>
            </draw:text-box>
          </draw:frame>
          <draw:frame draw:style-name="gr516" draw:text-style-name="P204" draw:layer="layout" svg:width="1.408cm" svg:height="1.733cm" svg:x="27.473cm" svg:y="13.622cm">
            <draw:text-box>
              <text:p><text:span text:style-name="T143">B</text:span></text:p>
            </draw:text-box>
          </draw:frame>
        </draw:g>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line draw:style-name="gr510" draw:text-style-name="P3" draw:layer="layout" svg:x1="5.41cm" svg:y1="0.306cm" svg:x2="5.41cm" svg:y2="8.247cm">
          <text:p/>
        </draw:line>
        <draw:custom-shape draw:style-name="gr517" draw:text-style-name="P205" draw:layer="layout" svg:width="2.625cm" svg:height="1.259cm" svg:x="5.82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svg:x="2.298cm" svg:y="3.7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3.629cm" svg:y="0.306cm">
          <draw:text-box>
            <text:p><text:span text:style-name="T143">A</text:span></text:p>
          </draw:text-box>
        </draw:frame>
        <draw:frame draw:style-name="gr516" draw:text-style-name="P204" draw:layer="layout" svg:width="1.408cm" svg:height="1.733cm" svg:x="5.706cm" svg:y="0.306cm">
          <draw:text-box>
            <text:p><text:span text:style-name="T143">B</text:span></text:p>
          </draw:text-box>
        </draw:frame>
        <draw:line draw:style-name="gr510" draw:text-style-name="P3" draw:layer="layout" svg:x1="5.41cm" svg:y1="11.307cm" svg:x2="5.41cm" svg:y2="19.248cm">
          <text:p/>
        </draw:line>
        <draw:custom-shape draw:style-name="gr517" draw:text-style-name="P20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svg:x="2.226cm" svg:y="14.7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3.629cm" svg:y="11.307cm">
          <draw:text-box>
            <text:p><text:span text:style-name="T143">A</text:span></text:p>
          </draw:text-box>
        </draw:frame>
        <draw:frame draw:style-name="gr516" draw:text-style-name="P204" draw:layer="layout" svg:width="1.408cm" svg:height="1.733cm" svg:x="5.706cm" svg:y="11.307cm">
          <draw:text-box>
            <text:p><text:span text:style-name="T143">B</text:span></text:p>
          </draw:text-box>
        </draw:frame>
        <draw:line draw:style-name="gr510" draw:text-style-name="P3" draw:layer="layout" svg:x1="11.41cm" svg:y1="6.308cm" svg:x2="11.41cm" svg:y2="14.249cm">
          <text:p/>
        </draw:line>
        <draw:custom-shape draw:style-name="gr517" draw:text-style-name="P20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1.5707963267949) translate (9.509cm 11.7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9.629cm" svg:y="6.308cm">
          <draw:text-box>
            <text:p><text:span text:style-name="T143">A</text:span></text:p>
          </draw:text-box>
        </draw:frame>
        <draw:frame draw:style-name="gr516" draw:text-style-name="P204" draw:layer="layout" svg:width="1.408cm" svg:height="1.733cm" svg:x="11.706cm" svg:y="6.308cm">
          <draw:text-box>
            <text:p><text:span text:style-name="T143">B</text:span></text:p>
          </draw:text-box>
        </draw:frame>
        <draw:line draw:style-name="gr510" draw:text-style-name="P3" draw:layer="layout" svg:x1="21.44cm" svg:y1="4.277cm" svg:x2="29.381cm" svg:y2="4.277cm">
          <text:p/>
        </draw:line>
        <draw:custom-shape draw:style-name="gr517" draw:text-style-name="P205" draw:layer="layout" svg:width="2.625cm" svg:height="1.259cm" draw:transform="rotate (-1.5707963267949) translate (25.76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1.5707963267949) translate (26.24cm 4.6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21.519cm" svg:y="4.405cm">
          <draw:text-box>
            <text:p><text:span text:style-name="T143">A</text:span></text:p>
          </draw:text-box>
        </draw:frame>
        <draw:frame draw:style-name="gr516" draw:text-style-name="P204" draw:layer="layout" svg:width="1.408cm" svg:height="1.733cm" svg:x="21.602cm" svg:y="2.611cm">
          <draw:text-box>
            <text:p><text:span text:style-name="T143">B</text:span></text:p>
          </draw:text-box>
        </draw:frame>
        <draw:line draw:style-name="gr510" draw:text-style-name="P3" draw:layer="layout" svg:x1="21.441cm" svg:y1="12.277cm" svg:x2="29.382cm" svg:y2="12.277cm">
          <text:p/>
        </draw:line>
        <draw:custom-shape draw:style-name="gr517" draw:text-style-name="P205" draw:layer="layout" svg:width="2.625cm" svg:height="1.259cm" draw:transform="rotate (-1.5707963267949) translate (25.77cm 9.0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21.52cm" svg:y="12.405cm">
          <draw:text-box>
            <text:p><text:span text:style-name="T143">A</text:span></text:p>
          </draw:text-box>
        </draw:frame>
        <draw:frame draw:style-name="gr516" draw:text-style-name="P204" draw:layer="layout" svg:width="1.408cm" svg:height="1.733cm" svg:x="21.603cm" svg:y="10.611cm">
          <draw:text-box>
            <text:p><text:span text:style-name="T143">B</text:span></text:p>
          </draw:text-box>
        </draw:frame>
        <draw:line draw:style-name="gr510" draw:text-style-name="P3" draw:layer="layout" svg:x1="13.442cm" svg:y1="17.277cm" svg:x2="21.383cm" svg:y2="17.277cm">
          <text:p/>
        </draw:line>
        <draw:custom-shape draw:style-name="gr517" draw:text-style-name="P205" draw:layer="layout" svg:width="2.625cm" svg:height="1.259cm" draw:transform="rotate (-3.14159265358979) translate (18.453cm 16.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13.521cm" svg:y="17.405cm">
          <draw:text-box>
            <text:p><text:span text:style-name="T143">A</text:span></text:p>
          </draw:text-box>
        </draw:frame>
        <draw:frame draw:style-name="gr516" draw:text-style-name="P204" draw:layer="layout" svg:width="1.408cm" svg:height="1.733cm" svg:x="13.604cm" svg:y="15.611cm">
          <draw:text-box>
            <text:p><text:span text:style-name="T143">B</text:span></text:p>
          </draw:text-box>
        </draw:frame>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line draw:style-name="gr510" draw:text-style-name="P3" draw:layer="layout" svg:x1="5.41cm" svg:y1="0.306cm" svg:x2="5.41cm" svg:y2="8.247cm">
          <text:p/>
        </draw:line>
        <draw:custom-shape draw:style-name="gr517" draw:text-style-name="P205" draw:layer="layout" svg:width="2.625cm" svg:height="1.259cm" svg:x="5.82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svg:x="2.298cm" svg:y="3.7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3.629cm" svg:y="0.306cm">
          <draw:text-box>
            <text:p><text:span text:style-name="T143">A</text:span></text:p>
          </draw:text-box>
        </draw:frame>
        <draw:frame draw:style-name="gr516" draw:text-style-name="P204" draw:layer="layout" svg:width="1.408cm" svg:height="1.733cm" svg:x="5.706cm" svg:y="0.306cm">
          <draw:text-box>
            <text:p><text:span text:style-name="T143">B</text:span></text:p>
          </draw:text-box>
        </draw:frame>
        <draw:line draw:style-name="gr510" draw:text-style-name="P3" draw:layer="layout" svg:x1="5.41cm" svg:y1="11.307cm" svg:x2="5.41cm" svg:y2="19.248cm">
          <text:p/>
        </draw:line>
        <draw:custom-shape draw:style-name="gr517" draw:text-style-name="P20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svg:x="2.226cm" svg:y="14.7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3.629cm" svg:y="11.307cm">
          <draw:text-box>
            <text:p><text:span text:style-name="T143">A</text:span></text:p>
          </draw:text-box>
        </draw:frame>
        <draw:frame draw:style-name="gr516" draw:text-style-name="P204" draw:layer="layout" svg:width="1.408cm" svg:height="1.733cm" svg:x="5.706cm" svg:y="11.307cm">
          <draw:text-box>
            <text:p><text:span text:style-name="T143">B</text:span></text:p>
          </draw:text-box>
        </draw:frame>
        <draw:line draw:style-name="gr510" draw:text-style-name="P3" draw:layer="layout" svg:x1="11.41cm" svg:y1="6.308cm" svg:x2="11.41cm" svg:y2="14.249cm">
          <text:p/>
        </draw:line>
        <draw:custom-shape draw:style-name="gr517" draw:text-style-name="P20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1.5707963267949) translate (9.509cm 11.7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9.629cm" svg:y="6.308cm">
          <draw:text-box>
            <text:p><text:span text:style-name="T143">A</text:span></text:p>
          </draw:text-box>
        </draw:frame>
        <draw:frame draw:style-name="gr516" draw:text-style-name="P204" draw:layer="layout" svg:width="1.408cm" svg:height="1.733cm" svg:x="11.706cm" svg:y="6.308cm">
          <draw:text-box>
            <text:p><text:span text:style-name="T143">B</text:span></text:p>
          </draw:text-box>
        </draw:frame>
        <draw:line draw:style-name="gr510" draw:text-style-name="P3" draw:layer="layout" svg:x1="21.44cm" svg:y1="4.277cm" svg:x2="29.381cm" svg:y2="4.277cm">
          <text:p/>
        </draw:line>
        <draw:custom-shape draw:style-name="gr517" draw:text-style-name="P205" draw:layer="layout" svg:width="2.625cm" svg:height="1.259cm" draw:transform="rotate (-1.5707963267949) translate (25.76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1.5707963267949) translate (26.24cm 4.6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21.519cm" svg:y="4.405cm">
          <draw:text-box>
            <text:p><text:span text:style-name="T143">A</text:span></text:p>
          </draw:text-box>
        </draw:frame>
        <draw:frame draw:style-name="gr516" draw:text-style-name="P204" draw:layer="layout" svg:width="1.408cm" svg:height="1.733cm" svg:x="21.602cm" svg:y="2.611cm">
          <draw:text-box>
            <text:p><text:span text:style-name="T143">B</text:span></text:p>
          </draw:text-box>
        </draw:frame>
        <draw:line draw:style-name="gr510" draw:text-style-name="P3" draw:layer="layout" svg:x1="21.441cm" svg:y1="12.277cm" svg:x2="29.382cm" svg:y2="12.277cm">
          <text:p/>
        </draw:line>
        <draw:custom-shape draw:style-name="gr517" draw:text-style-name="P205" draw:layer="layout" svg:width="2.625cm" svg:height="1.259cm" draw:transform="rotate (-1.5707963267949) translate (25.77cm 9.0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21.52cm" svg:y="12.405cm">
          <draw:text-box>
            <text:p><text:span text:style-name="T143">A</text:span></text:p>
          </draw:text-box>
        </draw:frame>
        <draw:frame draw:style-name="gr516" draw:text-style-name="P204" draw:layer="layout" svg:width="1.408cm" svg:height="1.733cm" svg:x="21.603cm" svg:y="10.611cm">
          <draw:text-box>
            <text:p><text:span text:style-name="T143">B</text:span></text:p>
          </draw:text-box>
        </draw:frame>
        <draw:line draw:style-name="gr510" draw:text-style-name="P3" draw:layer="layout" svg:x1="13.442cm" svg:y1="17.277cm" svg:x2="21.383cm" svg:y2="17.277cm">
          <text:p/>
        </draw:line>
        <draw:custom-shape draw:style-name="gr517" draw:text-style-name="P205" draw:layer="layout" svg:width="2.625cm" svg:height="1.259cm" draw:transform="rotate (-3.14159265358979) translate (18.453cm 16.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20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9" draw:text-style-name="P204" draw:layer="layout" svg:width="1.573cm" svg:height="1.733cm" svg:x="13.521cm" svg:y="17.405cm">
          <draw:text-box>
            <text:p><text:span text:style-name="T143">A</text:span></text:p>
          </draw:text-box>
        </draw:frame>
        <draw:frame draw:style-name="gr516" draw:text-style-name="P204" draw:layer="layout" svg:width="1.408cm" svg:height="1.733cm" svg:x="13.604cm" svg:y="15.611cm">
          <draw:text-box>
            <text:p><text:span text:style-name="T143">B</text:span></text:p>
          </draw:text-box>
        </draw:frame>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office:forms form:automatic-focus="false" form:apply-design-mode="false"/>
        <draw:line draw:style-name="gr510" draw:text-style-name="P3" draw:layer="layout" svg:x1="3.374cm" svg:y1="7.701cm" svg:x2="7.345cm" svg:y2="0.824cm">
          <text:p/>
        </draw:line>
        <draw:custom-shape draw:style-name="gr517" draw:text-style-name="P205" draw:layer="layout" svg:width="2.624cm" svg:height="1.258cm" draw:transform="rotate (-2.61799387799149) translate (8.387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0" draw:text-style-name="P207" draw:layer="layout" svg:width="1.319cm" svg:height="1.381cm" svg:x="5.729cm" svg:y="0.407cm">
          <draw:text-box>
            <text:p><text:span text:style-name="T144">A</text:span></text:p>
          </draw:text-box>
        </draw:frame>
        <draw:frame draw:style-name="gr521" draw:text-style-name="P207" draw:layer="layout" svg:width="1.192cm" svg:height="1.381cm" svg:x="7.106cm" svg:y="1.107cm">
          <draw:text-box>
            <text:p><text:span text:style-name="T144">B</text:span></text:p>
          </draw:text-box>
        </draw:frame>
        <draw:path draw:style-name="gr492" draw:text-style-name="P6" draw:layer="layout" svg:width="3.144cm" svg:height="0.36cm" draw:transform="rotate (2.61799387799149) translate (5.30965151712757cm 7.52558643876874cm)" svg:viewBox="0 0 3145 361" svg:d="M3145 181c-664-4-518-184-1052-181-478-3-534 361-1063 361-518 0-372-165-1030-173">
          <text:p/>
        </draw:path>
        <draw:path draw:style-name="gr492" draw:text-style-name="P6" draw:layer="layout" svg:width="3.144cm" svg:height="0.36cm" draw:transform="rotate (2.61799387799149) translate (7.86965151712755cm 3.03858643876874cm)" svg:viewBox="0 0 3145 361" svg:d="M3145 181c-664-4-518-184-1052-181-478-3-534 361-1063 361-518 0-372-165-1030-173">
          <text:p/>
        </draw:path>
        <draw:line draw:style-name="gr510" draw:text-style-name="P3" draw:layer="layout" svg:x1="3.316cm" svg:y1="17.754cm" svg:x2="7.287cm" svg:y2="10.877cm">
          <text:p/>
        </draw:line>
        <draw:frame draw:style-name="gr520" draw:text-style-name="P207" draw:layer="layout" svg:width="1.319cm" svg:height="1.381cm" svg:x="5.671cm" svg:y="10.46cm">
          <draw:text-box>
            <text:p><text:span text:style-name="T144">A</text:span></text:p>
          </draw:text-box>
        </draw:frame>
        <draw:frame draw:style-name="gr521" draw:text-style-name="P207" draw:layer="layout" svg:width="1.192cm" svg:height="1.381cm" svg:x="7.048cm" svg:y="11.16cm">
          <draw:text-box>
            <text:p><text:span text:style-name="T144">B</text:span></text:p>
          </draw:text-box>
        </draw:frame>
        <draw:path draw:style-name="gr492" draw:text-style-name="P6" draw:layer="layout" svg:width="3.144cm" svg:height="0.36cm" draw:transform="rotate (-0.523424242673099) translate (2.71213640394835cm 15.6857154726842cm)" svg:viewBox="0 0 3145 361" svg:d="M3145 181c-664-4-517-184-1052-181-478-3-534 361-1063 361-518-1-372-165-1030-174">
          <text:p/>
        </draw:path>
        <draw:path draw:style-name="gr492" draw:text-style-name="P6" draw:layer="layout" svg:width="3.144cm" svg:height="0.36cm" draw:transform="rotate (-0.523424242673099) translate (5.27213640394835cm 11.1987154726842cm)" svg:viewBox="0 0 3145 361" svg:d="M3145 181c-664-4-517-184-1052-181-478-3-534 361-1063 361-518-1-372-165-1030-174">
          <text:p/>
        </draw:path>
        <draw:custom-shape draw:style-name="gr522" draw:text-style-name="P205" draw:layer="layout" svg:width="2.624cm" svg:height="1.258cm" draw:transform="rotate (-2.61799387799149) translate (5.178cm 13.2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0" draw:text-style-name="P3" draw:layer="layout" svg:x1="12.327cm" svg:y1="7.707cm" svg:x2="16.298cm" svg:y2="0.83cm">
          <text:p/>
        </draw:line>
        <draw:custom-shape draw:style-name="gr517" draw:text-style-name="P205" draw:layer="layout" svg:width="2.624cm" svg:height="1.258cm" draw:transform="rotate (-2.61799387799149) translate (17.352cm 5.1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0" draw:text-style-name="P207" draw:layer="layout" svg:width="1.319cm" svg:height="1.381cm" svg:x="14.682cm" svg:y="0.413cm">
          <draw:text-box>
            <text:p><text:span text:style-name="T144">A</text:span></text:p>
          </draw:text-box>
        </draw:frame>
        <draw:frame draw:style-name="gr521" draw:text-style-name="P207" draw:layer="layout" svg:width="1.192cm" svg:height="1.381cm" svg:x="16.059cm" svg:y="1.113cm">
          <draw:text-box>
            <text:p><text:span text:style-name="T144">B</text:span></text:p>
          </draw:text-box>
        </draw:frame>
        <draw:path draw:style-name="gr492" draw:text-style-name="P6" draw:layer="layout" svg:width="3.144cm" svg:height="0.36cm" draw:transform="rotate (2.61799387799149) translate (14.2626515171275cm 7.53158643876874cm)" svg:viewBox="0 0 3145 361" svg:d="M3145 181c-664-4-518-184-1052-181-478-3-534 361-1063 361-518 0-372-165-1030-173">
          <text:p/>
        </draw:path>
        <draw:path draw:style-name="gr492" draw:text-style-name="P6" draw:layer="layout" svg:width="3.144cm" svg:height="0.36cm" draw:transform="rotate (2.61799387799149) translate (16.8226515171275cm 3.04458643876874cm)" svg:viewBox="0 0 3145 361" svg:d="M3145 181c-664-4-518-184-1052-181-478-3-534 361-1063 361-518 0-372-165-1030-173">
          <text:p/>
        </draw:path>
        <draw:line draw:style-name="gr510" draw:text-style-name="P3" draw:layer="layout" svg:x1="12.269cm" svg:y1="17.76cm" svg:x2="16.24cm" svg:y2="10.883cm">
          <text:p/>
        </draw:line>
        <draw:frame draw:style-name="gr520" draw:text-style-name="P207" draw:layer="layout" svg:width="1.319cm" svg:height="1.381cm" svg:x="14.624cm" svg:y="10.466cm">
          <draw:text-box>
            <text:p><text:span text:style-name="T144">A</text:span></text:p>
          </draw:text-box>
        </draw:frame>
        <draw:frame draw:style-name="gr521" draw:text-style-name="P207" draw:layer="layout" svg:width="1.192cm" svg:height="1.381cm" svg:x="16.001cm" svg:y="11.166cm">
          <draw:text-box>
            <text:p><text:span text:style-name="T144">B</text:span></text:p>
          </draw:text-box>
        </draw:frame>
        <draw:path draw:style-name="gr492" draw:text-style-name="P6" draw:layer="layout" svg:width="3.144cm" svg:height="0.36cm" draw:transform="rotate (-0.523424242673099) translate (11.6651364039483cm 15.6917154726842cm)" svg:viewBox="0 0 3145 361" svg:d="M3145 181c-664-4-517-184-1052-181-478-3-534 361-1063 361-518-1-372-165-1030-174">
          <text:p/>
        </draw:path>
        <draw:path draw:style-name="gr492" draw:text-style-name="P6" draw:layer="layout" svg:width="3.144cm" svg:height="0.36cm" draw:transform="rotate (-0.523424242673099) translate (14.2251364039483cm 11.2047154726842cm)" svg:viewBox="0 0 3145 361" svg:d="M3145 181c-664-4-517-184-1052-181-478-3-534 361-1063 361-518-1-372-165-1030-174">
          <text:p/>
        </draw:path>
        <draw:custom-shape draw:style-name="gr522" draw:text-style-name="P205" draw:layer="layout" svg:width="2.624cm" svg:height="1.258cm" draw:transform="rotate (-2.61799387799149) translate (14.119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0" draw:text-style-name="P3" draw:layer="layout" svg:x1="22.281cm" svg:y1="7.737cm" svg:x2="26.252cm" svg:y2="0.86cm">
          <text:p/>
        </draw:line>
        <draw:custom-shape draw:style-name="gr522" draw:text-style-name="P205" draw:layer="layout" svg:width="2.624cm" svg:height="1.258cm" draw:transform="rotate (-1.0471975511966) translate (25.744cm 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0" draw:text-style-name="P207" draw:layer="layout" svg:width="1.319cm" svg:height="1.381cm" svg:x="24.636cm" svg:y="0.443cm">
          <draw:text-box>
            <text:p><text:span text:style-name="T144">A</text:span></text:p>
          </draw:text-box>
        </draw:frame>
        <draw:frame draw:style-name="gr521" draw:text-style-name="P207" draw:layer="layout" svg:width="1.192cm" svg:height="1.381cm" svg:x="26.013cm" svg:y="1.143cm">
          <draw:text-box>
            <text:p><text:span text:style-name="T144">B</text:span></text:p>
          </draw:text-box>
        </draw:frame>
        <draw:path draw:style-name="gr492" draw:text-style-name="P6" draw:layer="layout" svg:width="3.144cm" svg:height="0.36cm" draw:transform="rotate (2.61799387799149) translate (24.2166515171275cm 7.56158643876876cm)" svg:viewBox="0 0 3145 361" svg:d="M3145 181c-664-4-518-184-1052-181-478-3-534 361-1063 361-518 0-372-165-1030-173">
          <text:p/>
        </draw:path>
        <draw:path draw:style-name="gr492" draw:text-style-name="P6" draw:layer="layout" svg:width="3.144cm" svg:height="0.36cm" draw:transform="rotate (2.61799387799149) translate (26.7766515171275cm 3.07458643876875cm)" svg:viewBox="0 0 3145 361" svg:d="M3145 181c-664-4-518-184-1052-181-478-3-534 361-1063 361-518 0-372-165-1030-173">
          <text:p/>
        </draw:path>
        <draw:line draw:style-name="gr510" draw:text-style-name="P3" draw:layer="layout" svg:x1="22.223cm" svg:y1="17.79cm" svg:x2="26.194cm" svg:y2="10.913cm">
          <text:p/>
        </draw:line>
        <draw:frame draw:style-name="gr520" draw:text-style-name="P207" draw:layer="layout" svg:width="1.319cm" svg:height="1.381cm" svg:x="24.578cm" svg:y="10.496cm">
          <draw:text-box>
            <text:p><text:span text:style-name="T144">A</text:span></text:p>
          </draw:text-box>
        </draw:frame>
        <draw:frame draw:style-name="gr521" draw:text-style-name="P207" draw:layer="layout" svg:width="1.192cm" svg:height="1.381cm" svg:x="25.955cm" svg:y="11.196cm">
          <draw:text-box>
            <text:p><text:span text:style-name="T144">B</text:span></text:p>
          </draw:text-box>
        </draw:frame>
        <draw:path draw:style-name="gr492" draw:text-style-name="P6" draw:layer="layout" svg:width="3.144cm" svg:height="0.36cm" draw:transform="rotate (-0.523424242673099) translate (21.6191364039483cm 15.7217154726842cm)" svg:viewBox="0 0 3145 361" svg:d="M3145 181c-664-4-517-184-1052-181-478-3-534 361-1063 361-518-1-372-165-1030-174">
          <text:p/>
        </draw:path>
        <draw:path draw:style-name="gr492" draw:text-style-name="P6" draw:layer="layout" svg:width="3.144cm" svg:height="0.36cm" draw:transform="rotate (-0.523424242673099) translate (24.1791364039484cm 11.2347154726842cm)" svg:viewBox="0 0 3145 361" svg:d="M3145 181c-664-4-517-184-1052-181-478-3-534 361-1063 361-518-1-372-165-1030-174">
          <text:p/>
        </draw:path>
        <draw:custom-shape draw:style-name="gr522" draw:text-style-name="P205" draw:layer="layout" svg:width="2.624cm" svg:height="1.258cm" draw:transform="rotate (-1.0471975511966) translate (22.509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office:forms form:automatic-focus="false" form:apply-design-mode="false"/>
        <draw:line draw:style-name="gr3" draw:text-style-name="P3" draw:layer="layout" svg:x1="2.552cm" svg:y1="3.995cm" svg:x2="9.692cm" svg:y2="3.995cm">
          <text:p/>
        </draw:line>
        <draw:line draw:style-name="gr437" draw:text-style-name="P40" draw:layer="layout" svg:x1="5.65cm" svg:y1="6.665cm" svg:x2="7.996cm" svg:y2="4.32cm">
          <text:p/>
        </draw:line>
        <draw:line draw:style-name="gr443" draw:text-style-name="P40" draw:layer="layout" svg:x1="6.696cm" svg:y1="1.249cm" svg:x2="4.35cm" svg:y2="3.594cm">
          <text:p/>
        </draw:line>
        <draw:g draw:style-name="gr9">
          <draw:line draw:style-name="gr425" draw:text-style-name="P119" draw:layer="layout" svg:x1="1.693cm" svg:y1="7.668cm" svg:x2="3.442cm" svg:y2="7.668cm">
            <text:p/>
          </draw:line>
          <draw:line draw:style-name="gr426" draw:text-style-name="P119" draw:layer="layout" svg:x1="1.693cm" svg:y1="7.668cm" svg:x2="1.693cm" svg:y2="5.919cm">
            <text:p/>
          </draw:line>
          <draw:frame draw:style-name="gr427" draw:text-style-name="P176" draw:layer="layout" svg:width="0.559cm" svg:height="0.958cm" svg:x="0.899cm" svg:y="5.686cm">
            <draw:text-box>
              <text:p><text:span text:style-name="T128">y</text:span></text:p>
            </draw:text-box>
          </draw:frame>
          <draw:frame draw:style-name="gr428" draw:text-style-name="P176" draw:layer="layout" svg:width="0.559cm" svg:height="0.958cm" svg:x="2.774cm" svg:y="7.631cm">
            <draw:text-box>
              <text:p><text:span text:style-name="T128">x</text:span></text:p>
            </draw:text-box>
          </draw:frame>
        </draw:g>
        <draw:frame draw:style-name="gr523" draw:text-style-name="P177" draw:layer="layout" svg:width="1.954cm" svg:height="0.992cm" svg:x="2.888cm" svg:y="2.053cm">
          <draw:text-box>
            <text:p><text:span text:style-name="T129">10 N</text:span></text:p>
          </draw:text-box>
        </draw:frame>
        <draw:frame draw:style-name="gr523" draw:text-style-name="P177" draw:layer="layout" svg:width="1.954cm" svg:height="0.992cm" svg:x="7.488cm" svg:y="5.019cm">
          <draw:text-box>
            <text:p><text:span text:style-name="T129">10 N</text:span></text:p>
          </draw:text-box>
        </draw:frame>
        <draw:line draw:style-name="gr3" draw:text-style-name="P3" draw:layer="layout" svg:x1="17.593cm" svg:y1="11.969cm" svg:x2="24.733cm" svg:y2="11.969cm">
          <text:p/>
        </draw:line>
        <draw:line draw:style-name="gr437" draw:text-style-name="P40" draw:layer="layout" svg:x1="22.822cm" svg:y1="13.466cm" svg:x2="19.505cm" svg:y2="13.466cm">
          <text:p/>
        </draw:line>
        <draw:line draw:style-name="gr443" draw:text-style-name="P40" draw:layer="layout" svg:x1="19.505cm" svg:y1="10.395cm" svg:x2="22.822cm" svg:y2="10.395cm">
          <text:p/>
        </draw:line>
        <draw:g draw:style-name="gr9">
          <draw:line draw:style-name="gr425" draw:text-style-name="P119" draw:layer="layout" svg:x1="16.734cm" svg:y1="15.642cm" svg:x2="18.483cm" svg:y2="15.642cm">
            <text:p/>
          </draw:line>
          <draw:line draw:style-name="gr426" draw:text-style-name="P119" draw:layer="layout" svg:x1="16.734cm" svg:y1="15.642cm" svg:x2="16.734cm" svg:y2="13.893cm">
            <text:p/>
          </draw:line>
          <draw:frame draw:style-name="gr427" draw:text-style-name="P176" draw:layer="layout" svg:width="0.559cm" svg:height="0.958cm" svg:x="15.94cm" svg:y="13.66cm">
            <draw:text-box>
              <text:p><text:span text:style-name="T128">y</text:span></text:p>
            </draw:text-box>
          </draw:frame>
          <draw:frame draw:style-name="gr428" draw:text-style-name="P176" draw:layer="layout" svg:width="0.559cm" svg:height="0.958cm" svg:x="17.815cm" svg:y="15.605cm">
            <draw:text-box>
              <text:p><text:span text:style-name="T128">x</text:span></text:p>
            </draw:text-box>
          </draw:frame>
        </draw:g>
        <draw:frame draw:style-name="gr524" draw:text-style-name="P177" draw:layer="layout" svg:width="1.582cm" svg:height="0.992cm" svg:x="20.372cm" svg:y="9.274cm">
          <draw:text-box>
            <text:p><text:span text:style-name="T129">3 N</text:span></text:p>
          </draw:text-box>
        </draw:frame>
        <draw:frame draw:style-name="gr524" draw:text-style-name="P177" draw:layer="layout" svg:width="1.582cm" svg:height="0.992cm" svg:x="20.372cm" svg:y="13.745cm">
          <draw:text-box>
            <text:p><text:span text:style-name="T129">3 N</text:span></text:p>
          </draw:text-box>
        </draw:frame>
        <draw:line draw:style-name="gr525" draw:text-style-name="P208" draw:layer="layout" svg:x1="2.622cm" svg:y1="18.797cm" svg:x2="4.972cm" svg:y2="18.797cm">
          <text:p/>
        </draw:line>
        <draw:line draw:style-name="gr526" draw:text-style-name="P208" draw:layer="layout" svg:x1="2.622cm" svg:y1="18.797cm" svg:x2="2.622cm" svg:y2="16.447cm">
          <text:p/>
        </draw:line>
        <draw:frame draw:style-name="gr527" draw:text-style-name="P209" draw:layer="layout" svg:width="0.751cm" svg:height="1.381cm" svg:x="1.655cm" svg:y="16.034cm">
          <draw:text-box>
            <text:p><text:span text:style-name="T145">z</text:span></text:p>
          </draw:text-box>
        </draw:frame>
        <draw:frame draw:style-name="gr528" draw:text-style-name="P209" draw:layer="layout" svg:width="0.752cm" svg:height="1.381cm" svg:x="4.174cm" svg:y="18.648cm">
          <draw:text-box>
            <text:p><text:span text:style-name="T145">x</text:span></text:p>
          </draw:text-box>
        </draw:frame>
        <draw:line draw:style-name="gr525" draw:text-style-name="P208" draw:layer="layout" svg:x1="2.622cm" svg:y1="18.797cm" svg:x2="3.622cm" svg:y2="17.797cm">
          <text:p/>
        </draw:line>
        <draw:frame draw:style-name="gr528" draw:text-style-name="P209" draw:layer="layout" svg:width="0.752cm" svg:height="1.381cm" svg:x="3.396cm" svg:y="16.849cm">
          <draw:text-box>
            <text:p><text:span text:style-name="T145">y</text:span></text:p>
          </draw:text-box>
        </draw:frame>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4" draw:master-page-name="Default">
        <office:forms form:automatic-focus="false" form:apply-design-mode="false"/>
        <draw:frame draw:style-name="gr14" draw:text-style-name="P3" draw:layer="layout" svg:width="12.036cm" svg:height="6.771cm" svg:x="1.5cm" svg:y="3.438cm">
          <draw:image xlink:href="Pictures/10000001000001C700000100EE74E754.png" xlink:type="simple" xlink:show="embed" xlink:actuate="onLoad" draw:mime-type="image/png">
            <text:p/>
          </draw:image>
        </draw:frame>
        <draw:line draw:style-name="gr529" draw:text-style-name="P210" draw:layer="layout" svg:x1="7.574cm" svg:y1="4.276cm" svg:x2="7.427cm" svg:y2="9.373cm">
          <text:p/>
        </draw:line>
        <draw:custom-shape draw:style-name="gr530" draw:text-style-name="P21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1" draw:text-style-name="P212" draw:layer="layout" svg:width="0.932cm" svg:height="3.107cm" draw:transform="rotate (1.5995942594528) translate (7.97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
          <draw:frame draw:style-name="gr14" draw:text-style-name="P3" draw:layer="layout" svg:width="5.909cm" svg:height="3.324cm" svg:x="3.826cm" svg:y="12.665cm">
            <draw:image xlink:href="Pictures/10000001000001C700000100EE74E754.png" xlink:type="simple" xlink:show="embed" xlink:actuate="onLoad" draw:mime-type="image/png">
              <text:p/>
            </draw:image>
          </draw:frame>
          <draw:line draw:style-name="gr529" draw:text-style-name="P210" draw:layer="layout" svg:x1="6.808cm" svg:y1="13.076cm" svg:x2="6.736cm" svg:y2="15.578cm">
            <text:p/>
          </draw:line>
          <draw:custom-shape draw:style-name="gr532" draw:text-style-name="P211" draw:layer="layout" svg:width="0.458cm" svg:height="1.15cm" draw:transform="skewX (-0.015707963267949) rotate (0.0218166156499291) translate (6.031cm 13.6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3" draw:text-style-name="P212" draw:layer="layout" svg:width="0.457cm" svg:height="1.149cm" draw:transform="skewX (-0.0139626340159546) rotate (0.0240855436775217) translate (6.99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8">
          <draw:frame draw:style-name="gr14" draw:text-style-name="P3" draw:layer="layout" svg:width="5.909cm" svg:height="3.325cm" svg:x="10.8cm" svg:y="16.76cm">
            <draw:image xlink:href="Pictures/10000001000001C700000100EE74E754.png" xlink:type="simple" xlink:show="embed" xlink:actuate="onLoad" draw:mime-type="image/png">
              <text:p/>
            </draw:image>
          </draw:frame>
          <draw:line draw:style-name="gr529" draw:text-style-name="P210" draw:layer="layout" svg:x1="13.782cm" svg:y1="17.172cm" svg:x2="13.71cm" svg:y2="19.674cm">
            <text:p/>
          </draw:line>
          <draw:custom-shape draw:style-name="gr534" draw:text-style-name="P211" draw:layer="layout" svg:width="0.458cm" svg:height="1.526cm" draw:transform="skewX (-0.000698131700797645) rotate (0.899717229403077) translate (12.054cm 18.01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5" draw:text-style-name="P21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536" draw:text-style-name="P210" draw:layer="layout" svg:x1="4.011cm" svg:y1="12.211cm" svg:x2="9.431cm" svg:y2="16.276cm">
            <text:p/>
          </draw:line>
          <draw:line draw:style-name="gr536" draw:text-style-name="P210" draw:layer="layout" svg:x1="3.365cm" svg:y1="15.782cm" svg:x2="10.399cm" svg:y2="12.921cm">
            <text:p/>
          </draw:line>
        </draw:g>
        <draw:g draw:style-name="gr9">
          <draw:line draw:style-name="gr536" draw:text-style-name="P210" draw:layer="layout" svg:x1="16.653cm" svg:y1="20.376cm" svg:x2="11.233cm" svg:y2="16.311cm">
            <text:p/>
          </draw:line>
          <draw:line draw:style-name="gr536" draw:text-style-name="P210" draw:layer="layout" svg:x1="17.299cm" svg:y1="16.805cm" svg:x2="10.265cm" svg:y2="19.666cm">
            <text:p/>
          </draw:line>
        </draw:g>
        <draw:g draw:style-name="gr18">
          <draw:frame draw:style-name="gr14" draw:text-style-name="P3" draw:layer="layout" svg:width="5.909cm" svg:height="3.324cm" svg:x="20.826cm" svg:y="15.666cm">
            <draw:image xlink:href="Pictures/10000001000001C700000100EE74E754.png" xlink:type="simple" xlink:show="embed" xlink:actuate="onLoad" draw:mime-type="image/png">
              <text:p/>
            </draw:image>
          </draw:frame>
          <draw:line draw:style-name="gr529" draw:text-style-name="P210" draw:layer="layout" svg:x1="23.808cm" svg:y1="16.077cm" svg:x2="23.736cm" svg:y2="18.579cm">
            <text:p/>
          </draw:line>
          <draw:custom-shape draw:style-name="gr532" draw:text-style-name="P211" draw:layer="layout" svg:width="0.458cm" svg:height="1.15cm" draw:transform="skewX (-0.015707963267949) rotate (1.59261294244483) translate (22.31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3" draw:text-style-name="P212" draw:layer="layout" svg:width="0.457cm" svg:height="1.149cm" draw:transform="skewX (-0.0139626340159546) rotate (1.59488187047242) translate (24.024cm 17.49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536" draw:text-style-name="P210" draw:layer="layout" svg:x1="21.011cm" svg:y1="15.212cm" svg:x2="26.431cm" svg:y2="19.277cm">
            <text:p/>
          </draw:line>
          <draw:line draw:style-name="gr536" draw:text-style-name="P210" draw:layer="layout" svg:x1="20.365cm" svg:y1="18.783cm" svg:x2="27.399cm" svg:y2="15.922cm">
            <text:p/>
          </draw:line>
        </draw:g>
        <draw:frame draw:style-name="gr14" draw:text-style-name="P3"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37" draw:text-style-name="P6" draw:layer="layout" svg:width="9.051cm" svg:height="9.202cm" svg:x="24.333cm" svg:y="3.85cm" draw:kind="arc" draw:start-angle="163.09" draw:end-angle="180">
          <text:p/>
        </draw:ellipse>
        <draw:line draw:style-name="gr529" draw:text-style-name="P210" draw:layer="layout" svg:x1="22.763cm" svg:y1="3.748cm" svg:x2="20.44cm" svg:y2="8.287cm">
          <text:p/>
        </draw:line>
        <draw:custom-shape draw:style-name="gr538" draw:text-style-name="P21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9" draw:text-style-name="P21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0" draw:text-style-name="P21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1" draw:text-style-name="P215" draw:layer="layout" svg:width="4.329cm" svg:height="0.886cm" svg:x="20.026cm" svg:y="7.418cm">
          <draw:text-box>
            <text:p text:style-name="P214"><text:span text:style-name="T146">0.12 rad ≈ 6.9°</text:span></text:p>
          </draw:text-box>
        </draw:frame>
        <draw:g draw:style-name="gr9">
          <svg:title>TexMaths</svg:title>
          <svg:desc>28§latex§$$(\yF_{\text{left}})_x$$§svg§600§TRUE§</svg:desc>
          <draw:path draw:style-name="gr112" draw:text-style-name="P59" draw:layer="layout" svg:width="0.291cm" svg:height="1.107cm" svg:x="22.392cm" svg:y="8.625cm" svg:viewBox="0 0 292 1108" svg:d="M282 0c-177 115-282 308-282 554 0 226 108 439 276 554 5-7 11-13 16-20-161-138-187-272-187-537 0-266 30-407 187-531-3-7-6-13-10-20z">
            <text:p/>
          </draw:path>
          <draw:path draw:style-name="gr112" draw:text-style-name="P5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12" draw:text-style-name="P5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12" draw:text-style-name="P5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12" draw:text-style-name="P5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12" draw:text-style-name="P5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12" draw:text-style-name="P59" draw:layer="layout" svg:width="0.291cm" svg:height="1.107cm" svg:x="24.689cm" svg:y="8.625cm" svg:viewBox="0 0 292 1108" svg:d="M13 0c-4 7-9 13-13 20 158 124 187 265 187 531 0 265-26 399-187 537 5 7 11 13 16 20 168-115 276-328 276-554 0-246-105-439-279-554z">
            <text:p/>
          </draw:path>
          <draw:path draw:style-name="gr112" draw:text-style-name="P5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112" draw:text-style-name="P59" draw:layer="layout" svg:width="0.291cm" svg:height="1.107cm" svg:x="23.788cm" svg:y="4.647cm" svg:viewBox="0 0 292 1108" svg:d="M282 0c-177 115-282 308-282 554 0 226 108 439 279 554 4-7 9-13 13-20-161-138-187-272-187-537 0-266 30-407 187-531-3-7-7-13-10-20z">
            <text:p/>
          </draw:path>
          <draw:path draw:style-name="gr112" draw:text-style-name="P5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12" draw:text-style-name="P5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12" draw:text-style-name="P5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12" draw:text-style-name="P5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12" draw:text-style-name="P5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12" draw:text-style-name="P59" draw:layer="layout" svg:width="0.288cm" svg:height="1.107cm" svg:x="26.088cm" svg:y="4.647cm" svg:viewBox="0 0 289 1108" svg:d="M10 0c-3 7-7 13-10 20 154 124 187 265 187 531 0 265-30 399-187 537 4 7 9 13 13 20 167-115 276-328 276-554 0-246-105-439-279-554z">
            <text:p/>
          </draw:path>
          <draw:path draw:style-name="gr112" draw:text-style-name="P5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4" draw:master-page-name="Default">
        <office:forms form:automatic-focus="false" form:apply-design-mode="false"/>
        <draw:frame draw:style-name="gr14" draw:text-style-name="P3" draw:layer="layout" svg:width="12.036cm" svg:height="6.771cm" svg:x="1.5cm" svg:y="3.438cm">
          <draw:image xlink:href="Pictures/10000001000001C700000100EE74E754.png" xlink:type="simple" xlink:show="embed" xlink:actuate="onLoad" draw:mime-type="image/png">
            <text:p/>
          </draw:image>
        </draw:frame>
        <draw:line draw:style-name="gr529" draw:text-style-name="P210" draw:layer="layout" svg:x1="7.574cm" svg:y1="4.276cm" svg:x2="7.427cm" svg:y2="9.373cm">
          <text:p/>
        </draw:line>
        <draw:custom-shape draw:style-name="gr531" draw:text-style-name="P212" draw:layer="layout" svg:width="0.932cm" svg:height="3.107cm" draw:transform="rotate (1.5995942594528) translate (7.97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
          <draw:frame draw:style-name="gr14" draw:text-style-name="P3" draw:layer="layout" svg:width="5.909cm" svg:height="3.324cm" svg:x="3.826cm" svg:y="12.665cm">
            <draw:image xlink:href="Pictures/10000001000001C700000100EE74E754.png" xlink:type="simple" xlink:show="embed" xlink:actuate="onLoad" draw:mime-type="image/png">
              <text:p/>
            </draw:image>
          </draw:frame>
          <draw:line draw:style-name="gr529" draw:text-style-name="P210" draw:layer="layout" svg:x1="6.808cm" svg:y1="13.076cm" svg:x2="6.736cm" svg:y2="15.578cm">
            <text:p/>
          </draw:line>
          <draw:custom-shape draw:style-name="gr533" draw:text-style-name="P212" draw:layer="layout" svg:width="0.457cm" svg:height="1.149cm" draw:transform="skewX (-0.0139626340159546) rotate (0.0240855436775217) translate (6.99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2" draw:text-style-name="P6" draw:layer="layout" svg:width="1.548cm" svg:height="0.177cm" draw:transform="rotate (0.0289724655831059) translate (5.99637519973176cm 13.2547626787013cm)" svg:viewBox="0 0 1549 178" svg:d="M0 89c327-2 255-91 518-89 236-1 263 178 524 178 255 0 183-81 507-86">
            <text:p/>
          </draw:path>
          <draw:path draw:style-name="gr542" draw:text-style-name="P6" draw:layer="layout" svg:width="1.548cm" svg:height="0.177cm" draw:transform="rotate (0.0289724655831059) translate (5.92737519973176cm 15.2607626787013cm)" svg:viewBox="0 0 1549 178" svg:d="M0 89c327-2 255-91 518-89 236-1 263 178 524 178 255 0 183-81 507-86">
            <text:p/>
          </draw:path>
        </draw:g>
        <draw:g draw:style-name="gr18">
          <draw:frame draw:style-name="gr14" draw:text-style-name="P3" draw:layer="layout" svg:width="5.909cm" svg:height="3.325cm" svg:x="10.8cm" svg:y="16.76cm">
            <draw:image xlink:href="Pictures/10000001000001C700000100EE74E754.png" xlink:type="simple" xlink:show="embed" xlink:actuate="onLoad" draw:mime-type="image/png">
              <text:p/>
            </draw:image>
          </draw:frame>
          <draw:line draw:style-name="gr529" draw:text-style-name="P210" draw:layer="layout" svg:x1="13.782cm" svg:y1="17.172cm" svg:x2="13.71cm" svg:y2="19.674cm">
            <text:p/>
          </draw:line>
          <draw:custom-shape draw:style-name="gr535" draw:text-style-name="P21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2" draw:text-style-name="P6" draw:layer="layout" svg:width="1.548cm" svg:height="0.177cm" draw:transform="rotate (0.0289724655831059) translate (13.0683751997318cm 17.3547626787013cm)" svg:viewBox="0 0 1549 178" svg:d="M0 89c327-2 255-91 518-89 236-1 263 178 524 178 255 0 183-81 507-86">
            <text:p/>
          </draw:path>
          <draw:path draw:style-name="gr542" draw:text-style-name="P6" draw:layer="layout" svg:width="1.548cm" svg:height="0.177cm" draw:transform="rotate (0.0289724655831059) translate (12.9993751997318cm 19.3607626787013cm)" svg:viewBox="0 0 1549 178" svg:d="M0 89c327-2 255-91 518-89 236-1 263 178 524 178 255 0 183-81 507-86">
            <text:p/>
          </draw:path>
        </draw:g>
        <draw:g draw:style-name="gr18">
          <draw:frame draw:style-name="gr14" draw:text-style-name="P3" draw:layer="layout" svg:width="5.909cm" svg:height="3.324cm" svg:x="20.826cm" svg:y="15.666cm">
            <draw:image xlink:href="Pictures/10000001000001C700000100EE74E754.png" xlink:type="simple" xlink:show="embed" xlink:actuate="onLoad" draw:mime-type="image/png">
              <text:p/>
            </draw:image>
          </draw:frame>
          <draw:line draw:style-name="gr529" draw:text-style-name="P210" draw:layer="layout" svg:x1="23.808cm" svg:y1="16.077cm" svg:x2="23.736cm" svg:y2="18.579cm">
            <text:p/>
          </draw:line>
          <draw:custom-shape draw:style-name="gr533" draw:text-style-name="P212" draw:layer="layout" svg:width="0.457cm" svg:height="1.149cm" draw:transform="skewX (-0.0139626340159546) rotate (1.59488187047242) translate (24.024cm 17.49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2" draw:text-style-name="P6" draw:layer="layout" svg:width="1.548cm" svg:height="0.177cm" draw:transform="rotate (0.0289724655831059) translate (23.0223751997318cm 16.2807626787013cm)" svg:viewBox="0 0 1549 178" svg:d="M0 89c327-2 255-91 518-89 236-1 263 178 524 178 255 0 183-81 507-86">
            <text:p/>
          </draw:path>
          <draw:path draw:style-name="gr542" draw:text-style-name="P6" draw:layer="layout" svg:width="1.548cm" svg:height="0.177cm" draw:transform="rotate (0.0289724655831059) translate (22.9533751997318cm 18.2867626787013cm)" svg:viewBox="0 0 1549 178" svg:d="M0 89c327-2 255-91 518-89 236-1 263 178 524 178 255 0 183-81 507-86">
            <text:p/>
          </draw:path>
        </draw:g>
        <draw:frame draw:style-name="gr14" draw:text-style-name="P3"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37" draw:text-style-name="P6" draw:layer="layout" svg:width="9.051cm" svg:height="9.202cm" svg:x="24.333cm" svg:y="3.85cm" draw:kind="arc" draw:start-angle="163.09" draw:end-angle="180">
          <text:p/>
        </draw:ellipse>
        <draw:line draw:style-name="gr529" draw:text-style-name="P210" draw:layer="layout" svg:x1="22.763cm" svg:y1="3.748cm" svg:x2="20.44cm" svg:y2="8.287cm">
          <text:p/>
        </draw:line>
        <draw:custom-shape draw:style-name="gr543" draw:text-style-name="P21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4" draw:text-style-name="P21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5" draw:text-style-name="P21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1" draw:text-style-name="P215" draw:layer="layout" svg:width="4.329cm" svg:height="0.886cm" svg:x="20.026cm" svg:y="7.418cm">
          <draw:text-box>
            <text:p text:style-name="P214"><text:span text:style-name="T146">0.12 rad ≈ 6.9°</text:span></text:p>
          </draw:text-box>
        </draw:frame>
        <draw:g draw:style-name="gr9">
          <svg:title>TexMaths</svg:title>
          <svg:desc>28§latex§$$(\yF_{\text{left}})_x$$§svg§600§TRUE§</svg:desc>
          <draw:path draw:style-name="gr112" draw:text-style-name="P59" draw:layer="layout" svg:width="0.291cm" svg:height="1.107cm" svg:x="22.392cm" svg:y="8.625cm" svg:viewBox="0 0 292 1108" svg:d="M282 0c-177 115-282 308-282 554 0 226 108 439 276 554 5-7 11-13 16-20-161-138-187-272-187-537 0-266 30-407 187-531-3-7-6-13-10-20z">
            <text:p/>
          </draw:path>
          <draw:path draw:style-name="gr112" draw:text-style-name="P5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12" draw:text-style-name="P5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12" draw:text-style-name="P5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12" draw:text-style-name="P5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12" draw:text-style-name="P5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12" draw:text-style-name="P59" draw:layer="layout" svg:width="0.291cm" svg:height="1.107cm" svg:x="24.689cm" svg:y="8.625cm" svg:viewBox="0 0 292 1108" svg:d="M13 0c-4 7-9 13-13 20 158 124 187 265 187 531 0 265-26 399-187 537 5 7 11 13 16 20 168-115 276-328 276-554 0-246-105-439-279-554z">
            <text:p/>
          </draw:path>
          <draw:path draw:style-name="gr112" draw:text-style-name="P5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112" draw:text-style-name="P59" draw:layer="layout" svg:width="0.291cm" svg:height="1.107cm" svg:x="23.788cm" svg:y="4.647cm" svg:viewBox="0 0 292 1108" svg:d="M282 0c-177 115-282 308-282 554 0 226 108 439 279 554 4-7 9-13 13-20-161-138-187-272-187-537 0-266 30-407 187-531-3-7-7-13-10-20z">
            <text:p/>
          </draw:path>
          <draw:path draw:style-name="gr112" draw:text-style-name="P5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12" draw:text-style-name="P5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12" draw:text-style-name="P5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12" draw:text-style-name="P5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12" draw:text-style-name="P5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12" draw:text-style-name="P59" draw:layer="layout" svg:width="0.288cm" svg:height="1.107cm" svg:x="26.088cm" svg:y="4.647cm" svg:viewBox="0 0 289 1108" svg:d="M10 0c-3 7-7 13-10 20 154 124 187 265 187 531 0 265-30 399-187 537 4 7 9 13 13 20 167-115 276-328 276-554 0-246-105-439-279-554z">
            <text:p/>
          </draw:path>
          <draw:path draw:style-name="gr112" draw:text-style-name="P5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46" draw:text-style-name="P6" draw:layer="layout" svg:width="3.144cm" svg:height="0.36cm" draw:transform="rotate (0.0289724655831059) translate (5.98067245187647cm 4.89355833559513cm)" svg:viewBox="0 0 3145 361" svg:d="M0 181c664-4 517-184 1052-181 478-3 534 361 1063 361 518-1 372-165 1030-174">
          <text:p/>
        </draw:path>
        <draw:path draw:style-name="gr546" draw:text-style-name="P6" draw:layer="layout" svg:width="3.144cm" svg:height="0.36cm" draw:transform="rotate (0.0289724655831059) translate (5.88567245187647cm 8.53455833559513cm)" svg:viewBox="0 0 3145 361" svg:d="M0 181c664-4 517-184 1052-181 478-3 534 361 1063 361 518-1 372-165 1030-174">
          <text:p/>
        </draw:path>
        <draw:g draw:style-name="gr9">
          <draw:line draw:style-name="gr536" draw:text-style-name="P210" draw:layer="layout" svg:x1="4.011cm" svg:y1="12.211cm" svg:x2="9.431cm" svg:y2="16.276cm">
            <text:p/>
          </draw:line>
          <draw:line draw:style-name="gr536" draw:text-style-name="P210" draw:layer="layout" svg:x1="3.365cm" svg:y1="15.782cm" svg:x2="10.399cm" svg:y2="12.921cm">
            <text:p/>
          </draw:line>
        </draw:g>
        <draw:g draw:style-name="gr9">
          <draw:line draw:style-name="gr536" draw:text-style-name="P210" draw:layer="layout" svg:x1="16.653cm" svg:y1="20.376cm" svg:x2="11.233cm" svg:y2="16.311cm">
            <text:p/>
          </draw:line>
          <draw:line draw:style-name="gr536" draw:text-style-name="P210" draw:layer="layout" svg:x1="17.299cm" svg:y1="16.805cm" svg:x2="10.265cm" svg:y2="19.666cm">
            <text:p/>
          </draw:line>
        </draw:g>
        <draw:g draw:style-name="gr9">
          <draw:line draw:style-name="gr536" draw:text-style-name="P210" draw:layer="layout" svg:x1="21.011cm" svg:y1="15.212cm" svg:x2="26.431cm" svg:y2="19.277cm">
            <text:p/>
          </draw:line>
          <draw:line draw:style-name="gr536" draw:text-style-name="P210" draw:layer="layout" svg:x1="20.365cm" svg:y1="18.783cm" svg:x2="27.399cm" svg:y2="15.922cm">
            <text:p/>
          </draw:line>
        </draw:g>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4" draw:master-page-name="Default">
        <office:forms form:automatic-focus="false" form:apply-design-mode="false"/>
        <draw:frame draw:style-name="gr182" draw:text-style-name="P3"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37" draw:text-style-name="P6" draw:layer="layout" svg:width="9.051cm" svg:height="9.202cm" svg:x="4.789cm" svg:y="8.182cm" draw:kind="arc" draw:start-angle="0" draw:end-angle="16.89">
          <text:p/>
        </draw:ellipse>
        <draw:line draw:style-name="gr529" draw:text-style-name="P210" draw:layer="layout" svg:x1="15.239cm" svg:y1="7.748cm" svg:x2="17.562cm" svg:y2="12.287cm">
          <text:p/>
        </draw:line>
        <draw:custom-shape draw:style-name="gr543" draw:text-style-name="P212"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4" draw:text-style-name="P213"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5" draw:text-style-name="P213"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1" draw:text-style-name="P215" draw:layer="layout" svg:width="4.329cm" svg:height="0.886cm" svg:x="13.826cm" svg:y="11.718cm">
          <draw:text-box>
            <text:p text:style-name="P214"><text:span text:style-name="T146">0.12 rad ≈ 6.9°</text:span></text:p>
          </draw:text-box>
        </draw:frame>
        <draw:g draw:style-name="gr9">
          <svg:title>TexMaths</svg:title>
          <svg:desc>28§latex§$$(\yF_{\text{right}})_z$$§svg§600§TRUE§</svg:desc>
          <draw:path draw:style-name="gr112" draw:text-style-name="P59" draw:layer="layout" svg:width="0.248cm" svg:height="0.946cm" svg:x="10.384cm" svg:y="9.066cm" svg:viewBox="0 0 249 947" svg:d="M241 0c-151 98-241 265-241 475 0 190 92 374 235 472 5-6 9-12 14-17-137-117-159-233-159-461 0-227 25-343 159-452-3-6-6-11-8-17z">
            <text:p/>
          </draw:path>
          <draw:path draw:style-name="gr112" draw:text-style-name="P59"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12" draw:text-style-name="P59"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12" draw:text-style-name="P59"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12" draw:text-style-name="P59"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12" draw:text-style-name="P59"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12" draw:text-style-name="P59"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12" draw:text-style-name="P59" draw:layer="layout" svg:width="0.245cm" svg:height="0.946cm" svg:x="12.854cm" svg:y="9.066cm" svg:viewBox="0 0 246 947" svg:d="M8 0c-2 6-5 11-8 17 131 109 159 225 159 452 0 228-25 344-159 461 4 5 7 11 11 17 143-98 235-282 235-472 0-210-89-377-238-475z">
            <text:p/>
          </draw:path>
          <draw:path draw:style-name="gr112" draw:text-style-name="P59"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9">
          <svg:title>TexMaths</svg:title>
          <svg:desc>28§latex§$$(\yF_{\text{right}})_x$$§svg§600§TRUE§</svg:desc>
          <draw:path draw:style-name="gr112" draw:text-style-name="P59" draw:layer="layout" svg:width="0.248cm" svg:height="0.946cm" svg:x="12.612cm" svg:y="13.043cm" svg:viewBox="0 0 249 947" svg:d="M241 0c-151 98-241 265-241 475 0 190 92 374 238 472 4-6 7-12 11-17-137-117-159-233-159-461 0-227 27-343 159-452-3-6-6-11-8-17z">
            <text:p/>
          </draw:path>
          <draw:path draw:style-name="gr112" draw:text-style-name="P59"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12" draw:text-style-name="P59"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12" draw:text-style-name="P59"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12" draw:text-style-name="P59"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12" draw:text-style-name="P59"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12" draw:text-style-name="P59"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12" draw:text-style-name="P59" draw:layer="layout" svg:width="0.248cm" svg:height="0.946cm" svg:x="15.082cm" svg:y="13.043cm" svg:viewBox="0 0 249 947" svg:d="M11 0c-4 6-7 11-11 17 134 109 159 225 159 452 0 228-22 344-159 461 5 5 9 11 14 17 143-98 235-282 235-472 0-210-90-377-238-475z">
            <text:p/>
          </draw:path>
          <draw:path draw:style-name="gr112" draw:text-style-name="P59"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office:forms form:automatic-focus="false" form:apply-design-mode="false"/>
        <draw:frame draw:style-name="gr14" draw:text-style-name="P3" draw:layer="layout" svg:width="18.293cm" svg:height="14.277cm" svg:x="5.704cm" svg:y="6.247cm">
          <draw:image xlink:href="Pictures/10000000000002900000020031AF1E84.jpg" xlink:type="simple" xlink:show="embed" xlink:actuate="onLoad" draw:mime-type="image/jpeg">
            <text:p/>
          </draw:image>
        </draw:frame>
        <draw:polygon draw:style-name="gr547" draw:text-style-name="P3" draw:layer="layout" svg:width="12.265cm" svg:height="16.589cm" draw:transform="skewX (-3.66134598916496E-017) rotate (-1.84481301935801) translate (24.1995158092514cm 8.04436012415817cm)" svg:viewBox="0 0 12266 16590" draw:points="7429,13210 11538,13209 12266,10848 9846,1396 8232,0 4596,2278 4939,3743 2783,4349 1455,1077 0,1620 4453,16590 6255,16240 5332,12204 7061,11718 7458,13184">
          <text:p/>
        </draw:polygon>
        <draw:g draw:style-name="gr9">
          <draw:frame draw:style-name="gr14" draw:text-style-name="P3" draw:layer="layout" svg:width="11.681cm" svg:height="6.571cm" svg:x="1.307cm" svg:y="0.141cm">
            <draw:image xlink:href="Pictures/10000001000001C700000100EE74E754.png" xlink:type="simple" xlink:show="embed" xlink:actuate="onLoad" draw:mime-type="image/png">
              <text:p/>
            </draw:image>
          </draw:frame>
          <draw:line draw:style-name="gr529" draw:text-style-name="P210" draw:layer="layout" svg:x1="7.202cm" svg:y1="0.954cm" svg:x2="7.059cm" svg:y2="5.901cm">
            <text:p/>
          </draw:line>
        </draw:g>
        <draw:g draw:style-name="gr9">
          <draw:frame draw:style-name="gr548" draw:text-style-name="P3" draw:layer="layout" svg:width="11.681cm" svg:height="6.571cm" svg:x="16.607cm" svg:y="0.142cm">
            <draw:image xlink:href="Pictures/10000001000001C700000100EE74E754.png" xlink:type="simple" xlink:show="embed" xlink:actuate="onLoad" draw:mime-type="image/png">
              <text:p/>
            </draw:image>
          </draw:frame>
          <draw:line draw:style-name="gr529" draw:text-style-name="P210" draw:layer="layout" svg:x1="22.393cm" svg:y1="0.955cm" svg:x2="22.536cm" svg:y2="5.902cm">
            <text:p/>
          </draw:line>
        </draw:g>
        <draw:polygon draw:style-name="gr549" draw:text-style-name="P114" draw:layer="layout" svg:width="11.6cm" svg:height="2.622cm" svg:x="1.387cm" svg:y="6.712cm" svg:viewBox="0 0 11601 2623" draw:points="0,0 5486,2623 11601,0">
          <text:p/>
        </draw:polygon>
        <draw:polygon draw:style-name="gr549" draw:text-style-name="P114" draw:layer="layout" svg:width="11.6cm" svg:height="2.127cm" svg:x="16.632cm" svg:y="6.713cm" svg:viewBox="0 0 11601 2128" draw:points="0,0 6137,2128 11601,0">
          <text:p/>
        </draw:polygon>
        <draw:frame draw:style-name="gr550" draw:text-style-name="P216" draw:layer="layout" svg:width="2.195cm" svg:height="1.945cm" svg:x="5.938cm" svg:y="8.413cm">
          <draw:text-box>
            <text:p><text:span text:style-name="T147"></text:span></text:p>
          </draw:text-box>
        </draw:frame>
        <draw:frame draw:style-name="gr550" draw:text-style-name="P216" draw:layer="layout" svg:width="2.195cm" svg:height="1.945cm" svg:x="21.783cm" svg:y="7.836cm">
          <draw:text-box>
            <text:p><text:span text:style-name="T147"></text:span></text:p>
          </draw:text-box>
        </draw:frame>
        <draw:g draw:style-name="gr9">
          <draw:line draw:style-name="gr425" draw:text-style-name="P119" draw:layer="layout" svg:x1="2.621cm" svg:y1="18.796cm" svg:x2="4.971cm" svg:y2="18.796cm">
            <text:p/>
          </draw:line>
          <draw:line draw:style-name="gr426" draw:text-style-name="P119" draw:layer="layout" svg:x1="2.621cm" svg:y1="18.796cm" svg:x2="2.621cm" svg:y2="16.446cm">
            <text:p/>
          </draw:line>
          <draw:frame draw:style-name="gr551" draw:text-style-name="P217" draw:layer="layout" svg:width="0.751cm" svg:height="1.381cm" svg:x="1.654cm" svg:y="16.033cm">
            <draw:text-box>
              <text:p><text:span text:style-name="T148">z</text:span></text:p>
            </draw:text-box>
          </draw:frame>
          <draw:frame draw:style-name="gr552" draw:text-style-name="P217" draw:layer="layout" svg:width="0.752cm" svg:height="1.381cm" svg:x="4.173cm" svg:y="18.647cm">
            <draw:text-box>
              <text:p><text:span text:style-name="T148">x</text:span></text:p>
            </draw:text-box>
          </draw:frame>
        </draw:g>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office:forms form:automatic-focus="false" form:apply-design-mode="false"/>
        <draw:frame draw:style-name="gr14" draw:text-style-name="P3" draw:layer="layout" svg:width="12.237cm" svg:height="6.884cm" svg:x="1.393cm" svg:y="1.333cm">
          <draw:image xlink:href="Pictures/10000001000001C700000100EE74E754.png" xlink:type="simple" xlink:show="embed" xlink:actuate="onLoad" draw:mime-type="image/png">
            <text:p/>
          </draw:image>
        </draw:frame>
        <draw:line draw:style-name="gr553" draw:text-style-name="P210" draw:layer="layout" svg:x1="7.568cm" svg:y1="2.185cm" svg:x2="7.419cm" svg:y2="7.367cm">
          <text:p/>
        </draw:line>
        <draw:custom-shape draw:style-name="gr554" draw:text-style-name="P21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3" draw:layer="layout" svg:width="12.237cm" svg:height="6.884cm" svg:x="1.394cm" svg:y="9.333cm">
          <draw:image xlink:href="Pictures/10000001000001C700000100EE74E754.png" xlink:type="simple" xlink:show="embed" xlink:actuate="onLoad" draw:mime-type="image/png">
            <text:p/>
          </draw:image>
        </draw:frame>
        <draw:line draw:style-name="gr555" draw:text-style-name="P210" draw:layer="layout" svg:x1="7.583cm" svg:y1="11.094cm" svg:x2="7.489cm" svg:y2="14.389cm">
          <text:p/>
        </draw:line>
        <draw:custom-shape draw:style-name="gr554" draw:text-style-name="P212" draw:layer="layout" svg:width="0.948cm" svg:height="3.159cm" draw:transform="skewX (0.000698131700797732) translate (8.18cm 9.75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1" draw:master-page-name="Default">
        <office:forms form:automatic-focus="false" form:apply-design-mode="false"/>
        <draw:frame draw:style-name="gr14" draw:text-style-name="P3"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56" draw:text-style-name="P219" draw:layer="layout" svg:x1="16.493cm" svg:y1="5.291cm" svg:x2="13.993cm" svg:y2="5.291cm">
          <text:p text:style-name="P218"><text:span text:style-name="T149">Δ</text:span><text:span text:style-name="T150">l</text:span><text:span text:style-name="T151"> </text:span><text:span text:style-name="T152">&lt; 0</text:span></text:p>
        </draw:measure>
        <draw:measure draw:style-name="gr557" draw:text-style-name="P219" draw:layer="layout" svg:x1="16.708cm" svg:y1="9.045cm" svg:x2="19.715cm" svg:y2="9.045cm">
          <text:p text:style-name="P218"><text:span text:style-name="T149">Δ</text:span><text:span text:style-name="T150">l</text:span><text:span text:style-name="T151"> </text:span><text:span text:style-name="T152">&gt; 0</text:span></text:p>
        </draw:measure>
        <draw:frame draw:style-name="gr14" draw:text-style-name="P3"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58" draw:text-style-name="P220" draw:layer="layout" svg:width="0.604cm" svg:height="3.159cm" draw:transform="skewX (0.000698131700797732) rotate (-1.5707963267949) translate (6.85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3"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4" draw:text-style-name="P221" draw:layer="layout" svg:width="1.209cm" svg:height="1.521cm" svg:x="21.016cm" svg:y="8.649cm">
          <draw:text-box>
            <text:p><text:span text:style-name="T153">F</text:span></text:p>
          </draw:text-box>
        </draw:frame>
        <draw:frame draw:style-name="gr314" draw:text-style-name="P221" draw:layer="layout" svg:width="1.209cm" svg:height="1.521cm" svg:x="15.365cm" svg:y="2.648cm">
          <draw:text-box>
            <text:p><text:span text:style-name="T153">F</text:span></text:p>
          </draw:text-box>
        </draw:frame>
        <draw:frame draw:style-name="gr314" draw:text-style-name="P221" draw:layer="layout" svg:width="1.209cm" svg:height="1.521cm" svg:x="4.646cm" svg:y="2.649cm">
          <draw:text-box>
            <text:p><text:span text:style-name="T153">F</text:span></text:p>
          </draw:text-box>
        </draw:frame>
        <draw:frame draw:style-name="gr314" draw:text-style-name="P221" draw:layer="layout" svg:width="1.209cm" svg:height="1.521cm" svg:x="4.718cm" svg:y="8.649cm">
          <draw:text-box>
            <text:p><text:span text:style-name="T153">F</text:span></text:p>
          </draw:text-box>
        </draw:frame>
        <draw:custom-shape draw:style-name="gr559" draw:text-style-name="P3" draw:layer="layout" svg:width="6.779cm" svg:height="1.527cm" svg:x="7.131cm" svg:y="3.394cm">
          <text:p/>
          <draw:enhanced-geometry svg:viewBox="0 0 21600 21600" draw:type="rectangle" draw:enhanced-path="M 0 0 L 21600 0 21600 21600 0 21600 0 0 Z N"/>
        </draw:custom-shape>
        <draw:custom-shape draw:style-name="gr560" draw:text-style-name="P3" draw:layer="layout" svg:width="12.612cm" svg:height="1.527cm" svg:x="7.131cm" svg:y="9.367cm">
          <text:p/>
          <draw:enhanced-geometry svg:viewBox="0 0 21600 21600" draw:type="rectangle" draw:enhanced-path="M 0 0 L 21600 0 21600 21600 0 21600 0 0 Z N"/>
        </draw:custom-shape>
        <draw:custom-shape draw:style-name="gr558" draw:text-style-name="P22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9cm" draw:transform="skewX (0.000698131700797732) rotate (-1.5707963267949) translate (17.5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61" draw:text-style-name="P222" draw:layer="layout" svg:x1="7.281cm" svg:y1="7.27cm" svg:x2="16.402cm" svg:y2="7.27cm">
          <text:p/>
        </draw:line>
        <draw:frame draw:style-name="gr562" draw:text-style-name="P223" draw:layer="layout" svg:width="1.413cm" svg:height="1.733cm" svg:x="10.163cm" svg:y="5.833cm">
          <draw:text-box>
            <text:p><text:span text:style-name="T154">l</text:span><text:span text:style-name="T155">n</text:span></text:p>
          </draw:text-box>
        </draw:frame>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office:forms form:automatic-focus="false" form:apply-design-mode="false"/>
        <draw:frame draw:style-name="gr14" draw:text-style-name="P3"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63" draw:text-style-name="P219" draw:layer="layout" svg:x1="16.493cm" svg:y1="5.291cm" svg:x2="13.993cm" svg:y2="5.291cm">
          <text:p text:style-name="P218"><text:span text:style-name="T149">Δ</text:span><text:span text:style-name="T150">l</text:span><text:span text:style-name="T151"> </text:span><text:span text:style-name="T152">&lt; 0</text:span></text:p>
        </draw:measure>
        <draw:measure draw:style-name="gr564" draw:text-style-name="P219" draw:layer="layout" svg:x1="16.708cm" svg:y1="9.045cm" svg:x2="19.715cm" svg:y2="9.045cm">
          <text:p text:style-name="P218"><text:span text:style-name="T149">Δ</text:span><text:span text:style-name="T150">l</text:span><text:span text:style-name="T151"> </text:span><text:span text:style-name="T152">&gt; 0</text:span></text:p>
        </draw:measure>
        <draw:frame draw:style-name="gr14" draw:text-style-name="P3"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58" draw:text-style-name="P220" draw:layer="layout" svg:width="0.604cm" svg:height="3.159cm" draw:transform="skewX (0.000698131700797732) rotate (-1.5707963267949) translate (6.85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3"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65" draw:text-style-name="P221" draw:layer="layout" svg:width="1.56cm" svg:height="1.521cm" svg:x="21.016cm" svg:y="8.649cm">
          <draw:text-box>
            <text:p text:style-name="P214"><text:span text:style-name="T156">F</text:span><text:span text:style-name="T157">e</text:span></text:p>
          </draw:text-box>
        </draw:frame>
        <draw:frame draw:style-name="gr565" draw:text-style-name="P221" draw:layer="layout" svg:width="1.56cm" svg:height="1.521cm" svg:x="15.365cm" svg:y="2.648cm">
          <draw:text-box>
            <text:p text:style-name="P214"><text:span text:style-name="T156">F</text:span><text:span text:style-name="T157">e</text:span></text:p>
          </draw:text-box>
        </draw:frame>
        <draw:custom-shape draw:style-name="gr559" draw:text-style-name="P3" draw:layer="layout" svg:width="6.779cm" svg:height="1.527cm" svg:x="7.131cm" svg:y="3.394cm">
          <text:p/>
          <draw:enhanced-geometry svg:viewBox="0 0 21600 21600" draw:type="rectangle" draw:enhanced-path="M 0 0 L 21600 0 21600 21600 0 21600 0 0 Z N"/>
        </draw:custom-shape>
        <draw:custom-shape draw:style-name="gr560" draw:text-style-name="P3" draw:layer="layout" svg:width="12.612cm" svg:height="1.527cm" svg:x="7.131cm" svg:y="9.367cm">
          <text:p/>
          <draw:enhanced-geometry svg:viewBox="0 0 21600 21600" draw:type="rectangle" draw:enhanced-path="M 0 0 L 21600 0 21600 21600 0 21600 0 0 Z N"/>
        </draw:custom-shape>
        <draw:custom-shape draw:style-name="gr558" draw:text-style-name="P22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9cm" draw:transform="skewX (0.000698131700797732) rotate (-1.5707963267949) translate (17.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61" draw:text-style-name="P222" draw:layer="layout" svg:x1="7.281cm" svg:y1="7.27cm" svg:x2="16.402cm" svg:y2="7.27cm">
          <text:p/>
        </draw:line>
        <draw:frame draw:style-name="gr562" draw:text-style-name="P223" draw:layer="layout" svg:width="1.413cm" svg:height="1.733cm" svg:x="10.163cm" svg:y="5.833cm">
          <draw:text-box>
            <text:p><text:span text:style-name="T154">l</text:span><text:span text:style-name="T155">n</text:span></text:p>
          </draw:text-box>
        </draw:frame>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office:forms form:automatic-focus="false" form:apply-design-mode="false"/>
        <draw:g draw:style-name="gr18">
          <draw:frame draw:style-name="gr14" draw:text-style-name="P3"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66" draw:text-style-name="P225" draw:layer="layout" svg:x1="13.353cm" svg:y1="6.288cm" svg:x2="12.305cm" svg:y2="8.558cm">
            <text:p text:style-name="P224"><text:span text:style-name="T158">l &lt;</text:span><text:span text:style-name="T159"> </text:span><text:span text:style-name="T158">l</text:span><text:span text:style-name="T160">n</text:span></text:p>
          </draw:measure>
          <draw:measure draw:style-name="gr567" draw:text-style-name="P225" draw:layer="layout" svg:x1="16.776cm" svg:y1="7.83cm" svg:x2="18.113cm" svg:y2="4.938cm">
            <text:p text:style-name="P224"><text:span text:style-name="T158">l </text:span><text:span text:style-name="T159">&gt; </text:span><text:span text:style-name="T158">l</text:span><text:span text:style-name="T160">n</text:span></text:p>
          </draw:measure>
          <draw:frame draw:style-name="gr14" draw:text-style-name="P3"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58" draw:text-style-name="P220" draw:layer="layout" svg:width="0.604cm" svg:height="3.159cm" draw:transform="skewX (0.000872664625997143) rotate (-0.432841654494594) translate (13.401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3"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568" draw:text-style-name="P226" draw:layer="layout" svg:width="1.56cm" svg:height="1.521cm" draw:transform="rotate (1.1379546723003) translate (18.299cm 3.59cm)">
            <draw:text-box>
              <text:p text:style-name="P214"><text:span text:style-name="T156">F</text:span><text:span text:style-name="T157">e</text:span></text:p>
            </draw:text-box>
          </draw:frame>
          <draw:frame draw:style-name="gr569" draw:text-style-name="P226" draw:layer="layout" svg:width="1.56cm" svg:height="1.521cm" draw:transform="rotate (1.1379546723003) translate (10.481cm 6.203cm)">
            <draw:text-box>
              <text:p text:style-name="P214"><text:span text:style-name="T156">F</text:span><text:span text:style-name="T157">e</text:span></text:p>
            </draw:text-box>
          </draw:frame>
          <draw:custom-shape draw:style-name="gr559" draw:text-style-name="P3"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60" draw:text-style-name="P3"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58" draw:text-style-name="P220" draw:layer="layout" svg:width="0.604cm" svg:height="3.157cm" draw:transform="rotate (-2.7087509990952) translate (20.832cm 4.92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7cm" draw:transform="rotate (-2.7087509990952) translate (8.544cm 17.27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9cm" draw:transform="skewX (0.000872664625997143) rotate (-0.432841654494594) translate (12.403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61" draw:text-style-name="P222" draw:layer="layout" svg:x1="11.224cm" svg:y1="15.616cm" svg:x2="15.168cm" svg:y2="7.077cm">
            <text:p/>
          </draw:line>
          <draw:frame draw:style-name="gr570" draw:text-style-name="P223" draw:layer="layout" svg:width="1.413cm" svg:height="1.733cm" draw:transform="rotate (1.1379546723003) translate (11.19cm 12.261cm)">
            <draw:text-box>
              <text:p><text:span text:style-name="T154">l</text:span><text:span text:style-name="T155">n</text:span></text:p>
            </draw:text-box>
          </draw:frame>
        </draw:g>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office:forms form:automatic-focus="false" form:apply-design-mode="false"/>
        <draw:g draw:style-name="gr18">
          <draw:frame draw:style-name="gr14" draw:text-style-name="P3"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571" draw:text-style-name="P225" draw:layer="layout" svg:x1="17.58cm" svg:y1="8.183cm" svg:x2="15.101cm" svg:y2="8.503cm">
            <text:p text:style-name="P224"><text:span text:style-name="T158">l &lt;</text:span><text:span text:style-name="T159"> </text:span><text:span text:style-name="T158">l</text:span><text:span text:style-name="T160">n</text:span></text:p>
          </draw:measure>
          <draw:measure draw:style-name="gr572" draw:text-style-name="P225" draw:layer="layout" svg:x1="18.096cm" svg:y1="11.901cm" svg:x2="21.256cm" svg:y2="11.495cm">
            <text:p text:style-name="P224"><text:span text:style-name="T158">l </text:span><text:span text:style-name="T159">&gt; </text:span><text:span text:style-name="T158">l</text:span><text:span text:style-name="T160">n</text:span></text:p>
          </draw:measure>
          <draw:frame draw:style-name="gr14" draw:text-style-name="P3"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58" draw:text-style-name="P220"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3"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573" draw:text-style-name="P226" draw:layer="layout" svg:width="1.56cm" svg:height="1.521cm" draw:transform="rotate (0.128281700021583) translate (22.496cm 10.935cm)">
            <draw:text-box>
              <text:p text:style-name="P214"><text:span text:style-name="T156">F</text:span><text:span text:style-name="T157">e</text:span></text:p>
            </draw:text-box>
          </draw:frame>
          <draw:frame draw:style-name="gr574" draw:text-style-name="P226" draw:layer="layout" svg:width="1.56cm" svg:height="1.521cm" draw:transform="rotate (0.128281700021583) translate (16.124cm 5.706cm)">
            <draw:text-box>
              <text:p text:style-name="P214"><text:span text:style-name="T156">F</text:span><text:span text:style-name="T157">e</text:span></text:p>
            </draw:text-box>
          </draw:frame>
          <draw:custom-shape draw:style-name="gr559" draw:text-style-name="P3"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60" draw:text-style-name="P3"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58" draw:text-style-name="P220" draw:layer="layout" svg:width="0.604cm" svg:height="3.162cm" draw:transform="skewX (0.00820304748437339) rotate (-1.69907802681648) translate (24.889cm 12.2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62cm" draw:transform="skewX (0.00820304748437339) rotate (-1.69907802681648) translate (7.89cm 8.37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61" draw:text-style-name="P222" draw:layer="layout" svg:x1="8.549cm" svg:y1="11.344cm" svg:x2="17.877cm" svg:y2="10.139cm">
            <text:p/>
          </draw:line>
          <draw:frame draw:style-name="gr570" draw:text-style-name="P223" draw:layer="layout" svg:width="1.413cm" svg:height="1.733cm" draw:transform="rotate (0.128281700021583) translate (11.372cm 9.53cm)">
            <draw:text-box>
              <text:p><text:span text:style-name="T154">l</text:span><text:span text:style-name="T155">n</text:span></text:p>
            </draw:text-box>
          </draw:frame>
        </draw:g>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office:forms form:automatic-focus="false" form:apply-design-mode="false"/>
        <draw:frame draw:style-name="gr14" draw:text-style-name="P3"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75" draw:text-style-name="P219" draw:layer="layout" svg:x1="13.567cm" svg:y1="6.046cm" svg:x2="12.824cm" svg:y2="8.433cm">
          <text:p text:style-name="P218"><text:span text:style-name="T149">Δ</text:span><text:span text:style-name="T150">l</text:span><text:span text:style-name="T151"> </text:span><text:span text:style-name="T152">&lt; 0</text:span></text:p>
        </draw:measure>
        <draw:measure draw:style-name="gr576" draw:text-style-name="P219" draw:layer="layout" svg:x1="17.214cm" svg:y1="6.956cm" svg:x2="18.109cm" svg:y2="4.085cm">
          <text:p text:style-name="P218"><text:span text:style-name="T149">Δ</text:span><text:span text:style-name="T150">l</text:span><text:span text:style-name="T151"> </text:span><text:span text:style-name="T152">&gt; 0</text:span></text:p>
        </draw:measure>
        <draw:frame draw:style-name="gr14" draw:text-style-name="P3"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58" draw:text-style-name="P220" draw:layer="layout" svg:width="0.604cm" svg:height="3.167cm" draw:transform="skewX (0.0190240888467382) rotate (-0.30159289474462) translate (15.04cm 16.52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3"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65" draw:text-style-name="P221" draw:layer="layout" svg:width="1.56cm" svg:height="1.521cm" draw:transform="rotate (1.26920343205028) translate (18.116cm 2.725cm)">
          <draw:text-box>
            <text:p><text:span text:style-name="T153">F</text:span><text:span text:style-name="T157">e</text:span></text:p>
          </draw:text-box>
        </draw:frame>
        <draw:frame draw:style-name="gr565" draw:text-style-name="P221" draw:layer="layout" svg:width="1.56cm" svg:height="1.521cm" draw:transform="rotate (1.26920343205028) translate (10.708cm 6.338cm)">
          <draw:text-box>
            <text:p text:style-name="P214"><text:span text:style-name="T156">F</text:span><text:span text:style-name="T157">e</text:span></text:p>
          </draw:text-box>
        </draw:frame>
        <draw:custom-shape draw:style-name="gr559" draw:text-style-name="P3"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60" draw:text-style-name="P3"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58" draw:text-style-name="P220"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8" draw:text-style-name="P220" draw:layer="layout" svg:width="0.604cm" svg:height="3.167cm" draw:transform="skewX (0.0190240888467382) rotate (-0.30159289474462) translate (12.498cm 4.58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61" draw:text-style-name="P222" draw:layer="layout" svg:x1="12.72cm" svg:y1="15.43cm" svg:x2="15.429cm" svg:y2="6.721cm">
          <text:p/>
        </draw:line>
        <draw:frame draw:style-name="gr562" draw:text-style-name="P223" draw:layer="layout" svg:width="1.413cm" svg:height="1.733cm" draw:transform="rotate (1.26920343205028) translate (12.203cm 12.252cm)">
          <draw:text-box>
            <text:p><text:span text:style-name="T154">l</text:span><text:span text:style-name="T155">n</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office:forms form:automatic-focus="false" form:apply-design-mode="false"/>
        <draw:frame draw:style-name="gr14" draw:text-style-name="P3" draw:layer="layout" svg:width="1.62cm" svg:height="9.551cm" svg:x="27.103cm" svg:y="6.281cm">
          <draw:image xlink:href="Pictures/10000001000000160000007EDC6C60E4.png" xlink:type="simple" xlink:show="embed" xlink:actuate="onLoad" draw:mime-type="image/png">
            <text:p/>
          </draw:image>
        </draw:frame>
        <draw:frame draw:style-name="gr14" draw:text-style-name="P3" draw:layer="layout" svg:width="1.62cm" svg:height="9.3cm" svg:x="13.209cm" svg:y="6.375cm">
          <draw:image xlink:href="Pictures/10000001000000160000007EDC6C60E4.png" xlink:type="simple" xlink:show="embed" xlink:actuate="onLoad" draw:mime-type="image/png">
            <text:p/>
          </draw:image>
        </draw:frame>
        <draw:frame draw:style-name="gr14" draw:text-style-name="P3" draw:layer="layout" svg:width="1.623cm" svg:height="9.302cm" svg:x="2.091cm" svg:y="3.217cm">
          <draw:image xlink:href="Pictures/10000000000000160000007E449197A3.png" xlink:type="simple" xlink:show="embed" xlink:actuate="onLoad" draw:mime-type="image/png">
            <text:p/>
          </draw:image>
        </draw:frame>
        <draw:custom-shape draw:style-name="gr577" draw:text-style-name="P228" draw:layer="layout" svg:width="1.635cm" svg:height="1.635cm" svg:x="13.194cm" svg:y="15.75cm">
          <text:p text:style-name="P227"><text:span text:style-name="T16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7" draw:text-style-name="P228" draw:layer="layout" svg:width="1.635cm" svg:height="1.635cm" svg:x="13.194cm" svg:y="4.739cm">
          <text:p text:style-name="P227"><text:span text:style-name="T16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8" draw:text-style-name="P3" draw:layer="layout" svg:width="1.74cm" svg:height="12.777cm" svg:x="13.141cm" svg:y="4.668cm">
          <text:p/>
          <draw:enhanced-geometry svg:viewBox="0 0 21600 21600" draw:type="rectangle" draw:enhanced-path="M 0 0 L 21600 0 21600 21600 0 21600 0 0 Z N"/>
        </draw:custom-shape>
        <draw:line draw:style-name="gr579" draw:text-style-name="P3" draw:layer="layout" svg:x1="13.141cm" svg:y1="6.455cm" svg:x2="14.881cm" svg:y2="6.455cm">
          <text:p/>
        </draw:line>
        <draw:line draw:style-name="gr580" draw:text-style-name="P3" draw:layer="layout" svg:x1="13.141cm" svg:y1="15.657cm" svg:x2="14.881cm" svg:y2="15.657cm">
          <text:p/>
        </draw:line>
        <draw:custom-shape draw:style-name="gr581" draw:text-style-name="P220"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2" draw:text-style-name="P229" draw:layer="layout" svg:width="2.107cm" svg:height="1.733cm" svg:x="15.284cm" svg:y="5.233cm">
          <draw:text-box>
            <text:p><text:span text:style-name="T58">F</text:span><text:span text:style-name="T163">bs</text:span></text:p>
          </draw:text-box>
        </draw:frame>
        <draw:custom-shape draw:style-name="gr581" draw:text-style-name="P220"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2" draw:text-style-name="P229" draw:layer="layout" svg:width="2.107cm" svg:height="1.733cm" svg:x="15.285cm" svg:y="15.566cm">
          <draw:text-box>
            <text:p><text:span text:style-name="T58">F</text:span><text:span text:style-name="T163">as</text:span></text:p>
          </draw:text-box>
        </draw:frame>
        <draw:frame draw:style-name="gr14" draw:text-style-name="P3" draw:layer="layout" svg:width="1.62cm" svg:height="9.3cm" svg:x="20.157cm" svg:y="6.375cm">
          <draw:image xlink:href="Pictures/10000001000000160000007EDC6C60E4.png" xlink:type="simple" xlink:show="embed" xlink:actuate="onLoad" draw:mime-type="image/png">
            <text:p/>
          </draw:image>
        </draw:frame>
        <draw:custom-shape draw:style-name="gr577" draw:text-style-name="P228" draw:layer="layout" svg:width="1.635cm" svg:height="1.635cm" svg:x="20.142cm" svg:y="15.75cm">
          <text:p text:style-name="P227"><text:span text:style-name="T16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7" draw:text-style-name="P228" draw:layer="layout" svg:width="1.635cm" svg:height="1.635cm" svg:x="20.142cm" svg:y="4.739cm">
          <text:p text:style-name="P227"><text:span text:style-name="T16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8" draw:text-style-name="P3" draw:layer="layout" svg:width="1.74cm" svg:height="12.777cm" svg:x="20.089cm" svg:y="4.668cm">
          <text:p/>
          <draw:enhanced-geometry svg:viewBox="0 0 21600 21600" draw:type="rectangle" draw:enhanced-path="M 0 0 L 21600 0 21600 21600 0 21600 0 0 Z N"/>
        </draw:custom-shape>
        <draw:line draw:style-name="gr583" draw:text-style-name="P3" draw:layer="layout" svg:x1="20.089cm" svg:y1="6.4cm" svg:x2="21.829cm" svg:y2="6.4cm">
          <text:p/>
        </draw:line>
        <draw:line draw:style-name="gr583" draw:text-style-name="P3" draw:layer="layout" svg:x1="20.089cm" svg:y1="15.8cm" svg:x2="21.829cm" svg:y2="15.8cm">
          <text:p/>
        </draw:line>
        <draw:custom-shape draw:style-name="gr558" draw:text-style-name="P220" draw:layer="layout" svg:width="0.604cm" svg:height="3.159cm" draw:transform="skewX (0.0015707963267949) rotate (-3.14159265358979) translate (22.505cm 8.53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4" draw:text-style-name="P229" draw:layer="layout" svg:width="1.726cm" svg:height="1.733cm" svg:x="22.232cm" svg:y="6.133cm">
          <draw:text-box>
            <text:p><text:span text:style-name="T58">F</text:span><text:span text:style-name="T163">b</text:span></text:p>
          </draw:text-box>
        </draw:frame>
        <draw:custom-shape draw:style-name="gr585" draw:text-style-name="P220" draw:layer="layout" svg:width="0.263cm" svg:height="1.019cm" draw:transform="skewX (0.00191986217719376) rotate (-3.14159265358979) translate (21.51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29" draw:layer="layout" svg:width="1.709cm" svg:height="1.733cm" svg:x="22.233cm" svg:y="14.632cm">
          <draw:text-box>
            <text:p><text:span text:style-name="T58">F</text:span><text:span text:style-name="T163">a</text:span></text:p>
          </draw:text-box>
        </draw:frame>
        <draw:frame draw:style-name="gr587" draw:text-style-name="P229" draw:layer="layout" svg:width="3.034cm" svg:height="1.733cm" svg:x="9.644cm" svg:y="7.233cm">
          <draw:text-box>
            <text:p><text:span text:style-name="T164">– </text:span><text:span text:style-name="T58">F</text:span><text:span text:style-name="T163">bs</text:span></text:p>
          </draw:text-box>
        </draw:frame>
        <draw:custom-shape draw:style-name="gr581" draw:text-style-name="P220"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1" draw:text-style-name="P220"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7" draw:text-style-name="P229" draw:layer="layout" svg:width="3.034cm" svg:height="1.733cm" svg:x="9.652cm" svg:y="13.467cm">
          <draw:text-box>
            <text:p><text:span text:style-name="T164">– </text:span><text:span text:style-name="T58">F</text:span><text:span text:style-name="T163">as</text:span></text:p>
          </draw:text-box>
        </draw:frame>
        <draw:custom-shape draw:style-name="gr577" draw:text-style-name="P228" draw:layer="layout" svg:width="1.635cm" svg:height="1.635cm" svg:x="27.088cm" svg:y="15.75cm">
          <text:p text:style-name="P227"><text:span text:style-name="T16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7" draw:text-style-name="P228" draw:layer="layout" svg:width="1.635cm" svg:height="1.635cm" svg:x="27.088cm" svg:y="4.739cm">
          <text:p text:style-name="P227"><text:span text:style-name="T16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5" draw:text-style-name="P220" draw:layer="layout" svg:width="0.263cm" svg:height="1.019cm" draw:transform="skewX (0.00191986217719376) rotate (-3.14159265358979) translate (28.4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3" draw:layer="layout" svg:width="1.74cm" svg:height="12.777cm" svg:x="27.035cm" svg:y="4.668cm">
          <text:p/>
          <draw:enhanced-geometry svg:viewBox="0 0 21600 21600" draw:type="rectangle" draw:enhanced-path="M 0 0 L 21600 0 21600 21600 0 21600 0 0 Z N"/>
        </draw:custom-shape>
        <draw:frame draw:style-name="gr14" draw:text-style-name="P3"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77" draw:text-style-name="P228" draw:layer="layout" svg:width="1.635cm" svg:height="1.635cm" svg:x="14.771cm" svg:y="18.433cm">
          <text:p text:style-name="P227"><text:span text:style-name="T16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7" draw:text-style-name="P228" draw:layer="layout" svg:width="1.635cm" svg:height="1.635cm" svg:x="3.76cm" svg:y="18.433cm">
          <text:p text:style-name="P227"><text:span text:style-name="T16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8" draw:text-style-name="P3"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office:forms form:automatic-focus="false" form:apply-design-mode="false"/>
        <draw:line draw:style-name="gr425" draw:text-style-name="P119" draw:layer="layout" svg:x1="7.615cm" svg:y1="12.937cm" svg:x2="15.262cm" svg:y2="12.937cm">
          <text:p/>
        </draw:line>
        <draw:line draw:style-name="gr426" draw:text-style-name="P119" draw:layer="layout" svg:x1="7.615cm" svg:y1="12.964cm" svg:x2="7.615cm" svg:y2="5.317cm">
          <text:p/>
        </draw:line>
        <draw:frame draw:style-name="gr589" draw:text-style-name="P230" draw:layer="layout" svg:width="2.233cm" svg:height="0.958cm" svg:x="13.042cm" svg:y="12.94cm">
          <draw:text-box>
            <text:p><text:span text:style-name="T165">space</text:span></text:p>
          </draw:text-box>
        </draw:frame>
        <draw:frame draw:style-name="gr590" draw:text-style-name="P230" draw:layer="layout" svg:width="1.899cm" svg:height="0.958cm" draw:transform="rotate (1.5707963267949) translate (6.513cm 7.368cm)">
          <draw:text-box>
            <text:p><text:span text:style-name="T165">time</text:span></text:p>
          </draw:text-box>
        </draw:frame>
        <draw:line draw:style-name="gr591" draw:text-style-name="P119" draw:layer="layout" svg:x1="8.615cm" svg:y1="12.963cm" svg:x2="8.615cm" svg:y2="5.792cm">
          <text:p/>
        </draw:line>
        <draw:line draw:style-name="gr591" draw:text-style-name="P119" draw:layer="layout" svg:x1="9.615cm" svg:y1="12.963cm" svg:x2="9.615cm" svg:y2="5.792cm">
          <text:p/>
        </draw:line>
        <draw:line draw:style-name="gr591" draw:text-style-name="P119" draw:layer="layout" svg:x1="10.615cm" svg:y1="12.963cm" svg:x2="10.615cm" svg:y2="5.792cm">
          <text:p/>
        </draw:line>
        <draw:line draw:style-name="gr591" draw:text-style-name="P119" draw:layer="layout" svg:x1="11.615cm" svg:y1="12.963cm" svg:x2="11.615cm" svg:y2="5.792cm">
          <text:p/>
        </draw:line>
        <draw:line draw:style-name="gr591" draw:text-style-name="P119" draw:layer="layout" svg:x1="12.615cm" svg:y1="12.963cm" svg:x2="12.615cm" svg:y2="5.792cm">
          <text:p/>
        </draw:line>
        <draw:line draw:style-name="gr591" draw:text-style-name="P119" draw:layer="layout" svg:x1="13.615cm" svg:y1="12.963cm" svg:x2="13.615cm" svg:y2="5.792cm">
          <text:p/>
        </draw:line>
        <draw:line draw:style-name="gr591" draw:text-style-name="P119" draw:layer="layout" svg:x1="14.615cm" svg:y1="12.963cm" svg:x2="14.615cm" svg:y2="5.792cm">
          <text:p/>
        </draw:line>
        <draw:line draw:style-name="gr591" draw:text-style-name="P119" draw:layer="layout" svg:x1="7.629cm" svg:y1="5.978cm" svg:x2="14.8cm" svg:y2="5.978cm">
          <text:p/>
        </draw:line>
        <draw:line draw:style-name="gr591" draw:text-style-name="P119" draw:layer="layout" svg:x1="7.629cm" svg:y1="6.972cm" svg:x2="14.8cm" svg:y2="6.972cm">
          <text:p/>
        </draw:line>
        <draw:line draw:style-name="gr591" draw:text-style-name="P119" draw:layer="layout" svg:x1="7.629cm" svg:y1="7.966cm" svg:x2="14.8cm" svg:y2="7.966cm">
          <text:p/>
        </draw:line>
        <draw:line draw:style-name="gr591" draw:text-style-name="P119" draw:layer="layout" svg:x1="7.629cm" svg:y1="8.96cm" svg:x2="14.8cm" svg:y2="8.96cm">
          <text:p/>
        </draw:line>
        <draw:line draw:style-name="gr591" draw:text-style-name="P119" draw:layer="layout" svg:x1="7.629cm" svg:y1="9.955cm" svg:x2="14.8cm" svg:y2="9.955cm">
          <text:p/>
        </draw:line>
        <draw:line draw:style-name="gr591" draw:text-style-name="P119" draw:layer="layout" svg:x1="7.629cm" svg:y1="10.949cm" svg:x2="14.8cm" svg:y2="10.949cm">
          <text:p/>
        </draw:line>
        <draw:line draw:style-name="gr591" draw:text-style-name="P119" draw:layer="layout" svg:x1="7.629cm" svg:y1="11.943cm" svg:x2="14.8cm" svg:y2="11.943cm">
          <text:p/>
        </draw:line>
        <draw:line draw:style-name="gr592" draw:text-style-name="P3" draw:layer="layout" svg:x1="7.615cm" svg:y1="12.937cm" svg:x2="11.615cm" svg:y2="7.034cm">
          <text:p/>
        </draw:line>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office:forms form:automatic-focus="false" form:apply-design-mode="false"/>
        <draw:frame draw:style-name="gr593" draw:text-style-name="P231" draw:layer="layout" svg:width="5.472cm" svg:height="1.733cm" svg:x="4.809cm" svg:y="0.92cm">
          <draw:text-box>
            <text:p text:style-name="P40"><text:span text:style-name="T166">matter content:</text:span></text:p>
            <text:p text:style-name="P40"><text:span text:style-name="T166">20 mol</text:span></text:p>
          </draw:text-box>
        </draw:frame>
        <draw:frame draw:style-name="gr593" draw:text-style-name="P231" draw:layer="layout" svg:width="5.472cm" svg:height="1.733cm" svg:x="4.809cm" svg:y="7.621cm">
          <draw:text-box>
            <text:p text:style-name="P40"><text:span text:style-name="T166">matter content:</text:span></text:p>
            <text:p text:style-name="P40"><text:span text:style-name="T166">23 mol</text:span></text:p>
          </draw:text-box>
        </draw:frame>
        <draw:frame draw:style-name="gr594" draw:text-style-name="P232" draw:layer="layout" svg:width="3.762cm" svg:height="2.156cm" svg:x="10.707cm" svg:y="3.976cm">
          <draw:text-box>
            <text:p text:style-name="P40"><text:span text:style-name="T167">integrated</text:span></text:p>
            <text:p text:style-name="P40"><text:span text:style-name="T167">matter flux:</text:span></text:p>
            <text:p text:style-name="P40"><text:span text:style-name="T167">3 mol</text:span></text:p>
          </draw:text-box>
        </draw:frame>
        <draw:path draw:style-name="gr595" draw:text-style-name="P3" draw:layer="layout" svg:width="2.13cm" svg:height="6.712cm" svg:x="2.483cm" svg:y="1.757cm" svg:viewBox="0 0 2131 6713" svg:d="M2131 0c-375 0-742 155-1066 450s-593 718-779 1228c-188 511-286 1089-286 1678v1c0 589 99 1167 286 1678s455 933 779 1228 691 450 1065 450">
          <text:p/>
        </draw:path>
        <draw:path draw:style-name="gr595" draw:text-style-name="P3"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94" draw:text-style-name="P233" draw:layer="layout" svg:width="3.762cm" svg:height="2.156cm" svg:x="0.607cm" svg:y="3.976cm">
          <draw:text-box>
            <text:p text:style-name="P40"><text:span text:style-name="T168">integrated</text:span></text:p>
            <text:p text:style-name="P40"><text:span text:style-name="T168">matter flux:</text:span></text:p>
            <text:p text:style-name="P40"><text:span text:style-name="T168">– </text:span><text:span text:style-name="T168">3 mol</text:span></text:p>
          </draw:text-box>
        </draw:frame>
        <draw:frame draw:style-name="gr596" draw:text-style-name="P231" draw:layer="layout" svg:width="5.883cm" svg:height="1.733cm" svg:x="18.605cm" svg:y="7.42cm">
          <draw:text-box>
            <text:p text:style-name="P40"><text:span text:style-name="T166">entropy content:</text:span></text:p>
            <text:p text:style-name="P40"><text:span text:style-name="T166">20 J/K</text:span></text:p>
          </draw:text-box>
        </draw:frame>
        <draw:frame draw:style-name="gr596" draw:text-style-name="P231" draw:layer="layout" svg:width="5.883cm" svg:height="1.733cm" svg:x="18.605cm" svg:y="17.621cm">
          <draw:text-box>
            <text:p text:style-name="P40"><text:span text:style-name="T166">entropy content:</text:span></text:p>
            <text:p text:style-name="P40"><text:span text:style-name="T169">&gt;</text:span><text:span text:style-name="T166"> 23 J/K</text:span></text:p>
          </draw:text-box>
        </draw:frame>
        <draw:frame draw:style-name="gr597" draw:text-style-name="P232" draw:layer="layout" svg:width="4.117cm" svg:height="2.156cm" svg:x="24.53cm" svg:y="12.376cm">
          <draw:text-box>
            <text:p text:style-name="P40"><text:span text:style-name="T167">integrated</text:span></text:p>
            <text:p text:style-name="P40"><text:span text:style-name="T167">entropy flux:</text:span></text:p>
            <text:p text:style-name="P40"><text:span text:style-name="T167">3 J/K</text:span></text:p>
          </draw:text-box>
        </draw:frame>
        <draw:path draw:style-name="gr595" draw:text-style-name="P3" draw:layer="layout" svg:width="2.13cm" svg:height="6.712cm" svg:x="16.483cm" svg:y="11.757cm" svg:viewBox="0 0 2131 6713" svg:d="M2131 0c-375 0-742 155-1066 450s-593 718-779 1228c-188 511-286 1089-286 1678v1c0 589 99 1167 286 1678s455 933 779 1228 691 450 1065 450">
          <text:p/>
        </draw:path>
        <draw:path draw:style-name="gr595" draw:text-style-name="P3"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97" draw:text-style-name="P233" draw:layer="layout" svg:width="4.117cm" svg:height="2.156cm" svg:x="14.43cm" svg:y="14.076cm">
          <draw:text-box>
            <text:p text:style-name="P40"><text:span text:style-name="T168">integrated</text:span></text:p>
            <text:p text:style-name="P40"><text:span text:style-name="T168">entropy flux:</text:span></text:p>
            <text:p text:style-name="P40"><text:span text:style-name="T168">– </text:span><text:span text:style-name="T168">3 J/K</text:span></text:p>
          </draw:text-box>
        </draw:frame>
        <draw:frame draw:style-name="gr596" draw:text-style-name="P231" draw:layer="layout" svg:width="5.883cm" svg:height="1.733cm" svg:x="18.606cm" svg:y="10.921cm">
          <draw:text-box>
            <text:p text:style-name="P40"><text:span text:style-name="T166">entropy content:</text:span></text:p>
            <text:p text:style-name="P40"><text:span text:style-name="T169">&gt;</text:span><text:span text:style-name="T166"> 20 J/K</text:span></text:p>
          </draw:text-box>
        </draw:frame>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office:forms form:automatic-focus="false" form:apply-design-mode="false"/>
        <draw:path draw:style-name="gr598" draw:text-style-name="P234" draw:layer="layout" svg:width="14.342cm" svg:height="16.603cm" draw:transform="rotate (-0.725358837128844) translate (14.552740706173cm 0.702012263343197cm)" svg:viewBox="0 0 14343 16604" svg:d="M10463 8530c172-1862 4107-6118 2191-7284s-9737-2722-10004 1700c-267 4423 1386 2747-1526 6045-2913 3298 329 5214 4120 6756 3790 1540 4900 1054 8257-1867 3057-2329-3207-3491-3038-5350z">
          <text:p/>
        </draw:path>
        <draw:polyline draw:style-name="gr599" draw:text-style-name="P235" draw:layer="layout" svg:width="2.656cm" svg:height="5.503cm" svg:x="6.672cm" svg:y="12.639cm" svg:viewBox="0 0 2657 5504" draw:points="0,0 198,635 719,1959 1358,3325 2016,4551 2336,5059 2657,5504">
          <text:p/>
        </draw:polyline>
        <draw:polyline draw:style-name="gr600" draw:text-style-name="P235"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293" draw:text-style-name="P118"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93" draw:text-style-name="P118"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293" draw:text-style-name="P118"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93" draw:text-style-name="P118"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01" draw:text-style-name="P236" draw:layer="layout" svg:width="2.662cm" svg:height="0.305cm" draw:transform="rotate (-2.73144027937113) translate (9.02789709415397cm 14.926868945393cm)" svg:viewBox="0 0 2663 306" svg:d="M0 153c562-3 438-156 891-153 405-2 452 306 900 306 439 0 315-139 872-146">
          <text:p/>
        </draw:path>
        <draw:path draw:style-name="gr602" draw:text-style-name="P236"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9">
          <svg:title>TexMaths</svg:title>
          <svg:desc>28§latex§$$\yF\cdot\yv$$§svg§600§TRUE§</svg:desc>
          <draw:path draw:style-name="gr67" draw:text-style-name="P45"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67" draw:text-style-name="P45" draw:layer="layout" svg:width="0.114cm" svg:height="0.113cm" svg:x="28.305cm" svg:y="1cm" svg:viewBox="0 0 115 114" svg:d="M115 56c0-28-28-56-59-56-28 0-56 26-56 56 0 29 25 58 56 58s59-28 59-58z">
            <text:p/>
          </draw:path>
          <draw:path draw:style-name="gr67" draw:text-style-name="P45"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28§latex§$$-\yF\cdot\yv$$§svg§600§TRUE§</svg:desc>
          <draw:path draw:style-name="gr67" draw:text-style-name="P45" draw:layer="layout" svg:width="0.525cm" svg:height="0.058cm" svg:x="26.485cm" svg:y="17.633cm" svg:viewBox="0 0 526 59" svg:d="M526 59c0-20 0-39 0-59-175 0-351 0-526 0 0 20 0 39 0 59 175 0 351 0 526 0z">
            <text:p/>
          </draw:path>
          <draw:path draw:style-name="gr67" draw:text-style-name="P45"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67" draw:text-style-name="P45" draw:layer="layout" svg:width="0.114cm" svg:height="0.113cm" svg:x="28.012cm" svg:y="17.605cm" svg:viewBox="0 0 115 114" svg:d="M115 56c0-28-28-56-59-56-28 0-56 26-56 56 0 29 25 58 56 58s59-28 59-58z">
            <text:p/>
          </draw:path>
          <draw:path draw:style-name="gr67" draw:text-style-name="P45"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03" draw:text-style-name="P237"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70" draw:text-style-name="P4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70" draw:text-style-name="P4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70" draw:text-style-name="P4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70" draw:text-style-name="P49" draw:layer="layout" svg:width="0.384cm" svg:height="0.041cm" svg:x="1.956cm" svg:y="2.945cm" svg:viewBox="0 0 385 42" svg:d="M0 0c128 0 257 0 385 0 0 14 0 28 0 42-128 0-257 0-385 0 0-14 0-28 0-42z">
            <text:p/>
          </draw:path>
        </draw:g>
        <draw:path draw:style-name="gr604" draw:text-style-name="P236"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05" draw:text-style-name="P239" draw:layer="layout" svg:width="3.317cm" svg:height="2.185cm" svg:x="5.18cm" svg:y="16.049cm">
          <draw:text-box>
            <text:p text:style-name="P40"><text:span text:style-name="T167">heat flux</text:span></text:p>
            <text:p text:style-name="P238"><text:span text:style-name="T170">10 J/s</text:span></text:p>
          </draw:text-box>
        </draw:frame>
        <draw:frame draw:style-name="gr606" draw:text-style-name="P240" draw:layer="layout" svg:width="3.148cm" svg:height="2.511cm" svg:x="7.167cm" svg:y="13.33cm">
          <draw:text-box>
            <text:p><text:span text:style-name="T170">100 K</text:span></text:p>
          </draw:text-box>
        </draw:frame>
        <draw:frame draw:style-name="gr607" draw:text-style-name="P241" draw:layer="layout" svg:width="3.868cm" svg:height="3.484cm" svg:x="15.685cm" svg:y="5.874cm">
          <draw:text-box>
            <text:p text:style-name="P40"><text:span text:style-name="T168">heat flux</text:span></text:p>
            <text:p text:style-name="P238"><text:span text:style-name="T171">200 J/s</text:span></text:p>
          </draw:text-box>
        </draw:frame>
        <draw:frame draw:style-name="gr606" draw:text-style-name="P242" draw:layer="layout" svg:width="3.148cm" svg:height="2.511cm" svg:x="16.353cm" svg:y="2.646cm">
          <draw:text-box>
            <text:p><text:span text:style-name="T171">400 K</text:span></text:p>
          </draw:text-box>
        </draw:frame>
        <draw:frame draw:style-name="gr608" draw:text-style-name="P243" draw:layer="layout" svg:width="4.151cm" svg:height="2.185cm" svg:x="16.144cm" svg:y="10.12cm">
          <draw:text-box>
            <text:p text:style-name="P40"><text:span text:style-name="T172">mech. power</text:span></text:p>
            <text:p text:style-name="P238"><text:span text:style-name="T173">30 J/s</text:span></text:p>
          </draw:text-box>
        </draw:frame>
        <draw:frame draw:style-name="gr606" draw:text-style-name="P148" draw:layer="layout" svg:width="3.148cm" svg:height="2.511cm" svg:x="20.584cm" svg:y="12.289cm">
          <draw:text-box>
            <text:p><text:span text:style-name="T173">100 K</text:span></text:p>
          </draw:text-box>
        </draw:frame>
        <draw:polyline draw:style-name="gr609" draw:text-style-name="P193" draw:layer="layout" svg:width="3.61cm" svg:height="2.116cm" svg:x="16.788cm" svg:y="3.83cm" svg:viewBox="0 0 3611 2117" draw:points="3611,2117 2997,1541 2354,1026 1691,593 1016,261 677,140 338,52 0,0">
          <text:p/>
        </draw:polyline>
        <draw:path draw:style-name="gr610" draw:text-style-name="P236"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06" draw:text-style-name="P244" draw:layer="layout" svg:width="3.148cm" svg:height="2.511cm" svg:x="10.489cm" svg:y="7.943cm">
          <draw:text-box>
            <text:p><text:span text:style-name="T174">150 K</text:span></text:p>
          </draw:text-box>
        </draw:frame>
        <draw:frame draw:style-name="gr605" draw:text-style-name="P245" draw:layer="layout" svg:width="3.317cm" svg:height="2.185cm" svg:x="9.859cm" svg:y="4.771cm">
          <draw:text-box>
            <text:p text:style-name="P40"><text:span text:style-name="T175">heat flux</text:span></text:p>
            <text:p text:style-name="P238"><text:span text:style-name="T174">40 J/s</text:span></text:p>
          </draw:text-box>
        </draw:frame>
        <draw:frame draw:style-name="gr608" draw:text-style-name="P245" draw:layer="layout" svg:width="4.151cm" svg:height="2.185cm" svg:x="5.686cm" svg:y="4.771cm">
          <draw:text-box>
            <text:p text:style-name="P40"><text:span text:style-name="T175">mech. power</text:span></text:p>
            <text:p text:style-name="P238"><text:span text:style-name="T174">50 J/s</text:span></text:p>
          </draw:text-box>
        </draw:frame>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office:forms form:automatic-focus="false" form:apply-design-mode="false"/>
        <draw:path draw:style-name="gr598" draw:text-style-name="P234" draw:layer="layout" svg:width="14.342cm" svg:height="16.603cm" draw:transform="rotate (-0.725358837128844) translate (14.552740706173cm 0.702012263343197cm)" svg:viewBox="0 0 14343 16604" svg:d="M10463 8530c172-1862 4107-6118 2191-7284s-9737-2722-10004 1700c-267 4423 1386 2747-1526 6045-2913 3298 329 5214 4120 6756 3790 1540 4900 1054 8257-1867 3057-2329-3207-3491-3038-5350z">
          <text:p/>
        </draw:path>
        <draw:polyline draw:style-name="gr611" draw:text-style-name="P235"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293" draw:text-style-name="P118"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93" draw:text-style-name="P118"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293" draw:text-style-name="P118"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93" draw:text-style-name="P118"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12" draw:text-style-name="P236"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67" draw:text-style-name="P45"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67" draw:text-style-name="P45" draw:layer="layout" svg:width="0.114cm" svg:height="0.113cm" svg:x="28.305cm" svg:y="1cm" svg:viewBox="0 0 115 114" svg:d="M115 56c0-28-28-56-59-56-28 0-56 26-56 56 0 29 25 58 56 58s59-28 59-58z">
            <text:p/>
          </draw:path>
          <draw:path draw:style-name="gr67" draw:text-style-name="P45"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68" draw:text-style-name="P46" draw:layer="layout" svg:width="1.274cm" svg:height="0.141cm" svg:x="17.314cm" svg:y="14.716cm" svg:viewBox="0 0 1275 142" svg:d="M1275 142c0-47 0-95 0-142-425 0-850 0-1275 0 0 47 0 95 0 142 425 0 850 0 1275 0z">
            <text:p/>
          </draw:path>
          <draw:path draw:style-name="gr68" draw:text-style-name="P46"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68" draw:text-style-name="P46" draw:layer="layout" svg:width="0.277cm" svg:height="0.276cm" svg:x="21.016cm" svg:y="14.648cm" svg:viewBox="0 0 278 277" svg:d="M278 135c0-67-68-135-142-135-68 0-136 64-136 135s61 142 136 142c74 0 142-67 142-142z">
            <text:p/>
          </draw:path>
          <draw:path draw:style-name="gr68" draw:text-style-name="P46"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09" draw:text-style-name="P237"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70" draw:text-style-name="P4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70" draw:text-style-name="P4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70" draw:text-style-name="P4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70" draw:text-style-name="P49" draw:layer="layout" svg:width="0.384cm" svg:height="0.041cm" svg:x="1.956cm" svg:y="2.945cm" svg:viewBox="0 0 385 42" svg:d="M0 0c128 0 257 0 385 0 0 14 0 28 0 42-128 0-257 0-385 0 0-14 0-28 0-42z">
            <text:p/>
          </draw:path>
        </draw:g>
        <draw:path draw:style-name="gr613" draw:text-style-name="P236"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14" draw:text-style-name="P246" draw:layer="layout" svg:width="8.605cm" svg:height="1.661cm" svg:x="16.789cm" svg:y="15.591cm">
          <draw:text-box>
            <text:p text:style-name="P40"><text:span text:style-name="T176">mech. power</text:span></text:p>
          </draw:text-box>
        </draw:frame>
        <draw:frame draw:style-name="gr615" draw:text-style-name="P247" draw:layer="layout" svg:width="5.955cm" svg:height="1.661cm" svg:x="8.81cm" svg:y="11.899cm">
          <draw:text-box>
            <text:p text:style-name="P40"><text:span text:style-name="T177">heat flux</text:span></text:p>
          </draw:text-box>
        </draw:frame>
        <draw:g draw:style-name="gr9">
          <svg:title>TexMaths</svg:title>
          <svg:desc>44§latex§$$\yQ$$§svg§600§TRUE§</svg:desc>
          <draw:path draw:style-name="gr293" draw:text-style-name="P118"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293" draw:text-style-name="P118"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office:forms form:automatic-focus="false" form:apply-design-mode="false"/>
        <draw:path draw:style-name="gr598" draw:text-style-name="P234" draw:layer="layout" svg:width="14.342cm" svg:height="16.603cm" draw:transform="rotate (-0.725358837128844) translate (14.552740706173cm 0.702012263343197cm)" svg:viewBox="0 0 14343 16604" svg:d="M10463 8530c172-1862 4107-6118 2191-7284s-9737-2722-10004 1700c-267 4423 1386 2747-1526 6045-2913 3298 329 5214 4120 6756 3790 1540 4900 1054 8257-1867 3057-2329-3207-3491-3038-5350z">
          <text:p/>
        </draw:path>
        <draw:polyline draw:style-name="gr611" draw:text-style-name="P235"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293" draw:text-style-name="P118"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93" draw:text-style-name="P118"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293" draw:text-style-name="P118"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93" draw:text-style-name="P118"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12" draw:text-style-name="P236"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67" draw:text-style-name="P45"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67" draw:text-style-name="P45" draw:layer="layout" svg:width="0.114cm" svg:height="0.113cm" svg:x="28.305cm" svg:y="1cm" svg:viewBox="0 0 115 114" svg:d="M115 56c0-28-28-56-59-56-28 0-56 26-56 56 0 29 25 58 56 58s59-28 59-58z">
            <text:p/>
          </draw:path>
          <draw:path draw:style-name="gr67" draw:text-style-name="P45"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68" draw:text-style-name="P46" draw:layer="layout" svg:width="1.274cm" svg:height="0.141cm" svg:x="17.314cm" svg:y="14.716cm" svg:viewBox="0 0 1275 142" svg:d="M1275 142c0-47 0-95 0-142-425 0-850 0-1275 0 0 47 0 95 0 142 425 0 850 0 1275 0z">
            <text:p/>
          </draw:path>
          <draw:path draw:style-name="gr68" draw:text-style-name="P46"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68" draw:text-style-name="P46" draw:layer="layout" svg:width="0.277cm" svg:height="0.276cm" svg:x="21.016cm" svg:y="14.648cm" svg:viewBox="0 0 278 277" svg:d="M278 135c0-67-68-135-142-135-68 0-136 64-136 135s61 142 136 142c74 0 142-67 142-142z">
            <text:p/>
          </draw:path>
          <draw:path draw:style-name="gr68" draw:text-style-name="P46"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09" draw:text-style-name="P237"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70" draw:text-style-name="P4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70" draw:text-style-name="P4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70" draw:text-style-name="P4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70" draw:text-style-name="P49" draw:layer="layout" svg:width="0.384cm" svg:height="0.041cm" svg:x="1.956cm" svg:y="2.945cm" svg:viewBox="0 0 385 42" svg:d="M0 0c128 0 257 0 385 0 0 14 0 28 0 42-128 0-257 0-385 0 0-14 0-28 0-42z">
            <text:p/>
          </draw:path>
        </draw:g>
        <draw:path draw:style-name="gr613" draw:text-style-name="P236"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14" draw:text-style-name="P246" draw:layer="layout" svg:width="8.605cm" svg:height="1.661cm" svg:x="20.789cm" svg:y="17.591cm">
          <draw:text-box>
            <text:p text:style-name="P40"><text:span text:style-name="T176">mech. power</text:span></text:p>
          </draw:text-box>
        </draw:frame>
        <draw:frame draw:style-name="gr615" draw:text-style-name="P247" draw:layer="layout" svg:width="5.955cm" svg:height="1.661cm" svg:x="9.41cm" svg:y="0.599cm">
          <draw:text-box>
            <text:p text:style-name="P40"><text:span text:style-name="T177">heat flux</text:span></text:p>
          </draw:text-box>
        </draw:frame>
        <draw:g draw:style-name="gr9">
          <svg:title>TexMaths</svg:title>
          <svg:desc>44§latex§$$\yQ$$§svg§600§TRUE§</svg:desc>
          <draw:path draw:style-name="gr293" draw:text-style-name="P118"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293" draw:text-style-name="P118"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16" draw:text-style-name="P193" draw:layer="layout" svg:width="3.61cm" svg:height="2.116cm" svg:x="16.789cm" svg:y="3.841cm" svg:viewBox="0 0 3611 2117" draw:points="3611,2117 2997,1541 2354,1026 1691,593 1016,261 677,140 338,52 0,0">
          <text:p/>
        </draw:polyline>
        <draw:path draw:style-name="gr617" draw:text-style-name="P236"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9">
          <svg:title>TexMaths</svg:title>
          <svg:desc>44§latex§$$\yQ^+$$§svg§600§TRUE§</svg:desc>
          <draw:path draw:style-name="gr293" draw:text-style-name="P118"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93" draw:text-style-name="P118"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9">
          <svg:title>TexMaths</svg:title>
          <svg:desc>44§latex§$$\yQ^-$$§svg§600§TRUE§</svg:desc>
          <draw:path draw:style-name="gr70" draw:text-style-name="P4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70" draw:text-style-name="P49" draw:layer="layout" svg:width="0.922cm" svg:height="0.1cm" svg:x="18.168cm" svg:y="6.486cm" svg:viewBox="0 0 923 101" svg:d="M0 0c308 0 615 0 923 0 0 34 0 68 0 101-308 0-615 0-923 0 0-33 0-67 0-101z">
            <text:p/>
          </draw:path>
        </draw:g>
        <draw:g draw:style-name="gr9">
          <svg:title>TexMaths</svg:title>
          <svg:desc>44§latex§$$\yte^-$$§svg§600§TRUE§</svg:desc>
          <draw:path draw:style-name="gr70" draw:text-style-name="P4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70" draw:text-style-name="P49" draw:layer="layout" svg:width="0.934cm" svg:height="0.101cm" svg:x="16.983cm" svg:y="4.553cm" svg:viewBox="0 0 935 102" svg:d="M0 0c312 0 623 0 935 0 0 34 0 68 0 102-312 0-623 0-935 0 0-34 0-68 0-102z">
            <text:p/>
          </draw:path>
        </draw:g>
        <draw:g draw:style-name="gr9">
          <svg:title>TexMaths</svg:title>
          <svg:desc>44§latex§$$\yte^+$$§svg§600§TRUE§</svg:desc>
          <draw:path draw:style-name="gr293" draw:text-style-name="P118"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93" draw:text-style-name="P118"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5" draw:master-page-name="Default">
        <office:forms form:automatic-focus="false" form:apply-design-mode="false"/>
        <draw:frame draw:style-name="gr14" draw:text-style-name="P3" draw:layer="layout" svg:width="15.202cm" svg:height="11.52cm" svg:x="3.78cm" svg:y="5.554cm">
          <draw:image xlink:href="Pictures/100000000000003E0000002F334227EA.png" xlink:type="simple" xlink:show="embed" xlink:actuate="onLoad" draw:mime-type="image/png">
            <text:p/>
          </draw:image>
        </draw:frame>
        <draw:line draw:style-name="gr618" draw:text-style-name="P40" draw:layer="layout" svg:x1="24.368cm" svg:y1="3.781cm" svg:x2="26.047cm" svg:y2="3.781cm">
          <text:p/>
        </draw:line>
        <draw:g draw:style-name="gr18">
          <draw:custom-shape draw:style-name="gr482" draw:text-style-name="P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2" draw:text-style-name="P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svg:x="10.354cm" svg:y="8.321cm" svg:viewBox="0 0 6920 464" svg:d="M0 464c0 0 709-464 3059-464 2349 0 3861 427 3861 427">
          <text:p/>
        </draw:path>
        <draw:g draw:style-name="gr18">
          <draw:custom-shape draw:style-name="gr484" draw:text-style-name="P41" draw:layer="layout" svg:width="2.625cm" svg:height="1.259cm" svg:x="9.429cm" svg:y="11.5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2.429cm" svg:y="11.5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4" draw:text-style-name="P41" draw:layer="layout" svg:width="2.625cm" svg:height="1.259cm" svg:x="15.429cm" svg:y="11.5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3" draw:text-style-name="P40"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5" draw:master-page-name="Default">
        <office:forms form:automatic-focus="false" form:apply-design-mode="false"/>
        <draw:custom-shape draw:style-name="gr619" draw:text-style-name="P40" draw:layer="layout" svg:width="4.996cm" svg:height="3.387cm" svg:x="4.657cm" svg:y="5.728cm">
          <text:p/>
          <draw:enhanced-geometry svg:viewBox="0 0 21600 21600" draw:type="rectangle" draw:enhanced-path="M 0 0 L 21600 0 21600 21600 0 21600 0 0 Z N"/>
        </draw:custom-shape>
        <draw:custom-shape draw:style-name="gr620" draw:text-style-name="P12" draw:layer="layout" svg:width="6.095cm" svg:height="3.55cm" svg:x="7.431cm" svg:y="6.713cm">
          <text:p/>
          <draw:enhanced-geometry svg:viewBox="0 0 21600 21600" draw:type="rectangle" draw:enhanced-path="M 0 0 L 21600 0 21600 21600 0 21600 0 0 Z N"/>
        </draw:custom-shape>
        <draw:line draw:style-name="gr621" draw:text-style-name="P40" draw:layer="layout" svg:x1="23.089cm" svg:y1="3.991cm" svg:x2="25.538cm" svg:y2="3.991cm">
          <text:p/>
        </draw:line>
        <draw:custom-shape draw:style-name="gr622" draw:text-style-name="P40"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23" draw:text-style-name="P24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24" draw:text-style-name="P3"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25" draw:text-style-name="P1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1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26" draw:text-style-name="P40" draw:layer="layout" svg:x1="23.081cm" svg:y1="4.891cm" svg:x2="25.53cm" svg:y2="4.891cm">
          <text:p/>
        </draw:line>
        <draw:line draw:style-name="gr627" draw:text-style-name="P40" draw:layer="layout" svg:x1="23.08cm" svg:y1="7.963cm" svg:x2="25.529cm" svg:y2="7.963cm">
          <text:p/>
        </draw:line>
        <draw:frame draw:style-name="gr628" draw:text-style-name="P249" draw:layer="layout" svg:width="2.737cm" svg:height="1.111cm" svg:x="26.648cm" svg:y="1.386cm">
          <draw:text-box>
            <text:p text:style-name="P214"><text:span text:style-name="T178">✓</text:span><text:span text:style-name="T179">✔✗✘</text:span></text:p>
          </draw:text-box>
        </draw:frame>
        <draw:path draw:style-name="gr629" draw:text-style-name="P40" draw:layer="layout" svg:width="3.27cm" svg:height="0.382cm" draw:transform="skewX (-0.976511716490828) rotate (0.493055513688398) translate (13.3757920331826cm 18.1080085706411cm)" svg:viewBox="0 0 3271 383" svg:d="M0 382c2 5 1480-404 2307-381 695 19 716 307 964 382">
          <text:p/>
        </draw:path>
        <draw:ellipse draw:style-name="gr129" draw:text-style-name="P6" draw:layer="layout" svg:width="4.397cm" svg:height="0.947cm" draw:transform="skewX (-0.20315632493214) rotate (0.0757472895365539) translate (22.954cm 5.361cm)" draw:kind="arc" draw:start-angle="218.6" draw:end-angle="318.08">
          <text:p/>
        </draw:ellipse>
        <draw:polyline draw:style-name="gr630" draw:text-style-name="P3"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33" draw:text-style-name="P3" draw:layer="layout" svg:x1="11.829cm" svg:y1="12.152cm" svg:x2="14.307cm" svg:y2="12.152cm">
          <text:p/>
        </draw:line>
        <draw:custom-shape draw:style-name="gr631" draw:text-style-name="P12" draw:layer="layout" svg:width="0.507cm" svg:height="0.51cm" draw:transform="rotate (-1.5707963267949) translate (16.101cm 11.853cm)">
          <text:p/>
          <draw:enhanced-geometry svg:viewBox="0 0 21600 21600" draw:mirror-vertical="true" draw:type="rectangle" draw:enhanced-path="M 0 0 L 21600 0 21600 21600 0 21600 0 0 Z N"/>
        </draw:custom-shape>
        <draw:line draw:style-name="gr334" draw:text-style-name="P3" draw:layer="layout" svg:x1="14.748cm" svg:y1="12.152cm" svg:x2="18.096cm" svg:y2="12.152cm">
          <text:p/>
        </draw:line>
        <draw:g draw:style-name="gr9">
          <draw:line draw:style-name="gr536" draw:text-style-name="P210" draw:layer="layout" svg:x1="12.482cm" svg:y1="4.597cm" svg:x2="17.902cm" svg:y2="8.662cm">
            <text:p/>
          </draw:line>
          <draw:line draw:style-name="gr536" draw:text-style-name="P210" draw:layer="layout" svg:x1="11.836cm" svg:y1="8.168cm" svg:x2="18.87cm" svg:y2="5.307cm">
            <text:p/>
          </draw:line>
        </draw:g>
        <draw:path draw:style-name="gr632" draw:text-style-name="P62" draw:layer="layout" svg:width="2.661cm" svg:height="1.46cm" svg:x="13.606cm" svg:y="8.254cm" svg:viewBox="0 0 2662 1461" svg:d="M0 1461v-1312c0 0 428-137 867-149 448-13 504 293 909 280 453-11 324-160 886-179v5 1355z">
          <text:p/>
        </draw:path>
        <draw:path draw:style-name="gr268" draw:text-style-name="P6"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33" draw:text-style-name="P6"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4" draw:text-style-name="P4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3" draw:layer="layout" svg:x1="23.165cm" svg:y1="3.003cm" svg:x2="27.04cm" svg:y2="3.077cm">
          <text:p/>
        </draw:line>
        <draw:custom-shape draw:style-name="gr635" draw:text-style-name="P6"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36" draw:text-style-name="P40" draw:layer="layout" svg:width="6.919cm" svg:height="0.463cm" svg:x="21.354cm" svg:y="9.281cm" svg:viewBox="0 0 6920 464" svg:d="M0 464c0 0 709-464 3059-464 2349 0 3861 427 3861 427">
          <text:p/>
        </draw:path>
        <draw:path draw:style-name="gr637" draw:text-style-name="P18" draw:layer="layout" svg:width="3.014cm" svg:height="0.43cm" svg:x="10.548cm" svg:y="19.204cm" svg:viewBox="0 0 3015 431" svg:d="M0 246v-31-30h2442v30 31zM2447 386l26-53 18-59 4-61-6-61-18-57-25-52-33-43 602 215-602 216z">
          <text:p/>
        </draw:path>
        <draw:path draw:style-name="gr638" draw:text-style-name="P18" draw:layer="layout" svg:width="0.43cm" svg:height="3.014cm" svg:x="10.332cm" svg:y="16.404cm" svg:viewBox="0 0 431 3015" svg:d="M246 3015h-31-30v-2442h30 31zM386 568l-53-26-59-17-61-5-61 6-57 18-52 26-43 32 215-602 216 602z">
          <text:p/>
        </draw:path>
        <draw:path draw:style-name="gr639" draw:text-style-name="P19"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40" draw:text-style-name="P19"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41" draw:text-style-name="P250" draw:layer="layout" svg:width="1.549cm" svg:height="1.43cm" svg:x="0.876cm" svg:y="5.857cm">
          <draw:text-box>
            <text:p><text:span text:style-name="T180">🚀</text:span></text:p>
          </draw:text-box>
        </draw:frame>
        <draw:path draw:style-name="gr642" draw:text-style-name="P40" draw:layer="layout" svg:width="10.748cm" svg:height="0.839cm" draw:transform="skewX (-1.21893794959284) rotate (2.9860838172371) translate (13.0769156201671cm 10.8078087454519cm)" svg:viewBox="0 0 10749 840" svg:d="M0 835c4214-463 13444-1624 9991 5">
          <text:p/>
        </draw:path>
        <draw:path draw:style-name="gr643" draw:text-style-name="P3" draw:layer="layout" svg:width="3.356cm" svg:height="6.712cm" svg:x="13.046cm" svg:y="13.797cm" svg:viewBox="0 0 3357 6713" svg:d="M3357 0c-590 0-1168 155-1679 450s-934 718-1228 1228c-295 511-450 1089-450 1678v1c0 589 155 1167 450 1678s717 933 1228 1228 1089 450 1678 450">
          <text:p/>
        </draw:path>
        <draw:path draw:style-name="gr644" draw:text-style-name="P3" draw:layer="layout" svg:width="6.882cm" svg:height="0.752cm" svg:x="3.475cm" svg:y="10.203cm" svg:viewBox="0 0 6883 753" svg:d="M0 380c1119 430 2345 559 3399 0s2344-452 3484 0">
          <text:p/>
        </draw:path>
        <draw:line draw:style-name="gr220" draw:text-style-name="P3" draw:layer="layout" svg:x1="1.535cm" svg:y1="11.471cm" svg:x2="1.535cm" svg:y2="13.309cm">
          <text:p/>
        </draw:line>
        <draw:line draw:style-name="gr220" draw:text-style-name="P3" draw:layer="layout" svg:x1="1.802cm" svg:y1="12.03cm" svg:x2="1.802cm" svg:y2="13.308cm">
          <text:p/>
        </draw:line>
        <draw:line draw:style-name="gr220" draw:text-style-name="P3" draw:layer="layout" svg:x1="2.068cm" svg:y1="12.637cm" svg:x2="2.068cm" svg:y2="13.308cm">
          <text:p/>
        </draw:line>
        <draw:frame draw:style-name="gr645" draw:text-style-name="P251" draw:layer="layout" svg:width="28.049cm" svg:height="4.715cm" svg:x="0.401cm" svg:y="0.687cm">
          <draw:text-box>
            <text:p text:style-name="P214"><text:span text:style-name="T181"></text:span><text:span text:style-name="T182"></text:span><text:span text:style-name="T183"></text:span><text:span text:style-name="T182"></text:span><text:span text:style-name="T183"></text:span><text:span text:style-name="T182"></text:span><text:span text:style-name="T182">?  +</text:span></text:p>
            <text:p text:style-name="P214"><text:span text:style-name="T182"/></text:p>
            <text:p text:style-name="P214"><text:span text:style-name="T182"></text:span><text:span text:style-name="T182">$</text:span><text:span text:style-name="T183"></text:span><text:span text:style-name="T182"></text:span></text:p>
            <text:p text:style-name="P214"><text:span text:style-name="T182"/></text:p>
            <text:p text:style-name="P214"><text:span text:style-name="T182"></text:span><text:span text:style-name="T184"></text:span><text:span text:style-name="T182"></text:span><text:span text:style-name="T184"></text:span><text:span text:style-name="T182"></text:span><text:span text:style-name="T184"></text:span></text:p>
            <text:p text:style-name="P214"><text:span text:style-name="T182"/></text:p>
            <text:p text:style-name="P214"><text:span text:style-name="T182"></text:span><text:span text:style-name="T183"></text:span><text:span text:style-name="T182"></text:span></text:p>
            <text:p text:style-name="P214"><text:span text:style-name="T182"/></text:p>
            <text:p text:style-name="P214"><text:span text:style-name="T182"></text:span><text:span text:style-name="T183"></text:span><text:span text:style-name="T182"> </text:span></text:p>
          </draw:text-box>
        </draw:frame>
        <draw:g draw:style-name="gr9">
          <draw:line draw:style-name="gr10" draw:text-style-name="P3" draw:layer="layout" svg:x1="27.398cm" svg:y1="18.636cm" svg:x2="28.887cm" svg:y2="18.819cm">
            <text:p/>
          </draw:line>
          <draw:line draw:style-name="gr10" draw:text-style-name="P3" draw:layer="layout" svg:x1="27.714cm" svg:y1="19.753cm" svg:x2="28.888cm" svg:y2="18.819cm">
            <text:p/>
          </draw:line>
        </draw:g>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8H56M19S</meta:editing-duration>
    <meta:editing-cycles>221</meta:editing-cycles>
    <meta:generator>LibreOffice/7.6.7.2$Linux_X86_64 LibreOffice_project/60$Build-2</meta:generator>
    <dc:title>pglpm_A4L_palatino</dc:title>
    <dc:date>2024-12-15T11:10:38.771459939</dc:date>
    <meta:document-statistic meta:object-count="3330"/>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